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/>
    <style:style style:name="ce1" style:family="table-cell" style:parent-style-name="Default" style:data-style-name="N111"/>
    <style:style style:name="ce7" style:family="table-cell" style:parent-style-name="Default" style:data-style-name="N111">
      <style:table-cell-properties fo:background-color="#fff200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 =</text:p>
          </table:table-cell>
          <table:table-cell office:value-type="string" calcext:value-type="string">
            <text:p>Sqrt( (2 g W) / (r (Cl) A) 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 = </text:p>
          </table:table-cell>
          <table:table-cell table:style-name="ce3" office:value-type="string" calcext:value-type="string">
            <text:p>2g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(V^2)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di =</text:p>
          </table:table-cell>
          <table:table-cell table:style-name="ce3" office:value-type="string" calcext:value-type="string">
            <text:p>(Cl)^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pi(AR)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L/D = </text:p>
          </table:table-cell>
          <table:table-cell table:style-name="ce3" office:value-type="string" calcext:value-type="string">
            <text:p>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Cd+Cd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ir den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Gra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ing area (m^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Weight (k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spect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9363" calcext:value-type="float">
            <text:p>0.9363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3.1415926" calcext:value-type="float">
            <text:p>3.141592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table:style-name="ce5" table:formula="of:=-[.A23]/3.6/[.B23]" office:value-type="float" office:value="41.6666666666667" calcext:value-type="float">
            <text:p>41.667</text:p>
          </table:table-cell>
          <table:table-cell table:style-name="ce5" table:formula="of:=2*[.$B$15]*[.$B$17]/[.$B$14]/[.$B$16]/([.$A23]/3.6)^2" office:value-type="float" office:value="1.506816" calcext:value-type="float">
            <text:p>1.507</text:p>
          </table:table-cell>
          <table:table-cell table:style-name="ce1" table:formula="of:=[.D23]^2/[.$B$20]/[.$B$18]/[.$B$19]" office:value-type="float" office:value="0.0253078771792479" calcext:value-type="float">
            <text:p>0.0253</text:p>
          </table:table-cell>
          <table:table-cell table:style-name="ce1" table:formula="of:=[.D23]/[.C23]-[.E23]" office:value-type="float" office:value="0.0108557068207521" calcext:value-type="float">
            <text:p>0.0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48" calcext:value-type="float">
            <text:p>-0.48</text:p>
          </table:table-cell>
          <table:table-cell table:style-name="ce5" table:formula="of:=-[.A24]/3.6/[.B24]" office:value-type="float" office:value="46.2962962962963" calcext:value-type="float">
            <text:p>46.296</text:p>
          </table:table-cell>
          <table:table-cell table:style-name="ce5" table:formula="of:=2*[.$B$15]*[.$B$17]/[.$B$14]/[.$B$16]/([.$A24]/3.6)^2" office:value-type="float" office:value="1.32435" calcext:value-type="float">
            <text:p>1.324</text:p>
          </table:table-cell>
          <table:table-cell table:style-name="ce1" table:formula="of:=[.D24]^2/[.$B$20]/[.$B$18]/[.$B$19]" office:value-type="float" office:value="0.0195497326995762" calcext:value-type="float">
            <text:p>0.0195</text:p>
          </table:table-cell>
          <table:table-cell table:style-name="ce1" table:formula="of:=[.D24]/[.C24]-[.E24]" office:value-type="float" office:value="0.0090562273004238" calcext:value-type="float">
            <text:p>0.00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47" calcext:value-type="float">
            <text:p>-0.47</text:p>
          </table:table-cell>
          <table:table-cell table:style-name="ce5" table:formula="of:=-[.A25]/3.6/[.B25]" office:value-type="float" office:value="50.2364066193853" calcext:value-type="float">
            <text:p>50.236</text:p>
          </table:table-cell>
          <table:table-cell table:style-name="ce5" table:formula="of:=2*[.$B$15]*[.$B$17]/[.$B$14]/[.$B$16]/([.$A25]/3.6)^2" office:value-type="float" office:value="1.17312664359862" calcext:value-type="float">
            <text:p>1.173</text:p>
          </table:table-cell>
          <table:table-cell table:style-name="ce1" table:formula="of:=[.D25]^2/[.$B$20]/[.$B$18]/[.$B$19]" office:value-type="float" office:value="0.0153399897295222" calcext:value-type="float">
            <text:p>0.0153</text:p>
          </table:table-cell>
          <table:table-cell table:style-name="ce1" table:formula="of:=[.D25]/[.C25]-[.E25]" office:value-type="float" office:value="0.00801213122305258" calcext:value-type="float">
            <text:p>0.00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9" calcext:value-type="float">
            <text:p>-0.49</text:p>
          </table:table-cell>
          <table:table-cell table:style-name="ce5" table:formula="of:=-[.A26]/3.6/[.B26]" office:value-type="float" office:value="51.0204081632653" calcext:value-type="float">
            <text:p>51.020</text:p>
          </table:table-cell>
          <table:table-cell table:style-name="ce5" table:formula="of:=2*[.$B$15]*[.$B$17]/[.$B$14]/[.$B$16]/([.$A26]/3.6)^2" office:value-type="float" office:value="1.0464" calcext:value-type="float">
            <text:p>1.046</text:p>
          </table:table-cell>
          <table:table-cell table:style-name="ce1" table:formula="of:=[.D26]^2/[.$B$20]/[.$B$18]/[.$B$19]" office:value-type="float" office:value="0.0122048018804243" calcext:value-type="float">
            <text:p>0.0122</text:p>
          </table:table-cell>
          <table:table-cell table:style-name="ce1" table:formula="of:=[.D26]/[.C26]-[.E26]" office:value-type="float" office:value="0.00830463811957566" calcext:value-type="float">
            <text:p>0.00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52" calcext:value-type="float">
            <text:p>-0.52</text:p>
          </table:table-cell>
          <table:table-cell table:style-name="ce5" table:formula="of:=-[.A27]/3.6/[.B27]" office:value-type="float" office:value="50.7478632478632" calcext:value-type="float">
            <text:p>50.748</text:p>
          </table:table-cell>
          <table:table-cell table:style-name="ce5" table:formula="of:=2*[.$B$15]*[.$B$17]/[.$B$14]/[.$B$16]/([.$A27]/3.6)^2" office:value-type="float" office:value="0.939151246537396" calcext:value-type="float">
            <text:p>0.939</text:p>
          </table:table-cell>
          <table:table-cell table:style-name="ce1" table:formula="of:=[.D27]^2/[.$B$20]/[.$B$18]/[.$B$19]" office:value-type="float" office:value="0.0098311959100945" calcext:value-type="float">
            <text:p>0.0098</text:p>
          </table:table-cell>
          <table:table-cell table:style-name="ce1" table:formula="of:=[.D27]/[.C27]-[.E27]" office:value-type="float" office:value="0.00867502654798977" calcext:value-type="float">
            <text:p>0.0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55" calcext:value-type="float">
            <text:p>-0.55</text:p>
          </table:table-cell>
          <table:table-cell table:style-name="ce5" table:formula="of:=-[.A28]/3.6/[.B28]" office:value-type="float" office:value="50.5050505050505" calcext:value-type="float">
            <text:p>50.505</text:p>
          </table:table-cell>
          <table:table-cell table:style-name="ce5" table:formula="of:=2*[.$B$15]*[.$B$17]/[.$B$14]/[.$B$16]/([.$A28]/3.6)^2" office:value-type="float" office:value="0.847584" calcext:value-type="float">
            <text:p>0.848</text:p>
          </table:table-cell>
          <table:table-cell table:style-name="ce1" table:formula="of:=[.D28]^2/[.$B$20]/[.$B$18]/[.$B$19]" office:value-type="float" office:value="0.00800757051374641" calcext:value-type="float">
            <text:p>0.0080</text:p>
          </table:table-cell>
          <table:table-cell table:style-name="ce1" table:formula="of:=[.D28]/[.C28]-[.E28]" office:value-type="float" office:value="0.00877459268625359" calcext:value-type="float">
            <text:p>0.00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</text:p>
          </table:table-cell>
          <table:table-cell table:style-name="ce5" table:formula="of:=-[.A29]/3.6/[.B29]" office:value-type="float" office:value="49.8575498575499" calcext:value-type="float">
            <text:p>49.858</text:p>
          </table:table-cell>
          <table:table-cell table:style-name="ce5" table:formula="of:=2*[.$B$15]*[.$B$17]/[.$B$14]/[.$B$16]/([.$A29]/3.6)^2" office:value-type="float" office:value="0.768783673469388" calcext:value-type="float">
            <text:p>0.769</text:p>
          </table:table-cell>
          <table:table-cell table:style-name="ce1" table:formula="of:=[.D29]^2/[.$B$20]/[.$B$18]/[.$B$19]" office:value-type="float" office:value="0.00658784807872967" calcext:value-type="float">
            <text:p>0.0066</text:p>
          </table:table-cell>
          <table:table-cell table:style-name="ce1" table:formula="of:=[.D29]/[.C29]-[.E29]" office:value-type="float" office:value="0.00883175588628491" calcext:value-type="float">
            <text:p>0.00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63" calcext:value-type="float">
            <text:p>-0.63</text:p>
          </table:table-cell>
          <table:table-cell table:style-name="ce5" table:formula="of:=-[.A30]/3.6/[.B30]" office:value-type="float" office:value="48.5008818342152" calcext:value-type="float">
            <text:p>48.501</text:p>
          </table:table-cell>
          <table:table-cell table:style-name="ce5" table:formula="of:=2*[.$B$15]*[.$B$17]/[.$B$14]/[.$B$16]/([.$A30]/3.6)^2" office:value-type="float" office:value="0.700482644628099" calcext:value-type="float">
            <text:p>0.700</text:p>
          </table:table-cell>
          <table:table-cell table:style-name="ce1" table:formula="of:=[.D30]^2/[.$B$20]/[.$B$18]/[.$B$19]" office:value-type="float" office:value="0.00546927840567339" calcext:value-type="float">
            <text:p>0.0055</text:p>
          </table:table-cell>
          <table:table-cell table:style-name="ce1" table:formula="of:=[.D30]/[.C30]-[.E30]" office:value-type="float" office:value="0.0089734001217496" calcext:value-type="float">
            <text:p>0.009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8" calcext:value-type="float">
            <text:p>-0.8</text:p>
          </table:table-cell>
          <table:table-cell table:style-name="ce5" table:formula="of:=-[.A31]/3.6/[.B31]" office:value-type="float" office:value="43.4027777777778" calcext:value-type="float">
            <text:p>43.403</text:p>
          </table:table-cell>
          <table:table-cell table:style-name="ce5" table:formula="of:=2*[.$B$15]*[.$B$17]/[.$B$14]/[.$B$16]/([.$A31]/3.6)^2" office:value-type="float" office:value="0.54245376" calcext:value-type="float">
            <text:p>0.542</text:p>
          </table:table-cell>
          <table:table-cell table:style-name="ce1" table:formula="of:=[.D31]^2/[.$B$20]/[.$B$18]/[.$B$19]" office:value-type="float" office:value="0.00327990088243053" calcext:value-type="float">
            <text:p>0.0033</text:p>
          </table:table-cell>
          <table:table-cell table:style-name="ce1" table:formula="of:=[.D31]/[.C31]-[.E31]" office:value-type="float" office:value="0.00921823374796947" calcext:value-type="float">
            <text:p>0.0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2" calcext:value-type="float">
            <text:p>-1.2</text:p>
          </table:table-cell>
          <table:table-cell table:style-name="ce5" table:formula="of:=-[.A32]/3.6/[.B32]" office:value-type="float" office:value="34.7222222222222" calcext:value-type="float">
            <text:p>34.722</text:p>
          </table:table-cell>
          <table:table-cell table:style-name="ce5" table:formula="of:=2*[.$B$15]*[.$B$17]/[.$B$14]/[.$B$16]/([.$A32]/3.6)^2" office:value-type="float" office:value="0.376704" calcext:value-type="float">
            <text:p>0.377</text:p>
          </table:table-cell>
          <table:table-cell table:style-name="ce1" table:formula="of:=[.D32]^2/[.$B$20]/[.$B$18]/[.$B$19]" office:value-type="float" office:value="0.00158174232370299" calcext:value-type="float">
            <text:p>0.0016</text:p>
          </table:table-cell>
          <table:table-cell table:style-name="ce1" table:formula="of:=[.D32]/[.C32]-[.E32]" office:value-type="float" office:value="0.00926733287629701" calcext:value-type="float">
            <text:p>0.00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9" calcext:value-type="float">
            <text:p>-1.9</text:p>
          </table:table-cell>
          <table:table-cell table:style-name="ce5" table:formula="of:=-[.A33]/3.6/[.B33]" office:value-type="float" office:value="25.5847953216374" calcext:value-type="float">
            <text:p>25.585</text:p>
          </table:table-cell>
          <table:table-cell table:style-name="ce5" table:formula="of:=2*[.$B$15]*[.$B$17]/[.$B$14]/[.$B$16]/([.$A33]/3.6)^2" office:value-type="float" office:value="0.27676212244898" calcext:value-type="float">
            <text:p>0.277</text:p>
          </table:table-cell>
          <table:table-cell table:style-name="ce1" table:formula="of:=[.D33]^2/[.$B$20]/[.$B$18]/[.$B$19]" office:value-type="float" office:value="0.000853785111003366" calcext:value-type="float">
            <text:p>0.0009</text:p>
          </table:table-cell>
          <table:table-cell table:style-name="ce1" table:formula="of:=[.D33]/[.C33]-[.E33]" office:value-type="float" office:value="0.00996366013214533" calcext:value-type="float">
            <text:p>0.0100</text:p>
          </table:table-cell>
        </table:table-row>
      </table:table>
      <table:table table:name="B21_ASG29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4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5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/>
          <table:table-cell office:value-type="float" office:value="1.11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orig cl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5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5"/>
          <table:table-cell table:style-name="ce1" office:value-type="float" office:value="0.1045" calcext:value-type="float">
            <text:p>0.1045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5"/>
          <table:table-cell table:style-name="ce1" office:value-type="float" office:value="0.176" calcext:value-type="float">
            <text:p>0.1760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5"/>
          <table:table-cell table:style-name="ce1" office:value-type="float" office:value="0.26292" calcext:value-type="float">
            <text:p>0.2629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5"/>
          <table:table-cell table:style-name="ce1" office:value-type="float" office:value="0.34865" calcext:value-type="float">
            <text:p>0.348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5"/>
          <table:table-cell table:style-name="ce1" office:value-type="float" office:value="0.4206" calcext:value-type="float">
            <text:p>0.4206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5"/>
          <table:table-cell table:style-name="ce1" office:value-type="float" office:value="0.47949" calcext:value-type="float">
            <text:p>0.4795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5"/>
          <table:table-cell table:style-name="ce1" office:value-type="float" office:value="0.52612" calcext:value-type="float">
            <text:p>0.5261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5"/>
          <table:table-cell table:style-name="ce1" office:value-type="float" office:value="0.56133" calcext:value-type="float">
            <text:p>0.5613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5"/>
          <table:table-cell table:style-name="ce1" office:value-type="float" office:value="0.58612" calcext:value-type="float">
            <text:p>0.5861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5"/>
          <table:table-cell table:style-name="ce1" office:value-type="float" office:value="0.60163" calcext:value-type="float">
            <text:p>0.6016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5"/>
          <table:table-cell table:style-name="ce1" office:value-type="float" office:value="0.60927" calcext:value-type="float">
            <text:p>0.609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5"/>
          <table:table-cell table:style-name="ce1" office:value-type="float" office:value="0.61105" calcext:value-type="float">
            <text:p>0.6111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5"/>
          <table:table-cell table:style-name="ce1" office:value-type="float" office:value="0.5429" calcext:value-type="float">
            <text:p>0.5429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5"/>
          <table:table-cell table:style-name="ce1" office:value-type="float" office:value="0.53646" calcext:value-type="float">
            <text:p>0.5365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5"/>
          <table:table-cell table:style-name="ce1" office:value-type="float" office:value="0.52571" calcext:value-type="float">
            <text:p>0.5257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5"/>
          <table:table-cell table:style-name="ce1" office:value-type="float" office:value="0.51067" calcext:value-type="float">
            <text:p>0.5107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5"/>
          <table:table-cell table:style-name="ce1" office:value-type="float" office:value="0.49134" calcext:value-type="float">
            <text:p>0.4913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5"/>
          <table:table-cell table:style-name="ce1" office:value-type="float" office:value="0.46771" calcext:value-type="float">
            <text:p>0.4677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5"/>
          <table:table-cell table:style-name="ce1" office:value-type="float" office:value="0.43978" calcext:value-type="float">
            <text:p>0.4398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5"/>
          <table:table-cell table:style-name="ce1" office:value-type="float" office:value="0.40755" calcext:value-type="float">
            <text:p>0.407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5"/>
          <table:table-cell table:style-name="ce1" office:value-type="float" office:value="0.45542" calcext:value-type="float">
            <text:p>0.455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5"/>
          <table:table-cell table:style-name="ce1" office:value-type="float" office:value="0.50311" calcext:value-type="float">
            <text:p>0.5031</text:p>
          </table:table-cell>
          <table:table-cell table:number-columns-repeated="16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5"/>
          <table:table-cell table:style-name="ce1" office:value-type="float" office:value="0.55042" calcext:value-type="float">
            <text:p>0.5504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5"/>
          <table:table-cell table:style-name="ce1" office:value-type="float" office:value="0.59716" calcext:value-type="float">
            <text:p>0.597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5"/>
          <table:table-cell table:style-name="ce1" office:value-type="float" office:value="0.64316" calcext:value-type="float">
            <text:p>0.643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5"/>
          <table:table-cell table:style-name="ce1" office:value-type="float" office:value="0.68823" calcext:value-type="float">
            <text:p>0.688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5"/>
          <table:table-cell table:style-name="ce1" office:value-type="float" office:value="0.73219" calcext:value-type="float">
            <text:p>0.7322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5"/>
          <table:table-cell table:style-name="ce1" office:value-type="float" office:value="0.77486" calcext:value-type="float">
            <text:p>0.774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5"/>
          <table:table-cell table:style-name="ce1" office:value-type="float" office:value="0.81609" calcext:value-type="float">
            <text:p>0.8161</text:p>
          </table:table-cell>
          <table:table-cell table:number-columns-repeated="1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5"/>
          <table:table-cell table:style-name="ce1" office:value-type="float" office:value="0.85571" calcext:value-type="float">
            <text:p>0.8557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5"/>
          <table:table-cell table:style-name="ce1" office:value-type="float" office:value="0.89355" calcext:value-type="float">
            <text:p>0.8936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5"/>
          <table:table-cell table:style-name="ce1" office:value-type="float" office:value="0.92948" calcext:value-type="float">
            <text:p>0.9295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5"/>
          <table:table-cell table:style-name="ce1" office:value-type="float" office:value="0.96335" calcext:value-type="float">
            <text:p>0.9634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5"/>
          <table:table-cell table:style-name="ce1" office:value-type="float" office:value="0.99503" calcext:value-type="float">
            <text:p>0.9950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5"/>
          <table:table-cell table:style-name="ce1" office:value-type="float" office:value="1.02438" calcext:value-type="float">
            <text:p>1.0244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5"/>
          <table:table-cell table:style-name="ce1" office:value-type="float" office:value="1.05131" calcext:value-type="float">
            <text:p>1.0513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5"/>
          <table:table-cell table:style-name="ce1" office:value-type="float" office:value="1.07569" calcext:value-type="float">
            <text:p>1.0757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5"/>
          <table:table-cell table:style-name="ce1" office:value-type="float" office:value="1.09744" calcext:value-type="float">
            <text:p>1.0974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5"/>
          <table:table-cell table:style-name="ce1" office:value-type="float" office:value="1.11646" calcext:value-type="float">
            <text:p>1.116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5"/>
          <table:table-cell table:style-name="ce1" office:value-type="float" office:value="1.13268" calcext:value-type="float">
            <text:p>1.132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5"/>
          <table:table-cell table:style-name="ce1" office:value-type="float" office:value="1.14605" calcext:value-type="float">
            <text:p>1.1461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5"/>
          <table:table-cell table:style-name="ce1" office:value-type="float" office:value="1.15649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5"/>
          <table:table-cell table:style-name="ce1" office:value-type="float" office:value="1.16399" calcext:value-type="float">
            <text:p>1.1640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5"/>
          <table:table-cell table:style-name="ce1" office:value-type="float" office:value="1.1685" calcext:value-type="float">
            <text:p>1.1685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5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5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5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5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5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5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5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5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5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5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5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5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5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5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5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5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5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5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5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5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5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5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5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5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5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5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5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5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5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5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5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5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5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5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5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5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5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5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5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5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5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5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5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5"/>
          <table:table-cell table:style-name="ce1" office:value-type="float" office:value="0.08162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5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5"/>
          <table:table-cell table:style-name="ce1" office:value-type="float" office:value="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5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5"/>
          <table:table-cell table:style-name="ce1" office:value-type="float" office:value="-0.08161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5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5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5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5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5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5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5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5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5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5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5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5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5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5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5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5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5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5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5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5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5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5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5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5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5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5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5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5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5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5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5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5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5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5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5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5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5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5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5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5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5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5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5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5"/>
          <table:table-cell table:style-name="ce1" office:value-type="float" office:value="-1.16892" calcext:value-type="float">
            <text:p>-1.1689</text:p>
          </table:table-cell>
          <table:table-cell table:number-columns-repeated="1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5"/>
          <table:table-cell table:style-name="ce1" office:value-type="float" office:value="-1.16567" calcext:value-type="float">
            <text:p>-1.1657</text:p>
          </table:table-cell>
          <table:table-cell table:number-columns-repeated="1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5"/>
          <table:table-cell table:style-name="ce1" office:value-type="float" office:value="-1.16028" calcext:value-type="float">
            <text:p>-1.1603</text:p>
          </table:table-cell>
          <table:table-cell table:number-columns-repeated="1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5"/>
          <table:table-cell table:style-name="ce1" office:value-type="float" office:value="-1.15275" calcext:value-type="float">
            <text:p>-1.1528</text:p>
          </table:table-cell>
          <table:table-cell table:number-columns-repeated="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5"/>
          <table:table-cell table:style-name="ce1" office:value-type="float" office:value="-1.14313" calcext:value-type="float">
            <text:p>-1.1431</text:p>
          </table:table-cell>
          <table:table-cell table:number-columns-repeated="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5"/>
          <table:table-cell table:style-name="ce1" office:value-type="float" office:value="-1.13145" calcext:value-type="float">
            <text:p>-1.1315</text:p>
          </table:table-cell>
          <table:table-cell table:number-columns-repeated="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5"/>
          <table:table-cell table:style-name="ce1" office:value-type="float" office:value="-1.11775" calcext:value-type="float">
            <text:p>-1.1178</text:p>
          </table:table-cell>
          <table:table-cell table:number-columns-repeated="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5"/>
          <table:table-cell table:style-name="ce1" office:value-type="float" office:value="-1.10209" calcext:value-type="float">
            <text:p>-1.1021</text:p>
          </table:table-cell>
          <table:table-cell table:number-columns-repeated="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5"/>
          <table:table-cell table:style-name="ce1" office:value-type="float" office:value="-1.08454" calcext:value-type="float">
            <text:p>-1.0845</text:p>
          </table:table-cell>
          <table:table-cell table:number-columns-repeated="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5"/>
          <table:table-cell table:style-name="ce1" office:value-type="float" office:value="-1.06515" calcext:value-type="float">
            <text:p>-1.0652</text:p>
          </table:table-cell>
          <table:table-cell table:number-columns-repeated="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5"/>
          <table:table-cell table:style-name="ce1" office:value-type="float" office:value="-1.04401" calcext:value-type="float">
            <text:p>-1.0440</text:p>
          </table:table-cell>
          <table:table-cell table:number-columns-repeated="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5"/>
          <table:table-cell table:style-name="ce1" office:value-type="float" office:value="-1.0212" calcext:value-type="float">
            <text:p>-1.0212</text:p>
          </table:table-cell>
          <table:table-cell table:number-columns-repeated="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5"/>
          <table:table-cell table:style-name="ce1" office:value-type="float" office:value="-0.99682" calcext:value-type="float">
            <text:p>-0.9968</text:p>
          </table:table-cell>
          <table:table-cell table:number-columns-repeated="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5"/>
          <table:table-cell table:style-name="ce1" office:value-type="float" office:value="-0.97095" calcext:value-type="float">
            <text:p>-0.9710</text:p>
          </table:table-cell>
          <table:table-cell table:number-columns-repeated="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5"/>
          <table:table-cell table:style-name="ce1" office:value-type="float" office:value="-0.94369" calcext:value-type="float">
            <text:p>-0.9437</text:p>
          </table:table-cell>
          <table:table-cell table:number-columns-repeated="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5"/>
          <table:table-cell table:style-name="ce1" office:value-type="float" office:value="-0.91517" calcext:value-type="float">
            <text:p>-0.9152</text:p>
          </table:table-cell>
          <table:table-cell table:number-columns-repeated="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5"/>
          <table:table-cell table:style-name="ce1" office:value-type="float" office:value="-0.88548" calcext:value-type="float">
            <text:p>-0.8855</text:p>
          </table:table-cell>
          <table:table-cell table:number-columns-repeated="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5"/>
          <table:table-cell table:style-name="ce1" office:value-type="float" office:value="-0.85475" calcext:value-type="float">
            <text:p>-0.8548</text:p>
          </table:table-cell>
          <table:table-cell table:number-columns-repeated="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5"/>
          <table:table-cell table:style-name="ce1" office:value-type="float" office:value="-0.8231" calcext:value-type="float">
            <text:p>-0.8231</text:p>
          </table:table-cell>
          <table:table-cell table:number-columns-repeated="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5"/>
          <table:table-cell table:style-name="ce1" office:value-type="float" office:value="-0.79065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5"/>
          <table:table-cell table:style-name="ce1" office:value-type="float" office:value="-0.75753" calcext:value-type="float">
            <text:p>-0.7575</text:p>
          </table:table-cell>
          <table:table-cell table:number-columns-repeated="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5"/>
          <table:table-cell table:style-name="ce1" office:value-type="float" office:value="-0.72387" calcext:value-type="float">
            <text:p>-0.7239</text:p>
          </table:table-cell>
          <table:table-cell table:number-columns-repeated="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5"/>
          <table:table-cell table:style-name="ce1" office:value-type="float" office:value="-0.68981" calcext:value-type="float">
            <text:p>-0.6898</text:p>
          </table:table-cell>
          <table:table-cell table:number-columns-repeated="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5"/>
          <table:table-cell table:style-name="ce1" office:value-type="float" office:value="-0.65547" calcext:value-type="float">
            <text:p>-0.6555</text:p>
          </table:table-cell>
          <table:table-cell table:number-columns-repeated="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(3.14159*[$Settings.$B$18]*[$Settings.$B$19])" office:value-type="float" office:value="0.271858518812389" calcext:value-type="float">
            <text:p>0.2719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3"/>
          <table:table-cell table:style-name="ce1" office:value-type="float" office:value="-0.621" calcext:value-type="float">
            <text:p>-0.6210</text:p>
          </table:table-cell>
          <table:table-cell table:number-columns-repeated="16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(3.14159*[$Settings.$B$18]*[$Settings.$B$19])" office:value-type="float" office:value="0.269505276560663" calcext:value-type="float">
            <text:p>0.2695</text:p>
          </table:table-cell>
          <table:table-cell table:style-name="ce2" table:formula="of:=IF([.B184]&gt;0;[.B184]/[.E18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2652" calcext:value-type="float">
            <text:p>-0.6265</text:p>
          </table:table-cell>
          <table:table-cell table:number-columns-repeated="16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(3.14159*[$Settings.$B$18]*[$Settings.$B$19])" office:value-type="float" office:value="0.267172009110213" calcext:value-type="float">
            <text:p>0.2672</text:p>
          </table:table-cell>
          <table:table-cell table:style-name="ce2" table:formula="of:=IF([.B185]&gt;0;[.B185]/[.E18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3199" calcext:value-type="float">
            <text:p>-0.6320</text:p>
          </table:table-cell>
          <table:table-cell table:number-columns-repeated="16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(3.14159*[$Settings.$B$18]*[$Settings.$B$19])" office:value-type="float" office:value="0.264838413980479" calcext:value-type="float">
            <text:p>0.2648</text:p>
          </table:table-cell>
          <table:table-cell table:style-name="ce2" table:formula="of:=IF([.B186]&gt;0;[.B186]/[.E18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3739" calcext:value-type="float">
            <text:p>-0.6374</text:p>
          </table:table-cell>
          <table:table-cell table:number-columns-repeated="16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(3.14159*[$Settings.$B$18]*[$Settings.$B$19])" office:value-type="float" office:value="0.262514609173099" calcext:value-type="float">
            <text:p>0.2625</text:p>
          </table:table-cell>
          <table:table-cell table:style-name="ce2" table:formula="of:=IF([.B187]&gt;0;[.B187]/[.E18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4273" calcext:value-type="float">
            <text:p>-0.6427</text:p>
          </table:table-cell>
          <table:table-cell table:number-columns-repeated="16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(3.14159*[$Settings.$B$18]*[$Settings.$B$19])" office:value-type="float" office:value="0.260200573260185" calcext:value-type="float">
            <text:p>0.2602</text:p>
          </table:table-cell>
          <table:table-cell table:style-name="ce2" table:formula="of:=IF([.B188]&gt;0;[.B188]/[.E18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4801" calcext:value-type="float">
            <text:p>-0.6480</text:p>
          </table:table-cell>
          <table:table-cell table:number-columns-repeated="16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(3.14159*[$Settings.$B$18]*[$Settings.$B$19])" office:value-type="float" office:value="0.257896139432128" calcext:value-type="float">
            <text:p>0.2579</text:p>
          </table:table-cell>
          <table:table-cell table:style-name="ce2" table:formula="of:=IF([.B189]&gt;0;[.B189]/[.E18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5322" calcext:value-type="float">
            <text:p>-0.6532</text:p>
          </table:table-cell>
          <table:table-cell table:number-columns-repeated="16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(3.14159*[$Settings.$B$18]*[$Settings.$B$19])" office:value-type="float" office:value="0.255601576837216" calcext:value-type="float">
            <text:p>0.2556</text:p>
          </table:table-cell>
          <table:table-cell table:style-name="ce2" table:formula="of:=IF([.B190]&gt;0;[.B190]/[.E19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5838" calcext:value-type="float">
            <text:p>-0.6584</text:p>
          </table:table-cell>
          <table:table-cell table:number-columns-repeated="16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(3.14159*[$Settings.$B$18]*[$Settings.$B$19])" office:value-type="float" office:value="0.253306572403556" calcext:value-type="float">
            <text:p>0.2533</text:p>
          </table:table-cell>
          <table:table-cell table:style-name="ce2" table:formula="of:=IF([.B191]&gt;0;[.B191]/[.E19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6347" calcext:value-type="float">
            <text:p>-0.6635</text:p>
          </table:table-cell>
          <table:table-cell table:number-columns-repeated="16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(3.14159*[$Settings.$B$18]*[$Settings.$B$19])" office:value-type="float" office:value="0.251021251328919" calcext:value-type="float">
            <text:p>0.2510</text:p>
          </table:table-cell>
          <table:table-cell table:style-name="ce2" table:formula="of:=IF([.B192]&gt;0;[.B192]/[.E19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685" calcext:value-type="float">
            <text:p>-0.6685</text:p>
          </table:table-cell>
          <table:table-cell table:number-columns-repeated="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(3.14159*[$Settings.$B$18]*[$Settings.$B$19])" office:value-type="float" office:value="0.248745593429356" calcext:value-type="float">
            <text:p>0.2487</text:p>
          </table:table-cell>
          <table:table-cell table:style-name="ce2" table:formula="of:=IF([.B193]&gt;0;[.B193]/[.E19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7347" calcext:value-type="float">
            <text:p>-0.6735</text:p>
          </table:table-cell>
          <table:table-cell table:number-columns-repeated="16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(3.14159*[$Settings.$B$18]*[$Settings.$B$19])" office:value-type="float" office:value="0.246479578761682" calcext:value-type="float">
            <text:p>0.2465</text:p>
          </table:table-cell>
          <table:table-cell table:style-name="ce2" table:formula="of:=IF([.B194]&gt;0;[.B194]/[.E19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7838" calcext:value-type="float">
            <text:p>-0.6784</text:p>
          </table:table-cell>
          <table:table-cell table:number-columns-repeated="16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(3.14159*[$Settings.$B$18]*[$Settings.$B$19])" office:value-type="float" office:value="0.244213035313139" calcext:value-type="float">
            <text:p>0.2442</text:p>
          </table:table-cell>
          <table:table-cell table:style-name="ce2" table:formula="of:=IF([.B195]&gt;0;[.B195]/[.E19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8322" calcext:value-type="float">
            <text:p>-0.6832</text:p>
          </table:table-cell>
          <table:table-cell table:number-columns-repeated="16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(3.14159*[$Settings.$B$18]*[$Settings.$B$19])" office:value-type="float" office:value="0.241956247174911" calcext:value-type="float">
            <text:p>0.2420</text:p>
          </table:table-cell>
          <table:table-cell table:style-name="ce2" table:formula="of:=IF([.B196]&gt;0;[.B196]/[.E19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8801" calcext:value-type="float">
            <text:p>-0.6880</text:p>
          </table:table-cell>
          <table:table-cell table:number-columns-repeated="16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(3.14159*[$Settings.$B$18]*[$Settings.$B$19])" office:value-type="float" office:value="0.239718889466584" calcext:value-type="float">
            <text:p>0.2397</text:p>
          </table:table-cell>
          <table:table-cell table:style-name="ce2" table:formula="of:=IF([.B197]&gt;0;[.B197]/[.E19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9273" calcext:value-type="float">
            <text:p>-0.6927</text:p>
          </table:table-cell>
          <table:table-cell table:number-columns-repeated="16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(3.14159*[$Settings.$B$18]*[$Settings.$B$19])" office:value-type="float" office:value="0.237481095558486" calcext:value-type="float">
            <text:p>0.2375</text:p>
          </table:table-cell>
          <table:table-cell table:style-name="ce2" table:formula="of:=IF([.B198]&gt;0;[.B198]/[.E19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9739" calcext:value-type="float">
            <text:p>-0.6974</text:p>
          </table:table-cell>
          <table:table-cell table:number-columns-repeated="16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(3.14159*[$Settings.$B$18]*[$Settings.$B$19])" office:value-type="float" office:value="0.235252846751373" calcext:value-type="float">
            <text:p>0.2353</text:p>
          </table:table-cell>
          <table:table-cell table:style-name="ce2" table:formula="of:=IF([.B199]&gt;0;[.B199]/[.E19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0199" calcext:value-type="float">
            <text:p>-0.7020</text:p>
          </table:table-cell>
          <table:table-cell table:number-columns-repeated="16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(3.14159*[$Settings.$B$18]*[$Settings.$B$19])" office:value-type="float" office:value="0.233023967082193" calcext:value-type="float">
            <text:p>0.2330</text:p>
          </table:table-cell>
          <table:table-cell table:style-name="ce2" table:formula="of:=IF([.B200]&gt;0;[.B200]/[.E20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0652" calcext:value-type="float">
            <text:p>-0.7065</text:p>
          </table:table-cell>
          <table:table-cell table:number-columns-repeated="16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(3.14159*[$Settings.$B$18]*[$Settings.$B$19])" office:value-type="float" office:value="0.23081475234365" calcext:value-type="float">
            <text:p>0.2308</text:p>
          </table:table-cell>
          <table:table-cell table:style-name="ce2" table:formula="of:=IF([.B201]&gt;0;[.B201]/[.E20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11" calcext:value-type="float">
            <text:p>-0.7110</text:p>
          </table:table-cell>
          <table:table-cell table:number-columns-repeated="16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(3.14159*[$Settings.$B$18]*[$Settings.$B$19])" office:value-type="float" office:value="0.228604868579907" calcext:value-type="float">
            <text:p>0.2286</text:p>
          </table:table-cell>
          <table:table-cell table:style-name="ce2" table:formula="of:=IF([.B202]&gt;0;[.B202]/[.E20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1541" calcext:value-type="float">
            <text:p>-0.7154</text:p>
          </table:table-cell>
          <table:table-cell table:number-columns-repeated="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(3.14159*[$Settings.$B$18]*[$Settings.$B$19])" office:value-type="float" office:value="0.226414616055615" calcext:value-type="float">
            <text:p>0.2264</text:p>
          </table:table-cell>
          <table:table-cell table:style-name="ce2" table:formula="of:=IF([.B203]&gt;0;[.B203]/[.E20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1977" calcext:value-type="float">
            <text:p>-0.7198</text:p>
          </table:table-cell>
          <table:table-cell table:number-columns-repeated="16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(3.14159*[$Settings.$B$18]*[$Settings.$B$19])" office:value-type="float" office:value="0.224223657359543" calcext:value-type="float">
            <text:p>0.2242</text:p>
          </table:table-cell>
          <table:table-cell table:style-name="ce2" table:formula="of:=IF([.B204]&gt;0;[.B204]/[.E20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2406" calcext:value-type="float">
            <text:p>-0.7241</text:p>
          </table:table-cell>
          <table:table-cell table:number-columns-repeated="16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(3.14159*[$Settings.$B$18]*[$Settings.$B$19])" office:value-type="float" office:value="0.222041972408064" calcext:value-type="float">
            <text:p>0.2220</text:p>
          </table:table-cell>
          <table:table-cell table:style-name="ce2" table:formula="of:=IF([.B205]&gt;0;[.B205]/[.E20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2828" calcext:value-type="float">
            <text:p>-0.7283</text:p>
          </table:table-cell>
          <table:table-cell table:number-columns-repeated="16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(3.14159*[$Settings.$B$18]*[$Settings.$B$19])" office:value-type="float" office:value="0.219869868008778" calcext:value-type="float">
            <text:p>0.2199</text:p>
          </table:table-cell>
          <table:table-cell table:style-name="ce2" table:formula="of:=IF([.B206]&gt;0;[.B206]/[.E20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3245" calcext:value-type="float">
            <text:p>-0.7325</text:p>
          </table:table-cell>
          <table:table-cell table:number-columns-repeated="16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(3.14159*[$Settings.$B$18]*[$Settings.$B$19])" office:value-type="float" office:value="0.217707166016162" calcext:value-type="float">
            <text:p>0.2177</text:p>
          </table:table-cell>
          <table:table-cell table:style-name="ce2" table:formula="of:=IF([.B207]&gt;0;[.B207]/[.E20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3656" calcext:value-type="float">
            <text:p>-0.7366</text:p>
          </table:table-cell>
          <table:table-cell table:number-columns-repeated="16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(3.14159*[$Settings.$B$18]*[$Settings.$B$19])" office:value-type="float" office:value="0.21555368483599" calcext:value-type="float">
            <text:p>0.2156</text:p>
          </table:table-cell>
          <table:table-cell table:style-name="ce2" table:formula="of:=IF([.B208]&gt;0;[.B208]/[.E20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406" calcext:value-type="float">
            <text:p>-0.7406</text:p>
          </table:table-cell>
          <table:table-cell table:number-columns-repeated="16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(3.14159*[$Settings.$B$18]*[$Settings.$B$19])" office:value-type="float" office:value="0.213399571542009" calcext:value-type="float">
            <text:p>0.2134</text:p>
          </table:table-cell>
          <table:table-cell table:style-name="ce2" table:formula="of:=IF([.B209]&gt;0;[.B209]/[.E20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4458" calcext:value-type="float">
            <text:p>-0.7446</text:p>
          </table:table-cell>
          <table:table-cell table:number-columns-repeated="16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(3.14159*[$Settings.$B$18]*[$Settings.$B$19])" office:value-type="float" office:value="0.211264810163619" calcext:value-type="float">
            <text:p>0.2113</text:p>
          </table:table-cell>
          <table:table-cell table:style-name="ce2" table:formula="of:=IF([.B210]&gt;0;[.B210]/[.E21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485" calcext:value-type="float">
            <text:p>-0.7485</text:p>
          </table:table-cell>
          <table:table-cell table:number-columns-repeated="16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(3.14159*[$Settings.$B$18]*[$Settings.$B$19])" office:value-type="float" office:value="0.209139384970983" calcext:value-type="float">
            <text:p>0.2091</text:p>
          </table:table-cell>
          <table:table-cell table:style-name="ce2" table:formula="of:=IF([.B211]&gt;0;[.B211]/[.E21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5236" calcext:value-type="float">
            <text:p>-0.7524</text:p>
          </table:table-cell>
          <table:table-cell table:number-columns-repeated="16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(3.14159*[$Settings.$B$18]*[$Settings.$B$19])" office:value-type="float" office:value="0.207013111906516" calcext:value-type="float">
            <text:p>0.2070</text:p>
          </table:table-cell>
          <table:table-cell table:style-name="ce2" table:formula="of:=IF([.B212]&gt;0;[.B212]/[.E21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5615" calcext:value-type="float">
            <text:p>-0.7562</text:p>
          </table:table-cell>
          <table:table-cell table:number-columns-repeated="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(3.14159*[$Settings.$B$18]*[$Settings.$B$19])" office:value-type="float" office:value="0.20489631202518" calcext:value-type="float">
            <text:p>0.2049</text:p>
          </table:table-cell>
          <table:table-cell table:style-name="ce2" table:formula="of:=IF([.B213]&gt;0;[.B213]/[.E21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5989" calcext:value-type="float">
            <text:p>-0.7599</text:p>
          </table:table-cell>
          <table:table-cell table:number-columns-repeated="16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(3.14159*[$Settings.$B$18]*[$Settings.$B$19])" office:value-type="float" office:value="0.202798632377629" calcext:value-type="float">
            <text:p>0.2028</text:p>
          </table:table-cell>
          <table:table-cell table:style-name="ce2" table:formula="of:=IF([.B214]&gt;0;[.B214]/[.E21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6356" calcext:value-type="float">
            <text:p>-0.7636</text:p>
          </table:table-cell>
          <table:table-cell table:number-columns-repeated="16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(3.14159*[$Settings.$B$18]*[$Settings.$B$19])" office:value-type="float" office:value="0.200700226805719" calcext:value-type="float">
            <text:p>0.2007</text:p>
          </table:table-cell>
          <table:table-cell table:style-name="ce2" table:formula="of:=IF([.B215]&gt;0;[.B215]/[.E21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6717" calcext:value-type="float">
            <text:p>-0.7672</text:p>
          </table:table-cell>
          <table:table-cell table:number-columns-repeated="16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(3.14159*[$Settings.$B$18]*[$Settings.$B$19])" office:value-type="float" office:value="0.198611080823555" calcext:value-type="float">
            <text:p>0.1986</text:p>
          </table:table-cell>
          <table:table-cell table:style-name="ce2" table:formula="of:=IF([.B216]&gt;0;[.B216]/[.E21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7072" calcext:value-type="float">
            <text:p>-0.7707</text:p>
          </table:table-cell>
          <table:table-cell table:number-columns-repeated="16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(3.14159*[$Settings.$B$18]*[$Settings.$B$19])" office:value-type="float" office:value="0.196531180186004" calcext:value-type="float">
            <text:p>0.1965</text:p>
          </table:table-cell>
          <table:table-cell table:style-name="ce2" table:formula="of:=IF([.B217]&gt;0;[.B217]/[.E21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7421" calcext:value-type="float">
            <text:p>-0.7742</text:p>
          </table:table-cell>
          <table:table-cell table:number-columns-repeated="16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(3.14159*[$Settings.$B$18]*[$Settings.$B$19])" office:value-type="float" office:value="0.194470510888697" calcext:value-type="float">
            <text:p>0.1945</text:p>
          </table:table-cell>
          <table:table-cell table:style-name="ce2" table:formula="of:=IF([.B218]&gt;0;[.B218]/[.E21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7764" calcext:value-type="float">
            <text:p>-0.7776</text:p>
          </table:table-cell>
          <table:table-cell table:number-columns-repeated="16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(3.14159*[$Settings.$B$18]*[$Settings.$B$19])" office:value-type="float" office:value="0.19240888505974" calcext:value-type="float">
            <text:p>0.1924</text:p>
          </table:table-cell>
          <table:table-cell table:style-name="ce2" table:formula="of:=IF([.B219]&gt;0;[.B219]/[.E21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81" calcext:value-type="float">
            <text:p>-0.7810</text:p>
          </table:table-cell>
          <table:table-cell table:number-columns-repeated="16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(3.14159*[$Settings.$B$18]*[$Settings.$B$19])" office:value-type="float" office:value="0.19035646181102" calcext:value-type="float">
            <text:p>0.1904</text:p>
          </table:table-cell>
          <table:table-cell table:style-name="ce2" table:formula="of:=IF([.B220]&gt;0;[.B220]/[.E22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843" calcext:value-type="float">
            <text:p>-0.7843</text:p>
          </table:table-cell>
          <table:table-cell table:number-columns-repeated="16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(3.14159*[$Settings.$B$18]*[$Settings.$B$19])" office:value-type="float" office:value="0.188313227900582" calcext:value-type="float">
            <text:p>0.1883</text:p>
          </table:table-cell>
          <table:table-cell table:style-name="ce2" table:formula="of:=IF([.B221]&gt;0;[.B221]/[.E22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8754" calcext:value-type="float">
            <text:p>-0.7875</text:p>
          </table:table-cell>
          <table:table-cell table:number-columns-repeated="16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(3.14159*[$Settings.$B$18]*[$Settings.$B$19])" office:value-type="float" office:value="0.186279170327234" calcext:value-type="float">
            <text:p>0.1863</text:p>
          </table:table-cell>
          <table:table-cell table:style-name="ce2" table:formula="of:=IF([.B222]&gt;0;[.B222]/[.E22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9072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(3.14159*[$Settings.$B$18]*[$Settings.$B$19])" office:value-type="float" office:value="0.184254276330549" calcext:value-type="float">
            <text:p>0.1843</text:p>
          </table:table-cell>
          <table:table-cell table:style-name="ce2" table:formula="of:=IF([.B223]&gt;0;[.B223]/[.E22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9384" calcext:value-type="float">
            <text:p>-0.7938</text:p>
          </table:table-cell>
          <table:table-cell table:number-columns-repeated="16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(3.14159*[$Settings.$B$18]*[$Settings.$B$19])" office:value-type="float" office:value="0.182238533390861" calcext:value-type="float">
            <text:p>0.1822</text:p>
          </table:table-cell>
          <table:table-cell table:style-name="ce2" table:formula="of:=IF([.B224]&gt;0;[.B224]/[.E22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969" calcext:value-type="float">
            <text:p>-0.7969</text:p>
          </table:table-cell>
          <table:table-cell table:number-columns-repeated="16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(3.14159*[$Settings.$B$18]*[$Settings.$B$19])" office:value-type="float" office:value="0.180231750909861" calcext:value-type="float">
            <text:p>0.1802</text:p>
          </table:table-cell>
          <table:table-cell table:style-name="ce2" table:formula="of:=IF([.B225]&gt;0;[.B225]/[.E22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9989" calcext:value-type="float">
            <text:p>-0.7999</text:p>
          </table:table-cell>
          <table:table-cell table:number-columns-repeated="16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(3.14159*[$Settings.$B$18]*[$Settings.$B$19])" office:value-type="float" office:value="0.178234093860226" calcext:value-type="float">
            <text:p>0.1782</text:p>
          </table:table-cell>
          <table:table-cell table:style-name="ce2" table:formula="of:=IF([.B226]&gt;0;[.B226]/[.E22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0282" calcext:value-type="float">
            <text:p>-0.8028</text:p>
          </table:table-cell>
          <table:table-cell table:number-columns-repeated="16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(3.14159*[$Settings.$B$18]*[$Settings.$B$19])" office:value-type="float" office:value="0.176245550484704" calcext:value-type="float">
            <text:p>0.1762</text:p>
          </table:table-cell>
          <table:table-cell table:style-name="ce2" table:formula="of:=IF([.B227]&gt;0;[.B227]/[.E22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0569" calcext:value-type="float">
            <text:p>-0.8057</text:p>
          </table:table-cell>
          <table:table-cell table:number-columns-repeated="16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(3.14159*[$Settings.$B$18]*[$Settings.$B$19])" office:value-type="float" office:value="0.174266109266809" calcext:value-type="float">
            <text:p>0.1743</text:p>
          </table:table-cell>
          <table:table-cell table:style-name="ce2" table:formula="of:=IF([.B228]&gt;0;[.B228]/[.E22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085" calcext:value-type="float">
            <text:p>-0.8085</text:p>
          </table:table-cell>
          <table:table-cell table:number-columns-repeated="16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(3.14159*[$Settings.$B$18]*[$Settings.$B$19])" office:value-type="float" office:value="0.172295758930816" calcext:value-type="float">
            <text:p>0.1723</text:p>
          </table:table-cell>
          <table:table-cell table:style-name="ce2" table:formula="of:=IF([.B229]&gt;0;[.B229]/[.E22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1125" calcext:value-type="float">
            <text:p>-0.8113</text:p>
          </table:table-cell>
          <table:table-cell table:number-columns-repeated="16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(3.14159*[$Settings.$B$18]*[$Settings.$B$19])" office:value-type="float" office:value="0.170334306992442" calcext:value-type="float">
            <text:p>0.1703</text:p>
          </table:table-cell>
          <table:table-cell table:style-name="ce2" table:formula="of:=IF([.B230]&gt;0;[.B230]/[.E23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1393" calcext:value-type="float">
            <text:p>-0.8139</text:p>
          </table:table-cell>
          <table:table-cell table:number-columns-repeated="16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(3.14159*[$Settings.$B$18]*[$Settings.$B$19])" office:value-type="float" office:value="0.16838210496983" calcext:value-type="float">
            <text:p>0.1684</text:p>
          </table:table-cell>
          <table:table-cell table:style-name="ce2" table:formula="of:=IF([.B231]&gt;0;[.B231]/[.E23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1656" calcext:value-type="float">
            <text:p>-0.8166</text:p>
          </table:table-cell>
          <table:table-cell table:number-columns-repeated="16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(3.14159*[$Settings.$B$18]*[$Settings.$B$19])" office:value-type="float" office:value="0.166438778853579" calcext:value-type="float">
            <text:p>0.1664</text:p>
          </table:table-cell>
          <table:table-cell table:style-name="ce2" table:formula="of:=IF([.B232]&gt;0;[.B232]/[.E23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1912" calcext:value-type="float">
            <text:p>-0.8191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(3.14159*[$Settings.$B$18]*[$Settings.$B$19])" office:value-type="float" office:value="0.164504499820464" calcext:value-type="float">
            <text:p>0.1645</text:p>
          </table:table-cell>
          <table:table-cell table:style-name="ce2" table:formula="of:=IF([.B233]&gt;0;[.B233]/[.E23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2162" calcext:value-type="float">
            <text:p>-0.8216</text:p>
          </table:table-cell>
          <table:table-cell table:number-columns-repeated="16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(3.14159*[$Settings.$B$18]*[$Settings.$B$19])" office:value-type="float" office:value="0.162589257838703" calcext:value-type="float">
            <text:p>0.1626</text:p>
          </table:table-cell>
          <table:table-cell table:style-name="ce2" table:formula="of:=IF([.B234]&gt;0;[.B234]/[.E23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2406" calcext:value-type="float">
            <text:p>-0.8241</text:p>
          </table:table-cell>
          <table:table-cell table:number-columns-repeated="16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(3.14159*[$Settings.$B$18]*[$Settings.$B$19])" office:value-type="float" office:value="0.160672858881345" calcext:value-type="float">
            <text:p>0.1607</text:p>
          </table:table-cell>
          <table:table-cell table:style-name="ce2" table:formula="of:=IF([.B235]&gt;0;[.B235]/[.E23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2643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(3.14159*[$Settings.$B$18]*[$Settings.$B$19])" office:value-type="float" office:value="0.158765661352798" calcext:value-type="float">
            <text:p>0.1588</text:p>
          </table:table-cell>
          <table:table-cell table:style-name="ce2" table:formula="of:=IF([.B236]&gt;0;[.B236]/[.E23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2875" calcext:value-type="float">
            <text:p>-0.8288</text:p>
          </table:table-cell>
          <table:table-cell table:number-columns-repeated="16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(3.14159*[$Settings.$B$18]*[$Settings.$B$19])" office:value-type="float" office:value="0.156877286983495" calcext:value-type="float">
            <text:p>0.1569</text:p>
          </table:table-cell>
          <table:table-cell table:style-name="ce2" table:formula="of:=IF([.B237]&gt;0;[.B237]/[.E23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31" calcext:value-type="float">
            <text:p>-0.8310</text:p>
          </table:table-cell>
          <table:table-cell table:number-columns-repeated="16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(3.14159*[$Settings.$B$18]*[$Settings.$B$19])" office:value-type="float" office:value="0.154987910980759" calcext:value-type="float">
            <text:p>0.1550</text:p>
          </table:table-cell>
          <table:table-cell table:style-name="ce2" table:formula="of:=IF([.B238]&gt;0;[.B238]/[.E23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3319" calcext:value-type="float">
            <text:p>-0.8332</text:p>
          </table:table-cell>
          <table:table-cell table:number-columns-repeated="16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(3.14159*[$Settings.$B$18]*[$Settings.$B$19])" office:value-type="float" office:value="0.153117524556749" calcext:value-type="float">
            <text:p>0.1531</text:p>
          </table:table-cell>
          <table:table-cell table:style-name="ce2" table:formula="of:=IF([.B239]&gt;0;[.B239]/[.E23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3532" calcext:value-type="float">
            <text:p>-0.8353</text:p>
          </table:table-cell>
          <table:table-cell table:number-columns-repeated="16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(3.14159*[$Settings.$B$18]*[$Settings.$B$19])" office:value-type="float" office:value="0.151256119164386" calcext:value-type="float">
            <text:p>0.1513</text:p>
          </table:table-cell>
          <table:table-cell table:style-name="ce2" table:formula="of:=IF([.B240]&gt;0;[.B240]/[.E24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3739" calcext:value-type="float">
            <text:p>-0.8374</text:p>
          </table:table-cell>
          <table:table-cell table:number-columns-repeated="16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(3.14159*[$Settings.$B$18]*[$Settings.$B$19])" office:value-type="float" office:value="0.149393499372269" calcext:value-type="float">
            <text:p>0.1494</text:p>
          </table:table-cell>
          <table:table-cell table:style-name="ce2" table:formula="of:=IF([.B241]&gt;0;[.B241]/[.E24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3939" calcext:value-type="float">
            <text:p>-0.8394</text:p>
          </table:table-cell>
          <table:table-cell table:number-columns-repeated="16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(3.14159*[$Settings.$B$18]*[$Settings.$B$19])" office:value-type="float" office:value="0.147550030930301" calcext:value-type="float">
            <text:p>0.1476</text:p>
          </table:table-cell>
          <table:table-cell table:style-name="ce2" table:formula="of:=IF([.B242]&gt;0;[.B242]/[.E24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4134" calcext:value-type="float">
            <text:p>-0.8413</text:p>
          </table:table-cell>
          <table:table-cell table:number-columns-repeated="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(3.14159*[$Settings.$B$18]*[$Settings.$B$19])" office:value-type="float" office:value="0.145715331357795" calcext:value-type="float">
            <text:p>0.1457</text:p>
          </table:table-cell>
          <table:table-cell table:style-name="ce2" table:formula="of:=IF([.B243]&gt;0;[.B243]/[.E24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4322" calcext:value-type="float">
            <text:p>-0.8432</text:p>
          </table:table-cell>
          <table:table-cell table:number-columns-repeated="16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(3.14159*[$Settings.$B$18]*[$Settings.$B$19])" office:value-type="float" office:value="0.143889580235932" calcext:value-type="float">
            <text:p>0.1439</text:p>
          </table:table-cell>
          <table:table-cell table:style-name="ce2" table:formula="of:=IF([.B244]&gt;0;[.B244]/[.E24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4504" calcext:value-type="float">
            <text:p>-0.8450</text:p>
          </table:table-cell>
          <table:table-cell table:number-columns-repeated="16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(3.14159*[$Settings.$B$18]*[$Settings.$B$19])" office:value-type="float" office:value="0.142082770261575" calcext:value-type="float">
            <text:p>0.1421</text:p>
          </table:table-cell>
          <table:table-cell table:style-name="ce2" table:formula="of:=IF([.B245]&gt;0;[.B245]/[.E24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468" calcext:value-type="float">
            <text:p>-0.8468</text:p>
          </table:table-cell>
          <table:table-cell table:number-columns-repeated="16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(3.14159*[$Settings.$B$18]*[$Settings.$B$19])" office:value-type="float" office:value="0.140274894372348" calcext:value-type="float">
            <text:p>0.1403</text:p>
          </table:table-cell>
          <table:table-cell table:style-name="ce2" table:formula="of:=IF([.B246]&gt;0;[.B246]/[.E24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485" calcext:value-type="float">
            <text:p>-0.8485</text:p>
          </table:table-cell>
          <table:table-cell table:number-columns-repeated="16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(3.14159*[$Settings.$B$18]*[$Settings.$B$19])" office:value-type="float" office:value="0.138475945746638" calcext:value-type="float">
            <text:p>0.1385</text:p>
          </table:table-cell>
          <table:table-cell table:style-name="ce2" table:formula="of:=IF([.B247]&gt;0;[.B247]/[.E24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014" calcext:value-type="float">
            <text:p>-0.8501</text:p>
          </table:table-cell>
          <table:table-cell table:number-columns-repeated="16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(3.14159*[$Settings.$B$18]*[$Settings.$B$19])" office:value-type="float" office:value="0.136695727932033" calcext:value-type="float">
            <text:p>0.1367</text:p>
          </table:table-cell>
          <table:table-cell table:style-name="ce2" table:formula="of:=IF([.B248]&gt;0;[.B248]/[.E24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171" calcext:value-type="float">
            <text:p>-0.8517</text:p>
          </table:table-cell>
          <table:table-cell table:number-columns-repeated="16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(3.14159*[$Settings.$B$18]*[$Settings.$B$19])" office:value-type="float" office:value="0.134924423784536" calcext:value-type="float">
            <text:p>0.1349</text:p>
          </table:table-cell>
          <table:table-cell table:style-name="ce2" table:formula="of:=IF([.B249]&gt;0;[.B249]/[.E24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322" calcext:value-type="float">
            <text:p>-0.8532</text:p>
          </table:table-cell>
          <table:table-cell table:number-columns-repeated="16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(3.14159*[$Settings.$B$18]*[$Settings.$B$19])" office:value-type="float" office:value="0.133162027244949" calcext:value-type="float">
            <text:p>0.1332</text:p>
          </table:table-cell>
          <table:table-cell table:style-name="ce2" table:formula="of:=IF([.B250]&gt;0;[.B250]/[.E25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467" calcext:value-type="float">
            <text:p>-0.8547</text:p>
          </table:table-cell>
          <table:table-cell table:number-columns-repeated="16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(3.14159*[$Settings.$B$18]*[$Settings.$B$19])" office:value-type="float" office:value="0.131408532494837" calcext:value-type="float">
            <text:p>0.1314</text:p>
          </table:table-cell>
          <table:table-cell table:style-name="ce2" table:formula="of:=IF([.B251]&gt;0;[.B251]/[.E25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606" calcext:value-type="float">
            <text:p>-0.8561</text:p>
          </table:table-cell>
          <table:table-cell table:number-columns-repeated="16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(3.14159*[$Settings.$B$18]*[$Settings.$B$19])" office:value-type="float" office:value="0.12966393395653" calcext:value-type="float">
            <text:p>0.1297</text:p>
          </table:table-cell>
          <table:table-cell table:style-name="ce2" table:formula="of:=IF([.B252]&gt;0;[.B252]/[.E25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739" calcext:value-type="float">
            <text:p>-0.8574</text:p>
          </table:table-cell>
          <table:table-cell table:number-columns-repeated="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(3.14159*[$Settings.$B$18]*[$Settings.$B$19])" office:value-type="float" office:value="0.127928034874432" calcext:value-type="float">
            <text:p>0.1279</text:p>
          </table:table-cell>
          <table:table-cell table:style-name="ce2" table:formula="of:=IF([.B253]&gt;0;[.B253]/[.E25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865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(3.14159*[$Settings.$B$18]*[$Settings.$B$19])" office:value-type="float" office:value="0.126211212720026" calcext:value-type="float">
            <text:p>0.1262</text:p>
          </table:table-cell>
          <table:table-cell table:style-name="ce2" table:formula="of:=IF([.B254]&gt;0;[.B254]/[.E25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986" calcext:value-type="float">
            <text:p>-0.8599</text:p>
          </table:table-cell>
          <table:table-cell table:number-columns-repeated="16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(3.14159*[$Settings.$B$18]*[$Settings.$B$19])" office:value-type="float" office:value="0.124493079559795" calcext:value-type="float">
            <text:p>0.1245</text:p>
          </table:table-cell>
          <table:table-cell table:style-name="ce2" table:formula="of:=IF([.B255]&gt;0;[.B255]/[.E25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1" calcext:value-type="float">
            <text:p>-0.8610</text:p>
          </table:table-cell>
          <table:table-cell table:number-columns-repeated="16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(3.14159*[$Settings.$B$18]*[$Settings.$B$19])" office:value-type="float" office:value="0.12279382223793" calcext:value-type="float">
            <text:p>0.1228</text:p>
          </table:table-cell>
          <table:table-cell table:style-name="ce2" table:formula="of:=IF([.B256]&gt;0;[.B256]/[.E25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208" calcext:value-type="float">
            <text:p>-0.8621</text:p>
          </table:table-cell>
          <table:table-cell table:number-columns-repeated="16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(3.14159*[$Settings.$B$18]*[$Settings.$B$19])" office:value-type="float" office:value="0.121103436420702" calcext:value-type="float">
            <text:p>0.1211</text:p>
          </table:table-cell>
          <table:table-cell table:style-name="ce2" table:formula="of:=IF([.B257]&gt;0;[.B257]/[.E25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31" calcext:value-type="float">
            <text:p>-0.8631</text:p>
          </table:table-cell>
          <table:table-cell table:number-columns-repeated="16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(3.14159*[$Settings.$B$18]*[$Settings.$B$19])" office:value-type="float" office:value="0.119421918015144" calcext:value-type="float">
            <text:p>0.1194</text:p>
          </table:table-cell>
          <table:table-cell table:style-name="ce2" table:formula="of:=IF([.B258]&gt;0;[.B258]/[.E25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406" calcext:value-type="float">
            <text:p>-0.8641</text:p>
          </table:table-cell>
          <table:table-cell table:number-columns-repeated="16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(3.14159*[$Settings.$B$18]*[$Settings.$B$19])" office:value-type="float" office:value="0.117759070345914" calcext:value-type="float">
            <text:p>0.1178</text:p>
          </table:table-cell>
          <table:table-cell table:style-name="ce2" table:formula="of:=IF([.B259]&gt;0;[.B259]/[.E25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495" calcext:value-type="float">
            <text:p>-0.8650</text:p>
          </table:table-cell>
          <table:table-cell table:number-columns-repeated="16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(3.14159*[$Settings.$B$18]*[$Settings.$B$19])" office:value-type="float" office:value="0.116095082252416" calcext:value-type="float">
            <text:p>0.1161</text:p>
          </table:table-cell>
          <table:table-cell table:style-name="ce2" table:formula="of:=IF([.B260]&gt;0;[.B260]/[.E26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578" calcext:value-type="float">
            <text:p>-0.8658</text:p>
          </table:table-cell>
          <table:table-cell table:number-columns-repeated="16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(3.14159*[$Settings.$B$18]*[$Settings.$B$19])" office:value-type="float" office:value="0.114450143583918" calcext:value-type="float">
            <text:p>0.1145</text:p>
          </table:table-cell>
          <table:table-cell table:style-name="ce2" table:formula="of:=IF([.B261]&gt;0;[.B261]/[.E26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656" calcext:value-type="float">
            <text:p>-0.8666</text:p>
          </table:table-cell>
          <table:table-cell table:number-columns-repeated="16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(3.14159*[$Settings.$B$18]*[$Settings.$B$19])" office:value-type="float" office:value="0.112813865049269" calcext:value-type="float">
            <text:p>0.1128</text:p>
          </table:table-cell>
          <table:table-cell table:style-name="ce2" table:formula="of:=IF([.B262]&gt;0;[.B262]/[.E26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727" calcext:value-type="float">
            <text:p>-0.8673</text:p>
          </table:table-cell>
          <table:table-cell table:number-columns-repeated="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(3.14159*[$Settings.$B$18]*[$Settings.$B$19])" office:value-type="float" office:value="0.111186243324605" calcext:value-type="float">
            <text:p>0.1112</text:p>
          </table:table-cell>
          <table:table-cell table:style-name="ce2" table:formula="of:=IF([.B263]&gt;0;[.B263]/[.E26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791" calcext:value-type="float">
            <text:p>-0.8679</text:p>
          </table:table-cell>
          <table:table-cell table:number-columns-repeated="16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(3.14159*[$Settings.$B$18]*[$Settings.$B$19])" office:value-type="float" office:value="0.109577662636141" calcext:value-type="float">
            <text:p>0.1096</text:p>
          </table:table-cell>
          <table:table-cell table:style-name="ce2" table:formula="of:=IF([.B264]&gt;0;[.B264]/[.E26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85" calcext:value-type="float">
            <text:p>-0.8685</text:p>
          </table:table-cell>
          <table:table-cell table:number-columns-repeated="16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(3.14159*[$Settings.$B$18]*[$Settings.$B$19])" office:value-type="float" office:value="0.107967733547822" calcext:value-type="float">
            <text:p>0.1080</text:p>
          </table:table-cell>
          <table:table-cell table:style-name="ce2" table:formula="of:=IF([.B265]&gt;0;[.B265]/[.E26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902" calcext:value-type="float">
            <text:p>-0.8690</text:p>
          </table:table-cell>
          <table:table-cell table:number-columns-repeated="16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(3.14159*[$Settings.$B$18]*[$Settings.$B$19])" office:value-type="float" office:value="0.106376841289042" calcext:value-type="float">
            <text:p>0.1064</text:p>
          </table:table-cell>
          <table:table-cell table:style-name="ce2" table:formula="of:=IF([.B266]&gt;0;[.B266]/[.E26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949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(3.14159*[$Settings.$B$18]*[$Settings.$B$19])" office:value-type="float" office:value="0.104794596437122" calcext:value-type="float">
            <text:p>0.1048</text:p>
          </table:table-cell>
          <table:table-cell table:style-name="ce2" table:formula="of:=IF([.B267]&gt;0;[.B267]/[.E26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989" calcext:value-type="float">
            <text:p>-0.8699</text:p>
          </table:table-cell>
          <table:table-cell table:number-columns-repeated="16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(3.14159*[$Settings.$B$18]*[$Settings.$B$19])" office:value-type="float" office:value="0.103231191117431" calcext:value-type="float">
            <text:p>0.1032</text:p>
          </table:table-cell>
          <table:table-cell table:style-name="ce2" table:formula="of:=IF([.B268]&gt;0;[.B268]/[.E26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023" calcext:value-type="float">
            <text:p>-0.8702</text:p>
          </table:table-cell>
          <table:table-cell table:number-columns-repeated="16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(3.14159*[$Settings.$B$18]*[$Settings.$B$19])" office:value-type="float" office:value="0.101666623965646" calcext:value-type="float">
            <text:p>0.1017</text:p>
          </table:table-cell>
          <table:table-cell table:style-name="ce2" table:formula="of:=IF([.B269]&gt;0;[.B269]/[.E26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051" calcext:value-type="float">
            <text:p>-0.8705</text:p>
          </table:table-cell>
          <table:table-cell table:number-columns-repeated="16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(3.14159*[$Settings.$B$18]*[$Settings.$B$19])" office:value-type="float" office:value="0.100120699748775" calcext:value-type="float">
            <text:p>0.1001</text:p>
          </table:table-cell>
          <table:table-cell table:style-name="ce2" table:formula="of:=IF([.B270]&gt;0;[.B270]/[.E27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072" calcext:value-type="float">
            <text:p>-0.8707</text:p>
          </table:table-cell>
          <table:table-cell table:number-columns-repeated="16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(3.14159*[$Settings.$B$18]*[$Settings.$B$19])" office:value-type="float" office:value="0.0985838057672173" calcext:value-type="float">
            <text:p>0.0986</text:p>
          </table:table-cell>
          <table:table-cell table:style-name="ce2" table:formula="of:=IF([.B271]&gt;0;[.B271]/[.E27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088" calcext:value-type="float">
            <text:p>-0.8709</text:p>
          </table:table-cell>
          <table:table-cell table:number-columns-repeated="16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(3.14159*[$Settings.$B$18]*[$Settings.$B$19])" office:value-type="float" office:value="0.0970655531533858" calcext:value-type="float">
            <text:p>0.0971</text:p>
          </table:table-cell>
          <table:table-cell table:style-name="ce2" table:formula="of:=IF([.B272]&gt;0;[.B272]/[.E27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097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(3.14159*[$Settings.$B$18]*[$Settings.$B$19])" office:value-type="float" office:value="0.0955461356555691" calcext:value-type="float">
            <text:p>0.0955</text:p>
          </table:table-cell>
          <table:table-cell table:style-name="ce2" table:formula="of:=IF([.B273]&gt;0;[.B273]/[.E27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1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(3.14159*[$Settings.$B$18]*[$Settings.$B$19])" office:value-type="float" office:value="0.097136251208308" calcext:value-type="float">
            <text:p>0.0971</text:p>
          </table:table-cell>
          <table:table-cell table:style-name="ce2" table:formula="of:=IF([.B274]&gt;0;[.B274]/[.E27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9098" calcext:value-type="float">
            <text:p>-0.9910</text:p>
          </table:table-cell>
          <table:table-cell table:number-columns-repeated="16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(3.14159*[$Settings.$B$18]*[$Settings.$B$19])" office:value-type="float" office:value="0.0962347048390127" calcext:value-type="float">
            <text:p>0.0962</text:p>
          </table:table-cell>
          <table:table-cell table:style-name="ce2" table:formula="of:=IF([.B275]&gt;0;[.B275]/[.E27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9091" calcext:value-type="float">
            <text:p>-0.9909</text:p>
          </table:table-cell>
          <table:table-cell table:number-columns-repeated="16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(3.14159*[$Settings.$B$18]*[$Settings.$B$19])" office:value-type="float" office:value="0.0953316124281269" calcext:value-type="float">
            <text:p>0.0953</text:p>
          </table:table-cell>
          <table:table-cell table:style-name="ce2" table:formula="of:=IF([.B276]&gt;0;[.B276]/[.E27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9077" calcext:value-type="float">
            <text:p>-0.9908</text:p>
          </table:table-cell>
          <table:table-cell table:number-columns-repeated="16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(3.14159*[$Settings.$B$18]*[$Settings.$B$19])" office:value-type="float" office:value="0.0944363121688766" calcext:value-type="float">
            <text:p>0.0944</text:p>
          </table:table-cell>
          <table:table-cell table:style-name="ce2" table:formula="of:=IF([.B277]&gt;0;[.B277]/[.E27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9053" calcext:value-type="float">
            <text:p>-0.9905</text:p>
          </table:table-cell>
          <table:table-cell table:number-columns-repeated="16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(3.14159*[$Settings.$B$18]*[$Settings.$B$19])" office:value-type="float" office:value="0.0935390264090503" calcext:value-type="float">
            <text:p>0.0935</text:p>
          </table:table-cell>
          <table:table-cell table:style-name="ce2" table:formula="of:=IF([.B278]&gt;0;[.B278]/[.E27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902" calcext:value-type="float">
            <text:p>-0.9902</text:p>
          </table:table-cell>
          <table:table-cell table:number-columns-repeated="16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(3.14159*[$Settings.$B$18]*[$Settings.$B$19])" office:value-type="float" office:value="0.0926493158390242" calcext:value-type="float">
            <text:p>0.0926</text:p>
          </table:table-cell>
          <table:table-cell table:style-name="ce2" table:formula="of:=IF([.B279]&gt;0;[.B279]/[.E27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976" calcext:value-type="float">
            <text:p>-0.9898</text:p>
          </table:table-cell>
          <table:table-cell table:number-columns-repeated="16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(3.14159*[$Settings.$B$18]*[$Settings.$B$19])" office:value-type="float" office:value="0.0917669631737168" calcext:value-type="float">
            <text:p>0.0918</text:p>
          </table:table-cell>
          <table:table-cell table:style-name="ce2" table:formula="of:=IF([.B280]&gt;0;[.B280]/[.E28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92" calcext:value-type="float">
            <text:p>-0.9892</text:p>
          </table:table-cell>
          <table:table-cell table:number-columns-repeated="16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(3.14159*[$Settings.$B$18]*[$Settings.$B$19])" office:value-type="float" office:value="0.0908821932777792" calcext:value-type="float">
            <text:p>0.0909</text:p>
          </table:table-cell>
          <table:table-cell table:style-name="ce2" table:formula="of:=IF([.B281]&gt;0;[.B281]/[.E28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853" calcext:value-type="float">
            <text:p>-0.9885</text:p>
          </table:table-cell>
          <table:table-cell table:number-columns-repeated="16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(3.14159*[$Settings.$B$18]*[$Settings.$B$19])" office:value-type="float" office:value="0.0899943504972647" calcext:value-type="float">
            <text:p>0.0900</text:p>
          </table:table-cell>
          <table:table-cell table:style-name="ce2" table:formula="of:=IF([.B282]&gt;0;[.B282]/[.E28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772" calcext:value-type="float">
            <text:p>-0.9877</text:p>
          </table:table-cell>
          <table:table-cell table:number-columns-repeated="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(3.14159*[$Settings.$B$18]*[$Settings.$B$19])" office:value-type="float" office:value="0.0891134424162012" calcext:value-type="float">
            <text:p>0.0891</text:p>
          </table:table-cell>
          <table:table-cell table:style-name="ce2" table:formula="of:=IF([.B283]&gt;0;[.B283]/[.E28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677" calcext:value-type="float">
            <text:p>-0.9868</text:p>
          </table:table-cell>
          <table:table-cell table:number-columns-repeated="16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(3.14159*[$Settings.$B$18]*[$Settings.$B$19])" office:value-type="float" office:value="0.0882396976667321" calcext:value-type="float">
            <text:p>0.0882</text:p>
          </table:table-cell>
          <table:table-cell table:style-name="ce2" table:formula="of:=IF([.B284]&gt;0;[.B284]/[.E28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569" calcext:value-type="float">
            <text:p>-0.9857</text:p>
          </table:table-cell>
          <table:table-cell table:number-columns-repeated="16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(3.14159*[$Settings.$B$18]*[$Settings.$B$19])" office:value-type="float" office:value="0.0873626867057321" calcext:value-type="float">
            <text:p>0.0874</text:p>
          </table:table-cell>
          <table:table-cell table:style-name="ce2" table:formula="of:=IF([.B285]&gt;0;[.B285]/[.E28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446" calcext:value-type="float">
            <text:p>-0.9845</text:p>
          </table:table-cell>
          <table:table-cell table:number-columns-repeated="16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(3.14159*[$Settings.$B$18]*[$Settings.$B$19])" office:value-type="float" office:value="0.0864922027168426" calcext:value-type="float">
            <text:p>0.0865</text:p>
          </table:table-cell>
          <table:table-cell table:style-name="ce2" table:formula="of:=IF([.B286]&gt;0;[.B286]/[.E28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307" calcext:value-type="float">
            <text:p>-0.9831</text:p>
          </table:table-cell>
          <table:table-cell table:number-columns-repeated="16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(3.14159*[$Settings.$B$18]*[$Settings.$B$19])" office:value-type="float" office:value="0.0856184793837671" calcext:value-type="float">
            <text:p>0.0856</text:p>
          </table:table-cell>
          <table:table-cell table:style-name="ce2" table:formula="of:=IF([.B287]&gt;0;[.B287]/[.E28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8153" calcext:value-type="float">
            <text:p>-0.9815</text:p>
          </table:table-cell>
          <table:table-cell table:number-columns-repeated="16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(3.14159*[$Settings.$B$18]*[$Settings.$B$19])" office:value-type="float" office:value="0.084751095291354" calcext:value-type="float">
            <text:p>0.0848</text:p>
          </table:table-cell>
          <table:table-cell table:style-name="ce2" table:formula="of:=IF([.B288]&gt;0;[.B288]/[.E28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7982" calcext:value-type="float">
            <text:p>-0.9798</text:p>
          </table:table-cell>
          <table:table-cell table:number-columns-repeated="16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(3.14159*[$Settings.$B$18]*[$Settings.$B$19])" office:value-type="float" office:value="0.0838802878930279" calcext:value-type="float">
            <text:p>0.0839</text:p>
          </table:table-cell>
          <table:table-cell table:style-name="ce2" table:formula="of:=IF([.B289]&gt;0;[.B289]/[.E28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7795" calcext:value-type="float">
            <text:p>-0.9780</text:p>
          </table:table-cell>
          <table:table-cell table:number-columns-repeated="16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(3.14159*[$Settings.$B$18]*[$Settings.$B$19])" office:value-type="float" office:value="0.0830156420825144" calcext:value-type="float">
            <text:p>0.0830</text:p>
          </table:table-cell>
          <table:table-cell table:style-name="ce2" table:formula="of:=IF([.B290]&gt;0;[.B290]/[.E29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759" calcext:value-type="float">
            <text:p>-0.9759</text:p>
          </table:table-cell>
          <table:table-cell table:number-columns-repeated="16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(3.14159*[$Settings.$B$18]*[$Settings.$B$19])" office:value-type="float" office:value="0.0821473995979241" calcext:value-type="float">
            <text:p>0.0821</text:p>
          </table:table-cell>
          <table:table-cell table:style-name="ce2" table:formula="of:=IF([.B291]&gt;0;[.B291]/[.E29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7368" calcext:value-type="float">
            <text:p>-0.9737</text:p>
          </table:table-cell>
          <table:table-cell table:number-columns-repeated="16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(3.14159*[$Settings.$B$18]*[$Settings.$B$19])" office:value-type="float" office:value="0.081285369152099" calcext:value-type="float">
            <text:p>0.0813</text:p>
          </table:table-cell>
          <table:table-cell table:style-name="ce2" table:formula="of:=IF([.B292]&gt;0;[.B292]/[.E29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7128" calcext:value-type="float">
            <text:p>-0.9713</text:p>
          </table:table-cell>
          <table:table-cell table:number-columns-repeated="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(3.14159*[$Settings.$B$18]*[$Settings.$B$19])" office:value-type="float" office:value="0.080419579636575" calcext:value-type="float">
            <text:p>0.0804</text:p>
          </table:table-cell>
          <table:table-cell table:style-name="ce2" table:formula="of:=IF([.B293]&gt;0;[.B293]/[.E29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687" calcext:value-type="float">
            <text:p>-0.9687</text:p>
          </table:table-cell>
          <table:table-cell table:number-columns-repeated="16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(3.14159*[$Settings.$B$18]*[$Settings.$B$19])" office:value-type="float" office:value="0.0795598467752959" calcext:value-type="float">
            <text:p>0.0796</text:p>
          </table:table-cell>
          <table:table-cell table:style-name="ce2" table:formula="of:=IF([.B294]&gt;0;[.B294]/[.E29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6593" calcext:value-type="float">
            <text:p>-0.9659</text:p>
          </table:table-cell>
          <table:table-cell table:number-columns-repeated="16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(3.14159*[$Settings.$B$18]*[$Settings.$B$19])" office:value-type="float" office:value="0.0786962057664453" calcext:value-type="float">
            <text:p>0.0787</text:p>
          </table:table-cell>
          <table:table-cell table:style-name="ce2" table:formula="of:=IF([.B295]&gt;0;[.B295]/[.E29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6297" calcext:value-type="float">
            <text:p>-0.9630</text:p>
          </table:table-cell>
          <table:table-cell table:number-columns-repeated="16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(3.14159*[$Settings.$B$18]*[$Settings.$B$19])" office:value-type="float" office:value="0.0778384802523879" calcext:value-type="float">
            <text:p>0.0778</text:p>
          </table:table-cell>
          <table:table-cell table:style-name="ce2" table:formula="of:=IF([.B296]&gt;0;[.B296]/[.E29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5981" calcext:value-type="float">
            <text:p>-0.9598</text:p>
          </table:table-cell>
          <table:table-cell table:number-columns-repeated="16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(3.14159*[$Settings.$B$18]*[$Settings.$B$19])" office:value-type="float" office:value="0.0769869257214655" calcext:value-type="float">
            <text:p>0.0770</text:p>
          </table:table-cell>
          <table:table-cell table:style-name="ce2" table:formula="of:=IF([.B297]&gt;0;[.B297]/[.E29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5646" calcext:value-type="float">
            <text:p>-0.9565</text:p>
          </table:table-cell>
          <table:table-cell table:number-columns-repeated="16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(3.14159*[$Settings.$B$18]*[$Settings.$B$19])" office:value-type="float" office:value="0.0761311598802519" calcext:value-type="float">
            <text:p>0.0761</text:p>
          </table:table-cell>
          <table:table-cell table:style-name="ce2" table:formula="of:=IF([.B298]&gt;0;[.B298]/[.E29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529" calcext:value-type="float">
            <text:p>-0.9529</text:p>
          </table:table-cell>
          <table:table-cell table:number-columns-repeated="16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(3.14159*[$Settings.$B$18]*[$Settings.$B$19])" office:value-type="float" office:value="0.075271444316413" calcext:value-type="float">
            <text:p>0.0753</text:p>
          </table:table-cell>
          <table:table-cell table:style-name="ce2" table:formula="of:=IF([.B299]&gt;0;[.B299]/[.E29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4914" calcext:value-type="float">
            <text:p>-0.9491</text:p>
          </table:table-cell>
          <table:table-cell table:number-columns-repeated="16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(3.14159*[$Settings.$B$18]*[$Settings.$B$19])" office:value-type="float" office:value="0.0744176186161611" calcext:value-type="float">
            <text:p>0.0744</text:p>
          </table:table-cell>
          <table:table-cell table:style-name="ce2" table:formula="of:=IF([.B300]&gt;0;[.B300]/[.E30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4517" calcext:value-type="float">
            <text:p>-0.9452</text:p>
          </table:table-cell>
          <table:table-cell table:number-columns-repeated="16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(3.14159*[$Settings.$B$18]*[$Settings.$B$19])" office:value-type="float" office:value="0.0735697385361476" calcext:value-type="float">
            <text:p>0.0736</text:p>
          </table:table-cell>
          <table:table-cell table:style-name="ce2" table:formula="of:=IF([.B301]&gt;0;[.B301]/[.E30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4099" calcext:value-type="float">
            <text:p>-0.9410</text:p>
          </table:table-cell>
          <table:table-cell table:number-columns-repeated="16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(3.14159*[$Settings.$B$18]*[$Settings.$B$19])" office:value-type="float" office:value="0.0727178627823682" calcext:value-type="float">
            <text:p>0.0727</text:p>
          </table:table-cell>
          <table:table-cell table:style-name="ce2" table:formula="of:=IF([.B302]&gt;0;[.B302]/[.E30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366" calcext:value-type="float">
            <text:p>-0.9366</text:p>
          </table:table-cell>
          <table:table-cell table:number-columns-repeated="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(3.14159*[$Settings.$B$18]*[$Settings.$B$19])" office:value-type="float" office:value="0.0718618452418997" calcext:value-type="float">
            <text:p>0.0719</text:p>
          </table:table-cell>
          <table:table-cell table:style-name="ce2" table:formula="of:=IF([.B303]&gt;0;[.B303]/[.E30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3199" calcext:value-type="float">
            <text:p>-0.9320</text:p>
          </table:table-cell>
          <table:table-cell table:number-columns-repeated="16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(3.14159*[$Settings.$B$18]*[$Settings.$B$19])" office:value-type="float" office:value="0.0710117537429726" calcext:value-type="float">
            <text:p>0.0710</text:p>
          </table:table-cell>
          <table:table-cell table:style-name="ce2" table:formula="of:=IF([.B304]&gt;0;[.B304]/[.E30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2716" calcext:value-type="float">
            <text:p>-0.9272</text:p>
          </table:table-cell>
          <table:table-cell table:number-columns-repeated="16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(3.14159*[$Settings.$B$18]*[$Settings.$B$19])" office:value-type="float" office:value="0.0701674537872393" calcext:value-type="float">
            <text:p>0.0702</text:p>
          </table:table-cell>
          <table:table-cell table:style-name="ce2" table:formula="of:=IF([.B305]&gt;0;[.B305]/[.E30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221" calcext:value-type="float">
            <text:p>-0.9221</text:p>
          </table:table-cell>
          <table:table-cell table:number-columns-repeated="16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(3.14159*[$Settings.$B$18]*[$Settings.$B$19])" office:value-type="float" office:value="0.0693192275921708" calcext:value-type="float">
            <text:p>0.0693</text:p>
          </table:table-cell>
          <table:table-cell table:style-name="ce2" table:formula="of:=IF([.B306]&gt;0;[.B306]/[.E30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1682" calcext:value-type="float">
            <text:p>-0.9168</text:p>
          </table:table-cell>
          <table:table-cell table:number-columns-repeated="16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(3.14159*[$Settings.$B$18]*[$Settings.$B$19])" office:value-type="float" office:value="0.068476949685795" calcext:value-type="float">
            <text:p>0.0685</text:p>
          </table:table-cell>
          <table:table-cell table:style-name="ce2" table:formula="of:=IF([.B307]&gt;0;[.B307]/[.E30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1131" calcext:value-type="float">
            <text:p>-0.9113</text:p>
          </table:table-cell>
          <table:table-cell table:number-columns-repeated="16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(3.14159*[$Settings.$B$18]*[$Settings.$B$19])" office:value-type="float" office:value="0.0676307048233048" calcext:value-type="float">
            <text:p>0.0676</text:p>
          </table:table-cell>
          <table:table-cell table:style-name="ce2" table:formula="of:=IF([.B308]&gt;0;[.B308]/[.E30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90557" calcext:value-type="float">
            <text:p>-0.9056</text:p>
          </table:table-cell>
          <table:table-cell table:number-columns-repeated="16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(3.14159*[$Settings.$B$18]*[$Settings.$B$19])" office:value-type="float" office:value="0.0667903807523896" calcext:value-type="float">
            <text:p>0.0668</text:p>
          </table:table-cell>
          <table:table-cell table:style-name="ce2" table:formula="of:=IF([.B309]&gt;0;[.B309]/[.E30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9959" calcext:value-type="float">
            <text:p>-0.8996</text:p>
          </table:table-cell>
          <table:table-cell table:number-columns-repeated="16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(3.14159*[$Settings.$B$18]*[$Settings.$B$19])" office:value-type="float" office:value="0.0659462726159153" calcext:value-type="float">
            <text:p>0.0659</text:p>
          </table:table-cell>
          <table:table-cell table:style-name="ce2" table:formula="of:=IF([.B310]&gt;0;[.B310]/[.E31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9338" calcext:value-type="float">
            <text:p>-0.8934</text:p>
          </table:table-cell>
          <table:table-cell table:number-columns-repeated="16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(3.14159*[$Settings.$B$18]*[$Settings.$B$19])" office:value-type="float" office:value="0.0651082782134182" calcext:value-type="float">
            <text:p>0.0651</text:p>
          </table:table-cell>
          <table:table-cell table:style-name="ce2" table:formula="of:=IF([.B311]&gt;0;[.B311]/[.E31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8693" calcext:value-type="float">
            <text:p>-0.8869</text:p>
          </table:table-cell>
          <table:table-cell table:number-columns-repeated="16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(3.14159*[$Settings.$B$18]*[$Settings.$B$19])" office:value-type="float" office:value="0.0642663048434182" calcext:value-type="float">
            <text:p>0.0643</text:p>
          </table:table-cell>
          <table:table-cell table:style-name="ce2" table:formula="of:=IF([.B312]&gt;0;[.B312]/[.E31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8023" calcext:value-type="float">
            <text:p>-0.8802</text:p>
          </table:table-cell>
          <table:table-cell table:number-columns-repeated="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(3.14159*[$Settings.$B$18]*[$Settings.$B$19])" office:value-type="float" office:value="0.0634308538899846" calcext:value-type="float">
            <text:p>0.0634</text:p>
          </table:table-cell>
          <table:table-cell table:style-name="ce2" table:formula="of:=IF([.B313]&gt;0;[.B313]/[.E31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733" calcext:value-type="float">
            <text:p>-0.8733</text:p>
          </table:table-cell>
          <table:table-cell table:number-columns-repeated="16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(3.14159*[$Settings.$B$18]*[$Settings.$B$19])" office:value-type="float" office:value="0.0625914526989608" calcext:value-type="float">
            <text:p>0.0626</text:p>
          </table:table-cell>
          <table:table-cell table:style-name="ce2" table:formula="of:=IF([.B314]&gt;0;[.B314]/[.E31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6611" calcext:value-type="float">
            <text:p>-0.8661</text:p>
          </table:table-cell>
          <table:table-cell table:number-columns-repeated="16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(3.14159*[$Settings.$B$18]*[$Settings.$B$19])" office:value-type="float" office:value="0.0617584177140328" calcext:value-type="float">
            <text:p>0.0618</text:p>
          </table:table-cell>
          <table:table-cell table:style-name="ce2" table:formula="of:=IF([.B315]&gt;0;[.B315]/[.E31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867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(3.14159*[$Settings.$B$18]*[$Settings.$B$19])" office:value-type="float" office:value="0.0609220630381373" calcext:value-type="float">
            <text:p>0.0609</text:p>
          </table:table-cell>
          <table:table-cell table:style-name="ce2" table:formula="of:=IF([.B316]&gt;0;[.B316]/[.E31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5099" calcext:value-type="float">
            <text:p>-0.8510</text:p>
          </table:table-cell>
          <table:table-cell table:number-columns-repeated="16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(3.14159*[$Settings.$B$18]*[$Settings.$B$19])" office:value-type="float" office:value="0.0600919481188242" calcext:value-type="float">
            <text:p>0.0601</text:p>
          </table:table-cell>
          <table:table-cell table:style-name="ce2" table:formula="of:=IF([.B317]&gt;0;[.B317]/[.E31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4304" calcext:value-type="float">
            <text:p>-0.8430</text:p>
          </table:table-cell>
          <table:table-cell table:number-columns-repeated="16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(3.14159*[$Settings.$B$18]*[$Settings.$B$19])" office:value-type="float" office:value="0.0592685887257399" calcext:value-type="float">
            <text:p>0.0593</text:p>
          </table:table-cell>
          <table:table-cell table:style-name="ce2" table:formula="of:=IF([.B318]&gt;0;[.B318]/[.E31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3484" calcext:value-type="float">
            <text:p>-0.8348</text:p>
          </table:table-cell>
          <table:table-cell table:number-columns-repeated="16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(3.14159*[$Settings.$B$18]*[$Settings.$B$19])" office:value-type="float" office:value="0.0584421219599224" calcext:value-type="float">
            <text:p>0.0584</text:p>
          </table:table-cell>
          <table:table-cell table:style-name="ce2" table:formula="of:=IF([.B319]&gt;0;[.B319]/[.E31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2639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(3.14159*[$Settings.$B$18]*[$Settings.$B$19])" office:value-type="float" office:value="0.0576123245339396" calcext:value-type="float">
            <text:p>0.0576</text:p>
          </table:table-cell>
          <table:table-cell table:style-name="ce2" table:formula="of:=IF([.B320]&gt;0;[.B320]/[.E32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1767" calcext:value-type="float">
            <text:p>-0.8177</text:p>
          </table:table-cell>
          <table:table-cell table:number-columns-repeated="16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(3.14159*[$Settings.$B$18]*[$Settings.$B$19])" office:value-type="float" office:value="0.0567893539066618" calcext:value-type="float">
            <text:p>0.0568</text:p>
          </table:table-cell>
          <table:table-cell table:style-name="ce2" table:formula="of:=IF([.B321]&gt;0;[.B321]/[.E32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80868" calcext:value-type="float">
            <text:p>-0.8087</text:p>
          </table:table-cell>
          <table:table-cell table:number-columns-repeated="16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(3.14159*[$Settings.$B$18]*[$Settings.$B$19])" office:value-type="float" office:value="0.0559735506270355" calcext:value-type="float">
            <text:p>0.0560</text:p>
          </table:table-cell>
          <table:table-cell table:style-name="ce2" table:formula="of:=IF([.B322]&gt;0;[.B322]/[.E32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9943" calcext:value-type="float">
            <text:p>-0.7994</text:p>
          </table:table-cell>
          <table:table-cell table:number-columns-repeated="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(3.14159*[$Settings.$B$18]*[$Settings.$B$19])" office:value-type="float" office:value="0.0551550755379858" calcext:value-type="float">
            <text:p>0.0552</text:p>
          </table:table-cell>
          <table:table-cell table:style-name="ce2" table:formula="of:=IF([.B323]&gt;0;[.B323]/[.E32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8992" calcext:value-type="float">
            <text:p>-0.7899</text:p>
          </table:table-cell>
          <table:table-cell table:number-columns-repeated="16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(3.14159*[$Settings.$B$18]*[$Settings.$B$19])" office:value-type="float" office:value="0.0543337461725215" calcext:value-type="float">
            <text:p>0.0543</text:p>
          </table:table-cell>
          <table:table-cell table:style-name="ce2" table:formula="of:=IF([.B324]&gt;0;[.B324]/[.E32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8013" calcext:value-type="float">
            <text:p>-0.7801</text:p>
          </table:table-cell>
          <table:table-cell table:number-columns-repeated="16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(3.14159*[$Settings.$B$18]*[$Settings.$B$19])" office:value-type="float" office:value="0.0535199175275864" calcext:value-type="float">
            <text:p>0.0535</text:p>
          </table:table-cell>
          <table:table-cell table:style-name="ce2" table:formula="of:=IF([.B325]&gt;0;[.B325]/[.E32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7007" calcext:value-type="float">
            <text:p>-0.7701</text:p>
          </table:table-cell>
          <table:table-cell table:number-columns-repeated="16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(3.14159*[$Settings.$B$18]*[$Settings.$B$19])" office:value-type="float" office:value="0.0527136018921149" calcext:value-type="float">
            <text:p>0.0527</text:p>
          </table:table-cell>
          <table:table-cell table:style-name="ce2" table:formula="of:=IF([.B326]&gt;0;[.B326]/[.E32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5973" calcext:value-type="float">
            <text:p>-0.7597</text:p>
          </table:table-cell>
          <table:table-cell table:number-columns-repeated="16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(3.14159*[$Settings.$B$18]*[$Settings.$B$19])" office:value-type="float" office:value="0.051905159891996" calcext:value-type="float">
            <text:p>0.0519</text:p>
          </table:table-cell>
          <table:table-cell table:style-name="ce2" table:formula="of:=IF([.B327]&gt;0;[.B327]/[.E32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4912" calcext:value-type="float">
            <text:p>-0.7491</text:p>
          </table:table-cell>
          <table:table-cell table:number-columns-repeated="1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(3.14159*[$Settings.$B$18]*[$Settings.$B$19])" office:value-type="float" office:value="0.0511046185405926" calcext:value-type="float">
            <text:p>0.0511</text:p>
          </table:table-cell>
          <table:table-cell table:style-name="ce2" table:formula="of:=IF([.B328]&gt;0;[.B328]/[.E32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3823" calcext:value-type="float">
            <text:p>-0.7382</text:p>
          </table:table-cell>
          <table:table-cell table:number-columns-repeated="16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(3.14159*[$Settings.$B$18]*[$Settings.$B$19])" office:value-type="float" office:value="0.050302181763995" calcext:value-type="float">
            <text:p>0.0503</text:p>
          </table:table-cell>
          <table:table-cell table:style-name="ce2" table:formula="of:=IF([.B329]&gt;0;[.B329]/[.E32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2706" calcext:value-type="float">
            <text:p>-0.7271</text:p>
          </table:table-cell>
          <table:table-cell table:number-columns-repeated="16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(3.14159*[$Settings.$B$18]*[$Settings.$B$19])" office:value-type="float" office:value="0.0494980587315723" calcext:value-type="float">
            <text:p>0.0495</text:p>
          </table:table-cell>
          <table:table-cell table:style-name="ce2" table:formula="of:=IF([.B330]&gt;0;[.B330]/[.E33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1561" calcext:value-type="float">
            <text:p>-0.7156</text:p>
          </table:table-cell>
          <table:table-cell table:number-columns-repeated="16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(3.14159*[$Settings.$B$18]*[$Settings.$B$19])" office:value-type="float" office:value="0.0487123069421621" calcext:value-type="float">
            <text:p>0.0487</text:p>
          </table:table-cell>
          <table:table-cell table:style-name="ce2" table:formula="of:=IF([.B331]&gt;0;[.B331]/[.E33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70387" calcext:value-type="float">
            <text:p>-0.7039</text:p>
          </table:table-cell>
          <table:table-cell table:number-columns-repeated="16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(3.14159*[$Settings.$B$18]*[$Settings.$B$19])" office:value-type="float" office:value="0.0479153083224732" calcext:value-type="float">
            <text:p>0.0479</text:p>
          </table:table-cell>
          <table:table-cell table:style-name="ce2" table:formula="of:=IF([.B332]&gt;0;[.B332]/[.E33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9185" calcext:value-type="float">
            <text:p>-0.6919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(3.14159*[$Settings.$B$18]*[$Settings.$B$19])" office:value-type="float" office:value="0.0471269849812816" calcext:value-type="float">
            <text:p>0.0471</text:p>
          </table:table-cell>
          <table:table-cell table:style-name="ce2" table:formula="of:=IF([.B333]&gt;0;[.B333]/[.E33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7953" calcext:value-type="float">
            <text:p>-0.6795</text:p>
          </table:table-cell>
          <table:table-cell table:number-columns-repeated="16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(3.14159*[$Settings.$B$18]*[$Settings.$B$19])" office:value-type="float" office:value="0.0463478814527003" calcext:value-type="float">
            <text:p>0.0463</text:p>
          </table:table-cell>
          <table:table-cell table:style-name="ce2" table:formula="of:=IF([.B334]&gt;0;[.B334]/[.E33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6693" calcext:value-type="float">
            <text:p>-0.6669</text:p>
          </table:table-cell>
          <table:table-cell table:number-columns-repeated="16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(3.14159*[$Settings.$B$18]*[$Settings.$B$19])" office:value-type="float" office:value="0.0455679420759372" calcext:value-type="float">
            <text:p>0.0456</text:p>
          </table:table-cell>
          <table:table-cell table:style-name="ce2" table:formula="of:=IF([.B335]&gt;0;[.B335]/[.E33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5403" calcext:value-type="float">
            <text:p>-0.6540</text:p>
          </table:table-cell>
          <table:table-cell table:number-columns-repeated="16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(3.14159*[$Settings.$B$18]*[$Settings.$B$19])" office:value-type="float" office:value="0.0447975685313967" calcext:value-type="float">
            <text:p>0.0448</text:p>
          </table:table-cell>
          <table:table-cell table:style-name="ce2" table:formula="of:=IF([.B336]&gt;0;[.B336]/[.E33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4084" calcext:value-type="float">
            <text:p>-0.6408</text:p>
          </table:table-cell>
          <table:table-cell table:number-columns-repeated="16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(3.14159*[$Settings.$B$18]*[$Settings.$B$19])" office:value-type="float" office:value="0.0440268767809202" calcext:value-type="float">
            <text:p>0.0440</text:p>
          </table:table-cell>
          <table:table-cell table:style-name="ce2" table:formula="of:=IF([.B337]&gt;0;[.B337]/[.E33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2735" calcext:value-type="float">
            <text:p>-0.6274</text:p>
          </table:table-cell>
          <table:table-cell table:number-columns-repeated="16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(3.14159*[$Settings.$B$18]*[$Settings.$B$19])" office:value-type="float" office:value="0.0432562742631559" calcext:value-type="float">
            <text:p>0.0433</text:p>
          </table:table-cell>
          <table:table-cell table:style-name="ce2" table:formula="of:=IF([.B338]&gt;0;[.B338]/[.E33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61357" calcext:value-type="float">
            <text:p>-0.6136</text:p>
          </table:table-cell>
          <table:table-cell table:number-columns-repeated="16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(3.14159*[$Settings.$B$18]*[$Settings.$B$19])" office:value-type="float" office:value="0.0424957609513523" calcext:value-type="float">
            <text:p>0.0425</text:p>
          </table:table-cell>
          <table:table-cell table:style-name="ce2" table:formula="of:=IF([.B339]&gt;0;[.B339]/[.E33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9948" calcext:value-type="float">
            <text:p>-0.5995</text:p>
          </table:table-cell>
          <table:table-cell table:number-columns-repeated="16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(3.14159*[$Settings.$B$18]*[$Settings.$B$19])" office:value-type="float" office:value="0.0417357593964818" calcext:value-type="float">
            <text:p>0.0417</text:p>
          </table:table-cell>
          <table:table-cell table:style-name="ce2" table:formula="of:=IF([.B340]&gt;0;[.B340]/[.E34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8509" calcext:value-type="float">
            <text:p>-0.5851</text:p>
          </table:table-cell>
          <table:table-cell table:number-columns-repeated="16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(3.14159*[$Settings.$B$18]*[$Settings.$B$19])" office:value-type="float" office:value="0.0409865583132668" calcext:value-type="float">
            <text:p>0.0410</text:p>
          </table:table-cell>
          <table:table-cell table:style-name="ce2" table:formula="of:=IF([.B341]&gt;0;[.B341]/[.E34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704" calcext:value-type="float">
            <text:p>-0.5704</text:p>
          </table:table-cell>
          <table:table-cell table:number-columns-repeated="16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(3.14159*[$Settings.$B$18]*[$Settings.$B$19])" office:value-type="float" office:value="0.0402383286198867" calcext:value-type="float">
            <text:p>0.0402</text:p>
          </table:table-cell>
          <table:table-cell table:style-name="ce2" table:formula="of:=IF([.B342]&gt;0;[.B342]/[.E34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554" calcext:value-type="float">
            <text:p>-0.5554</text:p>
          </table:table-cell>
          <table:table-cell table:number-columns-repeated="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(3.14159*[$Settings.$B$18]*[$Settings.$B$19])" office:value-type="float" office:value="0.0395015017042001" calcext:value-type="float">
            <text:p>0.0395</text:p>
          </table:table-cell>
          <table:table-cell table:style-name="ce2" table:formula="of:=IF([.B343]&gt;0;[.B343]/[.E34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401" calcext:value-type="float">
            <text:p>-0.5401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(3.14159*[$Settings.$B$18]*[$Settings.$B$19])" office:value-type="float" office:value="0.0387661506912194" calcext:value-type="float">
            <text:p>0.0388</text:p>
          </table:table-cell>
          <table:table-cell table:style-name="ce2" table:formula="of:=IF([.B344]&gt;0;[.B344]/[.E34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2448" calcext:value-type="float">
            <text:p>-0.5245</text:p>
          </table:table-cell>
          <table:table-cell table:number-columns-repeated="1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(3.14159*[$Settings.$B$18]*[$Settings.$B$19])" office:value-type="float" office:value="0.038042836607309" calcext:value-type="float">
            <text:p>0.0380</text:p>
          </table:table-cell>
          <table:table-cell table:style-name="ce2" table:formula="of:=IF([.B345]&gt;0;[.B345]/[.E34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50856" calcext:value-type="float">
            <text:p>-0.5086</text:p>
          </table:table-cell>
          <table:table-cell table:number-columns-repeated="16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(3.14159*[$Settings.$B$18]*[$Settings.$B$19])" office:value-type="float" office:value="0.0373216593556546" calcext:value-type="float">
            <text:p>0.0373</text:p>
          </table:table-cell>
          <table:table-cell table:style-name="ce2" table:formula="of:=IF([.B346]&gt;0;[.B346]/[.E34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49232" calcext:value-type="float">
            <text:p>-0.4923</text:p>
          </table:table-cell>
          <table:table-cell table:number-columns-repeated="16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(3.14159*[$Settings.$B$18]*[$Settings.$B$19])" office:value-type="float" office:value="0.0366030725523174" calcext:value-type="float">
            <text:p>0.0366</text:p>
          </table:table-cell>
          <table:table-cell table:style-name="ce2" table:formula="of:=IF([.B347]&gt;0;[.B347]/[.E34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47577" calcext:value-type="float">
            <text:p>-0.4758</text:p>
          </table:table-cell>
          <table:table-cell table:number-columns-repeated="16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(3.14159*[$Settings.$B$18]*[$Settings.$B$19])" office:value-type="float" office:value="0.0358973170147133" calcext:value-type="float">
            <text:p>0.0359</text:p>
          </table:table-cell>
          <table:table-cell table:style-name="ce2" table:formula="of:=IF([.B348]&gt;0;[.B348]/[.E34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4589" calcext:value-type="float">
            <text:p>-0.4589</text:p>
          </table:table-cell>
          <table:table-cell table:number-columns-repeated="16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(3.14159*[$Settings.$B$18]*[$Settings.$B$19])" office:value-type="float" office:value="0.0352047537800342" calcext:value-type="float">
            <text:p>0.0352</text:p>
          </table:table-cell>
          <table:table-cell table:style-name="ce2" table:formula="of:=IF([.B349]&gt;0;[.B349]/[.E34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44171" calcext:value-type="float">
            <text:p>-0.4417</text:p>
          </table:table-cell>
          <table:table-cell table:number-columns-repeated="16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(3.14159*[$Settings.$B$18]*[$Settings.$B$19])" office:value-type="float" office:value="0.0345058453012277" calcext:value-type="float">
            <text:p>0.0345</text:p>
          </table:table-cell>
          <table:table-cell table:style-name="ce2" table:formula="of:=IF([.B350]&gt;0;[.B350]/[.E35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42421" calcext:value-type="float">
            <text:p>-0.4242</text:p>
          </table:table-cell>
          <table:table-cell table:number-columns-repeated="1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(3.14159*[$Settings.$B$18]*[$Settings.$B$19])" office:value-type="float" office:value="0.0338207732026153" calcext:value-type="float">
            <text:p>0.0338</text:p>
          </table:table-cell>
          <table:table-cell table:style-name="ce2" table:formula="of:=IF([.B351]&gt;0;[.B351]/[.E35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40638" calcext:value-type="float">
            <text:p>-0.4064</text:p>
          </table:table-cell>
          <table:table-cell table:number-columns-repeated="16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(3.14159*[$Settings.$B$18]*[$Settings.$B$19])" office:value-type="float" office:value="0.0331500175373508" calcext:value-type="float">
            <text:p>0.0332</text:p>
          </table:table-cell>
          <table:table-cell table:style-name="ce2" table:formula="of:=IF([.B352]&gt;0;[.B352]/[.E35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38823" calcext:value-type="float">
            <text:p>-0.3882</text:p>
          </table:table-cell>
          <table:table-cell table:number-columns-repeated="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(3.14159*[$Settings.$B$18]*[$Settings.$B$19])" office:value-type="float" office:value="0.0324838843071487" calcext:value-type="float">
            <text:p>0.0325</text:p>
          </table:table-cell>
          <table:table-cell table:style-name="ce2" table:formula="of:=IF([.B353]&gt;0;[.B353]/[.E35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36975" calcext:value-type="float">
            <text:p>-0.3698</text:p>
          </table:table-cell>
          <table:table-cell table:number-columns-repeated="16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(3.14159*[$Settings.$B$18]*[$Settings.$B$19])" office:value-type="float" office:value="0.0318228595998379" calcext:value-type="float">
            <text:p>0.0318</text:p>
          </table:table-cell>
          <table:table-cell table:style-name="ce2" table:formula="of:=IF([.B354]&gt;0;[.B354]/[.E35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35095" calcext:value-type="float">
            <text:p>-0.3510</text:p>
          </table:table-cell>
          <table:table-cell table:number-columns-repeated="16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(3.14159*[$Settings.$B$18]*[$Settings.$B$19])" office:value-type="float" office:value="0.0311772717835507" calcext:value-type="float">
            <text:p>0.0312</text:p>
          </table:table-cell>
          <table:table-cell table:style-name="ce2" table:formula="of:=IF([.B355]&gt;0;[.B355]/[.E35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33182" calcext:value-type="float">
            <text:p>-0.3318</text:p>
          </table:table-cell>
          <table:table-cell table:number-columns-repeated="16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(3.14159*[$Settings.$B$18]*[$Settings.$B$19])" office:value-type="float" office:value="0.0305376126909841" calcext:value-type="float">
            <text:p>0.0305</text:p>
          </table:table-cell>
          <table:table-cell table:style-name="ce2" table:formula="of:=IF([.B356]&gt;0;[.B356]/[.E35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31237" calcext:value-type="float">
            <text:p>-0.3124</text:p>
          </table:table-cell>
          <table:table-cell table:number-columns-repeated="16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(3.14159*[$Settings.$B$18]*[$Settings.$B$19])" office:value-type="float" office:value="0.0299041681209554" calcext:value-type="float">
            <text:p>0.0299</text:p>
          </table:table-cell>
          <table:table-cell table:style-name="ce2" table:formula="of:=IF([.B357]&gt;0;[.B357]/[.E35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9258" calcext:value-type="float">
            <text:p>-0.2926</text:p>
          </table:table-cell>
          <table:table-cell table:number-columns-repeated="16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(3.14159*[$Settings.$B$18]*[$Settings.$B$19])" office:value-type="float" office:value="0.0292874488104998" calcext:value-type="float">
            <text:p>0.0293</text:p>
          </table:table-cell>
          <table:table-cell table:style-name="ce2" table:formula="of:=IF([.B358]&gt;0;[.B358]/[.E35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7246" calcext:value-type="float">
            <text:p>-0.2725</text:p>
          </table:table-cell>
          <table:table-cell table:number-columns-repeated="16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(3.14159*[$Settings.$B$18]*[$Settings.$B$19])" office:value-type="float" office:value="0.0286778426273709" calcext:value-type="float">
            <text:p>0.0287</text:p>
          </table:table-cell>
          <table:table-cell table:style-name="ce2" table:formula="of:=IF([.B359]&gt;0;[.B359]/[.E35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52" calcext:value-type="float">
            <text:p>-0.2520</text:p>
          </table:table-cell>
          <table:table-cell table:number-columns-repeated="16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(3.14159*[$Settings.$B$18]*[$Settings.$B$19])" office:value-type="float" office:value="0.028116694991151" calcext:value-type="float">
            <text:p>0.0281</text:p>
          </table:table-cell>
          <table:table-cell table:style-name="ce2" table:formula="of:=IF([.B360]&gt;0;[.B360]/[.E36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39" calcext:value-type="float">
            <text:p>-0.2390</text:p>
          </table:table-cell>
          <table:table-cell table:number-columns-repeated="16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(3.14159*[$Settings.$B$18]*[$Settings.$B$19])" office:value-type="float" office:value="0.0275693148468694" calcext:value-type="float">
            <text:p>0.0276</text:p>
          </table:table-cell>
          <table:table-cell table:style-name="ce2" table:formula="of:=IF([.B361]&gt;0;[.B361]/[.E36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26" calcext:value-type="float">
            <text:p>-0.2260</text:p>
          </table:table-cell>
          <table:table-cell table:number-columns-repeated="16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(3.14159*[$Settings.$B$18]*[$Settings.$B$19])" office:value-type="float" office:value="0.0270257021945262" calcext:value-type="float">
            <text:p>0.0270</text:p>
          </table:table-cell>
          <table:table-cell table:style-name="ce2" table:formula="of:=IF([.B362]&gt;0;[.B362]/[.E36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13" calcext:value-type="float">
            <text:p>-0.2130</text:p>
          </table:table-cell>
          <table:table-cell table:number-columns-repeated="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(3.14159*[$Settings.$B$18]*[$Settings.$B$19])" office:value-type="float" office:value="0.0264958570341212" calcext:value-type="float">
            <text:p>0.0265</text:p>
          </table:table-cell>
          <table:table-cell table:style-name="ce2" table:formula="of:=IF([.B363]&gt;0;[.B363]/[.E36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2" calcext:value-type="float">
            <text:p>-0.2000</text:p>
          </table:table-cell>
          <table:table-cell table:number-columns-repeated="16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(3.14159*[$Settings.$B$18]*[$Settings.$B$19])" office:value-type="float" office:value="0.0259697793656546" calcext:value-type="float">
            <text:p>0.0260</text:p>
          </table:table-cell>
          <table:table-cell table:style-name="ce2" table:formula="of:=IF([.B364]&gt;0;[.B364]/[.E36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87" calcext:value-type="float">
            <text:p>-0.1870</text:p>
          </table:table-cell>
          <table:table-cell table:number-columns-repeated="16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(3.14159*[$Settings.$B$18]*[$Settings.$B$19])" office:value-type="float" office:value="0.0254474691891264" calcext:value-type="float">
            <text:p>0.0254</text:p>
          </table:table-cell>
          <table:table-cell table:style-name="ce2" table:formula="of:=IF([.B365]&gt;0;[.B365]/[.E36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74" calcext:value-type="float">
            <text:p>-0.1740</text:p>
          </table:table-cell>
          <table:table-cell table:number-columns-repeated="16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(3.14159*[$Settings.$B$18]*[$Settings.$B$19])" office:value-type="float" office:value="0.0249389265045364" calcext:value-type="float">
            <text:p>0.0249</text:p>
          </table:table-cell>
          <table:table-cell table:style-name="ce2" table:formula="of:=IF([.B366]&gt;0;[.B366]/[.E36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61" calcext:value-type="float">
            <text:p>-0.1610</text:p>
          </table:table-cell>
          <table:table-cell table:number-columns-repeated="16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(3.14159*[$Settings.$B$18]*[$Settings.$B$19])" office:value-type="float" office:value="0.0244341513118848" calcext:value-type="float">
            <text:p>0.0244</text:p>
          </table:table-cell>
          <table:table-cell table:style-name="ce2" table:formula="of:=IF([.B367]&gt;0;[.B367]/[.E36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48" calcext:value-type="float">
            <text:p>-0.1480</text:p>
          </table:table-cell>
          <table:table-cell table:number-columns-repeated="1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(3.14159*[$Settings.$B$18]*[$Settings.$B$19])" office:value-type="float" office:value="0.0239331436111715" calcext:value-type="float">
            <text:p>0.0239</text:p>
          </table:table-cell>
          <table:table-cell table:style-name="ce2" table:formula="of:=IF([.B368]&gt;0;[.B368]/[.E36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35" calcext:value-type="float">
            <text:p>-0.1350</text:p>
          </table:table-cell>
          <table:table-cell table:number-columns-repeated="16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(3.14159*[$Settings.$B$18]*[$Settings.$B$19])" office:value-type="float" office:value="0.0234359034023965" calcext:value-type="float">
            <text:p>0.0234</text:p>
          </table:table-cell>
          <table:table-cell table:style-name="ce2" table:formula="of:=IF([.B369]&gt;0;[.B369]/[.E369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22" calcext:value-type="float">
            <text:p>-0.1220</text:p>
          </table:table-cell>
          <table:table-cell table:number-columns-repeated="16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(3.14159*[$Settings.$B$18]*[$Settings.$B$19])" office:value-type="float" office:value="0.0229524306855599" calcext:value-type="float">
            <text:p>0.0230</text:p>
          </table:table-cell>
          <table:table-cell table:style-name="ce2" table:formula="of:=IF([.B370]&gt;0;[.B370]/[.E370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109" calcext:value-type="float">
            <text:p>-0.1090</text:p>
          </table:table-cell>
          <table:table-cell table:number-columns-repeated="16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(3.14159*[$Settings.$B$18]*[$Settings.$B$19])" office:value-type="float" office:value="0.0224727254606615" calcext:value-type="float">
            <text:p>0.0225</text:p>
          </table:table-cell>
          <table:table-cell table:style-name="ce2" table:formula="of:=IF([.B371]&gt;0;[.B371]/[.E371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96" calcext:value-type="float">
            <text:p>-0.0960</text:p>
          </table:table-cell>
          <table:table-cell table:number-columns-repeated="16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(3.14159*[$Settings.$B$18]*[$Settings.$B$19])" office:value-type="float" office:value="0.0220067877277015" calcext:value-type="float">
            <text:p>0.0220</text:p>
          </table:table-cell>
          <table:table-cell table:style-name="ce2" table:formula="of:=IF([.B372]&gt;0;[.B372]/[.E372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83" calcext:value-type="float">
            <text:p>-0.0830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(3.14159*[$Settings.$B$18]*[$Settings.$B$19])" office:value-type="float" office:value="0.0215446174866798" calcext:value-type="float">
            <text:p>0.0215</text:p>
          </table:table-cell>
          <table:table-cell table:style-name="ce2" table:formula="of:=IF([.B373]&gt;0;[.B373]/[.E373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7" calcext:value-type="float">
            <text:p>-0.0700</text:p>
          </table:table-cell>
          <table:table-cell table:number-columns-repeated="16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(3.14159*[$Settings.$B$18]*[$Settings.$B$19])" office:value-type="float" office:value="0.0210862147375965" calcext:value-type="float">
            <text:p>0.0211</text:p>
          </table:table-cell>
          <table:table-cell table:style-name="ce2" table:formula="of:=IF([.B374]&gt;0;[.B374]/[.E374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57" calcext:value-type="float">
            <text:p>-0.0570</text:p>
          </table:table-cell>
          <table:table-cell table:number-columns-repeated="16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(3.14159*[$Settings.$B$18]*[$Settings.$B$19])" office:value-type="float" office:value="0.0206315794804515" calcext:value-type="float">
            <text:p>0.0206</text:p>
          </table:table-cell>
          <table:table-cell table:style-name="ce2" table:formula="of:=IF([.B375]&gt;0;[.B375]/[.E375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44" calcext:value-type="float">
            <text:p>-0.0440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(3.14159*[$Settings.$B$18]*[$Settings.$B$19])" office:value-type="float" office:value="0.0201907117152448" calcext:value-type="float">
            <text:p>0.0202</text:p>
          </table:table-cell>
          <table:table-cell table:style-name="ce2" table:formula="of:=IF([.B376]&gt;0;[.B376]/[.E376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31" calcext:value-type="float">
            <text:p>-0.0310</text:p>
          </table:table-cell>
          <table:table-cell table:number-columns-repeated="16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(3.14159*[$Settings.$B$18]*[$Settings.$B$19])" office:value-type="float" office:value="0.0197436114419764" calcext:value-type="float">
            <text:p>0.0197</text:p>
          </table:table-cell>
          <table:table-cell table:style-name="ce2" table:formula="of:=IF([.B377]&gt;0;[.B377]/[.E377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18" calcext:value-type="float">
            <text:p>-0.0180</text:p>
          </table:table-cell>
          <table:table-cell table:number-columns-repeated="1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(3.14159*[$Settings.$B$18]*[$Settings.$B$19])" office:value-type="float" office:value="0.0193202786606463" calcext:value-type="float">
            <text:p>0.0193</text:p>
          </table:table-cell>
          <table:table-cell table:style-name="ce2" table:formula="of:=IF([.B378]&gt;0;[.B378]/[.E378];0)" office:value-type="float" office:value="0" calcext:value-type="float">
            <text:p>0.0</text:p>
          </table:table-cell>
          <table:table-cell table:number-columns-repeated="3"/>
          <table:table-cell table:style-name="ce1" office:value-type="float" office:value="-0.005" calcext:value-type="float">
            <text:p>-0.0050</text:p>
          </table:table-cell>
          <table:table-cell table:number-columns-repeated="16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(3.14159*[$Settings.$B$18]*[$Settings.$B$19])" office:value-type="float" office:value="0.0188907133712546" calcext:value-type="float">
            <text:p>0.0189</text:p>
          </table:table-cell>
          <table:table-cell table:style-name="ce2" table:formula="of:=IF([.B379]&gt;0;[.B379]/[.E379];0)" office:value-type="float" office:value="0.423488506906963" calcext:value-type="float">
            <text:p>0.4</text:p>
          </table:table-cell>
          <table:table-cell table:number-columns-repeated="3"/>
          <table:table-cell table:style-name="ce1" office:value-type="float" office:value="0.008" calcext:value-type="float">
            <text:p>0.0080</text:p>
          </table:table-cell>
          <table:table-cell table:number-columns-repeated="16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(3.14159*[$Settings.$B$18]*[$Settings.$B$19])" office:value-type="float" office:value="0.0184749155738012" calcext:value-type="float">
            <text:p>0.0185</text:p>
          </table:table-cell>
          <table:table-cell table:style-name="ce2" table:formula="of:=IF([.B380]&gt;0;[.B380]/[.E380];0)" office:value-type="float" office:value="1.13667637159758" calcext:value-type="float">
            <text:p>1.1</text:p>
          </table:table-cell>
          <table:table-cell table:formula="of:=SQRT(2*[$Settings.$B$15]*[$Settings.$B$17]/([$Settings.$B$14]*[.B380]*[$Settings.$B$16]))*3.6" office:value-type="float" office:value="635.304201600642" calcext:value-type="float">
            <text:p>635.3042</text:p>
          </table:table-cell>
          <table:table-cell table:formula="of:=-[.G380]/[.F380]/3.6" office:value-type="float" office:value="-155.253855664723" calcext:value-type="float">
            <text:p>-155.2539</text:p>
          </table:table-cell>
          <table:table-cell/>
          <table:table-cell table:style-name="ce1" office:value-type="float" office:value="0.021" calcext:value-type="float">
            <text:p>0.0210</text:p>
          </table:table-cell>
          <table:table-cell table:number-columns-repeated="16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(3.14159*[$Settings.$B$18]*[$Settings.$B$19])" office:value-type="float" office:value="0.0180628852682861" calcext:value-type="float">
            <text:p>0.0181</text:p>
          </table:table-cell>
          <table:table-cell table:style-name="ce2" table:formula="of:=IF([.B381]&gt;0;[.B381]/[.E381];0)" office:value-type="float" office:value="1.88231279194889" calcext:value-type="float">
            <text:p>1.9</text:p>
          </table:table-cell>
          <table:table-cell table:formula="of:=SQRT(2*[$Settings.$B$15]*[$Settings.$B$17]/([$Settings.$B$14]*[.B381]*[$Settings.$B$16]))*3.6" office:value-type="float" office:value="499.288906110186" calcext:value-type="float">
            <text:p>499.2889</text:p>
          </table:table-cell>
          <table:table-cell table:formula="of:=-[.G381]/[.F381]/3.6" office:value-type="float" office:value="-73.6813580620617" calcext:value-type="float">
            <text:p>-73.6814</text:p>
          </table:table-cell>
          <table:table-cell/>
          <table:table-cell table:style-name="ce1" office:value-type="float" office:value="0.034" calcext:value-type="float">
            <text:p>0.0340</text:p>
          </table:table-cell>
          <table:table-cell table:number-columns-repeated="1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(3.14159*[$Settings.$B$18]*[$Settings.$B$19])" office:value-type="float" office:value="0.0176546224547093" calcext:value-type="float">
            <text:p>0.0177</text:p>
          </table:table-cell>
          <table:table-cell table:style-name="ce2" table:formula="of:=IF([.B382]&gt;0;[.B382]/[.E382];0)" office:value-type="float" office:value="2.66219230236004" calcext:value-type="float">
            <text:p>2.7</text:p>
          </table:table-cell>
          <table:table-cell table:formula="of:=SQRT(2*[$Settings.$B$15]*[$Settings.$B$17]/([$Settings.$B$14]*[.B382]*[$Settings.$B$16]))*3.6" office:value-type="float" office:value="424.661066353623" calcext:value-type="float">
            <text:p>424.6611</text:p>
          </table:table-cell>
          <table:table-cell table:formula="of:=-[.G382]/[.F382]/3.6" office:value-type="float" office:value="-44.3098746908243" calcext:value-type="float">
            <text:p>-44.3099</text:p>
          </table:table-cell>
          <table:table-cell/>
          <table:table-cell table:style-name="ce1" office:value-type="float" office:value="0.047" calcext:value-type="float">
            <text:p>0.047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5" calcext:value-type="float">
            <text:p>-0.0725</text:p>
          </table:table-cell>
          <table:table-cell table:formula="of:=[.C383]+[.B383]^2/(3.14159*[$Settings.$B$18]*[$Settings.$B$19])" office:value-type="float" office:value="0.00906012713307091" calcext:value-type="float">
            <text:p>0.0091</text:p>
          </table:table-cell>
          <table:table-cell table:style-name="ce2" table:formula="of:=IF([.B383]&gt;0;[.B383]/[.E383];0)" office:value-type="float" office:value="6.62242362813988" calcext:value-type="float">
            <text:p>6.6</text:p>
          </table:table-cell>
          <table:table-cell table:formula="of:=SQRT(2*[$Settings.$B$15]*[$Settings.$B$17]/([$Settings.$B$14]*[.B383]*[$Settings.$B$16]))*3.6" office:value-type="float" office:value="375.85103432078" calcext:value-type="float">
            <text:p>375.8510</text:p>
          </table:table-cell>
          <table:table-cell table:formula="of:=-[.G383]/[.F383]/3.6" office:value-type="float" office:value="-15.7650840464929" calcext:value-type="float">
            <text:p>-15.7651</text:p>
          </table:table-cell>
          <table:table-cell/>
          <table:table-cell table:style-name="ce1" office:value-type="float" office:value="0.06" calcext:value-type="float">
            <text:p>0.060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72" calcext:value-type="float">
            <text:p>-0.0727</text:p>
          </table:table-cell>
          <table:table-cell table:formula="of:=[.C384]+[.B384]^2/(3.14159*[$Settings.$B$18]*[$Settings.$B$19])" office:value-type="float" office:value="0.0090793993033708" calcext:value-type="float">
            <text:p>0.0091</text:p>
          </table:table-cell>
          <table:table-cell table:style-name="ce2" table:formula="of:=IF([.B384]&gt;0;[.B384]/[.E384];0)" office:value-type="float" office:value="8.04017948333852" calcext:value-type="float">
            <text:p>8.0</text:p>
          </table:table-cell>
          <table:table-cell table:formula="of:=SQRT(2*[$Settings.$B$15]*[$Settings.$B$17]/([$Settings.$B$14]*[.B384]*[$Settings.$B$16]))*3.6" office:value-type="float" office:value="340.745355449306" calcext:value-type="float">
            <text:p>340.7454</text:p>
          </table:table-cell>
          <table:table-cell table:formula="of:=-[.G384]/[.F384]/3.6" office:value-type="float" office:value="-11.772310284982" calcext:value-type="float">
            <text:p>-11.7723</text:p>
          </table:table-cell>
          <table:table-cell/>
          <table:table-cell table:style-name="ce1" office:value-type="float" office:value="0.073" calcext:value-type="float">
            <text:p>0.073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95" calcext:value-type="float">
            <text:p>-0.0730</text:p>
          </table:table-cell>
          <table:table-cell table:formula="of:=[.C385]+[.B385]^2/(3.14159*[$Settings.$B$18]*[$Settings.$B$19])" office:value-type="float" office:value="0.00910243896560902" calcext:value-type="float">
            <text:p>0.0091</text:p>
          </table:table-cell>
          <table:table-cell table:style-name="ce2" table:formula="of:=IF([.B385]&gt;0;[.B385]/[.E385];0)" office:value-type="float" office:value="9.44801720999466" calcext:value-type="float">
            <text:p>9.4</text:p>
          </table:table-cell>
          <table:table-cell table:formula="of:=SQRT(2*[$Settings.$B$15]*[$Settings.$B$17]/([$Settings.$B$14]*[.B385]*[$Settings.$B$16]))*3.6" office:value-type="float" office:value="313.936743739511" calcext:value-type="float">
            <text:p>313.9367</text:p>
          </table:table-cell>
          <table:table-cell table:formula="of:=-[.G385]/[.F385]/3.6" office:value-type="float" office:value="-9.22994201857538" calcext:value-type="float">
            <text:p>-9.2299</text:p>
          </table:table-cell>
          <table:table-cell/>
          <table:table-cell table:style-name="ce1" office:value-type="float" office:value="0.086" calcext:value-type="float">
            <text:p>0.08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17" calcext:value-type="float">
            <text:p>-0.0732</text:p>
          </table:table-cell>
          <table:table-cell table:formula="of:=[.C386]+[.B386]^2/(3.14159*[$Settings.$B$18]*[$Settings.$B$19])" office:value-type="float" office:value="0.00912924611978555" calcext:value-type="float">
            <text:p>0.0091</text:p>
          </table:table-cell>
          <table:table-cell table:style-name="ce2" table:formula="of:=IF([.B386]&gt;0;[.B386]/[.E386];0)" office:value-type="float" office:value="10.8442689244011" calcext:value-type="float">
            <text:p>10.8</text:p>
          </table:table-cell>
          <table:table-cell table:formula="of:=SQRT(2*[$Settings.$B$15]*[$Settings.$B$17]/([$Settings.$B$14]*[.B386]*[$Settings.$B$16]))*3.6" office:value-type="float" office:value="292.599633380743" calcext:value-type="float">
            <text:p>292.5996</text:p>
          </table:table-cell>
          <table:table-cell table:formula="of:=-[.G386]/[.F386]/3.6" office:value-type="float" office:value="-7.49498896658762" calcext:value-type="float">
            <text:p>-7.4950</text:p>
          </table:table-cell>
          <table:table-cell table:formula="of:=[.F386]" office:value-type="float" office:value="10.8442689244011" calcext:value-type="float">
            <text:p>10.8</text:p>
          </table:table-cell>
          <table:table-cell table:style-name="ce1" office:value-type="float" office:value="0.099" calcext:value-type="float">
            <text:p>0.09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4" calcext:value-type="float">
            <text:p>-0.0734</text:p>
          </table:table-cell>
          <table:table-cell table:formula="of:=[.C387]+[.B387]^2/(3.14159*[$Settings.$B$18]*[$Settings.$B$19])" office:value-type="float" office:value="0.00915982076590042" calcext:value-type="float">
            <text:p>0.0092</text:p>
          </table:table-cell>
          <table:table-cell table:style-name="ce2" table:formula="of:=IF([.B387]&gt;0;[.B387]/[.E387];0)" office:value-type="float" office:value="12.2273134881576" calcext:value-type="float">
            <text:p>12.2</text:p>
          </table:table-cell>
          <table:table-cell table:formula="of:=SQRT(2*[$Settings.$B$15]*[$Settings.$B$17]/([$Settings.$B$14]*[.B387]*[$Settings.$B$16]))*3.6" office:value-type="float" office:value="275.094788858573" calcext:value-type="float">
            <text:p>275.0948</text:p>
          </table:table-cell>
          <table:table-cell table:formula="of:=-[.G387]/[.F387]/3.6" office:value-type="float" office:value="-6.24955099101624" calcext:value-type="float">
            <text:p>-6.2496</text:p>
          </table:table-cell>
          <table:table-cell table:formula="of:=[.F387]" office:value-type="float" office:value="12.2273134881576" calcext:value-type="float">
            <text:p>12.2</text:p>
          </table:table-cell>
          <table:table-cell table:style-name="ce1" office:value-type="float" office:value="0.112" calcext:value-type="float">
            <text:p>0.112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62" calcext:value-type="float">
            <text:p>-0.0736</text:p>
          </table:table-cell>
          <table:table-cell table:formula="of:=[.C388]+[.B388]^2/(3.14159*[$Settings.$B$18]*[$Settings.$B$19])" office:value-type="float" office:value="0.00919416290395361" calcext:value-type="float">
            <text:p>0.0092</text:p>
          </table:table-cell>
          <table:table-cell table:style-name="ce2" table:formula="of:=IF([.B388]&gt;0;[.B388]/[.E388];0)" office:value-type="float" office:value="13.5955824696393" calcext:value-type="float">
            <text:p>13.6</text:p>
          </table:table-cell>
          <table:table-cell table:formula="of:=SQRT(2*[$Settings.$B$15]*[$Settings.$B$17]/([$Settings.$B$14]*[.B388]*[$Settings.$B$16]))*3.6" office:value-type="float" office:value="260.397235008362" calcext:value-type="float">
            <text:p>260.3972</text:p>
          </table:table-cell>
          <table:table-cell table:formula="of:=-[.G388]/[.F388]/3.6" office:value-type="float" office:value="-5.32029910756882" calcext:value-type="float">
            <text:p>-5.3203</text:p>
          </table:table-cell>
          <table:table-cell table:formula="of:=[.F388]" office:value-type="float" office:value="13.5955824696393" calcext:value-type="float">
            <text:p>13.6</text:p>
          </table:table-cell>
          <table:table-cell table:style-name="ce1" office:value-type="float" office:value="0.125" calcext:value-type="float">
            <text:p>0.12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85" calcext:value-type="float">
            <text:p>-0.0739</text:p>
          </table:table-cell>
          <table:table-cell table:formula="of:=[.C389]+[.B389]^2/(3.14159*[$Settings.$B$18]*[$Settings.$B$19])" office:value-type="float" office:value="0.00923227253394512" calcext:value-type="float">
            <text:p>0.0092</text:p>
          </table:table-cell>
          <table:table-cell table:style-name="ce2" table:formula="of:=IF([.B389]&gt;0;[.B389]/[.E389];0)" office:value-type="float" office:value="14.9475656716809" calcext:value-type="float">
            <text:p>14.9</text:p>
          </table:table-cell>
          <table:table-cell table:formula="of:=SQRT(2*[$Settings.$B$15]*[$Settings.$B$17]/([$Settings.$B$14]*[.B389]*[$Settings.$B$16]))*3.6" office:value-type="float" office:value="247.828832936732" calcext:value-type="float">
            <text:p>247.8288</text:p>
          </table:table-cell>
          <table:table-cell table:formula="of:=-[.G389]/[.F389]/3.6" office:value-type="float" office:value="-4.60552199565512" calcext:value-type="float">
            <text:p>-4.6055</text:p>
          </table:table-cell>
          <table:table-cell table:formula="of:=[.F389]" office:value-type="float" office:value="14.9475656716809" calcext:value-type="float">
            <text:p>14.9</text:p>
          </table:table-cell>
          <table:table-cell table:style-name="ce1" office:value-type="float" office:value="0.138" calcext:value-type="float">
            <text:p>0.138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07" calcext:value-type="float">
            <text:p>-0.0741</text:p>
          </table:table-cell>
          <table:table-cell table:formula="of:=[.C390]+[.B390]^2/(3.14159*[$Settings.$B$18]*[$Settings.$B$19])" office:value-type="float" office:value="0.00927414965587495" calcext:value-type="float">
            <text:p>0.0093</text:p>
          </table:table-cell>
          <table:table-cell table:style-name="ce2" table:formula="of:=IF([.B390]&gt;0;[.B390]/[.E390];0)" office:value-type="float" office:value="16.2818161883279" calcext:value-type="float">
            <text:p>16.3</text:p>
          </table:table-cell>
          <table:table-cell table:formula="of:=SQRT(2*[$Settings.$B$15]*[$Settings.$B$17]/([$Settings.$B$14]*[.B390]*[$Settings.$B$16]))*3.6" office:value-type="float" office:value="236.920642259126" calcext:value-type="float">
            <text:p>236.9206</text:p>
          </table:table-cell>
          <table:table-cell table:formula="of:=-[.G390]/[.F390]/3.6" office:value-type="float" office:value="-4.04201157630086" calcext:value-type="float">
            <text:p>-4.0420</text:p>
          </table:table-cell>
          <table:table-cell table:formula="of:=[.F390]" office:value-type="float" office:value="16.2818161883279" calcext:value-type="float">
            <text:p>16.3</text:p>
          </table:table-cell>
          <table:table-cell table:style-name="ce1" office:value-type="float" office:value="0.151" calcext:value-type="float">
            <text:p>0.151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3" calcext:value-type="float">
            <text:p>-0.0743</text:p>
          </table:table-cell>
          <table:table-cell table:formula="of:=[.C391]+[.B391]^2/(3.14159*[$Settings.$B$18]*[$Settings.$B$19])" office:value-type="float" office:value="0.00931979426974312" calcext:value-type="float">
            <text:p>0.0093</text:p>
          </table:table-cell>
          <table:table-cell table:style-name="ce2" table:formula="of:=IF([.B391]&gt;0;[.B391]/[.E391];0)" office:value-type="float" office:value="17.5969549598781" calcext:value-type="float">
            <text:p>17.6</text:p>
          </table:table-cell>
          <table:table-cell table:formula="of:=SQRT(2*[$Settings.$B$15]*[$Settings.$B$17]/([$Settings.$B$14]*[.B391]*[$Settings.$B$16]))*3.6" office:value-type="float" office:value="227.336647330588" calcext:value-type="float">
            <text:p>227.3366</text:p>
          </table:table-cell>
          <table:table-cell table:formula="of:=-[.G391]/[.F391]/3.6" office:value-type="float" office:value="-3.58863615022735" calcext:value-type="float">
            <text:p>-3.5886</text:p>
          </table:table-cell>
          <table:table-cell table:formula="of:=[.F391]" office:value-type="float" office:value="17.5969549598781" calcext:value-type="float">
            <text:p>17.6</text:p>
          </table:table-cell>
          <table:table-cell table:style-name="ce1" office:value-type="float" office:value="0.164" calcext:value-type="float">
            <text:p>0.164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52" calcext:value-type="float">
            <text:p>-0.0745</text:p>
          </table:table-cell>
          <table:table-cell table:formula="of:=[.C392]+[.B392]^2/(3.14159*[$Settings.$B$18]*[$Settings.$B$19])" office:value-type="float" office:value="0.0093692063755496" calcext:value-type="float">
            <text:p>0.0094</text:p>
          </table:table-cell>
          <table:table-cell table:style-name="ce2" table:formula="of:=IF([.B392]&gt;0;[.B392]/[.E392];0)" office:value-type="float" office:value="18.8916748020312" calcext:value-type="float">
            <text:p>18.9</text:p>
          </table:table-cell>
          <table:table-cell table:formula="of:=SQRT(2*[$Settings.$B$15]*[$Settings.$B$17]/([$Settings.$B$14]*[.B392]*[$Settings.$B$16]))*3.6" office:value-type="float" office:value="218.828932490462" calcext:value-type="float">
            <text:p>218.8289</text:p>
          </table:table-cell>
          <table:table-cell table:formula="of:=-[.G392]/[.F392]/3.6" office:value-type="float" office:value="-3.21759797464587" calcext:value-type="float">
            <text:p>-3.2176</text:p>
          </table:table-cell>
          <table:table-cell table:formula="of:=[.F392]" office:value-type="float" office:value="18.8916748020312" calcext:value-type="float">
            <text:p>18.9</text:p>
          </table:table-cell>
          <table:table-cell table:style-name="ce1" office:value-type="float" office:value="0.177" calcext:value-type="float">
            <text:p>0.17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75" calcext:value-type="float">
            <text:p>-0.0748</text:p>
          </table:table-cell>
          <table:table-cell table:formula="of:=[.C393]+[.B393]^2/(3.14159*[$Settings.$B$18]*[$Settings.$B$19])" office:value-type="float" office:value="0.00942238597329441" calcext:value-type="float">
            <text:p>0.0094</text:p>
          </table:table-cell>
          <table:table-cell table:style-name="ce2" table:formula="of:=IF([.B393]&gt;0;[.B393]/[.E393];0)" office:value-type="float" office:value="20.1647438916758" calcext:value-type="float">
            <text:p>20.2</text:p>
          </table:table-cell>
          <table:table-cell table:formula="of:=SQRT(2*[$Settings.$B$15]*[$Settings.$B$17]/([$Settings.$B$14]*[.B393]*[$Settings.$B$16]))*3.6" office:value-type="float" office:value="211.210047607888" calcext:value-type="float">
            <text:p>211.2100</text:p>
          </table:table-cell>
          <table:table-cell table:formula="of:=-[.G393]/[.F393]/3.6" office:value-type="float" office:value="-2.90950671052545" calcext:value-type="float">
            <text:p>-2.9095</text:p>
          </table:table-cell>
          <table:table-cell table:formula="of:=[.F393]" office:value-type="float" office:value="20.1647438916758" calcext:value-type="float">
            <text:p>20.2</text:p>
          </table:table-cell>
          <table:table-cell table:style-name="ce1" office:value-type="float" office:value="0.19" calcext:value-type="float">
            <text:p>0.190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97" calcext:value-type="float">
            <text:p>-0.0750</text:p>
          </table:table-cell>
          <table:table-cell table:formula="of:=[.C394]+[.B394]^2/(3.14159*[$Settings.$B$18]*[$Settings.$B$19])" office:value-type="float" office:value="0.00947933306297754" calcext:value-type="float">
            <text:p>0.0095</text:p>
          </table:table-cell>
          <table:table-cell table:style-name="ce2" table:formula="of:=IF([.B394]&gt;0;[.B394]/[.E394];0)" office:value-type="float" office:value="21.4150086985377" calcext:value-type="float">
            <text:p>21.4</text:p>
          </table:table-cell>
          <table:table-cell table:formula="of:=SQRT(2*[$Settings.$B$15]*[$Settings.$B$17]/([$Settings.$B$14]*[.B394]*[$Settings.$B$16]))*3.6" office:value-type="float" office:value="204.33527939135" calcext:value-type="float">
            <text:p>204.3353</text:p>
          </table:table-cell>
          <table:table-cell table:formula="of:=-[.G394]/[.F394]/3.6" office:value-type="float" office:value="-2.6504682127356" calcext:value-type="float">
            <text:p>-2.6505</text:p>
          </table:table-cell>
          <table:table-cell table:formula="of:=[.F394]" office:value-type="float" office:value="21.4150086985377" calcext:value-type="float">
            <text:p>21.4</text:p>
          </table:table-cell>
          <table:table-cell table:style-name="ce1" office:value-type="float" office:value="0.203" calcext:value-type="float">
            <text:p>0.2030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2" calcext:value-type="float">
            <text:p>-0.0752</text:p>
          </table:table-cell>
          <table:table-cell table:formula="of:=[.C395]+[.B395]^2/(3.14159*[$Settings.$B$18]*[$Settings.$B$19])" office:value-type="float" office:value="0.009540047644599" calcext:value-type="float">
            <text:p>0.0095</text:p>
          </table:table-cell>
          <table:table-cell table:style-name="ce2" table:formula="of:=IF([.B395]&gt;0;[.B395]/[.E395];0)" office:value-type="float" office:value="22.6413963584643" calcext:value-type="float">
            <text:p>22.6</text:p>
          </table:table-cell>
          <table:table-cell table:formula="of:=SQRT(2*[$Settings.$B$15]*[$Settings.$B$17]/([$Settings.$B$14]*[.B395]*[$Settings.$B$16]))*3.6" office:value-type="float" office:value="198.09088823063" calcext:value-type="float">
            <text:p>198.0909</text:p>
          </table:table-cell>
          <table:table-cell table:formula="of:=-[.G395]/[.F395]/3.6" office:value-type="float" office:value="-2.43029386790271" calcext:value-type="float">
            <text:p>-2.4303</text:p>
          </table:table-cell>
          <table:table-cell table:formula="of:=[.F395]" office:value-type="float" office:value="22.6413963584643" calcext:value-type="float">
            <text:p>22.6</text:p>
          </table:table-cell>
          <table:table-cell table:style-name="ce1" office:value-type="float" office:value="0.216" calcext:value-type="float">
            <text:p>0.2160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42" calcext:value-type="float">
            <text:p>-0.0754</text:p>
          </table:table-cell>
          <table:table-cell table:formula="of:=[.C396]+[.B396]^2/(3.14159*[$Settings.$B$18]*[$Settings.$B$19])" office:value-type="float" office:value="0.00960452971815879" calcext:value-type="float">
            <text:p>0.0096</text:p>
          </table:table-cell>
          <table:table-cell table:style-name="ce2" table:formula="of:=IF([.B396]&gt;0;[.B396]/[.E396];0)" office:value-type="float" office:value="23.842916490439" calcext:value-type="float">
            <text:p>23.8</text:p>
          </table:table-cell>
          <table:table-cell table:formula="of:=SQRT(2*[$Settings.$B$15]*[$Settings.$B$17]/([$Settings.$B$14]*[.B396]*[$Settings.$B$16]))*3.6" office:value-type="float" office:value="192.386074721444" calcext:value-type="float">
            <text:p>192.3861</text:p>
          </table:table-cell>
          <table:table-cell table:formula="of:=-[.G396]/[.F396]/3.6" office:value-type="float" office:value="-2.24136071327271" calcext:value-type="float">
            <text:p>-2.2414</text:p>
          </table:table-cell>
          <table:table-cell table:formula="of:=[.F396]" office:value-type="float" office:value="23.842916490439" calcext:value-type="float">
            <text:p>23.8</text:p>
          </table:table-cell>
          <table:table-cell table:style-name="ce1" office:value-type="float" office:value="0.229" calcext:value-type="float">
            <text:p>0.2290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65" calcext:value-type="float">
            <text:p>-0.0757</text:p>
          </table:table-cell>
          <table:table-cell table:formula="of:=[.C397]+[.B397]^2/(3.14159*[$Settings.$B$18]*[$Settings.$B$19])" office:value-type="float" office:value="0.00967277928365689" calcext:value-type="float">
            <text:p>0.0097</text:p>
          </table:table-cell>
          <table:table-cell table:style-name="ce2" table:formula="of:=IF([.B397]&gt;0;[.B397]/[.E397];0)" office:value-type="float" office:value="25.018662465387" calcext:value-type="float">
            <text:p>25.0</text:p>
          </table:table-cell>
          <table:table-cell table:formula="of:=SQRT(2*[$Settings.$B$15]*[$Settings.$B$17]/([$Settings.$B$14]*[.B397]*[$Settings.$B$16]))*3.6" office:value-type="float" office:value="187.14735432649" calcext:value-type="float">
            <text:p>187.1474</text:p>
          </table:table-cell>
          <table:table-cell table:formula="of:=-[.G397]/[.F397]/3.6" office:value-type="float" office:value="-2.07786392552855" calcext:value-type="float">
            <text:p>-2.0779</text:p>
          </table:table-cell>
          <table:table-cell table:formula="of:=[.F397]" office:value-type="float" office:value="25.018662465387" calcext:value-type="float">
            <text:p>25.0</text:p>
          </table:table-cell>
          <table:table-cell table:style-name="ce1" office:value-type="float" office:value="0.242" calcext:value-type="float">
            <text:p>0.242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87" calcext:value-type="float">
            <text:p>-0.0759</text:p>
          </table:table-cell>
          <table:table-cell table:formula="of:=[.C398]+[.B398]^2/(3.14159*[$Settings.$B$18]*[$Settings.$B$19])" office:value-type="float" office:value="0.00974479634109332" calcext:value-type="float">
            <text:p>0.0097</text:p>
          </table:table-cell>
          <table:table-cell table:style-name="ce2" table:formula="of:=IF([.B398]&gt;0;[.B398]/[.E398];0)" office:value-type="float" office:value="26.1678121403808" calcext:value-type="float">
            <text:p>26.2</text:p>
          </table:table-cell>
          <table:table-cell table:formula="of:=SQRT(2*[$Settings.$B$15]*[$Settings.$B$17]/([$Settings.$B$14]*[.B398]*[$Settings.$B$16]))*3.6" office:value-type="float" office:value="182.314531059085" calcext:value-type="float">
            <text:p>182.3145</text:p>
          </table:table-cell>
          <table:table-cell table:formula="of:=-[.G398]/[.F398]/3.6" office:value-type="float" office:value="-1.93531369846701" calcext:value-type="float">
            <text:p>-1.9353</text:p>
          </table:table-cell>
          <table:table-cell table:formula="of:=[.F398]" office:value-type="float" office:value="26.1678121403808" calcext:value-type="float">
            <text:p>26.2</text:p>
          </table:table-cell>
          <table:table-cell table:style-name="ce1" office:value-type="float" office:value="0.255" calcext:value-type="float">
            <text:p>0.2550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1" calcext:value-type="float">
            <text:p>-0.0761</text:p>
          </table:table-cell>
          <table:table-cell table:formula="of:=[.C399]+[.B399]^2/(3.14159*[$Settings.$B$18]*[$Settings.$B$19])" office:value-type="float" office:value="0.00982058089046808" calcext:value-type="float">
            <text:p>0.0098</text:p>
          </table:table-cell>
          <table:table-cell table:style-name="ce2" table:formula="of:=IF([.B399]&gt;0;[.B399]/[.E399];0)" office:value-type="float" office:value="27.2896280769015" calcext:value-type="float">
            <text:p>27.3</text:p>
          </table:table-cell>
          <table:table-cell table:formula="of:=SQRT(2*[$Settings.$B$15]*[$Settings.$B$17]/([$Settings.$B$14]*[.B399]*[$Settings.$B$16]))*3.6" office:value-type="float" office:value="177.837759367116" calcext:value-type="float">
            <text:p>177.8378</text:p>
          </table:table-cell>
          <table:table-cell table:formula="of:=-[.G399]/[.F399]/3.6" office:value-type="float" office:value="-1.81018874507086" calcext:value-type="float">
            <text:p>-1.8102</text:p>
          </table:table-cell>
          <table:table-cell table:formula="of:=[.F399]" office:value-type="float" office:value="27.2896280769015" calcext:value-type="float">
            <text:p>27.3</text:p>
          </table:table-cell>
          <table:table-cell table:style-name="ce1" office:value-type="float" office:value="0.268" calcext:value-type="float">
            <text:p>0.2680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32" calcext:value-type="float">
            <text:p>-0.0763</text:p>
          </table:table-cell>
          <table:table-cell table:formula="of:=[.C400]+[.B400]^2/(3.14159*[$Settings.$B$18]*[$Settings.$B$19])" office:value-type="float" office:value="0.00990013293178116" calcext:value-type="float">
            <text:p>0.0099</text:p>
          </table:table-cell>
          <table:table-cell table:style-name="ce2" table:formula="of:=IF([.B400]&gt;0;[.B400]/[.E400];0)" office:value-type="float" office:value="28.3834572663101" calcext:value-type="float">
            <text:p>28.4</text:p>
          </table:table-cell>
          <table:table-cell table:formula="of:=SQRT(2*[$Settings.$B$15]*[$Settings.$B$17]/([$Settings.$B$14]*[.B400]*[$Settings.$B$16]))*3.6" office:value-type="float" office:value="173.675362883162" calcext:value-type="float">
            <text:p>173.6754</text:p>
          </table:table-cell>
          <table:table-cell table:formula="of:=-[.G400]/[.F400]/3.6" office:value-type="float" office:value="-1.69969274369181" calcext:value-type="float">
            <text:p>-1.6997</text:p>
          </table:table-cell>
          <table:table-cell table:formula="of:=[.F400]" office:value-type="float" office:value="28.3834572663101" calcext:value-type="float">
            <text:p>28.4</text:p>
          </table:table-cell>
          <table:table-cell table:style-name="ce1" office:value-type="float" office:value="0.281" calcext:value-type="float">
            <text:p>0.2810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55" calcext:value-type="float">
            <text:p>-0.0766</text:p>
          </table:table-cell>
          <table:table-cell table:formula="of:=[.C401]+[.B401]^2/(3.14159*[$Settings.$B$18]*[$Settings.$B$19])" office:value-type="float" office:value="0.00998345246503257" calcext:value-type="float">
            <text:p>0.0100</text:p>
          </table:table-cell>
          <table:table-cell table:style-name="ce2" table:formula="of:=IF([.B401]&gt;0;[.B401]/[.E401];0)" office:value-type="float" office:value="29.4487303895868" calcext:value-type="float">
            <text:p>29.4</text:p>
          </table:table-cell>
          <table:table-cell table:formula="of:=SQRT(2*[$Settings.$B$15]*[$Settings.$B$17]/([$Settings.$B$14]*[.B401]*[$Settings.$B$16]))*3.6" office:value-type="float" office:value="169.792189911969" calcext:value-type="float">
            <text:p>169.7922</text:p>
          </table:table-cell>
          <table:table-cell table:formula="of:=-[.G401]/[.F401]/3.6" office:value-type="float" office:value="-1.601579985752" calcext:value-type="float">
            <text:p>-1.6016</text:p>
          </table:table-cell>
          <table:table-cell table:formula="of:=[.F401]" office:value-type="float" office:value="29.4487303895868" calcext:value-type="float">
            <text:p>29.4</text:p>
          </table:table-cell>
          <table:table-cell table:style-name="ce1" office:value-type="float" office:value="0.294" calcext:value-type="float">
            <text:p>0.2940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77" calcext:value-type="float">
            <text:p>-0.0768</text:p>
          </table:table-cell>
          <table:table-cell table:formula="of:=[.C402]+[.B402]^2/(3.14159*[$Settings.$B$18]*[$Settings.$B$19])" office:value-type="float" office:value="0.0100705394902223" calcext:value-type="float">
            <text:p>0.0101</text:p>
          </table:table-cell>
          <table:table-cell table:style-name="ce2" table:formula="of:=IF([.B402]&gt;0;[.B402]/[.E402];0)" office:value-type="float" office:value="30.4849606416889" calcext:value-type="float">
            <text:p>30.5</text:p>
          </table:table-cell>
          <table:table-cell table:formula="of:=SQRT(2*[$Settings.$B$15]*[$Settings.$B$17]/([$Settings.$B$14]*[.B402]*[$Settings.$B$16]))*3.6" office:value-type="float" office:value="166.158356240468" calcext:value-type="float">
            <text:p>166.1584</text:p>
          </table:table-cell>
          <table:table-cell table:formula="of:=-[.G402]/[.F402]/3.6" office:value-type="float" office:value="-1.51402849090667" calcext:value-type="float">
            <text:p>-1.5140</text:p>
          </table:table-cell>
          <table:table-cell table:formula="of:=[.F402]" office:value-type="float" office:value="30.4849606416889" calcext:value-type="float">
            <text:p>30.5</text:p>
          </table:table-cell>
          <table:table-cell table:style-name="ce1" office:value-type="float" office:value="0.307" calcext:value-type="float">
            <text:p>0.307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" calcext:value-type="float">
            <text:p>-0.0770</text:p>
          </table:table-cell>
          <table:table-cell table:formula="of:=[.C403]+[.B403]^2/(3.14159*[$Settings.$B$18]*[$Settings.$B$19])" office:value-type="float" office:value="0.0101613940073503" calcext:value-type="float">
            <text:p>0.0102</text:p>
          </table:table-cell>
          <table:table-cell table:style-name="ce2" table:formula="of:=IF([.B403]&gt;0;[.B403]/[.E403];0)" office:value-type="float" office:value="31.4917421535396" calcext:value-type="float">
            <text:p>31.5</text:p>
          </table:table-cell>
          <table:table-cell table:formula="of:=SQRT(2*[$Settings.$B$15]*[$Settings.$B$17]/([$Settings.$B$14]*[.B403]*[$Settings.$B$16]))*3.6" office:value-type="float" office:value="162.748271880226" calcext:value-type="float">
            <text:p>162.7483</text:p>
          </table:table-cell>
          <table:table-cell table:formula="of:=-[.G403]/[.F403]/3.6" office:value-type="float" office:value="-1.43554628002635" calcext:value-type="float">
            <text:p>-1.4355</text:p>
          </table:table-cell>
          <table:table-cell table:formula="of:=[.F403]" office:value-type="float" office:value="31.4917421535396" calcext:value-type="float">
            <text:p>31.5</text:p>
          </table:table-cell>
          <table:table-cell table:style-name="ce1" office:value-type="float" office:value="0.32" calcext:value-type="float">
            <text:p>0.3200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33" calcext:value-type="float">
            <text:p>0.33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22" calcext:value-type="float">
            <text:p>-0.0772</text:p>
          </table:table-cell>
          <table:table-cell table:formula="of:=[.C404]+[.B404]^2/(3.14159*[$Settings.$B$18]*[$Settings.$B$19])" office:value-type="float" office:value="0.0102560160164167" calcext:value-type="float">
            <text:p>0.0103</text:p>
          </table:table-cell>
          <table:table-cell table:style-name="ce2" table:formula="of:=IF([.B404]&gt;0;[.B404]/[.E404];0)" office:value-type="float" office:value="32.4687480467044" calcext:value-type="float">
            <text:p>32.5</text:p>
          </table:table-cell>
          <table:table-cell table:formula="of:=SQRT(2*[$Settings.$B$15]*[$Settings.$B$17]/([$Settings.$B$14]*[.B404]*[$Settings.$B$16]))*3.6" office:value-type="float" office:value="159.539878942454" calcext:value-type="float">
            <text:p>159.5399</text:p>
          </table:table-cell>
          <table:table-cell table:formula="of:=-[.G404]/[.F404]/3.6" office:value-type="float" office:value="-1.36490119593844" calcext:value-type="float">
            <text:p>-1.3649</text:p>
          </table:table-cell>
          <table:table-cell table:formula="of:=[.F404]" office:value-type="float" office:value="32.4687480467044" calcext:value-type="float">
            <text:p>32.5</text:p>
          </table:table-cell>
          <table:table-cell table:style-name="ce1" office:value-type="float" office:value="0.333" calcext:value-type="float">
            <text:p>0.333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6" calcext:value-type="float">
            <text:p>0.34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(3.14159*[$Settings.$B$18]*[$Settings.$B$19])" office:value-type="float" office:value="0.0103544055174214" calcext:value-type="float">
            <text:p>0.0104</text:p>
          </table:table-cell>
          <table:table-cell table:style-name="ce2" table:formula="of:=IF([.B405]&gt;0;[.B405]/[.E405];0)" office:value-type="float" office:value="33.4157281572419" calcext:value-type="float">
            <text:p>33.4</text:p>
          </table:table-cell>
          <table:table-cell table:formula="of:=SQRT(2*[$Settings.$B$15]*[$Settings.$B$17]/([$Settings.$B$14]*[.B405]*[$Settings.$B$16]))*3.6" office:value-type="float" office:value="156.514048567034" calcext:value-type="float">
            <text:p>156.5140</text:p>
          </table:table-cell>
          <table:table-cell table:formula="of:=-[.G405]/[.F405]/3.6" office:value-type="float" office:value="-1.30106770073576" calcext:value-type="float">
            <text:p>-1.3011</text:p>
          </table:table-cell>
          <table:table-cell table:formula="of:=[.F405]" office:value-type="float" office:value="33.4157281572419" calcext:value-type="float">
            <text:p>33.4</text:p>
          </table:table-cell>
          <table:table-cell table:style-name="ce1" office:value-type="float" office:value="0.346" calcext:value-type="float">
            <text:p>0.3460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59" calcext:value-type="float">
            <text:p>0.3590</text:p>
          </table:table-cell>
          <table:table-cell table:style-name="ce7" office:value-type="float" office:value="0.00902" calcext:value-type="float">
            <text:p>0.0090</text:p>
          </table:table-cell>
          <table:table-cell office:value-type="float" office:value="-0.07767" calcext:value-type="float">
            <text:p>-0.0777</text:p>
          </table:table-cell>
          <table:table-cell table:formula="of:=[.C406]+[.B406]^2/(3.14159*[$Settings.$B$18]*[$Settings.$B$19])" office:value-type="float" office:value="0.0104565625103645" calcext:value-type="float">
            <text:p>0.0105</text:p>
          </table:table-cell>
          <table:table-cell table:style-name="ce2" table:formula="of:=IF([.B406]&gt;0;[.B406]/[.E406];0)" office:value-type="float" office:value="34.3325064660745" calcext:value-type="float">
            <text:p>34.3</text:p>
          </table:table-cell>
          <table:table-cell table:formula="of:=SQRT(2*[$Settings.$B$15]*[$Settings.$B$17]/([$Settings.$B$14]*[.B406]*[$Settings.$B$16]))*3.6" office:value-type="float" office:value="153.654099108035" calcext:value-type="float">
            <text:p>153.6541</text:p>
          </table:table-cell>
          <table:table-cell table:formula="of:=-[.G406]/[.F406]/3.6" office:value-type="float" office:value="-1.24318608193818" calcext:value-type="float">
            <text:p>-1.2432</text:p>
          </table:table-cell>
          <table:table-cell table:formula="of:=[.F406]" office:value-type="float" office:value="34.3325064660745" calcext:value-type="float">
            <text:p>34.3</text:p>
          </table:table-cell>
          <table:table-cell table:style-name="ce1" office:value-type="float" office:value="0.359" calcext:value-type="float">
            <text:p>0.3590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72" calcext:value-type="float">
            <text:p>0.37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79" calcext:value-type="float">
            <text:p>-0.0779</text:p>
          </table:table-cell>
          <table:table-cell table:formula="of:=[.C407]+[.B407]^2/(3.14159*[$Settings.$B$18]*[$Settings.$B$19])" office:value-type="float" office:value="0.0105424869952458" calcext:value-type="float">
            <text:p>0.0105</text:p>
          </table:table-cell>
          <table:table-cell table:style-name="ce2" table:formula="of:=IF([.B407]&gt;0;[.B407]/[.E407];0)" office:value-type="float" office:value="35.2857916891674" calcext:value-type="float">
            <text:p>35.3</text:p>
          </table:table-cell>
          <table:table-cell table:formula="of:=SQRT(2*[$Settings.$B$15]*[$Settings.$B$17]/([$Settings.$B$14]*[.B407]*[$Settings.$B$16]))*3.6" office:value-type="float" office:value="150.945407777223" calcext:value-type="float">
            <text:p>150.9454</text:p>
          </table:table-cell>
          <table:table-cell table:formula="of:=-[.G407]/[.F407]/3.6" office:value-type="float" office:value="-1.18827658190222" calcext:value-type="float">
            <text:p>-1.1883</text:p>
          </table:table-cell>
          <table:table-cell table:formula="of:=[.F407]" office:value-type="float" office:value="35.2857916891674" calcext:value-type="float">
            <text:p>35.3</text:p>
          </table:table-cell>
          <table:table-cell table:style-name="ce1" office:value-type="float" office:value="0.372" calcext:value-type="float">
            <text:p>0.372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034" calcext:value-type="float">
            <text:p>0.390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13" calcext:value-type="float">
            <text:p>-0.0781</text:p>
          </table:table-cell>
          <table:table-cell table:formula="of:=[.C408]+[.B408]^2/(3.14159*[$Settings.$B$18]*[$Settings.$B$19])" office:value-type="float" office:value="0.010698328692909" calcext:value-type="float">
            <text:p>0.0107</text:p>
          </table:table-cell>
          <table:table-cell table:style-name="ce2" table:formula="of:=IF([.B408]&gt;0;[.B408]/[.E408];0)" office:value-type="float" office:value="36.486072844137" calcext:value-type="float">
            <text:p>36.5</text:p>
          </table:table-cell>
          <table:table-cell table:formula="of:=SQRT(2*[$Settings.$B$15]*[$Settings.$B$17]/([$Settings.$B$14]*[.B408]*[$Settings.$B$16]))*3.6" office:value-type="float" office:value="147.356686069011" calcext:value-type="float">
            <text:p>147.3567</text:p>
          </table:table-cell>
          <table:table-cell table:formula="of:=-[.G408]/[.F408]/3.6" office:value-type="float" office:value="-1.12186403211452" calcext:value-type="float">
            <text:p>-1.1219</text:p>
          </table:table-cell>
          <table:table-cell table:formula="of:=[.F408]" office:value-type="float" office:value="36.486072844137" calcext:value-type="float">
            <text:p>36.5</text:p>
          </table:table-cell>
          <table:table-cell table:style-name="ce1" office:value-type="float" office:value="0.39034" calcext:value-type="float">
            <text:p>0.390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0841" calcext:value-type="float">
            <text:p>0.408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35" calcext:value-type="float">
            <text:p>-0.0784</text:p>
          </table:table-cell>
          <table:table-cell table:formula="of:=[.C409]+[.B409]^2/(3.14159*[$Settings.$B$18]*[$Settings.$B$19])" office:value-type="float" office:value="0.0108592096551465" calcext:value-type="float">
            <text:p>0.0109</text:p>
          </table:table-cell>
          <table:table-cell table:style-name="ce2" table:formula="of:=IF([.B409]&gt;0;[.B409]/[.E409];0)" office:value-type="float" office:value="37.6095510603245" calcext:value-type="float">
            <text:p>37.6</text:p>
          </table:table-cell>
          <table:table-cell table:formula="of:=SQRT(2*[$Settings.$B$15]*[$Settings.$B$17]/([$Settings.$B$14]*[.B409]*[$Settings.$B$16]))*3.6" office:value-type="float" office:value="144.059927296686" calcext:value-type="float">
            <text:p>144.0599</text:p>
          </table:table-cell>
          <table:table-cell table:formula="of:=-[.G409]/[.F409]/3.6" office:value-type="float" office:value="-1.06400223728053" calcext:value-type="float">
            <text:p>-1.0640</text:p>
          </table:table-cell>
          <table:table-cell table:formula="of:=[.F409]" office:value-type="float" office:value="37.6095510603245" calcext:value-type="float">
            <text:p>37.6</text:p>
          </table:table-cell>
          <table:table-cell table:style-name="ce1" office:value-type="float" office:value="0.40841" calcext:value-type="float">
            <text:p>0.408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2622" calcext:value-type="float">
            <text:p>0.426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58" calcext:value-type="float">
            <text:p>-0.0786</text:p>
          </table:table-cell>
          <table:table-cell table:formula="of:=[.C410]+[.B410]^2/(3.14159*[$Settings.$B$18]*[$Settings.$B$19])" office:value-type="float" office:value="0.0110248986036535" calcext:value-type="float">
            <text:p>0.0110</text:p>
          </table:table-cell>
          <table:table-cell table:style-name="ce2" table:formula="of:=IF([.B410]&gt;0;[.B410]/[.E410];0)" office:value-type="float" office:value="38.6597659826782" calcext:value-type="float">
            <text:p>38.7</text:p>
          </table:table-cell>
          <table:table-cell table:formula="of:=SQRT(2*[$Settings.$B$15]*[$Settings.$B$17]/([$Settings.$B$14]*[.B410]*[$Settings.$B$16]))*3.6" office:value-type="float" office:value="141.017971293292" calcext:value-type="float">
            <text:p>141.0180</text:p>
          </table:table-cell>
          <table:table-cell table:formula="of:=-[.G410]/[.F410]/3.6" office:value-type="float" office:value="-1.01324096762853" calcext:value-type="float">
            <text:p>-1.0132</text:p>
          </table:table-cell>
          <table:table-cell table:formula="of:=[.F410]" office:value-type="float" office:value="38.6597659826782" calcext:value-type="float">
            <text:p>38.7</text:p>
          </table:table-cell>
          <table:table-cell table:style-name="ce1" office:value-type="float" office:value="0.42622" calcext:value-type="float">
            <text:p>0.426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4376" calcext:value-type="float">
            <text:p>0.443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8" calcext:value-type="float">
            <text:p>-0.0788</text:p>
          </table:table-cell>
          <table:table-cell table:formula="of:=[.C411]+[.B411]^2/(3.14159*[$Settings.$B$18]*[$Settings.$B$19])" office:value-type="float" office:value="0.0111949869227194" calcext:value-type="float">
            <text:p>0.0112</text:p>
          </table:table-cell>
          <table:table-cell table:style-name="ce2" table:formula="of:=IF([.B411]&gt;0;[.B411]/[.E411];0)" office:value-type="float" office:value="39.6391709131363" calcext:value-type="float">
            <text:p>39.6</text:p>
          </table:table-cell>
          <table:table-cell table:formula="of:=SQRT(2*[$Settings.$B$15]*[$Settings.$B$17]/([$Settings.$B$14]*[.B411]*[$Settings.$B$16]))*3.6" office:value-type="float" office:value="138.202945277184" calcext:value-type="float">
            <text:p>138.2029</text:p>
          </table:table-cell>
          <table:table-cell table:formula="of:=-[.G411]/[.F411]/3.6" office:value-type="float" office:value="-0.968479060915921" calcext:value-type="float">
            <text:p>-0.9685</text:p>
          </table:table-cell>
          <table:table-cell table:formula="of:=[.F411]" office:value-type="float" office:value="39.6391709131363" calcext:value-type="float">
            <text:p>39.6</text:p>
          </table:table-cell>
          <table:table-cell table:style-name="ce1" office:value-type="float" office:value="0.44376" calcext:value-type="float">
            <text:p>0.443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03" calcext:value-type="float">
            <text:p>0.46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03" calcext:value-type="float">
            <text:p>-0.0790</text:p>
          </table:table-cell>
          <table:table-cell table:formula="of:=[.C412]+[.B412]^2/(3.14159*[$Settings.$B$18]*[$Settings.$B$19])" office:value-type="float" office:value="0.0113691578888828" calcext:value-type="float">
            <text:p>0.0114</text:p>
          </table:table-cell>
          <table:table-cell table:style-name="ce2" table:formula="of:=IF([.B412]&gt;0;[.B412]/[.E412];0)" office:value-type="float" office:value="40.550936534254" calcext:value-type="float">
            <text:p>40.6</text:p>
          </table:table-cell>
          <table:table-cell table:formula="of:=SQRT(2*[$Settings.$B$15]*[$Settings.$B$17]/([$Settings.$B$14]*[.B412]*[$Settings.$B$16]))*3.6" office:value-type="float" office:value="135.589725539937" calcext:value-type="float">
            <text:p>135.5897</text:p>
          </table:table-cell>
          <table:table-cell table:formula="of:=-[.G412]/[.F412]/3.6" office:value-type="float" office:value="-0.928802535008463" calcext:value-type="float">
            <text:p>-0.9288</text:p>
          </table:table-cell>
          <table:table-cell table:formula="of:=[.F412]" office:value-type="float" office:value="40.550936534254" calcext:value-type="float">
            <text:p>40.6</text:p>
          </table:table-cell>
          <table:table-cell table:style-name="ce1" office:value-type="float" office:value="0.46103" calcext:value-type="float">
            <text:p>0.461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04" calcext:value-type="float">
            <text:p>0.47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25" calcext:value-type="float">
            <text:p>-0.0793</text:p>
          </table:table-cell>
          <table:table-cell table:formula="of:=[.C413]+[.B413]^2/(3.14159*[$Settings.$B$18]*[$Settings.$B$19])" office:value-type="float" office:value="0.0115472062217628" calcext:value-type="float">
            <text:p>0.0115</text:p>
          </table:table-cell>
          <table:table-cell table:style-name="ce2" table:formula="of:=IF([.B413]&gt;0;[.B413]/[.E413];0)" office:value-type="float" office:value="41.3987583506605" calcext:value-type="float">
            <text:p>41.4</text:p>
          </table:table-cell>
          <table:table-cell table:formula="of:=SQRT(2*[$Settings.$B$15]*[$Settings.$B$17]/([$Settings.$B$14]*[.B413]*[$Settings.$B$16]))*3.6" office:value-type="float" office:value="133.155544870576" calcext:value-type="float">
            <text:p>133.1555</text:p>
          </table:table-cell>
          <table:table-cell table:formula="of:=-[.G413]/[.F413]/3.6" office:value-type="float" office:value="-0.893448326146421" calcext:value-type="float">
            <text:p>-0.8934</text:p>
          </table:table-cell>
          <table:table-cell table:formula="of:=[.F413]" office:value-type="float" office:value="41.3987583506605" calcext:value-type="float">
            <text:p>41.4</text:p>
          </table:table-cell>
          <table:table-cell table:style-name="ce1" office:value-type="float" office:value="0.47804" calcext:value-type="float">
            <text:p>0.4780</text:p>
          </table:table-cell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9479" calcext:value-type="float">
            <text:p>0.494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48" calcext:value-type="float">
            <text:p>-0.0795</text:p>
          </table:table-cell>
          <table:table-cell table:formula="of:=[.C414]+[.B414]^2/(3.14159*[$Settings.$B$18]*[$Settings.$B$19])" office:value-type="float" office:value="0.0117288361442614" calcext:value-type="float">
            <text:p>0.0117</text:p>
          </table:table-cell>
          <table:table-cell table:style-name="ce2" table:formula="of:=IF([.B414]&gt;0;[.B414]/[.E414];0)" office:value-type="float" office:value="42.185771368465" calcext:value-type="float">
            <text:p>42.2</text:p>
          </table:table-cell>
          <table:table-cell table:formula="of:=SQRT(2*[$Settings.$B$15]*[$Settings.$B$17]/([$Settings.$B$14]*[.B414]*[$Settings.$B$16]))*3.6" office:value-type="float" office:value="130.882299943457" calcext:value-type="float">
            <text:p>130.8823</text:p>
          </table:table-cell>
          <table:table-cell table:formula="of:=-[.G414]/[.F414]/3.6" office:value-type="float" office:value="-0.861811773244361" calcext:value-type="float">
            <text:p>-0.8618</text:p>
          </table:table-cell>
          <table:table-cell table:formula="of:=[.F414]" office:value-type="float" office:value="42.185771368465" calcext:value-type="float">
            <text:p>42.2</text:p>
          </table:table-cell>
          <table:table-cell table:style-name="ce1" office:value-type="float" office:value="0.49479" calcext:value-type="float">
            <text:p>0.4948</text:p>
          </table:table-cell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7" calcext:value-type="float">
            <text:p>-0.0797</text:p>
          </table:table-cell>
          <table:table-cell table:formula="of:=[.C415]+[.B415]^2/(3.14159*[$Settings.$B$18]*[$Settings.$B$19])" office:value-type="float" office:value="0.0119137564002711" calcext:value-type="float">
            <text:p>0.0119</text:p>
          </table:table-cell>
          <table:table-cell table:style-name="ce2" table:formula="of:=IF([.B415]&gt;0;[.B415]/[.E415];0)" office:value-type="float" office:value="42.9150960303641" calcext:value-type="float">
            <text:p>42.9</text:p>
          </table:table-cell>
          <table:table-cell table:formula="of:=SQRT(2*[$Settings.$B$15]*[$Settings.$B$17]/([$Settings.$B$14]*[.B415]*[$Settings.$B$16]))*3.6" office:value-type="float" office:value="128.754368364215" calcext:value-type="float">
            <text:p>128.7544</text:p>
          </table:table-cell>
          <table:table-cell table:formula="of:=-[.G415]/[.F415]/3.6" office:value-type="float" office:value="-0.833392107478637" calcext:value-type="float">
            <text:p>-0.8334</text:p>
          </table:table-cell>
          <table:table-cell table:formula="of:=[.F415]" office:value-type="float" office:value="42.9150960303641" calcext:value-type="float">
            <text:p>42.9</text:p>
          </table:table-cell>
          <table:table-cell table:style-name="ce1" office:value-type="float" office:value="0.51128" calcext:value-type="float">
            <text:p>0.5113</text:p>
          </table:table-cell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93" calcext:value-type="float">
            <text:p>-0.0799</text:p>
          </table:table-cell>
          <table:table-cell table:formula="of:=[.C416]+[.B416]^2/(3.14159*[$Settings.$B$18]*[$Settings.$B$19])" office:value-type="float" office:value="0.0121015626587674" calcext:value-type="float">
            <text:p>0.0121</text:p>
          </table:table-cell>
          <table:table-cell table:style-name="ce2" table:formula="of:=IF([.B416]&gt;0;[.B416]/[.E416];0)" office:value-type="float" office:value="43.5894119523345" calcext:value-type="float">
            <text:p>43.6</text:p>
          </table:table-cell>
          <table:table-cell table:formula="of:=SQRT(2*[$Settings.$B$15]*[$Settings.$B$17]/([$Settings.$B$14]*[.B416]*[$Settings.$B$16]))*3.6" office:value-type="float" office:value="126.759390689456" calcext:value-type="float">
            <text:p>126.7594</text:p>
          </table:table-cell>
          <table:table-cell table:formula="of:=-[.G416]/[.F416]/3.6" office:value-type="float" office:value="-0.807786576627501" calcext:value-type="float">
            <text:p>-0.8078</text:p>
          </table:table-cell>
          <table:table-cell table:formula="of:=[.F416]" office:value-type="float" office:value="43.5894119523345" calcext:value-type="float">
            <text:p>43.6</text:p>
          </table:table-cell>
          <table:table-cell table:style-name="ce1" office:value-type="float" office:value="0.5275" calcext:value-type="float">
            <text:p>0.5275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15" calcext:value-type="float">
            <text:p>-0.0802</text:p>
          </table:table-cell>
          <table:table-cell table:formula="of:=[.C417]+[.B417]^2/(3.14159*[$Settings.$B$18]*[$Settings.$B$19])" office:value-type="float" office:value="0.0122922043372696" calcext:value-type="float">
            <text:p>0.0123</text:p>
          </table:table-cell>
          <table:table-cell table:style-name="ce2" table:formula="of:=IF([.B417]&gt;0;[.B417]/[.E417];0)" office:value-type="float" office:value="44.2125744974979" calcext:value-type="float">
            <text:p>44.2</text:p>
          </table:table-cell>
          <table:table-cell table:formula="of:=SQRT(2*[$Settings.$B$15]*[$Settings.$B$17]/([$Settings.$B$14]*[.B417]*[$Settings.$B$16]))*3.6" office:value-type="float" office:value="124.883075938641" calcext:value-type="float">
            <text:p>124.8831</text:p>
          </table:table-cell>
          <table:table-cell table:formula="of:=-[.G417]/[.F417]/3.6" office:value-type="float" office:value="-0.784612606493937" calcext:value-type="float">
            <text:p>-0.7846</text:p>
          </table:table-cell>
          <table:table-cell table:formula="of:=[.F417]" office:value-type="float" office:value="44.2125744974979" calcext:value-type="float">
            <text:p>44.2</text:p>
          </table:table-cell>
          <table:table-cell table:style-name="ce1" office:value-type="float" office:value="0.54347" calcext:value-type="float">
            <text:p>0.54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38" calcext:value-type="float">
            <text:p>-0.0804</text:p>
          </table:table-cell>
          <table:table-cell table:formula="of:=[.C418]+[.B418]^2/(3.14159*[$Settings.$B$18]*[$Settings.$B$19])" office:value-type="float" office:value="0.0124852897648638" calcext:value-type="float">
            <text:p>0.0125</text:p>
          </table:table-cell>
          <table:table-cell table:style-name="ce2" table:formula="of:=IF([.B418]&gt;0;[.B418]/[.E418];0)" office:value-type="float" office:value="44.7871063091904" calcext:value-type="float">
            <text:p>44.8</text:p>
          </table:table-cell>
          <table:table-cell table:formula="of:=SQRT(2*[$Settings.$B$15]*[$Settings.$B$17]/([$Settings.$B$14]*[.B418]*[$Settings.$B$16]))*3.6" office:value-type="float" office:value="123.116301370782" calcext:value-type="float">
            <text:p>123.1163</text:p>
          </table:table-cell>
          <table:table-cell table:formula="of:=-[.G418]/[.F418]/3.6" office:value-type="float" office:value="-0.763589689561552" calcext:value-type="float">
            <text:p>-0.7636</text:p>
          </table:table-cell>
          <table:table-cell table:formula="of:=[.F418]" office:value-type="float" office:value="44.7871063091904" calcext:value-type="float">
            <text:p>44.8</text:p>
          </table:table-cell>
          <table:table-cell table:style-name="ce1" office:value-type="float" office:value="0.55918" calcext:value-type="float">
            <text:p>0.5592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6" calcext:value-type="float">
            <text:p>-0.0806</text:p>
          </table:table-cell>
          <table:table-cell table:formula="of:=[.C419]+[.B419]^2/(3.14159*[$Settings.$B$18]*[$Settings.$B$19])" office:value-type="float" office:value="0.0126805457694035" calcext:value-type="float">
            <text:p>0.0127</text:p>
          </table:table-cell>
          <table:table-cell table:style-name="ce2" table:formula="of:=IF([.B419]&gt;0;[.B419]/[.E419];0)" office:value-type="float" office:value="45.3158728693292" calcext:value-type="float">
            <text:p>45.3</text:p>
          </table:table-cell>
          <table:table-cell table:formula="of:=SQRT(2*[$Settings.$B$15]*[$Settings.$B$17]/([$Settings.$B$14]*[.B419]*[$Settings.$B$16]))*3.6" office:value-type="float" office:value="121.449918328037" calcext:value-type="float">
            <text:p>121.4499</text:p>
          </table:table-cell>
          <table:table-cell table:formula="of:=-[.G419]/[.F419]/3.6" office:value-type="float" office:value="-0.744465157313299" calcext:value-type="float">
            <text:p>-0.7445</text:p>
          </table:table-cell>
          <table:table-cell table:formula="of:=[.F419]" office:value-type="float" office:value="45.3158728693292" calcext:value-type="float">
            <text:p>45.3</text:p>
          </table:table-cell>
          <table:table-cell table:style-name="ce1" office:value-type="float" office:value="0.57463" calcext:value-type="float">
            <text:p>0.5746</text:p>
          </table:table-cell>
          <table:table-cell table:number-columns-repeated="1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83" calcext:value-type="float">
            <text:p>-0.0808</text:p>
          </table:table-cell>
          <table:table-cell table:formula="of:=[.C420]+[.B420]^2/(3.14159*[$Settings.$B$18]*[$Settings.$B$19])" office:value-type="float" office:value="0.0128778351885456" calcext:value-type="float">
            <text:p>0.0129</text:p>
          </table:table-cell>
          <table:table-cell table:style-name="ce2" table:formula="of:=IF([.B420]&gt;0;[.B420]/[.E420];0)" office:value-type="float" office:value="45.801952841005" calcext:value-type="float">
            <text:p>45.8</text:p>
          </table:table-cell>
          <table:table-cell table:formula="of:=SQRT(2*[$Settings.$B$15]*[$Settings.$B$17]/([$Settings.$B$14]*[.B420]*[$Settings.$B$16]))*3.6" office:value-type="float" office:value="119.874813904321" calcext:value-type="float">
            <text:p>119.8748</text:p>
          </table:table-cell>
          <table:table-cell table:formula="of:=-[.G420]/[.F420]/3.6" office:value-type="float" office:value="-0.727011783394003" calcext:value-type="float">
            <text:p>-0.7270</text:p>
          </table:table-cell>
          <table:table-cell table:formula="of:=[.F420]" office:value-type="float" office:value="45.801952841005" calcext:value-type="float">
            <text:p>45.8</text:p>
          </table:table-cell>
          <table:table-cell table:style-name="ce1" office:value-type="float" office:value="0.58983" calcext:value-type="float">
            <text:p>0.5898</text:p>
          </table:table-cell>
          <table:table-cell table:number-columns-repeated="1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05" calcext:value-type="float">
            <text:p>-0.0811</text:p>
          </table:table-cell>
          <table:table-cell table:formula="of:=[.C421]+[.B421]^2/(3.14159*[$Settings.$B$18]*[$Settings.$B$19])" office:value-type="float" office:value="0.0130767690621866" calcext:value-type="float">
            <text:p>0.0131</text:p>
          </table:table-cell>
          <table:table-cell table:style-name="ce2" table:formula="of:=IF([.B421]&gt;0;[.B421]/[.E421];0)" office:value-type="float" office:value="46.2476623334109" calcext:value-type="float">
            <text:p>46.2</text:p>
          </table:table-cell>
          <table:table-cell table:formula="of:=SQRT(2*[$Settings.$B$15]*[$Settings.$B$17]/([$Settings.$B$14]*[.B421]*[$Settings.$B$16]))*3.6" office:value-type="float" office:value="118.384884600317" calcext:value-type="float">
            <text:p>118.3849</text:p>
          </table:table-cell>
          <table:table-cell table:formula="of:=-[.G421]/[.F421]/3.6" office:value-type="float" office:value="-0.711056267659129" calcext:value-type="float">
            <text:p>-0.7111</text:p>
          </table:table-cell>
          <table:table-cell table:formula="of:=[.F421]" office:value-type="float" office:value="46.2476623334109" calcext:value-type="float">
            <text:p>46.2</text:p>
          </table:table-cell>
          <table:table-cell table:style-name="ce1" office:value-type="float" office:value="0.60477" calcext:value-type="float">
            <text:p>0.6048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28" calcext:value-type="float">
            <text:p>-0.0813</text:p>
          </table:table-cell>
          <table:table-cell table:formula="of:=[.C422]+[.B422]^2/(3.14159*[$Settings.$B$18]*[$Settings.$B$19])" office:value-type="float" office:value="0.0132772257014516" calcext:value-type="float">
            <text:p>0.0133</text:p>
          </table:table-cell>
          <table:table-cell table:style-name="ce2" table:formula="of:=IF([.B422]&gt;0;[.B422]/[.E422];0)" office:value-type="float" office:value="46.6558311147994" calcext:value-type="float">
            <text:p>46.7</text:p>
          </table:table-cell>
          <table:table-cell table:formula="of:=SQRT(2*[$Settings.$B$15]*[$Settings.$B$17]/([$Settings.$B$14]*[.B422]*[$Settings.$B$16]))*3.6" office:value-type="float" office:value="116.972760948823" calcext:value-type="float">
            <text:p>116.9728</text:p>
          </table:table-cell>
          <table:table-cell table:formula="of:=-[.G422]/[.F422]/3.6" office:value-type="float" office:value="-0.696428138145173" calcext:value-type="float">
            <text:p>-0.6964</text:p>
          </table:table-cell>
          <table:table-cell table:formula="of:=[.F422]" office:value-type="float" office:value="46.6558311147994" calcext:value-type="float">
            <text:p>46.7</text:p>
          </table:table-cell>
          <table:table-cell table:style-name="ce1" office:value-type="float" office:value="0.61946" calcext:value-type="float">
            <text:p>0.619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5" calcext:value-type="float">
            <text:p>-0.0815</text:p>
          </table:table-cell>
          <table:table-cell table:formula="of:=[.C423]+[.B423]^2/(3.14159*[$Settings.$B$18]*[$Settings.$B$19])" office:value-type="float" office:value="0.0134789594948469" calcext:value-type="float">
            <text:p>0.0135</text:p>
          </table:table-cell>
          <table:table-cell table:style-name="ce2" table:formula="of:=IF([.B423]&gt;0;[.B423]/[.E423];0)" office:value-type="float" office:value="47.0288526530808" calcext:value-type="float">
            <text:p>47.0</text:p>
          </table:table-cell>
          <table:table-cell table:formula="of:=SQRT(2*[$Settings.$B$15]*[$Settings.$B$17]/([$Settings.$B$14]*[.B423]*[$Settings.$B$16]))*3.6" office:value-type="float" office:value="115.632788554656" calcext:value-type="float">
            <text:p>115.6328</text:p>
          </table:table-cell>
          <table:table-cell table:formula="of:=-[.G423]/[.F423]/3.6" office:value-type="float" office:value="-0.682989637869801" calcext:value-type="float">
            <text:p>-0.6830</text:p>
          </table:table-cell>
          <table:table-cell table:formula="of:=[.F423]" office:value-type="float" office:value="47.0288526530808" calcext:value-type="float">
            <text:p>47.0</text:p>
          </table:table-cell>
          <table:table-cell table:style-name="ce1" office:value-type="float" office:value="0.6339" calcext:value-type="float">
            <text:p>0.6339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4809" calcext:value-type="float">
            <text:p>0.648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73" calcext:value-type="float">
            <text:p>-0.0817</text:p>
          </table:table-cell>
          <table:table-cell table:formula="of:=[.C424]+[.B424]^2/(3.14159*[$Settings.$B$18]*[$Settings.$B$19])" office:value-type="float" office:value="0.0136817290107886" calcext:value-type="float">
            <text:p>0.0137</text:p>
          </table:table-cell>
          <table:table-cell table:style-name="ce2" table:formula="of:=IF([.B424]&gt;0;[.B424]/[.E424];0)" office:value-type="float" office:value="47.3690130457164" calcext:value-type="float">
            <text:p>47.4</text:p>
          </table:table-cell>
          <table:table-cell table:formula="of:=SQRT(2*[$Settings.$B$15]*[$Settings.$B$17]/([$Settings.$B$14]*[.B424]*[$Settings.$B$16]))*3.6" office:value-type="float" office:value="114.359886260931" calcext:value-type="float">
            <text:p>114.3599</text:p>
          </table:table-cell>
          <table:table-cell table:formula="of:=-[.G424]/[.F424]/3.6" office:value-type="float" office:value="-0.670620581472164" calcext:value-type="float">
            <text:p>-0.6706</text:p>
          </table:table-cell>
          <table:table-cell table:formula="of:=[.F424]" office:value-type="float" office:value="47.3690130457164" calcext:value-type="float">
            <text:p>47.4</text:p>
          </table:table-cell>
          <table:table-cell table:style-name="ce1" office:value-type="float" office:value="0.64809" calcext:value-type="float">
            <text:p>0.6481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95" calcext:value-type="float">
            <text:p>-0.0820</text:p>
          </table:table-cell>
          <table:table-cell table:formula="of:=[.C425]+[.B425]^2/(3.14159*[$Settings.$B$18]*[$Settings.$B$19])" office:value-type="float" office:value="0.0138852969976023" calcext:value-type="float">
            <text:p>0.0139</text:p>
          </table:table-cell>
          <table:table-cell table:style-name="ce2" table:formula="of:=IF([.B425]&gt;0;[.B425]/[.E425];0)" office:value-type="float" office:value="47.6784904287118" calcext:value-type="float">
            <text:p>47.7</text:p>
          </table:table-cell>
          <table:table-cell table:formula="of:=SQRT(2*[$Settings.$B$15]*[$Settings.$B$17]/([$Settings.$B$14]*[.B425]*[$Settings.$B$16]))*3.6" office:value-type="float" office:value="113.149474140762" calcext:value-type="float">
            <text:p>113.1495</text:p>
          </table:table-cell>
          <table:table-cell table:formula="of:=-[.G425]/[.F425]/3.6" office:value-type="float" office:value="-0.659215700852342" calcext:value-type="float">
            <text:p>-0.6592</text:p>
          </table:table-cell>
          <table:table-cell table:formula="of:=[.F425]" office:value-type="float" office:value="47.6784904287118" calcext:value-type="float">
            <text:p>47.7</text:p>
          </table:table-cell>
          <table:table-cell table:style-name="ce1" office:value-type="float" office:value="0.66203" calcext:value-type="float">
            <text:p>0.6620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18" calcext:value-type="float">
            <text:p>-0.0822</text:p>
          </table:table-cell>
          <table:table-cell table:formula="of:=[.C426]+[.B426]^2/(3.14159*[$Settings.$B$18]*[$Settings.$B$19])" office:value-type="float" office:value="0.0140894303835234" calcext:value-type="float">
            <text:p>0.0141</text:p>
          </table:table-cell>
          <table:table-cell table:style-name="ce2" table:formula="of:=IF([.B426]&gt;0;[.B426]/[.E426];0)" office:value-type="float" office:value="47.9593554605448" calcext:value-type="float">
            <text:p>48.0</text:p>
          </table:table-cell>
          <table:table-cell table:formula="of:=SQRT(2*[$Settings.$B$15]*[$Settings.$B$17]/([$Settings.$B$14]*[.B426]*[$Settings.$B$16]))*3.6" office:value-type="float" office:value="111.997412254145" calcext:value-type="float">
            <text:p>111.9974</text:p>
          </table:table-cell>
          <table:table-cell table:formula="of:=-[.G426]/[.F426]/3.6" office:value-type="float" office:value="-0.648682451923525" calcext:value-type="float">
            <text:p>-0.6487</text:p>
          </table:table-cell>
          <table:table-cell table:formula="of:=[.F426]" office:value-type="float" office:value="47.9593554605448" calcext:value-type="float">
            <text:p>48.0</text:p>
          </table:table-cell>
          <table:table-cell table:style-name="ce1" office:value-type="float" office:value="0.67572" calcext:value-type="float">
            <text:p>0.6757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4" calcext:value-type="float">
            <text:p>-0.0824</text:p>
          </table:table-cell>
          <table:table-cell table:formula="of:=[.C427]+[.B427]^2/(3.14159*[$Settings.$B$18]*[$Settings.$B$19])" office:value-type="float" office:value="0.0142939002766972" calcext:value-type="float">
            <text:p>0.0143</text:p>
          </table:table-cell>
          <table:table-cell table:style-name="ce2" table:formula="of:=IF([.B427]&gt;0;[.B427]/[.E427];0)" office:value-type="float" office:value="48.21357268901" calcext:value-type="float">
            <text:p>48.2</text:p>
          </table:table-cell>
          <table:table-cell table:formula="of:=SQRT(2*[$Settings.$B$15]*[$Settings.$B$17]/([$Settings.$B$14]*[.B427]*[$Settings.$B$16]))*3.6" office:value-type="float" office:value="110.89994831987" calcext:value-type="float">
            <text:p>110.8999</text:p>
          </table:table-cell>
          <table:table-cell table:formula="of:=-[.G427]/[.F427]/3.6" office:value-type="float" office:value="-0.638939192469049" calcext:value-type="float">
            <text:p>-0.6389</text:p>
          </table:table-cell>
          <table:table-cell table:formula="of:=[.F427]" office:value-type="float" office:value="48.21357268901" calcext:value-type="float">
            <text:p>48.2</text:p>
          </table:table-cell>
          <table:table-cell table:style-name="ce1" office:value-type="float" office:value="0.68916" calcext:value-type="float">
            <text:p>0.6892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63" calcext:value-type="float">
            <text:p>-0.0826</text:p>
          </table:table-cell>
          <table:table-cell table:formula="of:=[.C428]+[.B428]^2/(3.14159*[$Settings.$B$18]*[$Settings.$B$19])" office:value-type="float" office:value="0.0144986385401369" calcext:value-type="float">
            <text:p>0.0145</text:p>
          </table:table-cell>
          <table:table-cell table:style-name="ce2" table:formula="of:=IF([.B428]&gt;0;[.B428]/[.E428];0)" office:value-type="float" office:value="48.4431692021041" calcext:value-type="float">
            <text:p>48.4</text:p>
          </table:table-cell>
          <table:table-cell table:formula="of:=SQRT(2*[$Settings.$B$15]*[$Settings.$B$17]/([$Settings.$B$14]*[.B428]*[$Settings.$B$16]))*3.6" office:value-type="float" office:value="109.85289077435" calcext:value-type="float">
            <text:p>109.8529</text:p>
          </table:table-cell>
          <table:table-cell table:formula="of:=-[.G428]/[.F428]/3.6" office:value-type="float" office:value="-0.629907010304324" calcext:value-type="float">
            <text:p>-0.6299</text:p>
          </table:table-cell>
          <table:table-cell table:formula="of:=[.F428]" office:value-type="float" office:value="48.4431692021041" calcext:value-type="float">
            <text:p>48.4</text:p>
          </table:table-cell>
          <table:table-cell table:style-name="ce1" office:value-type="float" office:value="0.70236" calcext:value-type="float">
            <text:p>0.702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7" office:value-type="float" office:value="0.67" calcext:value-type="float">
            <text:p>0.67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85" calcext:value-type="float">
            <text:p>-0.0829</text:p>
          </table:table-cell>
          <table:table-cell table:formula="of:=[.C429]+[.B429]^2/(3.14159*[$Settings.$B$18]*[$Settings.$B$19])" office:value-type="float" office:value="0.0140036305654255" calcext:value-type="float">
            <text:p>0.0140</text:p>
          </table:table-cell>
          <table:table-cell table:style-name="ce2" table:formula="of:=IF([.B429]&gt;0;[.B429]/[.E429];0)" office:value-type="float" office:value="47.8447354684012" calcext:value-type="float">
            <text:p>47.8</text:p>
          </table:table-cell>
          <table:table-cell table:formula="of:=SQRT(2*[$Settings.$B$15]*[$Settings.$B$17]/([$Settings.$B$14]*[.B429]*[$Settings.$B$16]))*3.6" office:value-type="float" office:value="112.474474716206" calcext:value-type="float">
            <text:p>112.4745</text:p>
          </table:table-cell>
          <table:table-cell table:formula="of:=-[.G429]/[.F429]/3.6" office:value-type="float" office:value="-0.653006215574646" calcext:value-type="float">
            <text:p>-0.6530</text:p>
          </table:table-cell>
          <table:table-cell table:formula="of:=[.F429]" office:value-type="float" office:value="47.8447354684012" calcext:value-type="float">
            <text:p>47.8</text:p>
          </table:table-cell>
          <table:table-cell table:style-name="ce1" office:value-type="float" office:value="0.71531" calcext:value-type="float">
            <text:p>0.7153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08" calcext:value-type="float">
            <text:p>-0.0831</text:p>
          </table:table-cell>
          <table:table-cell table:formula="of:=[.C430]+[.B430]^2/(3.14159*[$Settings.$B$18]*[$Settings.$B$19])" office:value-type="float" office:value="0.0149079142452057" calcext:value-type="float">
            <text:p>0.0149</text:p>
          </table:table-cell>
          <table:table-cell table:style-name="ce2" table:formula="of:=IF([.B430]&gt;0;[.B430]/[.E430];0)" office:value-type="float" office:value="48.8351346825148" calcext:value-type="float">
            <text:p>48.8</text:p>
          </table:table-cell>
          <table:table-cell table:formula="of:=SQRT(2*[$Settings.$B$15]*[$Settings.$B$17]/([$Settings.$B$14]*[.B430]*[$Settings.$B$16]))*3.6" office:value-type="float" office:value="107.898830407913" calcext:value-type="float">
            <text:p>107.8988</text:p>
          </table:table-cell>
          <table:table-cell table:formula="of:=-[.G430]/[.F430]/3.6" office:value-type="float" office:value="-0.613736350485843" calcext:value-type="float">
            <text:p>-0.6137</text:p>
          </table:table-cell>
          <table:table-cell table:formula="of:=[.F430]" office:value-type="float" office:value="48.8351346825148" calcext:value-type="float">
            <text:p>48.8</text:p>
          </table:table-cell>
          <table:table-cell table:style-name="ce1" office:value-type="float" office:value="0.72803" calcext:value-type="float">
            <text:p>0.7280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3" calcext:value-type="float">
            <text:p>-0.0833</text:p>
          </table:table-cell>
          <table:table-cell table:formula="of:=[.C431]+[.B431]^2/(3.14159*[$Settings.$B$18]*[$Settings.$B$19])" office:value-type="float" office:value="0.0151120339388573" calcext:value-type="float">
            <text:p>0.0151</text:p>
          </table:table-cell>
          <table:table-cell table:style-name="ce2" table:formula="of:=IF([.B431]&gt;0;[.B431]/[.E431];0)" office:value-type="float" office:value="49.0006840241381" calcext:value-type="float">
            <text:p>49.0</text:p>
          </table:table-cell>
          <table:table-cell table:formula="of:=SQRT(2*[$Settings.$B$15]*[$Settings.$B$17]/([$Settings.$B$14]*[.B431]*[$Settings.$B$16]))*3.6" office:value-type="float" office:value="106.986466358109" calcext:value-type="float">
            <text:p>106.9865</text:p>
          </table:table-cell>
          <table:table-cell table:formula="of:=-[.G431]/[.F431]/3.6" office:value-type="float" office:value="-0.606490775978002" calcext:value-type="float">
            <text:p>-0.6065</text:p>
          </table:table-cell>
          <table:table-cell table:formula="of:=[.F431]" office:value-type="float" office:value="49.0006840241381" calcext:value-type="float">
            <text:p>49.0</text:p>
          </table:table-cell>
          <table:table-cell table:style-name="ce1" office:value-type="float" office:value="0.7405" calcext:value-type="float">
            <text:p>0.74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53" calcext:value-type="float">
            <text:p>-0.0835</text:p>
          </table:table-cell>
          <table:table-cell table:formula="of:=[.C432]+[.B432]^2/(3.14159*[$Settings.$B$18]*[$Settings.$B$19])" office:value-type="float" office:value="0.0153155922293952" calcext:value-type="float">
            <text:p>0.0153</text:p>
          </table:table-cell>
          <table:table-cell table:style-name="ce2" table:formula="of:=IF([.B432]&gt;0;[.B432]/[.E432];0)" office:value-type="float" office:value="49.1479525391964" calcext:value-type="float">
            <text:p>49.1</text:p>
          </table:table-cell>
          <table:table-cell table:formula="of:=SQRT(2*[$Settings.$B$15]*[$Settings.$B$17]/([$Settings.$B$14]*[.B432]*[$Settings.$B$16]))*3.6" office:value-type="float" office:value="106.113774390791" calcext:value-type="float">
            <text:p>106.1138</text:p>
          </table:table-cell>
          <table:table-cell table:formula="of:=-[.G432]/[.F432]/3.6" office:value-type="float" office:value="-0.599741126924438" calcext:value-type="float">
            <text:p>-0.5997</text:p>
          </table:table-cell>
          <table:table-cell table:formula="of:=[.F432]" office:value-type="float" office:value="49.1479525391964" calcext:value-type="float">
            <text:p>49.1</text:p>
          </table:table-cell>
          <table:table-cell table:style-name="ce1" office:value-type="float" office:value="0.75273" calcext:value-type="float">
            <text:p>0.752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7" calcext:value-type="float">
            <text:p>0.70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75" calcext:value-type="float">
            <text:p>-0.0838</text:p>
          </table:table-cell>
          <table:table-cell table:formula="of:=[.C433]+[.B433]^2/(3.14159*[$Settings.$B$18]*[$Settings.$B$19])" office:value-type="float" office:value="0.0144617486679851" calcext:value-type="float">
            <text:p>0.0145</text:p>
          </table:table-cell>
          <table:table-cell table:style-name="ce2" table:formula="of:=IF([.B433]&gt;0;[.B433]/[.E433];0)" office:value-type="float" office:value="48.4035517467979" calcext:value-type="float">
            <text:p>48.4</text:p>
          </table:table-cell>
          <table:table-cell table:formula="of:=SQRT(2*[$Settings.$B$15]*[$Settings.$B$17]/([$Settings.$B$14]*[.B433]*[$Settings.$B$16]))*3.6" office:value-type="float" office:value="110.037915543429" calcext:value-type="float">
            <text:p>110.0379</text:p>
          </table:table-cell>
          <table:table-cell table:formula="of:=-[.G433]/[.F433]/3.6" office:value-type="float" office:value="-0.631484396245254" calcext:value-type="float">
            <text:p>-0.6315</text:p>
          </table:table-cell>
          <table:table-cell table:formula="of:=[.F433]" office:value-type="float" office:value="48.4035517467979" calcext:value-type="float">
            <text:p>48.4</text:p>
          </table:table-cell>
          <table:table-cell table:style-name="ce1" office:value-type="float" office:value="0.76472" calcext:value-type="float">
            <text:p>0.7647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98" calcext:value-type="float">
            <text:p>-0.0840</text:p>
          </table:table-cell>
          <table:table-cell table:formula="of:=[.C434]+[.B434]^2/(3.14159*[$Settings.$B$18]*[$Settings.$B$19])" office:value-type="float" office:value="0.0157202432455943" calcext:value-type="float">
            <text:p>0.0157</text:p>
          </table:table-cell>
          <table:table-cell table:style-name="ce2" table:formula="of:=IF([.B434]&gt;0;[.B434]/[.E434];0)" office:value-type="float" office:value="49.3930016138655" calcext:value-type="float">
            <text:p>49.4</text:p>
          </table:table-cell>
          <table:table-cell table:formula="of:=SQRT(2*[$Settings.$B$15]*[$Settings.$B$17]/([$Settings.$B$14]*[.B434]*[$Settings.$B$16]))*3.6" office:value-type="float" office:value="104.479006575712" calcext:value-type="float">
            <text:p>104.4790</text:p>
          </table:table-cell>
          <table:table-cell table:formula="of:=-[.G434]/[.F434]/3.6" office:value-type="float" office:value="-0.58757203091063" calcext:value-type="float">
            <text:p>-0.5876</text:p>
          </table:table-cell>
          <table:table-cell table:formula="of:=[.F434]" office:value-type="float" office:value="49.3930016138655" calcext:value-type="float">
            <text:p>49.4</text:p>
          </table:table-cell>
          <table:table-cell table:style-name="ce1" office:value-type="float" office:value="0.77647" calcext:value-type="float">
            <text:p>0.7765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2" calcext:value-type="float">
            <text:p>-0.0842</text:p>
          </table:table-cell>
          <table:table-cell table:formula="of:=[.C435]+[.B435]^2/(3.14159*[$Settings.$B$18]*[$Settings.$B$19])" office:value-type="float" office:value="0.0159211305883275" calcext:value-type="float">
            <text:p>0.0159</text:p>
          </table:table-cell>
          <table:table-cell table:style-name="ce2" table:formula="of:=IF([.B435]&gt;0;[.B435]/[.E435];0)" office:value-type="float" office:value="49.4933444348299" calcext:value-type="float">
            <text:p>49.5</text:p>
          </table:table-cell>
          <table:table-cell table:formula="of:=SQRT(2*[$Settings.$B$15]*[$Settings.$B$17]/([$Settings.$B$14]*[.B435]*[$Settings.$B$16]))*3.6" office:value-type="float" office:value="103.712480603723" calcext:value-type="float">
            <text:p>103.7125</text:p>
          </table:table-cell>
          <table:table-cell table:formula="of:=-[.G435]/[.F435]/3.6" office:value-type="float" office:value="-0.58207871621723" calcext:value-type="float">
            <text:p>-0.5821</text:p>
          </table:table-cell>
          <table:table-cell table:formula="of:=[.F435]" office:value-type="float" office:value="49.4933444348299" calcext:value-type="float">
            <text:p>49.5</text:p>
          </table:table-cell>
          <table:table-cell table:style-name="ce1" office:value-type="float" office:value="0.78799" calcext:value-type="float">
            <text:p>0.7880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43" calcext:value-type="float">
            <text:p>-0.0844</text:p>
          </table:table-cell>
          <table:table-cell table:formula="of:=[.C436]+[.B436]^2/(3.14159*[$Settings.$B$18]*[$Settings.$B$19])" office:value-type="float" office:value="0.0161206994604737" calcext:value-type="float">
            <text:p>0.0161</text:p>
          </table:table-cell>
          <table:table-cell table:style-name="ce2" table:formula="of:=IF([.B436]&gt;0;[.B436]/[.E436];0)" office:value-type="float" office:value="49.58035486982" calcext:value-type="float">
            <text:p>49.6</text:p>
          </table:table-cell>
          <table:table-cell table:formula="of:=SQRT(2*[$Settings.$B$15]*[$Settings.$B$17]/([$Settings.$B$14]*[.B436]*[$Settings.$B$16]))*3.6" office:value-type="float" office:value="102.978039333072" calcext:value-type="float">
            <text:p>102.9780</text:p>
          </table:table-cell>
          <table:table-cell table:formula="of:=-[.G436]/[.F436]/3.6" office:value-type="float" office:value="-0.576942440225764" calcext:value-type="float">
            <text:p>-0.5769</text:p>
          </table:table-cell>
          <table:table-cell table:formula="of:=[.F436]" office:value-type="float" office:value="49.58035486982" calcext:value-type="float">
            <text:p>49.6</text:p>
          </table:table-cell>
          <table:table-cell table:style-name="ce1" office:value-type="float" office:value="0.79927" calcext:value-type="float">
            <text:p>0.7993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65" calcext:value-type="float">
            <text:p>-0.0847</text:p>
          </table:table-cell>
          <table:table-cell table:formula="of:=[.C437]+[.B437]^2/(3.14159*[$Settings.$B$18]*[$Settings.$B$19])" office:value-type="float" office:value="0.0163189494507297" calcext:value-type="float">
            <text:p>0.0163</text:p>
          </table:table-cell>
          <table:table-cell table:style-name="ce2" table:formula="of:=IF([.B437]&gt;0;[.B437]/[.E437];0)" office:value-type="float" office:value="49.6551571807073" calcext:value-type="float">
            <text:p>49.7</text:p>
          </table:table-cell>
          <table:table-cell table:formula="of:=SQRT(2*[$Settings.$B$15]*[$Settings.$B$17]/([$Settings.$B$14]*[.B437]*[$Settings.$B$16]))*3.6" office:value-type="float" office:value="102.273494643456" calcext:value-type="float">
            <text:p>102.2735</text:p>
          </table:table-cell>
          <table:table-cell table:formula="of:=-[.G437]/[.F437]/3.6" office:value-type="float" office:value="-0.572131993545771" calcext:value-type="float">
            <text:p>-0.5721</text:p>
          </table:table-cell>
          <table:table-cell table:formula="of:=[.F437]" office:value-type="float" office:value="49.6551571807073" calcext:value-type="float">
            <text:p>49.7</text:p>
          </table:table-cell>
          <table:table-cell table:style-name="ce1" office:value-type="float" office:value="0.81032" calcext:value-type="float">
            <text:p>0.810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88" calcext:value-type="float">
            <text:p>-0.0849</text:p>
          </table:table-cell>
          <table:table-cell table:formula="of:=[.C438]+[.B438]^2/(3.14159*[$Settings.$B$18]*[$Settings.$B$19])" office:value-type="float" office:value="0.0165157105872477" calcext:value-type="float">
            <text:p>0.0165</text:p>
          </table:table-cell>
          <table:table-cell table:style-name="ce2" table:formula="of:=IF([.B438]&gt;0;[.B438]/[.E438];0)" office:value-type="float" office:value="49.7187205880216" calcext:value-type="float">
            <text:p>49.7</text:p>
          </table:table-cell>
          <table:table-cell table:formula="of:=SQRT(2*[$Settings.$B$15]*[$Settings.$B$17]/([$Settings.$B$14]*[.B438]*[$Settings.$B$16]))*3.6" office:value-type="float" office:value="101.597441358559" calcext:value-type="float">
            <text:p>101.5974</text:p>
          </table:table-cell>
          <table:table-cell table:formula="of:=-[.G438]/[.F438]/3.6" office:value-type="float" office:value="-0.567623445549556" calcext:value-type="float">
            <text:p>-0.5676</text:p>
          </table:table-cell>
          <table:table-cell table:formula="of:=[.F438]" office:value-type="float" office:value="49.7187205880216" calcext:value-type="float">
            <text:p>49.7</text:p>
          </table:table-cell>
          <table:table-cell table:style-name="ce1" office:value-type="float" office:value="0.82114" calcext:value-type="float">
            <text:p>0.8211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1" calcext:value-type="float">
            <text:p>-0.0851</text:p>
          </table:table-cell>
          <table:table-cell table:formula="of:=[.C439]+[.B439]^2/(3.14159*[$Settings.$B$18]*[$Settings.$B$19])" office:value-type="float" office:value="0.0167108164360555" calcext:value-type="float">
            <text:p>0.0167</text:p>
          </table:table-cell>
          <table:table-cell table:style-name="ce2" table:formula="of:=IF([.B439]&gt;0;[.B439]/[.E439];0)" office:value-type="float" office:value="49.7719547804645" calcext:value-type="float">
            <text:p>49.8</text:p>
          </table:table-cell>
          <table:table-cell table:formula="of:=SQRT(2*[$Settings.$B$15]*[$Settings.$B$17]/([$Settings.$B$14]*[.B439]*[$Settings.$B$16]))*3.6" office:value-type="float" office:value="100.948574743604" calcext:value-type="float">
            <text:p>100.9486</text:p>
          </table:table-cell>
          <table:table-cell table:formula="of:=-[.G439]/[.F439]/3.6" office:value-type="float" office:value="-0.56339500599881" calcext:value-type="float">
            <text:p>-0.5634</text:p>
          </table:table-cell>
          <table:table-cell table:formula="of:=[.F439]" office:value-type="float" office:value="49.7719547804645" calcext:value-type="float">
            <text:p>49.8</text:p>
          </table:table-cell>
          <table:table-cell table:style-name="ce1" office:value-type="float" office:value="0.83173" calcext:value-type="float">
            <text:p>0.831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33" calcext:value-type="float">
            <text:p>-0.0853</text:p>
          </table:table-cell>
          <table:table-cell table:formula="of:=[.C440]+[.B440]^2/(3.14159*[$Settings.$B$18]*[$Settings.$B$19])" office:value-type="float" office:value="0.0169041041010564" calcext:value-type="float">
            <text:p>0.0169</text:p>
          </table:table-cell>
          <table:table-cell table:style-name="ce2" table:formula="of:=IF([.B440]&gt;0;[.B440]/[.E440];0)" office:value-type="float" office:value="49.8157130934478" calcext:value-type="float">
            <text:p>49.8</text:p>
          </table:table-cell>
          <table:table-cell table:formula="of:=SQRT(2*[$Settings.$B$15]*[$Settings.$B$17]/([$Settings.$B$14]*[.B440]*[$Settings.$B$16]))*3.6" office:value-type="float" office:value="100.325681819358" calcext:value-type="float">
            <text:p>100.3257</text:p>
          </table:table-cell>
          <table:table-cell table:formula="of:=-[.G440]/[.F440]/3.6" office:value-type="float" office:value="-0.559426799683556" calcext:value-type="float">
            <text:p>-0.5594</text:p>
          </table:table-cell>
          <table:table-cell table:formula="of:=[.F440]" office:value-type="float" office:value="49.8157130934478" calcext:value-type="float">
            <text:p>49.8</text:p>
          </table:table-cell>
          <table:table-cell table:style-name="ce1" office:value-type="float" office:value="0.84209" calcext:value-type="float">
            <text:p>0.8421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55" calcext:value-type="float">
            <text:p>-0.0856</text:p>
          </table:table-cell>
          <table:table-cell table:formula="of:=[.C441]+[.B441]^2/(3.14159*[$Settings.$B$18]*[$Settings.$B$19])" office:value-type="float" office:value="0.0170954142240292" calcext:value-type="float">
            <text:p>0.0171</text:p>
          </table:table-cell>
          <table:table-cell table:style-name="ce2" table:formula="of:=IF([.B441]&gt;0;[.B441]/[.E441];0)" office:value-type="float" office:value="49.8507955895052" calcext:value-type="float">
            <text:p>49.9</text:p>
          </table:table-cell>
          <table:table-cell table:formula="of:=SQRT(2*[$Settings.$B$15]*[$Settings.$B$17]/([$Settings.$B$14]*[.B441]*[$Settings.$B$16]))*3.6" office:value-type="float" office:value="99.7276335885684" calcext:value-type="float">
            <text:p>99.7276</text:p>
          </table:table-cell>
          <table:table-cell table:formula="of:=-[.G441]/[.F441]/3.6" office:value-type="float" office:value="-0.555700668638896" calcext:value-type="float">
            <text:p>-0.5557</text:p>
          </table:table-cell>
          <table:table-cell table:formula="of:=[.F441]" office:value-type="float" office:value="49.8507955895052" calcext:value-type="float">
            <text:p>49.9</text:p>
          </table:table-cell>
          <table:table-cell table:style-name="ce1" office:value-type="float" office:value="0.85222" calcext:value-type="float">
            <text:p>0.8522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78" calcext:value-type="float">
            <text:p>-0.0858</text:p>
          </table:table-cell>
          <table:table-cell table:formula="of:=[.C442]+[.B442]^2/(3.14159*[$Settings.$B$18]*[$Settings.$B$19])" office:value-type="float" office:value="0.0172845909846284" calcext:value-type="float">
            <text:p>0.0173</text:p>
          </table:table-cell>
          <table:table-cell table:style-name="ce2" table:formula="of:=IF([.B442]&gt;0;[.B442]/[.E442];0)" office:value-type="float" office:value="49.8779520306095" calcext:value-type="float">
            <text:p>49.9</text:p>
          </table:table-cell>
          <table:table-cell table:formula="of:=SQRT(2*[$Settings.$B$15]*[$Settings.$B$17]/([$Settings.$B$14]*[.B442]*[$Settings.$B$16]))*3.6" office:value-type="float" office:value="99.1533780643454" calcext:value-type="float">
            <text:p>99.1534</text:p>
          </table:table-cell>
          <table:table-cell table:formula="of:=-[.G442]/[.F442]/3.6" office:value-type="float" office:value="-0.552199998126851" calcext:value-type="float">
            <text:p>-0.5522</text:p>
          </table:table-cell>
          <table:table-cell table:formula="of:=[.F442]" office:value-type="float" office:value="49.8779520306095" calcext:value-type="float">
            <text:p>49.9</text:p>
          </table:table-cell>
          <table:table-cell table:style-name="ce1" office:value-type="float" office:value="0.86212" calcext:value-type="float">
            <text:p>0.862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0.87" calcext:value-type="float">
            <text:p>0.87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" calcext:value-type="float">
            <text:p>-0.0860</text:p>
          </table:table-cell>
          <table:table-cell table:formula="of:=[.C443]+[.B443]^2/(3.14159*[$Settings.$B$18]*[$Settings.$B$19])" office:value-type="float" office:value="0.017436729728159" calcext:value-type="float">
            <text:p>0.0174</text:p>
          </table:table-cell>
          <table:table-cell table:style-name="ce2" table:formula="of:=IF([.B443]&gt;0;[.B443]/[.E443];0)" office:value-type="float" office:value="49.8946771305985" calcext:value-type="float">
            <text:p>49.9</text:p>
          </table:table-cell>
          <table:table-cell table:formula="of:=SQRT(2*[$Settings.$B$15]*[$Settings.$B$17]/([$Settings.$B$14]*[.B443]*[$Settings.$B$16]))*3.6" office:value-type="float" office:value="98.7033172065975" calcext:value-type="float">
            <text:p>98.7033</text:p>
          </table:table-cell>
          <table:table-cell table:formula="of:=-[.G443]/[.F443]/3.6" office:value-type="float" office:value="-0.549509280141821" calcext:value-type="float">
            <text:p>-0.5495</text:p>
          </table:table-cell>
          <table:table-cell table:formula="of:=[.F443]" office:value-type="float" office:value="49.8946771305985" calcext:value-type="float">
            <text:p>49.9</text:p>
          </table:table-cell>
          <table:table-cell table:style-name="ce1" office:value-type="float" office:value="0.8718" calcext:value-type="float">
            <text:p>0.871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23" calcext:value-type="float">
            <text:p>-0.0862</text:p>
          </table:table-cell>
          <table:table-cell table:formula="of:=[.C444]+[.B444]^2/(3.14159*[$Settings.$B$18]*[$Settings.$B$19])" office:value-type="float" office:value="0.0176565281906244" calcext:value-type="float">
            <text:p>0.0177</text:p>
          </table:table-cell>
          <table:table-cell table:style-name="ce2" table:formula="of:=IF([.B444]&gt;0;[.B444]/[.E444];0)" office:value-type="float" office:value="49.9112843977986" calcext:value-type="float">
            <text:p>49.9</text:p>
          </table:table-cell>
          <table:table-cell table:formula="of:=SQRT(2*[$Settings.$B$15]*[$Settings.$B$17]/([$Settings.$B$14]*[.B444]*[$Settings.$B$16]))*3.6" office:value-type="float" office:value="98.0707159614314" calcext:value-type="float">
            <text:p>98.0707</text:p>
          </table:table-cell>
          <table:table-cell table:formula="of:=-[.G444]/[.F444]/3.6" office:value-type="float" office:value="-0.545805740596081" calcext:value-type="float">
            <text:p>-0.5458</text:p>
          </table:table-cell>
          <table:table-cell table:formula="of:=[.F444]" office:value-type="float" office:value="49.9112843977986" calcext:value-type="float">
            <text:p>49.9</text:p>
          </table:table-cell>
          <table:table-cell table:style-name="ce1" office:value-type="float" office:value="0.88126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45" calcext:value-type="float">
            <text:p>-0.0865</text:p>
          </table:table-cell>
          <table:table-cell table:formula="of:=[.C445]+[.B445]^2/(3.14159*[$Settings.$B$18]*[$Settings.$B$19])" office:value-type="float" office:value="0.0178388085070715" calcext:value-type="float">
            <text:p>0.0178</text:p>
          </table:table-cell>
          <table:table-cell table:style-name="ce2" table:formula="of:=IF([.B445]&gt;0;[.B445]/[.E445];0)" office:value-type="float" office:value="49.9186927000758" calcext:value-type="float">
            <text:p>49.9</text:p>
          </table:table-cell>
          <table:table-cell table:formula="of:=SQRT(2*[$Settings.$B$15]*[$Settings.$B$17]/([$Settings.$B$14]*[.B445]*[$Settings.$B$16]))*3.6" office:value-type="float" office:value="97.5611366609928" calcext:value-type="float">
            <text:p>97.5611</text:p>
          </table:table-cell>
          <table:table-cell table:formula="of:=-[.G445]/[.F445]/3.6" office:value-type="float" office:value="-0.542889131772546" calcext:value-type="float">
            <text:p>-0.5429</text:p>
          </table:table-cell>
          <table:table-cell table:formula="of:=[.F445]" office:value-type="float" office:value="49.9186927000758" calcext:value-type="float">
            <text:p>49.9</text:p>
          </table:table-cell>
          <table:table-cell table:style-name="ce1" office:value-type="float" office:value="0.89049" calcext:value-type="float">
            <text:p>0.8905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67" calcext:value-type="float">
            <text:p>-0.0867</text:p>
          </table:table-cell>
          <table:table-cell table:formula="of:=[.C446]+[.B446]^2/(3.14159*[$Settings.$B$18]*[$Settings.$B$19])" office:value-type="float" office:value="0.0180187764696094" calcext:value-type="float">
            <text:p>0.0180</text:p>
          </table:table-cell>
          <table:table-cell table:style-name="ce2" table:formula="of:=IF([.B446]&gt;0;[.B446]/[.E446];0)" office:value-type="float" office:value="49.9207036347402" calcext:value-type="float">
            <text:p>49.9</text:p>
          </table:table-cell>
          <table:table-cell table:formula="of:=SQRT(2*[$Settings.$B$15]*[$Settings.$B$17]/([$Settings.$B$14]*[.B446]*[$Settings.$B$16]))*3.6" office:value-type="float" office:value="97.0707481844214" calcext:value-type="float">
            <text:p>97.0707</text:p>
          </table:table-cell>
          <table:table-cell table:formula="of:=-[.G446]/[.F446]/3.6" office:value-type="float" office:value="-0.540138554840607" calcext:value-type="float">
            <text:p>-0.5401</text:p>
          </table:table-cell>
          <table:table-cell table:formula="of:=[.F446]" office:value-type="float" office:value="49.9207036347402" calcext:value-type="float">
            <text:p>49.9</text:p>
          </table:table-cell>
          <table:table-cell table:style-name="ce1" office:value-type="float" office:value="0.89951" calcext:value-type="float">
            <text:p>0.899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9" calcext:value-type="float">
            <text:p>-0.0869</text:p>
          </table:table-cell>
          <table:table-cell table:formula="of:=[.C447]+[.B447]^2/(3.14159*[$Settings.$B$18]*[$Settings.$B$19])" office:value-type="float" office:value="0.0181959004204762" calcext:value-type="float">
            <text:p>0.0182</text:p>
          </table:table-cell>
          <table:table-cell table:style-name="ce2" table:formula="of:=IF([.B447]&gt;0;[.B447]/[.E447];0)" office:value-type="float" office:value="49.917837480462" calcext:value-type="float">
            <text:p>49.9</text:p>
          </table:table-cell>
          <table:table-cell table:formula="of:=SQRT(2*[$Settings.$B$15]*[$Settings.$B$17]/([$Settings.$B$14]*[.B447]*[$Settings.$B$16]))*3.6" office:value-type="float" office:value="96.5999091196492" calcext:value-type="float">
            <text:p>96.5999</text:p>
          </table:table-cell>
          <table:table-cell table:formula="of:=-[.G447]/[.F447]/3.6" office:value-type="float" office:value="-0.537549490185629" calcext:value-type="float">
            <text:p>-0.5375</text:p>
          </table:table-cell>
          <table:table-cell table:formula="of:=[.F447]" office:value-type="float" office:value="49.917837480462" calcext:value-type="float">
            <text:p>49.9</text:p>
          </table:table-cell>
          <table:table-cell table:style-name="ce1" office:value-type="float" office:value="0.9083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13" calcext:value-type="float">
            <text:p>-0.0871</text:p>
          </table:table-cell>
          <table:table-cell table:formula="of:=[.C448]+[.B448]^2/(3.14159*[$Settings.$B$18]*[$Settings.$B$19])" office:value-type="float" office:value="0.018370453944236" calcext:value-type="float">
            <text:p>0.0184</text:p>
          </table:table-cell>
          <table:table-cell table:style-name="ce2" table:formula="of:=IF([.B448]&gt;0;[.B448]/[.E448];0)" office:value-type="float" office:value="49.910579389231" calcext:value-type="float">
            <text:p>49.9</text:p>
          </table:table-cell>
          <table:table-cell table:formula="of:=SQRT(2*[$Settings.$B$15]*[$Settings.$B$17]/([$Settings.$B$14]*[.B448]*[$Settings.$B$16]))*3.6" office:value-type="float" office:value="96.1468643643248" calcext:value-type="float">
            <text:p>96.1469</text:p>
          </table:table-cell>
          <table:table-cell table:formula="of:=-[.G448]/[.F448]/3.6" office:value-type="float" office:value="-0.535106236999247" calcext:value-type="float">
            <text:p>-0.5351</text:p>
          </table:table-cell>
          <table:table-cell table:formula="of:=[.F448]" office:value-type="float" office:value="49.910579389231" calcext:value-type="float">
            <text:p>49.9</text:p>
          </table:table-cell>
          <table:table-cell table:style-name="ce1" office:value-type="float" office:value="0.91688" calcext:value-type="float">
            <text:p>0.9169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35" calcext:value-type="float">
            <text:p>-0.0874</text:p>
          </table:table-cell>
          <table:table-cell table:formula="of:=[.C449]+[.B449]^2/(3.14159*[$Settings.$B$18]*[$Settings.$B$19])" office:value-type="float" office:value="0.0185423165391081" calcext:value-type="float">
            <text:p>0.0185</text:p>
          </table:table-cell>
          <table:table-cell table:style-name="ce2" table:formula="of:=IF([.B449]&gt;0;[.B449]/[.E449];0)" office:value-type="float" office:value="49.899374657343" calcext:value-type="float">
            <text:p>49.9</text:p>
          </table:table-cell>
          <table:table-cell table:formula="of:=SQRT(2*[$Settings.$B$15]*[$Settings.$B$17]/([$Settings.$B$14]*[.B449]*[$Settings.$B$16]))*3.6" office:value-type="float" office:value="95.7109943211164" calcext:value-type="float">
            <text:p>95.7110</text:p>
          </table:table-cell>
          <table:table-cell table:formula="of:=-[.G449]/[.F449]/3.6" office:value-type="float" office:value="-0.532800009899701" calcext:value-type="float">
            <text:p>-0.5328</text:p>
          </table:table-cell>
          <table:table-cell table:formula="of:=[.F449]" office:value-type="float" office:value="49.899374657343" calcext:value-type="float">
            <text:p>49.9</text:p>
          </table:table-cell>
          <table:table-cell table:style-name="ce1" office:value-type="float" office:value="0.92525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58" calcext:value-type="float">
            <text:p>-0.0876</text:p>
          </table:table-cell>
          <table:table-cell table:formula="of:=[.C450]+[.B450]^2/(3.14159*[$Settings.$B$18]*[$Settings.$B$19])" office:value-type="float" office:value="0.0187109544897005" calcext:value-type="float">
            <text:p>0.0187</text:p>
          </table:table-cell>
          <table:table-cell table:style-name="ce2" table:formula="of:=IF([.B450]&gt;0;[.B450]/[.E450];0)" office:value-type="float" office:value="49.8846812178281" calcext:value-type="float">
            <text:p>49.9</text:p>
          </table:table-cell>
          <table:table-cell table:formula="of:=SQRT(2*[$Settings.$B$15]*[$Settings.$B$17]/([$Settings.$B$14]*[.B450]*[$Settings.$B$16]))*3.6" office:value-type="float" office:value="95.2927374687591" calcext:value-type="float">
            <text:p>95.2927</text:p>
          </table:table-cell>
          <table:table-cell table:formula="of:=-[.G450]/[.F450]/3.6" office:value-type="float" office:value="-0.530627924369155" calcext:value-type="float">
            <text:p>-0.5306</text:p>
          </table:table-cell>
          <table:table-cell table:formula="of:=[.F450]" office:value-type="float" office:value="49.8846812178281" calcext:value-type="float">
            <text:p>49.9</text:p>
          </table:table-cell>
          <table:table-cell table:style-name="ce1" office:value-type="float" office:value="0.93339" calcext:value-type="float">
            <text:p>0.933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8" calcext:value-type="float">
            <text:p>-0.0878</text:p>
          </table:table-cell>
          <table:table-cell table:formula="of:=[.C451]+[.B451]^2/(3.14159*[$Settings.$B$18]*[$Settings.$B$19])" office:value-type="float" office:value="0.0188768721238536" calcext:value-type="float">
            <text:p>0.0189</text:p>
          </table:table-cell>
          <table:table-cell table:style-name="ce2" table:formula="of:=IF([.B451]&gt;0;[.B451]/[.E451];0)" office:value-type="float" office:value="49.8668420183076" calcext:value-type="float">
            <text:p>49.9</text:p>
          </table:table-cell>
          <table:table-cell table:formula="of:=SQRT(2*[$Settings.$B$15]*[$Settings.$B$17]/([$Settings.$B$14]*[.B451]*[$Settings.$B$16]))*3.6" office:value-type="float" office:value="94.8899952806395" calcext:value-type="float">
            <text:p>94.8900</text:p>
          </table:table-cell>
          <table:table-cell table:formula="of:=-[.G451]/[.F451]/3.6" office:value-type="float" office:value="-0.528574318235812" calcext:value-type="float">
            <text:p>-0.5286</text:p>
          </table:table-cell>
          <table:table-cell table:formula="of:=[.F451]" office:value-type="float" office:value="49.8668420183076" calcext:value-type="float">
            <text:p>49.9</text:p>
          </table:table-cell>
          <table:table-cell table:style-name="ce1" office:value-type="float" office:value="0.94133" calcext:value-type="float">
            <text:p>0.9413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03" calcext:value-type="float">
            <text:p>-0.0880</text:p>
          </table:table-cell>
          <table:table-cell table:formula="of:=[.C452]+[.B452]^2/(3.14159*[$Settings.$B$18]*[$Settings.$B$19])" office:value-type="float" office:value="0.0190397516647686" calcext:value-type="float">
            <text:p>0.0190</text:p>
          </table:table-cell>
          <table:table-cell table:style-name="ce2" table:formula="of:=IF([.B452]&gt;0;[.B452]/[.E452];0)" office:value-type="float" office:value="49.8462383706481" calcext:value-type="float">
            <text:p>49.8</text:p>
          </table:table-cell>
          <table:table-cell table:formula="of:=SQRT(2*[$Settings.$B$15]*[$Settings.$B$17]/([$Settings.$B$14]*[.B452]*[$Settings.$B$16]))*3.6" office:value-type="float" office:value="94.5027703698129" calcext:value-type="float">
            <text:p>94.5028</text:p>
          </table:table-cell>
          <table:table-cell table:formula="of:=-[.G452]/[.F452]/3.6" office:value-type="float" office:value="-0.526634915797939" calcext:value-type="float">
            <text:p>-0.5266</text:p>
          </table:table-cell>
          <table:table-cell table:formula="of:=[.F452]" office:value-type="float" office:value="49.8462383706481" calcext:value-type="float">
            <text:p>49.8</text:p>
          </table:table-cell>
          <table:table-cell table:style-name="ce1" office:value-type="float" office:value="0.94906" calcext:value-type="float">
            <text:p>0.949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25" calcext:value-type="float">
            <text:p>-0.0883</text:p>
          </table:table-cell>
          <table:table-cell table:formula="of:=[.C453]+[.B453]^2/(3.14159*[$Settings.$B$18]*[$Settings.$B$19])" office:value-type="float" office:value="0.0191992713006409" calcext:value-type="float">
            <text:p>0.0192</text:p>
          </table:table-cell>
          <table:table-cell table:style-name="ce2" table:formula="of:=IF([.B453]&gt;0;[.B453]/[.E453];0)" office:value-type="float" office:value="49.8232451128532" calcext:value-type="float">
            <text:p>49.8</text:p>
          </table:table-cell>
          <table:table-cell table:formula="of:=SQRT(2*[$Settings.$B$15]*[$Settings.$B$17]/([$Settings.$B$14]*[.B453]*[$Settings.$B$16]))*3.6" office:value-type="float" office:value="94.1310702905994" calcext:value-type="float">
            <text:p>94.1311</text:p>
          </table:table-cell>
          <table:table-cell table:formula="of:=-[.G453]/[.F453]/3.6" office:value-type="float" office:value="-0.524805629700364" calcext:value-type="float">
            <text:p>-0.5248</text:p>
          </table:table-cell>
          <table:table-cell table:formula="of:=[.F453]" office:value-type="float" office:value="49.8232451128532" calcext:value-type="float">
            <text:p>49.8</text:p>
          </table:table-cell>
          <table:table-cell table:style-name="ce1" office:value-type="float" office:value="0.95657" calcext:value-type="float">
            <text:p>0.9566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48" calcext:value-type="float">
            <text:p>-0.0885</text:p>
          </table:table-cell>
          <table:table-cell table:formula="of:=[.C454]+[.B454]^2/(3.14159*[$Settings.$B$18]*[$Settings.$B$19])" office:value-type="float" office:value="0.0193557502829412" calcext:value-type="float">
            <text:p>0.0194</text:p>
          </table:table-cell>
          <table:table-cell table:style-name="ce2" table:formula="of:=IF([.B454]&gt;0;[.B454]/[.E454];0)" office:value-type="float" office:value="49.7981212771429" calcext:value-type="float">
            <text:p>49.8</text:p>
          </table:table-cell>
          <table:table-cell table:formula="of:=SQRT(2*[$Settings.$B$15]*[$Settings.$B$17]/([$Settings.$B$14]*[.B454]*[$Settings.$B$16]))*3.6" office:value-type="float" office:value="93.7734491568693" calcext:value-type="float">
            <text:p>93.7734</text:p>
          </table:table-cell>
          <table:table-cell table:formula="of:=-[.G454]/[.F454]/3.6" office:value-type="float" office:value="-0.523075562959211" calcext:value-type="float">
            <text:p>-0.5231</text:p>
          </table:table-cell>
          <table:table-cell table:formula="of:=[.F454]" office:value-type="float" office:value="49.7981212771429" calcext:value-type="float">
            <text:p>49.8</text:p>
          </table:table-cell>
          <table:table-cell table:style-name="ce1" office:value-type="float" office:value="0.96388" calcext:value-type="float">
            <text:p>0.9639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7" calcext:value-type="float">
            <text:p>-0.0887</text:p>
          </table:table-cell>
          <table:table-cell table:formula="of:=[.C455]+[.B455]^2/(3.14159*[$Settings.$B$18]*[$Settings.$B$19])" office:value-type="float" office:value="0.0195090908352219" calcext:value-type="float">
            <text:p>0.0195</text:p>
          </table:table-cell>
          <table:table-cell table:style-name="ce2" table:formula="of:=IF([.B455]&gt;0;[.B455]/[.E455];0)" office:value-type="float" office:value="49.7711558268499" calcext:value-type="float">
            <text:p>49.8</text:p>
          </table:table-cell>
          <table:table-cell table:formula="of:=SQRT(2*[$Settings.$B$15]*[$Settings.$B$17]/([$Settings.$B$14]*[.B455]*[$Settings.$B$16]))*3.6" office:value-type="float" office:value="93.4294938993114" calcext:value-type="float">
            <text:p>93.4295</text:p>
          </table:table-cell>
          <table:table-cell table:formula="of:=-[.G455]/[.F455]/3.6" office:value-type="float" office:value="-0.521439310843823" calcext:value-type="float">
            <text:p>-0.5214</text:p>
          </table:table-cell>
          <table:table-cell table:formula="of:=[.F455]" office:value-type="float" office:value="49.7711558268499" calcext:value-type="float">
            <text:p>49.8</text:p>
          </table:table-cell>
          <table:table-cell table:style-name="ce1" office:value-type="float" office:value="0.97099" calcext:value-type="float">
            <text:p>0.9710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92" calcext:value-type="float">
            <text:p>-0.0889</text:p>
          </table:table-cell>
          <table:table-cell table:formula="of:=[.C456]+[.B456]^2/(3.14159*[$Settings.$B$18]*[$Settings.$B$19])" office:value-type="float" office:value="0.0196587618570426" calcext:value-type="float">
            <text:p>0.0197</text:p>
          </table:table-cell>
          <table:table-cell table:style-name="ce2" table:formula="of:=IF([.B456]&gt;0;[.B456]/[.E456];0)" office:value-type="float" office:value="49.7427054211801" calcext:value-type="float">
            <text:p>49.7</text:p>
          </table:table-cell>
          <table:table-cell table:formula="of:=SQRT(2*[$Settings.$B$15]*[$Settings.$B$17]/([$Settings.$B$14]*[.B456]*[$Settings.$B$16]))*3.6" office:value-type="float" office:value="93.0997667697701" calcext:value-type="float">
            <text:p>93.0998</text:p>
          </table:table-cell>
          <table:table-cell table:formula="of:=-[.G456]/[.F456]/3.6" office:value-type="float" office:value="-0.519896256264434" calcext:value-type="float">
            <text:p>-0.5199</text:p>
          </table:table-cell>
          <table:table-cell table:formula="of:=[.F456]" office:value-type="float" office:value="49.7427054211801" calcext:value-type="float">
            <text:p>49.7</text:p>
          </table:table-cell>
          <table:table-cell table:style-name="ce1" office:value-type="float" office:value="0.97788" calcext:value-type="float">
            <text:p>0.9779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15" calcext:value-type="float">
            <text:p>-0.0892</text:p>
          </table:table-cell>
          <table:table-cell table:formula="of:=[.C457]+[.B457]^2/(3.14159*[$Settings.$B$18]*[$Settings.$B$19])" office:value-type="float" office:value="0.0198053204367355" calcext:value-type="float">
            <text:p>0.0198</text:p>
          </table:table-cell>
          <table:table-cell table:style-name="ce2" table:formula="of:=IF([.B457]&gt;0;[.B457]/[.E457];0)" office:value-type="float" office:value="49.7129043251314" calcext:value-type="float">
            <text:p>49.7</text:p>
          </table:table-cell>
          <table:table-cell table:formula="of:=SQRT(2*[$Settings.$B$15]*[$Settings.$B$17]/([$Settings.$B$14]*[.B457]*[$Settings.$B$16]))*3.6" office:value-type="float" office:value="92.7824572373508" calcext:value-type="float">
            <text:p>92.7825</text:p>
          </table:table-cell>
          <table:table-cell table:formula="of:=-[.G457]/[.F457]/3.6" office:value-type="float" office:value="-0.518434904136631" calcext:value-type="float">
            <text:p>-0.5184</text:p>
          </table:table-cell>
          <table:table-cell table:formula="of:=[.F457]" office:value-type="float" office:value="49.7129043251314" calcext:value-type="float">
            <text:p>49.7</text:p>
          </table:table-cell>
          <table:table-cell table:style-name="ce1" office:value-type="float" office:value="0.98458" calcext:value-type="float">
            <text:p>0.9846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38" calcext:value-type="float">
            <text:p>-0.0894</text:p>
          </table:table-cell>
          <table:table-cell table:formula="of:=[.C458]+[.B458]^2/(3.14159*[$Settings.$B$18]*[$Settings.$B$19])" office:value-type="float" office:value="0.0199484604967907" calcext:value-type="float">
            <text:p>0.0199</text:p>
          </table:table-cell>
          <table:table-cell table:style-name="ce2" table:formula="of:=IF([.B458]&gt;0;[.B458]/[.E458];0)" office:value-type="float" office:value="49.6820293555709" calcext:value-type="float">
            <text:p>49.7</text:p>
          </table:table-cell>
          <table:table-cell table:formula="of:=SQRT(2*[$Settings.$B$15]*[$Settings.$B$17]/([$Settings.$B$14]*[.B458]*[$Settings.$B$16]))*3.6" office:value-type="float" office:value="92.4776997691605" calcext:value-type="float">
            <text:p>92.4777</text:p>
          </table:table-cell>
          <table:table-cell table:formula="of:=-[.G458]/[.F458]/3.6" office:value-type="float" office:value="-0.517053153204127" calcext:value-type="float">
            <text:p>-0.5171</text:p>
          </table:table-cell>
          <table:table-cell table:formula="of:=[.F458]" office:value-type="float" office:value="49.6820293555709" calcext:value-type="float">
            <text:p>49.7</text:p>
          </table:table-cell>
          <table:table-cell table:style-name="ce1" office:value-type="float" office:value="0.99108" calcext:value-type="float">
            <text:p>0.9911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6" calcext:value-type="float">
            <text:p>-0.0896</text:p>
          </table:table-cell>
          <table:table-cell table:formula="of:=[.C459]+[.B459]^2/(3.14159*[$Settings.$B$18]*[$Settings.$B$19])" office:value-type="float" office:value="0.0200878727517568" calcext:value-type="float">
            <text:p>0.0201</text:p>
          </table:table-cell>
          <table:table-cell table:style-name="ce2" table:formula="of:=IF([.B459]&gt;0;[.B459]/[.E459];0)" office:value-type="float" office:value="49.6503543369357" calcext:value-type="float">
            <text:p>49.7</text:p>
          </table:table-cell>
          <table:table-cell table:formula="of:=SQRT(2*[$Settings.$B$15]*[$Settings.$B$17]/([$Settings.$B$14]*[.B459]*[$Settings.$B$16]))*3.6" office:value-type="float" office:value="92.1856292506162" calcext:value-type="float">
            <text:p>92.1856</text:p>
          </table:table-cell>
          <table:table-cell table:formula="of:=-[.G459]/[.F459]/3.6" office:value-type="float" office:value="-0.515748972555322" calcext:value-type="float">
            <text:p>-0.5157</text:p>
          </table:table-cell>
          <table:table-cell table:formula="of:=[.F459]" office:value-type="float" office:value="49.6503543369357" calcext:value-type="float">
            <text:p>49.7</text:p>
          </table:table-cell>
          <table:table-cell table:style-name="ce1" office:value-type="float" office:value="0.99737" calcext:value-type="float">
            <text:p>0.9974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7" office:value-type="float" office:value="1" calcext:value-type="float">
            <text:p>1.00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83" calcext:value-type="float">
            <text:p>-0.0898</text:p>
          </table:table-cell>
          <table:table-cell table:formula="of:=[.C460]+[.B460]^2/(3.14159*[$Settings.$B$18]*[$Settings.$B$19])" office:value-type="float" office:value="0.0201464258530307" calcext:value-type="float">
            <text:p>0.0201</text:p>
          </table:table-cell>
          <table:table-cell table:style-name="ce2" table:formula="of:=IF([.B460]&gt;0;[.B460]/[.E460];0)" office:value-type="float" office:value="49.6365959547889" calcext:value-type="float">
            <text:p>49.6</text:p>
          </table:table-cell>
          <table:table-cell table:formula="of:=SQRT(2*[$Settings.$B$15]*[$Settings.$B$17]/([$Settings.$B$14]*[.B460]*[$Settings.$B$16]))*3.6" office:value-type="float" office:value="92.0643253383198" calcext:value-type="float">
            <text:p>92.0643</text:p>
          </table:table-cell>
          <table:table-cell table:formula="of:=-[.G460]/[.F460]/3.6" office:value-type="float" office:value="-0.515213084482711" calcext:value-type="float">
            <text:p>-0.5152</text:p>
          </table:table-cell>
          <table:table-cell table:formula="of:=[.F460]" office:value-type="float" office:value="49.6365959547889" calcext:value-type="float">
            <text:p>49.6</text:p>
          </table:table-cell>
          <table:table-cell table:style-name="ce1" office:value-type="float" office:value="1.00347" calcext:value-type="float">
            <text:p>1.0035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05" calcext:value-type="float">
            <text:p>-0.0901</text:p>
          </table:table-cell>
          <table:table-cell table:formula="of:=[.C461]+[.B461]^2/(3.14159*[$Settings.$B$18]*[$Settings.$B$19])" office:value-type="float" office:value="0.0203565135136244" calcext:value-type="float">
            <text:p>0.0204</text:p>
          </table:table-cell>
          <table:table-cell table:style-name="ce2" table:formula="of:=IF([.B461]&gt;0;[.B461]/[.E461];0)" office:value-type="float" office:value="49.5851118770625" calcext:value-type="float">
            <text:p>49.6</text:p>
          </table:table-cell>
          <table:table-cell table:formula="of:=SQRT(2*[$Settings.$B$15]*[$Settings.$B$17]/([$Settings.$B$14]*[.B461]*[$Settings.$B$16]))*3.6" office:value-type="float" office:value="91.6355576861061" calcext:value-type="float">
            <text:p>91.6356</text:p>
          </table:table-cell>
          <table:table-cell table:formula="of:=-[.G461]/[.F461]/3.6" office:value-type="float" office:value="-0.513346055214787" calcext:value-type="float">
            <text:p>-0.5133</text:p>
          </table:table-cell>
          <table:table-cell table:formula="of:=[.F461]" office:value-type="float" office:value="49.5851118770625" calcext:value-type="float">
            <text:p>49.6</text:p>
          </table:table-cell>
          <table:table-cell table:style-name="ce1" office:value-type="float" office:value="1.00938" calcext:value-type="float">
            <text:p>1.0094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27" calcext:value-type="float">
            <text:p>-0.0903</text:p>
          </table:table-cell>
          <table:table-cell table:formula="of:=[.C462]+[.B462]^2/(3.14159*[$Settings.$B$18]*[$Settings.$B$19])" office:value-type="float" office:value="0.020485363116728" calcext:value-type="float">
            <text:p>0.0205</text:p>
          </table:table-cell>
          <table:table-cell table:style-name="ce2" table:formula="of:=IF([.B462]&gt;0;[.B462]/[.E462];0)" office:value-type="float" office:value="49.5519651868458" calcext:value-type="float">
            <text:p>49.6</text:p>
          </table:table-cell>
          <table:table-cell table:formula="of:=SQRT(2*[$Settings.$B$15]*[$Settings.$B$17]/([$Settings.$B$14]*[.B462]*[$Settings.$B$16]))*3.6" office:value-type="float" office:value="91.3774638562859" calcext:value-type="float">
            <text:p>91.3775</text:p>
          </table:table-cell>
          <table:table-cell table:formula="of:=-[.G462]/[.F462]/3.6" office:value-type="float" office:value="-0.512242627578097" calcext:value-type="float">
            <text:p>-0.5122</text:p>
          </table:table-cell>
          <table:table-cell table:formula="of:=[.F462]" office:value-type="float" office:value="49.5519651868458" calcext:value-type="float">
            <text:p>49.6</text:p>
          </table:table-cell>
          <table:table-cell table:style-name="ce1" office:value-type="float" office:value="1.01509" calcext:value-type="float">
            <text:p>1.015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5" calcext:value-type="float">
            <text:p>-0.0905</text:p>
          </table:table-cell>
          <table:table-cell table:formula="of:=[.C463]+[.B463]^2/(3.14159*[$Settings.$B$18]*[$Settings.$B$19])" office:value-type="float" office:value="0.0206106162174097" calcext:value-type="float">
            <text:p>0.0206</text:p>
          </table:table-cell>
          <table:table-cell table:style-name="ce2" table:formula="of:=IF([.B463]&gt;0;[.B463]/[.E463];0)" office:value-type="float" office:value="49.5186553004608" calcext:value-type="float">
            <text:p>49.5</text:p>
          </table:table-cell>
          <table:table-cell table:formula="of:=SQRT(2*[$Settings.$B$15]*[$Settings.$B$17]/([$Settings.$B$14]*[.B463]*[$Settings.$B$16]))*3.6" office:value-type="float" office:value="91.1300199395915" calcext:value-type="float">
            <text:p>91.1300</text:p>
          </table:table-cell>
          <table:table-cell table:formula="of:=-[.G463]/[.F463]/3.6" office:value-type="float" office:value="-0.511199148564697" calcext:value-type="float">
            <text:p>-0.5112</text:p>
          </table:table-cell>
          <table:table-cell table:formula="of:=[.F463]" office:value-type="float" office:value="49.5186553004608" calcext:value-type="float">
            <text:p>49.5</text:p>
          </table:table-cell>
          <table:table-cell table:style-name="ce1" office:value-type="float" office:value="1.02061" calcext:value-type="float">
            <text:p>1.0206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73" calcext:value-type="float">
            <text:p>-0.0907</text:p>
          </table:table-cell>
          <table:table-cell table:formula="of:=[.C464]+[.B464]^2/(3.14159*[$Settings.$B$18]*[$Settings.$B$19])" office:value-type="float" office:value="0.0207322026734411" calcext:value-type="float">
            <text:p>0.0207</text:p>
          </table:table-cell>
          <table:table-cell table:style-name="ce2" table:formula="of:=IF([.B464]&gt;0;[.B464]/[.E464];0)" office:value-type="float" office:value="49.4853352612782" calcext:value-type="float">
            <text:p>49.5</text:p>
          </table:table-cell>
          <table:table-cell table:formula="of:=SQRT(2*[$Settings.$B$15]*[$Settings.$B$17]/([$Settings.$B$14]*[.B464]*[$Settings.$B$16]))*3.6" office:value-type="float" office:value="90.8929907216463" calcext:value-type="float">
            <text:p>90.8930</text:p>
          </table:table-cell>
          <table:table-cell table:formula="of:=-[.G464]/[.F464]/3.6" office:value-type="float" office:value="-0.510212830628056" calcext:value-type="float">
            <text:p>-0.5102</text:p>
          </table:table-cell>
          <table:table-cell table:formula="of:=[.F464]" office:value-type="float" office:value="49.4853352612782" calcext:value-type="float">
            <text:p>49.5</text:p>
          </table:table-cell>
          <table:table-cell table:style-name="ce1" office:value-type="float" office:value="1.02594" calcext:value-type="float">
            <text:p>1.0259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95" calcext:value-type="float">
            <text:p>-0.0910</text:p>
          </table:table-cell>
          <table:table-cell table:formula="of:=[.C465]+[.B465]^2/(3.14159*[$Settings.$B$18]*[$Settings.$B$19])" office:value-type="float" office:value="0.0208500547569092" calcext:value-type="float">
            <text:p>0.0209</text:p>
          </table:table-cell>
          <table:table-cell table:style-name="ce2" table:formula="of:=IF([.B465]&gt;0;[.B465]/[.E465];0)" office:value-type="float" office:value="49.45214830471" calcext:value-type="float">
            <text:p>49.5</text:p>
          </table:table-cell>
          <table:table-cell table:formula="of:=SQRT(2*[$Settings.$B$15]*[$Settings.$B$17]/([$Settings.$B$14]*[.B465]*[$Settings.$B$16]))*3.6" office:value-type="float" office:value="90.6661539722631" calcext:value-type="float">
            <text:p>90.6662</text:p>
          </table:table-cell>
          <table:table-cell table:formula="of:=-[.G465]/[.F465]/3.6" office:value-type="float" office:value="-0.509281065301553" calcext:value-type="float">
            <text:p>-0.5093</text:p>
          </table:table-cell>
          <table:table-cell table:formula="of:=[.F465]" office:value-type="float" office:value="49.45214830471" calcext:value-type="float">
            <text:p>49.5</text:p>
          </table:table-cell>
          <table:table-cell table:style-name="ce1" office:value-type="float" office:value="1.03108" calcext:value-type="float">
            <text:p>1.0311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17" calcext:value-type="float">
            <text:p>-0.0912</text:p>
          </table:table-cell>
          <table:table-cell table:formula="of:=[.C466]+[.B466]^2/(3.14159*[$Settings.$B$18]*[$Settings.$B$19])" office:value-type="float" office:value="0.0209641071542173" calcext:value-type="float">
            <text:p>0.0210</text:p>
          </table:table-cell>
          <table:table-cell table:style-name="ce2" table:formula="of:=IF([.B466]&gt;0;[.B466]/[.E466];0)" office:value-type="float" office:value="49.4192284163929" calcext:value-type="float">
            <text:p>49.4</text:p>
          </table:table-cell>
          <table:table-cell table:formula="of:=SQRT(2*[$Settings.$B$15]*[$Settings.$B$17]/([$Settings.$B$14]*[.B466]*[$Settings.$B$16]))*3.6" office:value-type="float" office:value="90.4492998180322" calcext:value-type="float">
            <text:p>90.4493</text:p>
          </table:table-cell>
          <table:table-cell table:formula="of:=-[.G466]/[.F466]/3.6" office:value-type="float" office:value="-0.508401411962854" calcext:value-type="float">
            <text:p>-0.5084</text:p>
          </table:table-cell>
          <table:table-cell table:formula="of:=[.F466]" office:value-type="float" office:value="49.4192284163929" calcext:value-type="float">
            <text:p>49.4</text:p>
          </table:table-cell>
          <table:table-cell table:style-name="ce1" office:value-type="float" office:value="1.03603" calcext:value-type="float">
            <text:p>1.0360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4" calcext:value-type="float">
            <text:p>-0.0914</text:p>
          </table:table-cell>
          <table:table-cell table:formula="of:=[.C467]+[.B467]^2/(3.14159*[$Settings.$B$18]*[$Settings.$B$19])" office:value-type="float" office:value="0.02107452898897" calcext:value-type="float">
            <text:p>0.0211</text:p>
          </table:table-cell>
          <table:table-cell table:style-name="ce2" table:formula="of:=IF([.B467]&gt;0;[.B467]/[.E467];0)" office:value-type="float" office:value="49.3866316321818" calcext:value-type="float">
            <text:p>49.4</text:p>
          </table:table-cell>
          <table:table-cell table:formula="of:=SQRT(2*[$Settings.$B$15]*[$Settings.$B$17]/([$Settings.$B$14]*[.B467]*[$Settings.$B$16]))*3.6" office:value-type="float" office:value="90.24179663608" calcext:value-type="float">
            <text:p>90.2418</text:p>
          </table:table-cell>
          <table:table-cell table:formula="of:=-[.G467]/[.F467]/3.6" office:value-type="float" office:value="-0.507569860583687" calcext:value-type="float">
            <text:p>-0.5076</text:p>
          </table:table-cell>
          <table:table-cell table:formula="of:=[.F467]" office:value-type="float" office:value="49.3866316321818" calcext:value-type="float">
            <text:p>49.4</text:p>
          </table:table-cell>
          <table:table-cell table:style-name="ce1" office:value-type="float" office:value="1.0408" calcext:value-type="float">
            <text:p>1.0408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62" calcext:value-type="float">
            <text:p>-0.0916</text:p>
          </table:table-cell>
          <table:table-cell table:formula="of:=[.C468]+[.B468]^2/(3.14159*[$Settings.$B$18]*[$Settings.$B$19])" office:value-type="float" office:value="0.0211812628392401" calcext:value-type="float">
            <text:p>0.0212</text:p>
          </table:table-cell>
          <table:table-cell table:style-name="ce2" table:formula="of:=IF([.B468]&gt;0;[.B468]/[.E468];0)" office:value-type="float" office:value="49.3544699357268" calcext:value-type="float">
            <text:p>49.4</text:p>
          </table:table-cell>
          <table:table-cell table:formula="of:=SQRT(2*[$Settings.$B$15]*[$Settings.$B$17]/([$Settings.$B$14]*[.B468]*[$Settings.$B$16]))*3.6" office:value-type="float" office:value="90.0434661011289" calcext:value-type="float">
            <text:p>90.0435</text:p>
          </table:table-cell>
          <table:table-cell table:formula="of:=-[.G468]/[.F468]/3.6" office:value-type="float" office:value="-0.506784369268942" calcext:value-type="float">
            <text:p>-0.5068</text:p>
          </table:table-cell>
          <table:table-cell table:formula="of:=[.F468]" office:value-type="float" office:value="49.3544699357268" calcext:value-type="float">
            <text:p>49.4</text:p>
          </table:table-cell>
          <table:table-cell table:style-name="ce1" office:value-type="float" office:value="1.04539" calcext:value-type="float">
            <text:p>1.0454</text:p>
          </table:table-cell>
          <table:table-cell table:number-columns-repeated="1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85" calcext:value-type="float">
            <text:p>-0.0919</text:p>
          </table:table-cell>
          <table:table-cell table:formula="of:=[.C469]+[.B469]^2/(3.14159*[$Settings.$B$18]*[$Settings.$B$19])" office:value-type="float" office:value="0.0212842534499651" calcext:value-type="float">
            <text:p>0.0213</text:p>
          </table:table-cell>
          <table:table-cell table:style-name="ce2" table:formula="of:=IF([.B469]&gt;0;[.B469]/[.E469];0)" office:value-type="float" office:value="49.3228481077742" calcext:value-type="float">
            <text:p>49.3</text:p>
          </table:table-cell>
          <table:table-cell table:formula="of:=SQRT(2*[$Settings.$B$15]*[$Settings.$B$17]/([$Settings.$B$14]*[.B469]*[$Settings.$B$16]))*3.6" office:value-type="float" office:value="89.8541397582842" calcext:value-type="float">
            <text:p>89.8541</text:p>
          </table:table-cell>
          <table:table-cell table:formula="of:=-[.G469]/[.F469]/3.6" office:value-type="float" office:value="-0.506043025164558" calcext:value-type="float">
            <text:p>-0.5060</text:p>
          </table:table-cell>
          <table:table-cell table:formula="of:=[.F469]" office:value-type="float" office:value="49.3228481077742" calcext:value-type="float">
            <text:p>49.3</text:p>
          </table:table-cell>
          <table:table-cell table:style-name="ce1" office:value-type="float" office:value="1.0498" calcext:value-type="float">
            <text:p>1.0498</text:p>
          </table:table-cell>
          <table:table-cell table:number-columns-repeated="1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08" calcext:value-type="float">
            <text:p>-0.0921</text:p>
          </table:table-cell>
          <table:table-cell table:formula="of:=[.C470]+[.B470]^2/(3.14159*[$Settings.$B$18]*[$Settings.$B$19])" office:value-type="float" office:value="0.0213834477329482" calcext:value-type="float">
            <text:p>0.0214</text:p>
          </table:table-cell>
          <table:table-cell table:style-name="ce2" table:formula="of:=IF([.B470]&gt;0;[.B470]/[.E470];0)" office:value-type="float" office:value="49.2918641167449" calcext:value-type="float">
            <text:p>49.3</text:p>
          </table:table-cell>
          <table:table-cell table:formula="of:=SQRT(2*[$Settings.$B$15]*[$Settings.$B$17]/([$Settings.$B$14]*[.B470]*[$Settings.$B$16]))*3.6" office:value-type="float" office:value="89.6736585990316" calcext:value-type="float">
            <text:p>89.6737</text:p>
          </table:table-cell>
          <table:table-cell table:formula="of:=-[.G470]/[.F470]/3.6" office:value-type="float" office:value="-0.505344037138579" calcext:value-type="float">
            <text:p>-0.5053</text:p>
          </table:table-cell>
          <table:table-cell table:formula="of:=[.F470]" office:value-type="float" office:value="49.2918641167449" calcext:value-type="float">
            <text:p>49.3</text:p>
          </table:table-cell>
          <table:table-cell table:style-name="ce1" office:value-type="float" office:value="1.05403" calcext:value-type="float">
            <text:p>1.0540</text:p>
          </table:table-cell>
          <table:table-cell table:number-columns-repeated="1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3" calcext:value-type="float">
            <text:p>-0.0923</text:p>
          </table:table-cell>
          <table:table-cell table:formula="of:=[.C471]+[.B471]^2/(3.14159*[$Settings.$B$18]*[$Settings.$B$19])" office:value-type="float" office:value="0.0214790306441774" calcext:value-type="float">
            <text:p>0.0215</text:p>
          </table:table-cell>
          <table:table-cell table:style-name="ce2" table:formula="of:=IF([.B471]&gt;0;[.B471]/[.E471];0)" office:value-type="float" office:value="49.2615340761121" calcext:value-type="float">
            <text:p>49.3</text:p>
          </table:table-cell>
          <table:table-cell table:formula="of:=SQRT(2*[$Settings.$B$15]*[$Settings.$B$17]/([$Settings.$B$14]*[.B471]*[$Settings.$B$16]))*3.6" office:value-type="float" office:value="89.5014497255343" calcext:value-type="float">
            <text:p>89.5014</text:p>
          </table:table-cell>
          <table:table-cell table:formula="of:=-[.G471]/[.F471]/3.6" office:value-type="float" office:value="-0.504684116703224" calcext:value-type="float">
            <text:p>-0.5047</text:p>
          </table:table-cell>
          <table:table-cell table:formula="of:=[.F471]" office:value-type="float" office:value="49.2615340761121" calcext:value-type="float">
            <text:p>49.3</text:p>
          </table:table-cell>
          <table:table-cell table:style-name="ce1" office:value-type="float" office:value="1.05809" calcext:value-type="float">
            <text:p>1.0581</text:p>
          </table:table-cell>
          <table:table-cell table:number-columns-repeated="1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52" calcext:value-type="float">
            <text:p>-0.0925</text:p>
          </table:table-cell>
          <table:table-cell table:formula="of:=[.C472]+[.B472]^2/(3.14159*[$Settings.$B$18]*[$Settings.$B$19])" office:value-type="float" office:value="0.021570719279562" calcext:value-type="float">
            <text:p>0.0216</text:p>
          </table:table-cell>
          <table:table-cell table:style-name="ce2" table:formula="of:=IF([.B472]&gt;0;[.B472]/[.E472];0)" office:value-type="float" office:value="49.2320161528505" calcext:value-type="float">
            <text:p>49.2</text:p>
          </table:table-cell>
          <table:table-cell table:formula="of:=SQRT(2*[$Settings.$B$15]*[$Settings.$B$17]/([$Settings.$B$14]*[.B472]*[$Settings.$B$16]))*3.6" office:value-type="float" office:value="89.3377994355" calcext:value-type="float">
            <text:p>89.3378</text:p>
          </table:table-cell>
          <table:table-cell table:formula="of:=-[.G472]/[.F472]/3.6" office:value-type="float" office:value="-0.504063358317557" calcext:value-type="float">
            <text:p>-0.5041</text:p>
          </table:table-cell>
          <table:table-cell table:formula="of:=[.F472]" office:value-type="float" office:value="49.2320161528505" calcext:value-type="float">
            <text:p>49.2</text:p>
          </table:table-cell>
          <table:table-cell table:style-name="ce1" office:value-type="float" office:value="1.06197" calcext:value-type="float">
            <text:p>1.06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75" calcext:value-type="float">
            <text:p>-0.0928</text:p>
          </table:table-cell>
          <table:table-cell table:formula="of:=[.C473]+[.B473]^2/(3.14159*[$Settings.$B$18]*[$Settings.$B$19])" office:value-type="float" office:value="0.0216587045004666" calcext:value-type="float">
            <text:p>0.0217</text:p>
          </table:table-cell>
          <table:table-cell table:style-name="ce2" table:formula="of:=IF([.B473]&gt;0;[.B473]/[.E473];0)" office:value-type="float" office:value="49.203312228441" calcext:value-type="float">
            <text:p>49.2</text:p>
          </table:table-cell>
          <table:table-cell table:formula="of:=SQRT(2*[$Settings.$B$15]*[$Settings.$B$17]/([$Settings.$B$14]*[.B473]*[$Settings.$B$16]))*3.6" office:value-type="float" office:value="89.1821559936549" calcext:value-type="float">
            <text:p>89.1822</text:p>
          </table:table-cell>
          <table:table-cell table:formula="of:=-[.G473]/[.F473]/3.6" office:value-type="float" office:value="-0.503478729121597" calcext:value-type="float">
            <text:p>-0.5035</text:p>
          </table:table-cell>
          <table:table-cell table:formula="of:=[.F473]" office:value-type="float" office:value="49.203312228441" calcext:value-type="float">
            <text:p>49.2</text:p>
          </table:table-cell>
          <table:table-cell table:style-name="ce1" office:value-type="float" office:value="1.06568" calcext:value-type="float">
            <text:p>1.0657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97" calcext:value-type="float">
            <text:p>-0.0930</text:p>
          </table:table-cell>
          <table:table-cell table:formula="of:=[.C474]+[.B474]^2/(3.14159*[$Settings.$B$18]*[$Settings.$B$19])" office:value-type="float" office:value="0.0217429441265865" calcext:value-type="float">
            <text:p>0.0217</text:p>
          </table:table-cell>
          <table:table-cell table:style-name="ce2" table:formula="of:=IF([.B474]&gt;0;[.B474]/[.E474];0)" office:value-type="float" office:value="49.1754931519415" calcext:value-type="float">
            <text:p>49.2</text:p>
          </table:table-cell>
          <table:table-cell table:formula="of:=SQRT(2*[$Settings.$B$15]*[$Settings.$B$17]/([$Settings.$B$14]*[.B474]*[$Settings.$B$16]))*3.6" office:value-type="float" office:value="89.0344003509752" calcext:value-type="float">
            <text:p>89.0344</text:p>
          </table:table-cell>
          <table:table-cell table:formula="of:=-[.G474]/[.F474]/3.6" office:value-type="float" office:value="-0.502928924349678" calcext:value-type="float">
            <text:p>-0.5029</text:p>
          </table:table-cell>
          <table:table-cell table:formula="of:=[.F474]" office:value-type="float" office:value="49.1754931519415" calcext:value-type="float">
            <text:p>49.2</text:p>
          </table:table-cell>
          <table:table-cell table:style-name="ce1" office:value-type="float" office:value="1.06922" calcext:value-type="float">
            <text:p>1.0692</text:p>
          </table:table-cell>
          <table:table-cell table:number-columns-repeated="1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2" calcext:value-type="float">
            <text:p>-0.0932</text:p>
          </table:table-cell>
          <table:table-cell table:formula="of:=[.C475]+[.B475]^2/(3.14159*[$Settings.$B$18]*[$Settings.$B$19])" office:value-type="float" office:value="0.0218236370224199" calcext:value-type="float">
            <text:p>0.0218</text:p>
          </table:table-cell>
          <table:table-cell table:style-name="ce2" table:formula="of:=IF([.B475]&gt;0;[.B475]/[.E475];0)" office:value-type="float" office:value="49.1485447131518" calcext:value-type="float">
            <text:p>49.1</text:p>
          </table:table-cell>
          <table:table-cell table:formula="of:=SQRT(2*[$Settings.$B$15]*[$Settings.$B$17]/([$Settings.$B$14]*[.B475]*[$Settings.$B$16]))*3.6" office:value-type="float" office:value="88.8940061095669" calcext:value-type="float">
            <text:p>88.8940</text:p>
          </table:table-cell>
          <table:table-cell table:formula="of:=-[.G475]/[.F475]/3.6" office:value-type="float" office:value="-0.502411202996863" calcext:value-type="float">
            <text:p>-0.5024</text:p>
          </table:table-cell>
          <table:table-cell table:formula="of:=[.F475]" office:value-type="float" office:value="49.1485447131518" calcext:value-type="float">
            <text:p>49.1</text:p>
          </table:table-cell>
          <table:table-cell table:style-name="ce1" office:value-type="float" office:value="1.0726" calcext:value-type="float">
            <text:p>1.0726</text:p>
          </table:table-cell>
          <table:table-cell table:number-columns-repeated="1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42" calcext:value-type="float">
            <text:p>-0.0934</text:p>
          </table:table-cell>
          <table:table-cell table:formula="of:=[.C476]+[.B476]^2/(3.14159*[$Settings.$B$18]*[$Settings.$B$19])" office:value-type="float" office:value="0.0219005071902017" calcext:value-type="float">
            <text:p>0.0219</text:p>
          </table:table-cell>
          <table:table-cell table:style-name="ce2" table:formula="of:=IF([.B476]&gt;0;[.B476]/[.E476];0)" office:value-type="float" office:value="49.1226066436178" calcext:value-type="float">
            <text:p>49.1</text:p>
          </table:table-cell>
          <table:table-cell table:formula="of:=SQRT(2*[$Settings.$B$15]*[$Settings.$B$17]/([$Settings.$B$14]*[.B476]*[$Settings.$B$16]))*3.6" office:value-type="float" office:value="88.7612861430792" calcext:value-type="float">
            <text:p>88.7613</text:p>
          </table:table-cell>
          <table:table-cell table:formula="of:=-[.G476]/[.F476]/3.6" office:value-type="float" office:value="-0.501925986876053" calcext:value-type="float">
            <text:p>-0.5019</text:p>
          </table:table-cell>
          <table:table-cell table:formula="of:=[.F476]" office:value-type="float" office:value="49.1226066436178" calcext:value-type="float">
            <text:p>49.1</text:p>
          </table:table-cell>
          <table:table-cell table:style-name="ce1" office:value-type="float" office:value="1.07581" calcext:value-type="float">
            <text:p>1.0758</text:p>
          </table:table-cell>
          <table:table-cell table:number-columns-repeated="1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65" calcext:value-type="float">
            <text:p>-0.0937</text:p>
          </table:table-cell>
          <table:table-cell table:formula="of:=[.C477]+[.B477]^2/(3.14159*[$Settings.$B$18]*[$Settings.$B$19])" office:value-type="float" office:value="0.0219735181343043" calcext:value-type="float">
            <text:p>0.0220</text:p>
          </table:table-cell>
          <table:table-cell table:style-name="ce2" table:formula="of:=IF([.B477]&gt;0;[.B477]/[.E477];0)" office:value-type="float" office:value="49.0977363481789" calcext:value-type="float">
            <text:p>49.1</text:p>
          </table:table-cell>
          <table:table-cell table:formula="of:=SQRT(2*[$Settings.$B$15]*[$Settings.$B$17]/([$Settings.$B$14]*[.B477]*[$Settings.$B$16]))*3.6" office:value-type="float" office:value="88.6361414686711" calcext:value-type="float">
            <text:p>88.6361</text:p>
          </table:table-cell>
          <table:table-cell table:formula="of:=-[.G477]/[.F477]/3.6" office:value-type="float" office:value="-0.501472211129291" calcext:value-type="float">
            <text:p>-0.5015</text:p>
          </table:table-cell>
          <table:table-cell table:formula="of:=[.F477]" office:value-type="float" office:value="49.0977363481789" calcext:value-type="float">
            <text:p>49.1</text:p>
          </table:table-cell>
          <table:table-cell table:style-name="ce1" office:value-type="float" office:value="1.07885" calcext:value-type="float">
            <text:p>1.0789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87" calcext:value-type="float">
            <text:p>-0.0939</text:p>
          </table:table-cell>
          <table:table-cell table:formula="of:=[.C478]+[.B478]^2/(3.14159*[$Settings.$B$18]*[$Settings.$B$19])" office:value-type="float" office:value="0.02204311758882" calcext:value-type="float">
            <text:p>0.0220</text:p>
          </table:table-cell>
          <table:table-cell table:style-name="ce2" table:formula="of:=IF([.B478]&gt;0;[.B478]/[.E478];0)" office:value-type="float" office:value="49.073820689894" calcext:value-type="float">
            <text:p>49.1</text:p>
          </table:table-cell>
          <table:table-cell table:formula="of:=SQRT(2*[$Settings.$B$15]*[$Settings.$B$17]/([$Settings.$B$14]*[.B478]*[$Settings.$B$16]))*3.6" office:value-type="float" office:value="88.5176611650009" calcext:value-type="float">
            <text:p>88.5177</text:p>
          </table:table-cell>
          <table:table-cell table:formula="of:=-[.G478]/[.F478]/3.6" office:value-type="float" office:value="-0.501045952135613" calcext:value-type="float">
            <text:p>-0.5010</text:p>
          </table:table-cell>
          <table:table-cell table:formula="of:=[.F478]" office:value-type="float" office:value="49.073820689894" calcext:value-type="float">
            <text:p>49.1</text:p>
          </table:table-cell>
          <table:table-cell table:style-name="ce1" office:value-type="float" office:value="1.08174" calcext:value-type="float">
            <text:p>1.0817</text:p>
          </table:table-cell>
          <table:table-cell table:number-columns-repeated="1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1" calcext:value-type="float">
            <text:p>-0.0941</text:p>
          </table:table-cell>
          <table:table-cell table:formula="of:=[.C479]+[.B479]^2/(3.14159*[$Settings.$B$18]*[$Settings.$B$19])" office:value-type="float" office:value="0.0221090348014916" calcext:value-type="float">
            <text:p>0.0221</text:p>
          </table:table-cell>
          <table:table-cell table:style-name="ce2" table:formula="of:=IF([.B479]&gt;0;[.B479]/[.E479];0)" office:value-type="float" office:value="49.0509879665501" calcext:value-type="float">
            <text:p>49.1</text:p>
          </table:table-cell>
          <table:table-cell table:formula="of:=SQRT(2*[$Settings.$B$15]*[$Settings.$B$17]/([$Settings.$B$14]*[.B479]*[$Settings.$B$16]))*3.6" office:value-type="float" office:value="88.4061756058518" calcext:value-type="float">
            <text:p>88.4062</text:p>
          </table:table-cell>
          <table:table-cell table:formula="of:=-[.G479]/[.F479]/3.6" office:value-type="float" office:value="-0.500647836458913" calcext:value-type="float">
            <text:p>-0.5006</text:p>
          </table:table-cell>
          <table:table-cell table:formula="of:=[.F479]" office:value-type="float" office:value="49.0509879665501" calcext:value-type="float">
            <text:p>49.1</text:p>
          </table:table-cell>
          <table:table-cell table:style-name="ce1" office:value-type="float" office:value="1.08447" calcext:value-type="float">
            <text:p>1.0845</text:p>
          </table:table-cell>
          <table:table-cell table:number-columns-repeated="1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33" calcext:value-type="float">
            <text:p>-0.0943</text:p>
          </table:table-cell>
          <table:table-cell table:formula="of:=[.C480]+[.B480]^2/(3.14159*[$Settings.$B$18]*[$Settings.$B$19])" office:value-type="float" office:value="0.022171482893096" calcext:value-type="float">
            <text:p>0.0222</text:p>
          </table:table-cell>
          <table:table-cell table:style-name="ce2" table:formula="of:=IF([.B480]&gt;0;[.B480]/[.E480];0)" office:value-type="float" office:value="49.0291968850897" calcext:value-type="float">
            <text:p>49.0</text:p>
          </table:table-cell>
          <table:table-cell table:formula="of:=SQRT(2*[$Settings.$B$15]*[$Settings.$B$17]/([$Settings.$B$14]*[.B480]*[$Settings.$B$16]))*3.6" office:value-type="float" office:value="88.3012018559576" calcext:value-type="float">
            <text:p>88.3012</text:p>
          </table:table-cell>
          <table:table-cell table:formula="of:=-[.G480]/[.F480]/3.6" office:value-type="float" office:value="-0.500275615041007" calcext:value-type="float">
            <text:p>-0.5003</text:p>
          </table:table-cell>
          <table:table-cell table:formula="of:=[.F480]" office:value-type="float" office:value="49.0291968850897" calcext:value-type="float">
            <text:p>49.0</text:p>
          </table:table-cell>
          <table:table-cell table:style-name="ce1" office:value-type="float" office:value="1.08705" calcext:value-type="float">
            <text:p>1.0871</text:p>
          </table:table-cell>
          <table:table-cell table:number-columns-repeated="1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55" calcext:value-type="float">
            <text:p>-0.0946</text:p>
          </table:table-cell>
          <table:table-cell table:formula="of:=[.C481]+[.B481]^2/(3.14159*[$Settings.$B$18]*[$Settings.$B$19])" office:value-type="float" office:value="0.0222301931065862" calcext:value-type="float">
            <text:p>0.0222</text:p>
          </table:table-cell>
          <table:table-cell table:style-name="ce2" table:formula="of:=IF([.B481]&gt;0;[.B481]/[.E481];0)" office:value-type="float" office:value="49.0085711256021" calcext:value-type="float">
            <text:p>49.0</text:p>
          </table:table-cell>
          <table:table-cell table:formula="of:=SQRT(2*[$Settings.$B$15]*[$Settings.$B$17]/([$Settings.$B$14]*[.B481]*[$Settings.$B$16]))*3.6" office:value-type="float" office:value="88.2030772149333" calcext:value-type="float">
            <text:p>88.2031</text:p>
          </table:table-cell>
          <table:table-cell table:formula="of:=-[.G481]/[.F481]/3.6" office:value-type="float" office:value="-0.499929996308884" calcext:value-type="float">
            <text:p>-0.4999</text:p>
          </table:table-cell>
          <table:table-cell table:formula="of:=[.F481]" office:value-type="float" office:value="49.0085711256021" calcext:value-type="float">
            <text:p>49.0</text:p>
          </table:table-cell>
          <table:table-cell table:style-name="ce1" office:value-type="float" office:value="1.08947" calcext:value-type="float">
            <text:p>1.0895</text:p>
          </table:table-cell>
          <table:table-cell table:number-columns-repeated="1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77" calcext:value-type="float">
            <text:p>-0.0948</text:p>
          </table:table-cell>
          <table:table-cell table:formula="of:=[.C482]+[.B482]^2/(3.14159*[$Settings.$B$18]*[$Settings.$B$19])" office:value-type="float" office:value="0.0222856263065443" calcext:value-type="float">
            <text:p>0.0223</text:p>
          </table:table-cell>
          <table:table-cell table:style-name="ce2" table:formula="of:=IF([.B482]&gt;0;[.B482]/[.E482];0)" office:value-type="float" office:value="48.9889754491397" calcext:value-type="float">
            <text:p>49.0</text:p>
          </table:table-cell>
          <table:table-cell table:formula="of:=SQRT(2*[$Settings.$B$15]*[$Settings.$B$17]/([$Settings.$B$14]*[.B482]*[$Settings.$B$16]))*3.6" office:value-type="float" office:value="88.1109278578365" calcext:value-type="float">
            <text:p>88.1109</text:p>
          </table:table-cell>
          <table:table-cell table:formula="of:=-[.G482]/[.F482]/3.6" office:value-type="float" office:value="-0.499607462983138" calcext:value-type="float">
            <text:p>-0.4996</text:p>
          </table:table-cell>
          <table:table-cell table:formula="of:=[.F482]" office:value-type="float" office:value="48.9889754491397" calcext:value-type="float">
            <text:p>49.0</text:p>
          </table:table-cell>
          <table:table-cell table:style-name="ce1" office:value-type="float" office:value="1.09175" calcext:value-type="float">
            <text:p>1.091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.095" calcext:value-type="float">
            <text:p>1.095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" calcext:value-type="float">
            <text:p>-0.0950</text:p>
          </table:table-cell>
          <table:table-cell table:formula="of:=[.C483]+[.B483]^2/(3.14159*[$Settings.$B$18]*[$Settings.$B$19])" office:value-type="float" office:value="0.0223648432584302" calcext:value-type="float">
            <text:p>0.0224</text:p>
          </table:table-cell>
          <table:table-cell table:style-name="ce2" table:formula="of:=IF([.B483]&gt;0;[.B483]/[.E483];0)" office:value-type="float" office:value="48.960772375959" calcext:value-type="float">
            <text:p>49.0</text:p>
          </table:table-cell>
          <table:table-cell table:formula="of:=SQRT(2*[$Settings.$B$15]*[$Settings.$B$17]/([$Settings.$B$14]*[.B483]*[$Settings.$B$16]))*3.6" office:value-type="float" office:value="87.9800724635126" calcext:value-type="float">
            <text:p>87.9801</text:p>
          </table:table-cell>
          <table:table-cell table:formula="of:=-[.G483]/[.F483]/3.6" office:value-type="float" office:value="-0.499152848937541" calcext:value-type="float">
            <text:p>-0.4992</text:p>
          </table:table-cell>
          <table:table-cell table:formula="of:=[.F483]" office:value-type="float" office:value="48.960772375959" calcext:value-type="float">
            <text:p>49.0</text:p>
          </table:table-cell>
          <table:table-cell table:style-name="ce1" office:value-type="float" office:value="1.09387" calcext:value-type="float">
            <text:p>1.0939</text:p>
          </table:table-cell>
          <table:table-cell table:number-columns-repeated="1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3" calcext:value-type="float">
            <text:p>-0.0953</text:p>
          </table:table-cell>
          <table:table-cell table:formula="of:=[.C484]+[.B484]^2/(3.14159*[$Settings.$B$18]*[$Settings.$B$19])" office:value-type="float" office:value="0.0223858446807783" calcext:value-type="float">
            <text:p>0.0224</text:p>
          </table:table-cell>
          <table:table-cell table:style-name="ce2" table:formula="of:=IF([.B484]&gt;0;[.B484]/[.E484];0)" office:value-type="float" office:value="48.9532566506621" calcext:value-type="float">
            <text:p>49.0</text:p>
          </table:table-cell>
          <table:table-cell table:formula="of:=SQRT(2*[$Settings.$B$15]*[$Settings.$B$17]/([$Settings.$B$14]*[.B484]*[$Settings.$B$16]))*3.6" office:value-type="float" office:value="87.9455435489314" calcext:value-type="float">
            <text:p>87.9455</text:p>
          </table:table-cell>
          <table:table-cell table:formula="of:=-[.G484]/[.F484]/3.6" office:value-type="float" office:value="-0.499033554127201" calcext:value-type="float">
            <text:p>-0.4990</text:p>
          </table:table-cell>
          <table:table-cell table:formula="of:=[.F484]" office:value-type="float" office:value="48.9532566506621" calcext:value-type="float">
            <text:p>49.0</text:p>
          </table:table-cell>
          <table:table-cell table:style-name="ce1" office:value-type="float" office:value="1.09586" calcext:value-type="float">
            <text:p>1.0959</text:p>
          </table:table-cell>
          <table:table-cell table:number-columns-repeated="16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6" calcext:value-type="float">
            <text:p>-0.0956</text:p>
          </table:table-cell>
          <table:table-cell table:formula="of:=[.C485]+[.B485]^2/(3.14159*[$Settings.$B$18]*[$Settings.$B$19])" office:value-type="float" office:value="0.0224308333319436" calcext:value-type="float">
            <text:p>0.0224</text:p>
          </table:table-cell>
          <table:table-cell table:style-name="ce2" table:formula="of:=IF([.B485]&gt;0;[.B485]/[.E485];0)" office:value-type="float" office:value="48.9371029491255" calcext:value-type="float">
            <text:p>48.9</text:p>
          </table:table-cell>
          <table:table-cell table:formula="of:=SQRT(2*[$Settings.$B$15]*[$Settings.$B$17]/([$Settings.$B$14]*[.B485]*[$Settings.$B$16]))*3.6" office:value-type="float" office:value="87.8718040623182" calcext:value-type="float">
            <text:p>87.8718</text:p>
          </table:table-cell>
          <table:table-cell table:formula="of:=-[.G485]/[.F485]/3.6" office:value-type="float" office:value="-0.498779719084111" calcext:value-type="float">
            <text:p>-0.4988</text:p>
          </table:table-cell>
          <table:table-cell table:formula="of:=[.F485]" office:value-type="float" office:value="48.9371029491255" calcext:value-type="float">
            <text:p>48.9</text:p>
          </table:table-cell>
          <table:table-cell table:style-name="ce1" office:value-type="float" office:value="1.0977" calcext:value-type="float">
            <text:p>1.0977</text:p>
          </table:table-cell>
          <table:table-cell table:number-columns-repeated="16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9" calcext:value-type="float">
            <text:p>-0.0959</text:p>
          </table:table-cell>
          <table:table-cell table:formula="of:=[.C486]+[.B486]^2/(3.14159*[$Settings.$B$18]*[$Settings.$B$19])" office:value-type="float" office:value="0.0224724660127545" calcext:value-type="float">
            <text:p>0.0225</text:p>
          </table:table-cell>
          <table:table-cell table:style-name="ce2" table:formula="of:=IF([.B486]&gt;0;[.B486]/[.E486];0)" office:value-type="float" office:value="48.922089786498" calcext:value-type="float">
            <text:p>48.9</text:p>
          </table:table-cell>
          <table:table-cell table:formula="of:=SQRT(2*[$Settings.$B$15]*[$Settings.$B$17]/([$Settings.$B$14]*[.B486]*[$Settings.$B$16]))*3.6" office:value-type="float" office:value="87.8038397823048" calcext:value-type="float">
            <text:p>87.8038</text:p>
          </table:table-cell>
          <table:table-cell table:formula="of:=-[.G486]/[.F486]/3.6" office:value-type="float" office:value="-0.498546885497439" calcext:value-type="float">
            <text:p>-0.4985</text:p>
          </table:table-cell>
          <table:table-cell table:formula="of:=[.F486]" office:value-type="float" office:value="48.922089786498" calcext:value-type="float">
            <text:p>48.9</text:p>
          </table:table-cell>
          <table:table-cell table:style-name="ce1" office:value-type="float" office:value="1.099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62" calcext:value-type="float">
            <text:p>-0.0962</text:p>
          </table:table-cell>
          <table:table-cell table:formula="of:=[.C487]+[.B487]^2/(3.14159*[$Settings.$B$18]*[$Settings.$B$19])" office:value-type="float" office:value="0.0225112176813337" calcext:value-type="float">
            <text:p>0.0225</text:p>
          </table:table-cell>
          <table:table-cell table:style-name="ce2" table:formula="of:=IF([.B487]&gt;0;[.B487]/[.E487];0)" office:value-type="float" office:value="48.9080606649249" calcext:value-type="float">
            <text:p>48.9</text:p>
          </table:table-cell>
          <table:table-cell table:formula="of:=SQRT(2*[$Settings.$B$15]*[$Settings.$B$17]/([$Settings.$B$14]*[.B487]*[$Settings.$B$16]))*3.6" office:value-type="float" office:value="87.7408141710471" calcext:value-type="float">
            <text:p>87.7408</text:p>
          </table:table-cell>
          <table:table-cell table:formula="of:=-[.G487]/[.F487]/3.6" office:value-type="float" office:value="-0.49833193239505" calcext:value-type="float">
            <text:p>-0.4983</text:p>
          </table:table-cell>
          <table:table-cell table:formula="of:=[.F487]" office:value-type="float" office:value="48.9080606649249" calcext:value-type="float">
            <text:p>48.9</text:p>
          </table:table-cell>
          <table:table-cell table:style-name="ce1" office:value-type="float" office:value="1.10098" calcext:value-type="float">
            <text:p>1.1010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65" calcext:value-type="float">
            <text:p>-0.0965</text:p>
          </table:table-cell>
          <table:table-cell table:formula="of:=[.C488]+[.B488]^2/(3.14159*[$Settings.$B$18]*[$Settings.$B$19])" office:value-type="float" office:value="0.0225463383715959" calcext:value-type="float">
            <text:p>0.0225</text:p>
          </table:table-cell>
          <table:table-cell table:style-name="ce2" table:formula="of:=IF([.B488]&gt;0;[.B488]/[.E488];0)" office:value-type="float" office:value="48.8953009500126" calcext:value-type="float">
            <text:p>48.9</text:p>
          </table:table-cell>
          <table:table-cell table:formula="of:=SQRT(2*[$Settings.$B$15]*[$Settings.$B$17]/([$Settings.$B$14]*[.B488]*[$Settings.$B$16]))*3.6" office:value-type="float" office:value="87.6838888533003" calcext:value-type="float">
            <text:p>87.6839</text:p>
          </table:table-cell>
          <table:table-cell table:formula="of:=-[.G488]/[.F488]/3.6" office:value-type="float" office:value="-0.498138580177348" calcext:value-type="float">
            <text:p>-0.4981</text:p>
          </table:table-cell>
          <table:table-cell table:formula="of:=[.F488]" office:value-type="float" office:value="48.8953009500126" calcext:value-type="float">
            <text:p>48.9</text:p>
          </table:table-cell>
          <table:table-cell table:style-name="ce1" office:value-type="float" office:value="1.10241" calcext:value-type="float">
            <text:p>1.1024</text:p>
          </table:table-cell>
          <table:table-cell table:number-columns-repeated="1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table:style-name="ce7" table:formula="of:=[.C490]-0.0001" office:value-type="float" office:value="0.00910000000000002" calcext:value-type="float">
            <text:p>0.0091</text:p>
          </table:table-cell>
          <table:table-cell office:value-type="float" office:value="-0.0968" calcext:value-type="float">
            <text:p>-0.0968</text:p>
          </table:table-cell>
          <table:table-cell table:formula="of:=[.C489]+[.B489]^2/(3.14159*[$Settings.$B$18]*[$Settings.$B$19])" office:value-type="float" office:value="0.0226785518800479" calcext:value-type="float">
            <text:p>0.0227</text:p>
          </table:table-cell>
          <table:table-cell table:style-name="ce2" table:formula="of:=IF([.B489]&gt;0;[.B489]/[.E489];0)" office:value-type="float" office:value="48.6680104548927" calcext:value-type="float">
            <text:p>48.7</text:p>
          </table:table-cell>
          <table:table-cell table:formula="of:=SQRT(2*[$Settings.$B$15]*[$Settings.$B$17]/([$Settings.$B$14]*[.B489]*[$Settings.$B$16]))*3.6" office:value-type="float" office:value="87.6318376092868" calcext:value-type="float">
            <text:p>87.6318</text:p>
          </table:table-cell>
          <table:table-cell table:formula="of:=-[.G489]/[.F489]/3.6" office:value-type="float" office:value="-0.500167910834407" calcext:value-type="float">
            <text:p>-0.5002</text:p>
          </table:table-cell>
          <table:table-cell table:formula="of:=[.F489]" office:value-type="float" office:value="48.6680104548927" calcext:value-type="float">
            <text:p>48.7</text:p>
          </table:table-cell>
          <table:table-cell table:style-name="ce1" office:value-type="float" office:value="1.10372" calcext:value-type="float">
            <text:p>1.1037</text:p>
          </table:table-cell>
          <table:table-cell table:number-columns-repeated="1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table:style-name="ce7" table:formula="of:=[.C491]-0.0001" office:value-type="float" office:value="0.00920000000000002" calcext:value-type="float">
            <text:p>0.0092</text:p>
          </table:table-cell>
          <table:table-cell office:value-type="float" office:value="-0.0971" calcext:value-type="float">
            <text:p>-0.0971</text:p>
          </table:table-cell>
          <table:table-cell table:formula="of:=[.C490]+[.B490]^2/(3.14159*[$Settings.$B$18]*[$Settings.$B$19])" office:value-type="float" office:value="0.0228078476933807" calcext:value-type="float">
            <text:p>0.0228</text:p>
          </table:table-cell>
          <table:table-cell table:style-name="ce2" table:formula="of:=IF([.B490]&gt;0;[.B490]/[.E490];0)" office:value-type="float" office:value="48.4442905290298" calcext:value-type="float">
            <text:p>48.4</text:p>
          </table:table-cell>
          <table:table-cell table:formula="of:=SQRT(2*[$Settings.$B$15]*[$Settings.$B$17]/([$Settings.$B$14]*[.B490]*[$Settings.$B$16]))*3.6" office:value-type="float" office:value="87.584634678702" calcext:value-type="float">
            <text:p>87.5846</text:p>
          </table:table-cell>
          <table:table-cell table:formula="of:=-[.G490]/[.F490]/3.6" office:value-type="float" office:value="-0.502207069663851" calcext:value-type="float">
            <text:p>-0.5022</text:p>
          </table:table-cell>
          <table:table-cell table:formula="of:=[.F490]" office:value-type="float" office:value="48.4442905290298" calcext:value-type="float">
            <text:p>48.4</text:p>
          </table:table-cell>
          <table:table-cell table:style-name="ce1" office:value-type="float" office:value="1.10491" calcext:value-type="float">
            <text:p>1.1049</text:p>
          </table:table-cell>
          <table:table-cell table:number-columns-repeated="1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table:style-name="ce7" table:formula="of:=[.C492]-0.0001" office:value-type="float" office:value="0.00930000000000002" calcext:value-type="float">
            <text:p>0.0093</text:p>
          </table:table-cell>
          <table:table-cell office:value-type="float" office:value="-0.0974" calcext:value-type="float">
            <text:p>-0.0974</text:p>
          </table:table-cell>
          <table:table-cell table:formula="of:=[.C491]+[.B491]^2/(3.14159*[$Settings.$B$18]*[$Settings.$B$19])" office:value-type="float" office:value="0.0229339697079701" calcext:value-type="float">
            <text:p>0.0229</text:p>
          </table:table-cell>
          <table:table-cell table:style-name="ce2" table:formula="of:=IF([.B491]&gt;0;[.B491]/[.E491];0)" office:value-type="float" office:value="48.2240978811291" calcext:value-type="float">
            <text:p>48.2</text:p>
          </table:table-cell>
          <table:table-cell table:formula="of:=SQRT(2*[$Settings.$B$15]*[$Settings.$B$17]/([$Settings.$B$14]*[.B491]*[$Settings.$B$16]))*3.6" office:value-type="float" office:value="87.5426525414713" calcext:value-type="float">
            <text:p>87.5427</text:p>
          </table:table-cell>
          <table:table-cell table:formula="of:=-[.G491]/[.F491]/3.6" office:value-type="float" office:value="-0.504258338718614" calcext:value-type="float">
            <text:p>-0.5043</text:p>
          </table:table-cell>
          <table:table-cell table:formula="of:=[.F491]" office:value-type="float" office:value="48.2240978811291" calcext:value-type="float">
            <text:p>48.2</text:p>
          </table:table-cell>
          <table:table-cell table:style-name="ce1" office:value-type="float" office:value="1.10597" calcext:value-type="float">
            <text:p>1.1060</text:p>
          </table:table-cell>
          <table:table-cell table:number-columns-repeated="16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table:style-name="ce7" table:formula="of:=[.C493]-0.0001" office:value-type="float" office:value="0.00940000000000002" calcext:value-type="float">
            <text:p>0.0094</text:p>
          </table:table-cell>
          <table:table-cell office:value-type="float" office:value="-0.0977" calcext:value-type="float">
            <text:p>-0.0977</text:p>
          </table:table-cell>
          <table:table-cell table:formula="of:=[.C492]+[.B492]^2/(3.14159*[$Settings.$B$18]*[$Settings.$B$19])" office:value-type="float" office:value="0.0230574022315607" calcext:value-type="float">
            <text:p>0.0231</text:p>
          </table:table-cell>
          <table:table-cell table:style-name="ce2" table:formula="of:=IF([.B492]&gt;0;[.B492]/[.E492];0)" office:value-type="float" office:value="48.0071427337491" calcext:value-type="float">
            <text:p>48.0</text:p>
          </table:table-cell>
          <table:table-cell table:formula="of:=SQRT(2*[$Settings.$B$15]*[$Settings.$B$17]/([$Settings.$B$14]*[.B492]*[$Settings.$B$16]))*3.6" office:value-type="float" office:value="87.5050782942299" calcext:value-type="float">
            <text:p>87.5051</text:p>
          </table:table-cell>
          <table:table-cell table:formula="of:=-[.G492]/[.F492]/3.6" office:value-type="float" office:value="-0.506319785113014" calcext:value-type="float">
            <text:p>-0.5063</text:p>
          </table:table-cell>
          <table:table-cell table:formula="of:=[.F492]" office:value-type="float" office:value="48.0071427337491" calcext:value-type="float">
            <text:p>48.0</text:p>
          </table:table-cell>
          <table:table-cell table:style-name="ce1" office:value-type="float" office:value="1.10692" calcext:value-type="float">
            <text:p>1.10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.15" calcext:value-type="float">
            <text:p>1.1500</text:p>
          </table:table-cell>
          <table:table-cell table:style-name="ce7" table:formula="of:=[.C494]-0.0001" office:value-type="float" office:value="0.00950000000000002" calcext:value-type="float">
            <text:p>0.0095</text:p>
          </table:table-cell>
          <table:table-cell office:value-type="float" office:value="-0.098" calcext:value-type="float">
            <text:p>-0.0980</text:p>
          </table:table-cell>
          <table:table-cell table:formula="of:=[.C493]+[.B493]^2/(3.14159*[$Settings.$B$18]*[$Settings.$B$19])" office:value-type="float" office:value="0.0242411481906332" calcext:value-type="float">
            <text:p>0.0242</text:p>
          </table:table-cell>
          <table:table-cell table:style-name="ce2" table:formula="of:=IF([.B493]&gt;0;[.B493]/[.E493];0)" office:value-type="float" office:value="47.4399971055976" calcext:value-type="float">
            <text:p>47.4</text:p>
          </table:table-cell>
          <table:table-cell table:formula="of:=SQRT(2*[$Settings.$B$15]*[$Settings.$B$17]/([$Settings.$B$14]*[.B493]*[$Settings.$B$16]))*3.6" office:value-type="float" office:value="85.8504260453838" calcext:value-type="float">
            <text:p>85.8504</text:p>
          </table:table-cell>
          <table:table-cell table:formula="of:=-[.G493]/[.F493]/3.6" office:value-type="float" office:value="-0.502684275361145" calcext:value-type="float">
            <text:p>-0.5027</text:p>
          </table:table-cell>
          <table:table-cell table:formula="of:=[.F493]" office:value-type="float" office:value="47.4399971055976" calcext:value-type="float">
            <text:p>47.4</text:p>
          </table:table-cell>
          <table:table-cell table:style-name="ce1" office:value-type="float" office:value="1.10776" calcext:value-type="float">
            <text:p>1.1078</text:p>
          </table:table-cell>
          <table:table-cell table:number-columns-repeated="16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table:style-name="ce7" table:formula="of:=[.C495]-0.0001" office:value-type="float" office:value="0.00960000000000002" calcext:value-type="float">
            <text:p>0.0096</text:p>
          </table:table-cell>
          <table:table-cell office:value-type="float" office:value="-0.0983" calcext:value-type="float">
            <text:p>-0.0983</text:p>
          </table:table-cell>
          <table:table-cell table:formula="of:=[.C494]+[.B494]^2/(3.14159*[$Settings.$B$18]*[$Settings.$B$19])" office:value-type="float" office:value="0.023295924546823" calcext:value-type="float">
            <text:p>0.0233</text:p>
          </table:table-cell>
          <table:table-cell table:style-name="ce2" table:formula="of:=IF([.B494]&gt;0;[.B494]/[.E494];0)" office:value-type="float" office:value="47.5825716971242" calcext:value-type="float">
            <text:p>47.6</text:p>
          </table:table-cell>
          <table:table-cell table:formula="of:=SQRT(2*[$Settings.$B$15]*[$Settings.$B$17]/([$Settings.$B$14]*[.B494]*[$Settings.$B$16]))*3.6" office:value-type="float" office:value="87.4434822419892" calcext:value-type="float">
            <text:p>87.4435</text:p>
          </table:table-cell>
          <table:table-cell table:formula="of:=-[.G494]/[.F494]/3.6" office:value-type="float" office:value="-0.510478003016352" calcext:value-type="float">
            <text:p>-0.5105</text:p>
          </table:table-cell>
          <table:table-cell table:formula="of:=[.F494]" office:value-type="float" office:value="47.5825716971242" calcext:value-type="float">
            <text:p>47.6</text:p>
          </table:table-cell>
          <table:table-cell table:style-name="ce1" office:value-type="float" office:value="1.10848" calcext:value-type="float">
            <text:p>1.1085</text:p>
          </table:table-cell>
          <table:table-cell table:number-columns-repeated="16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table:style-name="ce7" table:formula="of:=[.C496]-0.0001" office:value-type="float" office:value="0.00970000000000002" calcext:value-type="float">
            <text:p>0.0097</text:p>
          </table:table-cell>
          <table:table-cell office:value-type="float" office:value="-0.0986" calcext:value-type="float">
            <text:p>-0.0986</text:p>
          </table:table-cell>
          <table:table-cell table:formula="of:=[.C495]+[.B495]^2/(3.14159*[$Settings.$B$18]*[$Settings.$B$19])" office:value-type="float" office:value="0.0234112497632698" calcext:value-type="float">
            <text:p>0.0234</text:p>
          </table:table-cell>
          <table:table-cell table:style-name="ce2" table:formula="of:=IF([.B495]&gt;0;[.B495]/[.E495];0)" office:value-type="float" office:value="47.3746600978168" calcext:value-type="float">
            <text:p>47.4</text:p>
          </table:table-cell>
          <table:table-cell table:formula="of:=SQRT(2*[$Settings.$B$15]*[$Settings.$B$17]/([$Settings.$B$14]*[.B495]*[$Settings.$B$16]))*3.6" office:value-type="float" office:value="87.4190378556358" calcext:value-type="float">
            <text:p>87.4190</text:p>
          </table:table-cell>
          <table:table-cell table:formula="of:=-[.G495]/[.F495]/3.6" office:value-type="float" office:value="-0.512574993063201" calcext:value-type="float">
            <text:p>-0.5126</text:p>
          </table:table-cell>
          <table:table-cell table:formula="of:=[.F495]" office:value-type="float" office:value="47.3746600978168" calcext:value-type="float">
            <text:p>47.4</text:p>
          </table:table-cell>
          <table:table-cell table:style-name="ce1" office:value-type="float" office:value="1.1091" calcext:value-type="float">
            <text:p>1.1091</text:p>
          </table:table-cell>
          <table:table-cell table:number-columns-repeated="16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table:style-name="ce7" table:formula="of:=[.C497]-0.0001" office:value-type="float" office:value="0.00980000000000002" calcext:value-type="float">
            <text:p>0.0098</text:p>
          </table:table-cell>
          <table:table-cell office:value-type="float" office:value="-0.0989" calcext:value-type="float">
            <text:p>-0.0989</text:p>
          </table:table-cell>
          <table:table-cell table:formula="of:=[.C496]+[.B496]^2/(3.14159*[$Settings.$B$18]*[$Settings.$B$19])" office:value-type="float" office:value="0.0235241097782135" calcext:value-type="float">
            <text:p>0.0235</text:p>
          </table:table-cell>
          <table:table-cell table:style-name="ce2" table:formula="of:=IF([.B496]&gt;0;[.B496]/[.E496];0)" office:value-type="float" office:value="47.1694789074509" calcext:value-type="float">
            <text:p>47.2</text:p>
          </table:table-cell>
          <table:table-cell table:formula="of:=SQRT(2*[$Settings.$B$15]*[$Settings.$B$17]/([$Settings.$B$14]*[.B496]*[$Settings.$B$16]))*3.6" office:value-type="float" office:value="87.3985519115042" calcext:value-type="float">
            <text:p>87.3986</text:p>
          </table:table-cell>
          <table:table-cell table:formula="of:=-[.G496]/[.F496]/3.6" office:value-type="float" office:value="-0.514683988318101" calcext:value-type="float">
            <text:p>-0.5147</text:p>
          </table:table-cell>
          <table:table-cell table:formula="of:=[.F496]" office:value-type="float" office:value="47.1694789074509" calcext:value-type="float">
            <text:p>47.2</text:p>
          </table:table-cell>
          <table:table-cell table:style-name="ce1" office:value-type="float" office:value="1.10962" calcext:value-type="float">
            <text:p>1.1096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table:style-name="ce7" table:formula="of:=[.C498]-0.0001" office:value-type="float" office:value="0.00990000000000002" calcext:value-type="float">
            <text:p>0.0099</text:p>
          </table:table-cell>
          <table:table-cell office:value-type="float" office:value="-0.0992" calcext:value-type="float">
            <text:p>-0.0992</text:p>
          </table:table-cell>
          <table:table-cell table:formula="of:=[.C497]+[.B497]^2/(3.14159*[$Settings.$B$18]*[$Settings.$B$19])" office:value-type="float" office:value="0.0236347485746549" calcext:value-type="float">
            <text:p>0.0236</text:p>
          </table:table-cell>
          <table:table-cell table:style-name="ce2" table:formula="of:=IF([.B497]&gt;0;[.B497]/[.E497];0)" office:value-type="float" office:value="46.9668630700129" calcext:value-type="float">
            <text:p>47.0</text:p>
          </table:table-cell>
          <table:table-cell table:formula="of:=SQRT(2*[$Settings.$B$15]*[$Settings.$B$17]/([$Settings.$B$14]*[.B497]*[$Settings.$B$16]))*3.6" office:value-type="float" office:value="87.3816224860274" calcext:value-type="float">
            <text:p>87.3816</text:p>
          </table:table-cell>
          <table:table-cell table:formula="of:=-[.G497]/[.F497]/3.6" office:value-type="float" office:value="-0.516804217403288" calcext:value-type="float">
            <text:p>-0.5168</text:p>
          </table:table-cell>
          <table:table-cell table:formula="of:=[.F497]" office:value-type="float" office:value="46.9668630700129" calcext:value-type="float">
            <text:p>47.0</text:p>
          </table:table-cell>
          <table:table-cell table:style-name="ce1" office:value-type="float" office:value="1.11005" calcext:value-type="float">
            <text:p>1.1101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table:style-name="ce7" table:formula="of:=[.C499]-0.0001" office:value-type="float" office:value="0.01" calcext:value-type="float">
            <text:p>0.0100</text:p>
          </table:table-cell>
          <table:table-cell office:value-type="float" office:value="-0.0995" calcext:value-type="float">
            <text:p>-0.0995</text:p>
          </table:table-cell>
          <table:table-cell table:formula="of:=[.C498]+[.B498]^2/(3.14159*[$Settings.$B$18]*[$Settings.$B$19])" office:value-type="float" office:value="0.0237431635643941" calcext:value-type="float">
            <text:p>0.0237</text:p>
          </table:table-cell>
          <table:table-cell table:style-name="ce2" table:formula="of:=IF([.B498]&gt;0;[.B498]/[.E498];0)" office:value-type="float" office:value="46.7667249559436" calcext:value-type="float">
            <text:p>46.8</text:p>
          </table:table-cell>
          <table:table-cell table:formula="of:=SQRT(2*[$Settings.$B$15]*[$Settings.$B$17]/([$Settings.$B$14]*[.B498]*[$Settings.$B$16]))*3.6" office:value-type="float" office:value="87.3682433911754" calcext:value-type="float">
            <text:p>87.3682</text:p>
          </table:table-cell>
          <table:table-cell table:formula="of:=-[.G498]/[.F498]/3.6" office:value-type="float" office:value="-0.518936413024671" calcext:value-type="float">
            <text:p>-0.5189</text:p>
          </table:table-cell>
          <table:table-cell table:formula="of:=[.F498]" office:value-type="float" office:value="46.7667249559436" calcext:value-type="float">
            <text:p>46.8</text:p>
          </table:table-cell>
          <table:table-cell table:style-name="ce1" office:value-type="float" office:value="1.11039" calcext:value-type="float">
            <text:p>1.1104</text:p>
          </table:table-cell>
          <table:table-cell table:number-columns-repeated="16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table:style-name="ce7" table:formula="of:=[.C500]-0.0001" office:value-type="float" office:value="0.0101" calcext:value-type="float">
            <text:p>0.0101</text:p>
          </table:table-cell>
          <table:table-cell office:value-type="float" office:value="-0.0998" calcext:value-type="float">
            <text:p>-0.0998</text:p>
          </table:table-cell>
          <table:table-cell table:formula="of:=[.C499]+[.B499]^2/(3.14159*[$Settings.$B$18]*[$Settings.$B$19])" office:value-type="float" office:value="0.0238493527009472" calcext:value-type="float">
            <text:p>0.0238</text:p>
          </table:table-cell>
          <table:table-cell table:style-name="ce2" table:formula="of:=IF([.B499]&gt;0;[.B499]/[.E499];0)" office:value-type="float" office:value="46.5689787864092" calcext:value-type="float">
            <text:p>46.6</text:p>
          </table:table-cell>
          <table:table-cell table:formula="of:=SQRT(2*[$Settings.$B$15]*[$Settings.$B$17]/([$Settings.$B$14]*[.B499]*[$Settings.$B$16]))*3.6" office:value-type="float" office:value="87.3584097411523" calcext:value-type="float">
            <text:p>87.3584</text:p>
          </table:table-cell>
          <table:table-cell table:formula="of:=-[.G499]/[.F499]/3.6" office:value-type="float" office:value="-0.521081319807249" calcext:value-type="float">
            <text:p>-0.5211</text:p>
          </table:table-cell>
          <table:table-cell table:formula="of:=[.F499]" office:value-type="float" office:value="46.5689787864092" calcext:value-type="float">
            <text:p>46.6</text:p>
          </table:table-cell>
          <table:table-cell table:style-name="ce1" office:value-type="float" office:value="1.11064" calcext:value-type="float">
            <text:p>1.1106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table:style-name="ce7" table:formula="of:=[.C501]-0.0001" office:value-type="float" office:value="0.0102" calcext:value-type="float">
            <text:p>0.0102</text:p>
          </table:table-cell>
          <table:table-cell office:value-type="float" office:value="-0.1001" calcext:value-type="float">
            <text:p>-0.1001</text:p>
          </table:table-cell>
          <table:table-cell table:formula="of:=[.C500]+[.B500]^2/(3.14159*[$Settings.$B$18]*[$Settings.$B$19])" office:value-type="float" office:value="0.0239538097419988" calcext:value-type="float">
            <text:p>0.0240</text:p>
          </table:table-cell>
          <table:table-cell table:style-name="ce2" table:formula="of:=IF([.B500]&gt;0;[.B500]/[.E500];0)" office:value-type="float" office:value="46.3734166700161" calcext:value-type="float">
            <text:p>46.4</text:p>
          </table:table-cell>
          <table:table-cell table:formula="of:=SQRT(2*[$Settings.$B$15]*[$Settings.$B$17]/([$Settings.$B$14]*[.B500]*[$Settings.$B$16]))*3.6" office:value-type="float" office:value="87.3513315688046" calcext:value-type="float">
            <text:p>87.3513</text:p>
          </table:table-cell>
          <table:table-cell table:formula="of:=-[.G500]/[.F500]/3.6" office:value-type="float" office:value="-0.523236382209488" calcext:value-type="float">
            <text:p>-0.5232</text:p>
          </table:table-cell>
          <table:table-cell table:formula="of:=[.F500]" office:value-type="float" office:value="46.3734166700161" calcext:value-type="float">
            <text:p>46.4</text:p>
          </table:table-cell>
          <table:table-cell table:style-name="ce1" office:value-type="float" office:value="1.11082" calcext:value-type="float">
            <text:p>1.1108</text:p>
          </table:table-cell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7" office:value-type="float" office:value="1.2" calcext:value-type="float">
            <text:p>1.2000</text:p>
          </table:table-cell>
          <table:table-cell table:style-name="ce7" table:formula="of:=[.C502]-0.0001" office:value-type="float" office:value="0.0103" calcext:value-type="float">
            <text:p>0.0103</text:p>
          </table:table-cell>
          <table:table-cell office:value-type="float" office:value="-0.1004" calcext:value-type="float">
            <text:p>-0.1004</text:p>
          </table:table-cell>
          <table:table-cell table:formula="of:=[.C501]+[.B501]^2/(3.14159*[$Settings.$B$18]*[$Settings.$B$19])" office:value-type="float" office:value="0.0263508532283643" calcext:value-type="float">
            <text:p>0.0264</text:p>
          </table:table-cell>
          <table:table-cell table:style-name="ce2" table:formula="of:=IF([.B501]&gt;0;[.B501]/[.E501];0)" office:value-type="float" office:value="45.5393223741352" calcext:value-type="float">
            <text:p>45.5</text:p>
          </table:table-cell>
          <table:table-cell table:formula="of:=SQRT(2*[$Settings.$B$15]*[$Settings.$B$17]/([$Settings.$B$14]*[.B501]*[$Settings.$B$16]))*3.6" office:value-type="float" office:value="84.042846215487" calcext:value-type="float">
            <text:p>84.0428</text:p>
          </table:table-cell>
          <table:table-cell table:formula="of:=-[.G501]/[.F501]/3.6" office:value-type="float" office:value="-0.512639052203307" calcext:value-type="float">
            <text:p>-0.5126</text:p>
          </table:table-cell>
          <table:table-cell table:formula="of:=[.F501]" office:value-type="float" office:value="45.5393223741352" calcext:value-type="float">
            <text:p>45.5</text:p>
          </table:table-cell>
          <table:table-cell table:style-name="ce1" office:value-type="float" office:value="1.11093" calcext:value-type="float">
            <text:p>1.1109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205" calcext:value-type="float">
            <text:p>1.2050</text:p>
          </table:table-cell>
          <table:table-cell table:style-name="ce7" table:formula="of:=[.C503]-0.0001" office:value-type="float" office:value="0.0104" calcext:value-type="float">
            <text:p>0.0104</text:p>
          </table:table-cell>
          <table:table-cell office:value-type="float" office:value="-0.1007" calcext:value-type="float">
            <text:p>-0.1007</text:p>
          </table:table-cell>
          <table:table-cell table:formula="of:=[.C502]+[.B502]^2/(3.14159*[$Settings.$B$18]*[$Settings.$B$19])" office:value-type="float" office:value="0.0265848889992469" calcext:value-type="float">
            <text:p>0.0266</text:p>
          </table:table-cell>
          <table:table-cell table:style-name="ce2" table:formula="of:=IF([.B502]&gt;0;[.B502]/[.E502];0)" office:value-type="float" office:value="45.3265010824056" calcext:value-type="float">
            <text:p>45.3</text:p>
          </table:table-cell>
          <table:table-cell table:formula="of:=SQRT(2*[$Settings.$B$15]*[$Settings.$B$17]/([$Settings.$B$14]*[.B502]*[$Settings.$B$16]))*3.6" office:value-type="float" office:value="83.8683022135453" calcext:value-type="float">
            <text:p>83.8683</text:p>
          </table:table-cell>
          <table:table-cell table:formula="of:=-[.G502]/[.F502]/3.6" office:value-type="float" office:value="-0.513976372729922" calcext:value-type="float">
            <text:p>-0.5140</text:p>
          </table:table-cell>
          <table:table-cell table:formula="of:=[.F502]" office:value-type="float" office:value="45.3265010824056" calcext:value-type="float">
            <text:p>45.3</text:p>
          </table:table-cell>
          <table:table-cell table:style-name="ce1" office:value-type="float" office:value="1.11099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00</text:p>
          </table:table-cell>
          <table:table-cell table:style-name="ce7" table:formula="of:=[.C504]-0.0001" office:value-type="float" office:value="0.0105" calcext:value-type="float">
            <text:p>0.0105</text:p>
          </table:table-cell>
          <table:table-cell office:value-type="float" office:value="-0.101" calcext:value-type="float">
            <text:p>-0.1010</text:p>
          </table:table-cell>
          <table:table-cell table:formula="of:=[.C503]+[.B503]^2/(3.14159*[$Settings.$B$18]*[$Settings.$B$19])" office:value-type="float" office:value="0.0268194820914223" calcext:value-type="float">
            <text:p>0.0268</text:p>
          </table:table-cell>
          <table:table-cell table:style-name="ce2" table:formula="of:=IF([.B503]&gt;0;[.B503]/[.E503];0)" office:value-type="float" office:value="45.1164566070049" calcext:value-type="float">
            <text:p>45.1</text:p>
          </table:table-cell>
          <table:table-cell table:formula="of:=SQRT(2*[$Settings.$B$15]*[$Settings.$B$17]/([$Settings.$B$14]*[.B503]*[$Settings.$B$16]))*3.6" office:value-type="float" office:value="83.6948412166544" calcext:value-type="float">
            <text:p>83.6948</text:p>
          </table:table-cell>
          <table:table-cell table:formula="of:=-[.G503]/[.F503]/3.6" office:value-type="float" office:value="-0.515301261513888" calcext:value-type="float">
            <text:p>-0.5153</text:p>
          </table:table-cell>
          <table:table-cell table:formula="of:=[.F503]" office:value-type="float" office:value="45.1164566070049" calcext:value-type="float">
            <text:p>45.1</text:p>
          </table:table-cell>
          <table:table-cell table:style-name="ce1" office:value-type="float" office:value="1.111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7" office:value-type="float" office:value="1.215" calcext:value-type="float">
            <text:p>1.2150</text:p>
          </table:table-cell>
          <table:table-cell table:style-name="ce7" table:formula="of:=[.C505]-0.0001" office:value-type="float" office:value="0.0106" calcext:value-type="float">
            <text:p>0.0106</text:p>
          </table:table-cell>
          <table:table-cell office:value-type="float" office:value="-0.1013" calcext:value-type="float">
            <text:p>-0.1013</text:p>
          </table:table-cell>
          <table:table-cell table:formula="of:=[.C504]+[.B504]^2/(3.14159*[$Settings.$B$18]*[$Settings.$B$19])" office:value-type="float" office:value="0.0270546325048903" calcext:value-type="float">
            <text:p>0.0271</text:p>
          </table:table-cell>
          <table:table-cell table:style-name="ce2" table:formula="of:=IF([.B504]&gt;0;[.B504]/[.E504];0)" office:value-type="float" office:value="44.9091296945313" calcext:value-type="float">
            <text:p>44.9</text:p>
          </table:table-cell>
          <table:table-cell table:formula="of:=SQRT(2*[$Settings.$B$15]*[$Settings.$B$17]/([$Settings.$B$14]*[.B504]*[$Settings.$B$16]))*3.6" office:value-type="float" office:value="83.5224520712844" calcext:value-type="float">
            <text:p>83.5225</text:p>
          </table:table-cell>
          <table:table-cell table:formula="of:=-[.G504]/[.F504]/3.6" office:value-type="float" office:value="-0.516613910995865" calcext:value-type="float">
            <text:p>-0.5166</text:p>
          </table:table-cell>
          <table:table-cell table:formula="of:=[.F504]" office:value-type="float" office:value="44.9091296945313" calcext:value-type="float">
            <text:p>44.9</text:p>
          </table:table-cell>
          <table:table-cell table:style-name="ce1" office:value-type="float" office:value="0.99096" calcext:value-type="float">
            <text:p>0.9910</text:p>
          </table:table-cell>
          <table:table-cell table:number-columns-repeated="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22" calcext:value-type="float">
            <text:p>1.2200</text:p>
          </table:table-cell>
          <table:table-cell table:style-name="ce7" table:formula="of:=[.C506]-0.0001" office:value-type="float" office:value="0.0107" calcext:value-type="float">
            <text:p>0.0107</text:p>
          </table:table-cell>
          <table:table-cell office:value-type="float" office:value="-0.1016" calcext:value-type="float">
            <text:p>-0.1016</text:p>
          </table:table-cell>
          <table:table-cell table:formula="of:=[.C505]+[.B505]^2/(3.14159*[$Settings.$B$18]*[$Settings.$B$19])" office:value-type="float" office:value="0.0272903402396509" calcext:value-type="float">
            <text:p>0.0273</text:p>
          </table:table-cell>
          <table:table-cell table:style-name="ce2" table:formula="of:=IF([.B505]&gt;0;[.B505]/[.E505];0)" office:value-type="float" office:value="44.704462798431" calcext:value-type="float">
            <text:p>44.7</text:p>
          </table:table-cell>
          <table:table-cell table:formula="of:=SQRT(2*[$Settings.$B$15]*[$Settings.$B$17]/([$Settings.$B$14]*[.B505]*[$Settings.$B$16]))*3.6" office:value-type="float" office:value="83.3511237840593" calcext:value-type="float">
            <text:p>83.3511</text:p>
          </table:table-cell>
          <table:table-cell table:formula="of:=-[.G505]/[.F505]/3.6" office:value-type="float" office:value="-0.517914509887122" calcext:value-type="float">
            <text:p>-0.5179</text:p>
          </table:table-cell>
          <table:table-cell table:formula="of:=[.F505]" office:value-type="float" office:value="44.704462798431" calcext:value-type="float">
            <text:p>44.7</text:p>
          </table:table-cell>
          <table:table-cell table:style-name="ce1" office:value-type="float" office:value="0.99084" calcext:value-type="float">
            <text:p>0.9908</text:p>
          </table:table-cell>
          <table:table-cell table:number-columns-repeated="16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7" office:value-type="float" office:value="1.23" calcext:value-type="float">
            <text:p>1.2300</text:p>
          </table:table-cell>
          <table:table-cell table:style-name="ce7" table:formula="of:=[.C507]-0.0001" office:value-type="float" office:value="0.0108" calcext:value-type="float">
            <text:p>0.0108</text:p>
          </table:table-cell>
          <table:table-cell office:value-type="float" office:value="-0.1019" calcext:value-type="float">
            <text:p>-0.1019</text:p>
          </table:table-cell>
          <table:table-cell table:formula="of:=[.C506]+[.B506]^2/(3.14159*[$Settings.$B$18]*[$Settings.$B$19])" office:value-type="float" office:value="0.0276634276730502" calcext:value-type="float">
            <text:p>0.0277</text:p>
          </table:table-cell>
          <table:table-cell table:style-name="ce2" table:formula="of:=IF([.B506]&gt;0;[.B506]/[.E506];0)" office:value-type="float" office:value="44.4630367045321" calcext:value-type="float">
            <text:p>44.5</text:p>
          </table:table-cell>
          <table:table-cell table:formula="of:=SQRT(2*[$Settings.$B$15]*[$Settings.$B$17]/([$Settings.$B$14]*[.B506]*[$Settings.$B$16]))*3.6" office:value-type="float" office:value="83.0116065937065" calcext:value-type="float">
            <text:p>83.0116</text:p>
          </table:table-cell>
          <table:table-cell table:formula="of:=-[.G506]/[.F506]/3.6" office:value-type="float" office:value="-0.518605595083265" calcext:value-type="float">
            <text:p>-0.5186</text:p>
          </table:table-cell>
          <table:table-cell table:formula="of:=[.F506]" office:value-type="float" office:value="44.4630367045321" calcext:value-type="float">
            <text:p>44.5</text:p>
          </table:table-cell>
          <table:table-cell table:style-name="ce1" office:value-type="float" office:value="0.99065" calcext:value-type="float">
            <text:p>0.9907</text:p>
          </table:table-cell>
          <table:table-cell table:number-columns-repeated="16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24" calcext:value-type="float">
            <text:p>1.2400</text:p>
          </table:table-cell>
          <table:table-cell table:style-name="ce7" table:formula="of:=[.C508]-0.0001" office:value-type="float" office:value="0.0109" calcext:value-type="float">
            <text:p>0.0109</text:p>
          </table:table-cell>
          <table:table-cell office:value-type="float" office:value="-0.1022" calcext:value-type="float">
            <text:p>-0.1022</text:p>
          </table:table-cell>
          <table:table-cell table:formula="of:=[.C507]+[.B507]^2/(3.14159*[$Settings.$B$18]*[$Settings.$B$19])" office:value-type="float" office:value="0.02803874439162" calcext:value-type="float">
            <text:p>0.0280</text:p>
          </table:table-cell>
          <table:table-cell table:style-name="ce2" table:formula="of:=IF([.B507]&gt;0;[.B507]/[.E507];0)" office:value-type="float" office:value="44.2245195676665" calcext:value-type="float">
            <text:p>44.2</text:p>
          </table:table-cell>
          <table:table-cell table:formula="of:=SQRT(2*[$Settings.$B$15]*[$Settings.$B$17]/([$Settings.$B$14]*[.B507]*[$Settings.$B$16]))*3.6" office:value-type="float" office:value="82.676204791401" calcext:value-type="float">
            <text:p>82.6762</text:p>
          </table:table-cell>
          <table:table-cell table:formula="of:=-[.G507]/[.F507]/3.6" office:value-type="float" office:value="-0.51929591698372" calcext:value-type="float">
            <text:p>-0.5193</text:p>
          </table:table-cell>
          <table:table-cell table:formula="of:=[.F507]" office:value-type="float" office:value="44.2245195676665" calcext:value-type="float">
            <text:p>44.2</text:p>
          </table:table-cell>
          <table:table-cell table:style-name="ce1" office:value-type="float" office:value="0.99037" calcext:value-type="float">
            <text:p>0.990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25" calcext:value-type="float">
            <text:p>1.2500</text:p>
          </table:table-cell>
          <table:table-cell table:style-name="ce7" table:formula="of:=[.C509]-0.0001" office:value-type="float" office:value="0.011" calcext:value-type="float">
            <text:p>0.0110</text:p>
          </table:table-cell>
          <table:table-cell office:value-type="float" office:value="-0.1025" calcext:value-type="float">
            <text:p>-0.1025</text:p>
          </table:table-cell>
          <table:table-cell table:formula="of:=[.C508]+[.B508]^2/(3.14159*[$Settings.$B$18]*[$Settings.$B$19])" office:value-type="float" office:value="0.0284162903953605" calcext:value-type="float">
            <text:p>0.0284</text:p>
          </table:table-cell>
          <table:table-cell table:style-name="ce2" table:formula="of:=IF([.B508]&gt;0;[.B508]/[.E508];0)" office:value-type="float" office:value="43.9888522607471" calcext:value-type="float">
            <text:p>44.0</text:p>
          </table:table-cell>
          <table:table-cell table:formula="of:=SQRT(2*[$Settings.$B$15]*[$Settings.$B$17]/([$Settings.$B$14]*[.B508]*[$Settings.$B$16]))*3.6" office:value-type="float" office:value="82.3448359036558" calcext:value-type="float">
            <text:p>82.3448</text:p>
          </table:table-cell>
          <table:table-cell table:formula="of:=-[.G508]/[.F508]/3.6" office:value-type="float" office:value="-0.519985504354798" calcext:value-type="float">
            <text:p>-0.5200</text:p>
          </table:table-cell>
          <table:table-cell table:formula="of:=[.F508]" office:value-type="float" office:value="43.9888522607471" calcext:value-type="float">
            <text:p>44.0</text:p>
          </table:table-cell>
          <table:table-cell table:style-name="ce1" office:value-type="float" office:value="0.99002" calcext:value-type="float">
            <text:p>0.990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7" office:value-type="float" office:value="1.26" calcext:value-type="float">
            <text:p>1.2600</text:p>
          </table:table-cell>
          <table:table-cell table:style-name="ce7" table:formula="of:=[.C510]-0.0001" office:value-type="float" office:value="0.0111" calcext:value-type="float">
            <text:p>0.0111</text:p>
          </table:table-cell>
          <table:table-cell office:value-type="float" office:value="-0.1028" calcext:value-type="float">
            <text:p>-0.1028</text:p>
          </table:table-cell>
          <table:table-cell table:formula="of:=[.C509]+[.B509]^2/(3.14159*[$Settings.$B$18]*[$Settings.$B$19])" office:value-type="float" office:value="0.0287960656842716" calcext:value-type="float">
            <text:p>0.0288</text:p>
          </table:table-cell>
          <table:table-cell table:style-name="ce2" table:formula="of:=IF([.B509]&gt;0;[.B509]/[.E509];0)" office:value-type="float" office:value="43.7559774246595" calcext:value-type="float">
            <text:p>43.8</text:p>
          </table:table-cell>
          <table:table-cell table:formula="of:=SQRT(2*[$Settings.$B$15]*[$Settings.$B$17]/([$Settings.$B$14]*[.B509]*[$Settings.$B$16]))*3.6" office:value-type="float" office:value="82.0174197524961" calcext:value-type="float">
            <text:p>82.0174</text:p>
          </table:table-cell>
          <table:table-cell table:formula="of:=-[.G509]/[.F509]/3.6" office:value-type="float" office:value="-0.520674384137423" calcext:value-type="float">
            <text:p>-0.5207</text:p>
          </table:table-cell>
          <table:table-cell table:formula="of:=[.F509]" office:value-type="float" office:value="43.7559774246595" calcext:value-type="float">
            <text:p>43.8</text:p>
          </table:table-cell>
          <table:table-cell table:style-name="ce1" office:value-type="float" office:value="0.98959" calcext:value-type="float">
            <text:p>0.9896</text:p>
          </table:table-cell>
          <table:table-cell table:number-columns-repeated="1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table:style-name="ce7" table:formula="of:=[.C511]-0.0001" office:value-type="float" office:value="0.0112" calcext:value-type="float">
            <text:p>0.0112</text:p>
          </table:table-cell>
          <table:table-cell office:value-type="float" office:value="-0.1031" calcext:value-type="float">
            <text:p>-0.1031</text:p>
          </table:table-cell>
          <table:table-cell table:formula="of:=[.C510]+[.B510]^2/(3.14159*[$Settings.$B$18]*[$Settings.$B$19])" office:value-type="float" office:value="0.0221045375788087" calcext:value-type="float">
            <text:p>0.0221</text:p>
          </table:table-cell>
          <table:table-cell table:style-name="ce2" table:formula="of:=IF([.B510]&gt;0;[.B510]/[.E510];0)" office:value-type="float" office:value="44.7460163540461" calcext:value-type="float">
            <text:p>44.7</text:p>
          </table:table-cell>
          <table:table-cell table:formula="of:=SQRT(2*[$Settings.$B$15]*[$Settings.$B$17]/([$Settings.$B$14]*[.B510]*[$Settings.$B$16]))*3.6" office:value-type="float" office:value="92.5706832946343" calcext:value-type="float">
            <text:p>92.5707</text:p>
          </table:table-cell>
          <table:table-cell table:formula="of:=-[.G510]/[.F510]/3.6" office:value-type="float" office:value="-0.574667440549237" calcext:value-type="float">
            <text:p>-0.5747</text:p>
          </table:table-cell>
          <table:table-cell table:formula="of:=[.F510]" office:value-type="float" office:value="44.7460163540461" calcext:value-type="float">
            <text:p>44.7</text:p>
          </table:table-cell>
          <table:table-cell table:style-name="ce1" office:value-type="float" office:value="0.98909" calcext:value-type="float">
            <text:p>0.9891</text:p>
          </table:table-cell>
          <table:table-cell table:number-columns-repeated="16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table:style-name="ce7" table:formula="of:=[.C512]-0.0001" office:value-type="float" office:value="0.0113" calcext:value-type="float">
            <text:p>0.0113</text:p>
          </table:table-cell>
          <table:table-cell office:value-type="float" office:value="-0.1034" calcext:value-type="float">
            <text:p>-0.1034</text:p>
          </table:table-cell>
          <table:table-cell table:formula="of:=[.C511]+[.B511]^2/(3.14159*[$Settings.$B$18]*[$Settings.$B$19])" office:value-type="float" office:value="0.0221915321732301" calcext:value-type="float">
            <text:p>0.0222</text:p>
          </table:table-cell>
          <table:table-cell table:style-name="ce2" table:formula="of:=IF([.B511]&gt;0;[.B511]/[.E511];0)" office:value-type="float" office:value="44.5440176137292" calcext:value-type="float">
            <text:p>44.5</text:p>
          </table:table-cell>
          <table:table-cell table:formula="of:=SQRT(2*[$Settings.$B$15]*[$Settings.$B$17]/([$Settings.$B$14]*[.B511]*[$Settings.$B$16]))*3.6" office:value-type="float" office:value="92.5983052247759" calcext:value-type="float">
            <text:p>92.5983</text:p>
          </table:table-cell>
          <table:table-cell table:formula="of:=-[.G511]/[.F511]/3.6" office:value-type="float" office:value="-0.577445700438991" calcext:value-type="float">
            <text:p>-0.5774</text:p>
          </table:table-cell>
          <table:table-cell table:formula="of:=[.F511]" office:value-type="float" office:value="44.5440176137292" calcext:value-type="float">
            <text:p>44.5</text:p>
          </table:table-cell>
          <table:table-cell table:style-name="ce1" office:value-type="float" office:value="0.9885" calcext:value-type="float">
            <text:p>0.9885</text:p>
          </table:table-cell>
          <table:table-cell table:number-columns-repeated="16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table:style-name="ce7" table:formula="of:=[.C513]-0.0001" office:value-type="float" office:value="0.0114" calcext:value-type="float">
            <text:p>0.0114</text:p>
          </table:table-cell>
          <table:table-cell office:value-type="float" office:value="-0.1037" calcext:value-type="float">
            <text:p>-0.1037</text:p>
          </table:table-cell>
          <table:table-cell table:formula="of:=[.C512]+[.B512]^2/(3.14159*[$Settings.$B$18]*[$Settings.$B$19])" office:value-type="float" office:value="0.0222769929492316" calcext:value-type="float">
            <text:p>0.0223</text:p>
          </table:table-cell>
          <table:table-cell table:style-name="ce2" table:formula="of:=IF([.B512]&gt;0;[.B512]/[.E512];0)" office:value-type="float" office:value="44.3435073239574" calcext:value-type="float">
            <text:p>44.3</text:p>
          </table:table-cell>
          <table:table-cell table:formula="of:=SQRT(2*[$Settings.$B$15]*[$Settings.$B$17]/([$Settings.$B$14]*[.B512]*[$Settings.$B$16]))*3.6" office:value-type="float" office:value="92.6292336528469" calcext:value-type="float">
            <text:p>92.6292</text:p>
          </table:table-cell>
          <table:table-cell table:formula="of:=-[.G512]/[.F512]/3.6" office:value-type="float" office:value="-0.580250508679206" calcext:value-type="float">
            <text:p>-0.5803</text:p>
          </table:table-cell>
          <table:table-cell table:formula="of:=[.F512]" office:value-type="float" office:value="44.3435073239574" calcext:value-type="float">
            <text:p>44.3</text:p>
          </table:table-cell>
          <table:table-cell table:style-name="ce1" office:value-type="float" office:value="0.98784" calcext:value-type="float">
            <text:p>0.98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.3" calcext:value-type="float">
            <text:p>1.3000</text:p>
          </table:table-cell>
          <table:table-cell table:style-name="ce7" table:formula="of:=[.C514]-0.0001" office:value-type="float" office:value="0.0115" calcext:value-type="float">
            <text:p>0.0115</text:p>
          </table:table-cell>
          <table:table-cell office:value-type="float" office:value="-0.104" calcext:value-type="float">
            <text:p>-0.1040</text:p>
          </table:table-cell>
          <table:table-cell table:formula="of:=[.C513]+[.B513]^2/(3.14159*[$Settings.$B$18]*[$Settings.$B$19])" office:value-type="float" office:value="0.0303374596916219" calcext:value-type="float">
            <text:p>0.0303</text:p>
          </table:table-cell>
          <table:table-cell table:style-name="ce2" table:formula="of:=IF([.B513]&gt;0;[.B513]/[.E513];0)" office:value-type="float" office:value="42.8513136305546" calcext:value-type="float">
            <text:p>42.9</text:p>
          </table:table-cell>
          <table:table-cell table:formula="of:=SQRT(2*[$Settings.$B$15]*[$Settings.$B$17]/([$Settings.$B$14]*[.B513]*[$Settings.$B$16]))*3.6" office:value-type="float" office:value="80.7457548300647" calcext:value-type="float">
            <text:p>80.7458</text:p>
          </table:table-cell>
          <table:table-cell table:formula="of:=-[.G513]/[.F513]/3.6" office:value-type="float" office:value="-0.523423308210828" calcext:value-type="float">
            <text:p>-0.5234</text:p>
          </table:table-cell>
          <table:table-cell table:formula="of:=[.F513]" office:value-type="float" office:value="42.8513136305546" calcext:value-type="float">
            <text:p>42.9</text:p>
          </table:table-cell>
          <table:table-cell table:style-name="ce1" office:value-type="float" office:value="0.98709" calcext:value-type="float">
            <text:p>0.9871</text:p>
          </table:table-cell>
          <table:table-cell table:number-columns-repeated="16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table:style-name="ce7" table:formula="of:=[.C515]-0.0001" office:value-type="float" office:value="0.0116" calcext:value-type="float">
            <text:p>0.0116</text:p>
          </table:table-cell>
          <table:table-cell office:value-type="float" office:value="-0.1043" calcext:value-type="float">
            <text:p>-0.1043</text:p>
          </table:table-cell>
          <table:table-cell table:formula="of:=[.C514]+[.B514]^2/(3.14159*[$Settings.$B$18]*[$Settings.$B$19])" office:value-type="float" office:value="0.0224424462441687" calcext:value-type="float">
            <text:p>0.0224</text:p>
          </table:table-cell>
          <table:table-cell table:style-name="ce2" table:formula="of:=IF([.B514]&gt;0;[.B514]/[.E514];0)" office:value-type="float" office:value="43.9466352851916" calcext:value-type="float">
            <text:p>43.9</text:p>
          </table:table-cell>
          <table:table-cell table:formula="of:=SQRT(2*[$Settings.$B$15]*[$Settings.$B$17]/([$Settings.$B$14]*[.B514]*[$Settings.$B$16]))*3.6" office:value-type="float" office:value="92.7029305450667" calcext:value-type="float">
            <text:p>92.7029</text:p>
          </table:table-cell>
          <table:table-cell table:formula="of:=-[.G514]/[.F514]/3.6" office:value-type="float" office:value="-0.585956441788693" calcext:value-type="float">
            <text:p>-0.5860</text:p>
          </table:table-cell>
          <table:table-cell table:formula="of:=[.F514]" office:value-type="float" office:value="43.9466352851916" calcext:value-type="float">
            <text:p>43.9</text:p>
          </table:table-cell>
          <table:table-cell table:style-name="ce1" office:value-type="float" office:value="0.98627" calcext:value-type="float">
            <text:p>0.9863</text:p>
          </table:table-cell>
          <table:table-cell table:number-columns-repeated="16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table:style-name="ce7" table:formula="of:=[.C516]-0.0001" office:value-type="float" office:value="0.0117" calcext:value-type="float">
            <text:p>0.0117</text:p>
          </table:table-cell>
          <table:table-cell office:value-type="float" office:value="-0.1046" calcext:value-type="float">
            <text:p>-0.1046</text:p>
          </table:table-cell>
          <table:table-cell table:formula="of:=[.C515]+[.B515]^2/(3.14159*[$Settings.$B$18]*[$Settings.$B$19])" office:value-type="float" office:value="0.0225226671790067" calcext:value-type="float">
            <text:p>0.0225</text:p>
          </table:table-cell>
          <table:table-cell table:style-name="ce2" table:formula="of:=IF([.B515]&gt;0;[.B515]/[.E515];0)" office:value-type="float" office:value="43.7501470038353" calcext:value-type="float">
            <text:p>43.8</text:p>
          </table:table-cell>
          <table:table-cell table:formula="of:=SQRT(2*[$Settings.$B$15]*[$Settings.$B$17]/([$Settings.$B$14]*[.B515]*[$Settings.$B$16]))*3.6" office:value-type="float" office:value="92.7452565724095" calcext:value-type="float">
            <text:p>92.7453</text:p>
          </table:table-cell>
          <table:table-cell table:formula="of:=-[.G515]/[.F515]/3.6" office:value-type="float" office:value="-0.588856793277867" calcext:value-type="float">
            <text:p>-0.5889</text:p>
          </table:table-cell>
          <table:table-cell table:formula="of:=[.F515]" office:value-type="float" office:value="43.7501470038353" calcext:value-type="float">
            <text:p>43.8</text:p>
          </table:table-cell>
          <table:table-cell table:style-name="ce1" office:value-type="float" office:value="0.98537" calcext:value-type="float">
            <text:p>0.9854</text:p>
          </table:table-cell>
          <table:table-cell table:number-columns-repeated="16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table:style-name="ce7" table:formula="of:=[.C517]-0.0001" office:value-type="float" office:value="0.0118" calcext:value-type="float">
            <text:p>0.0118</text:p>
          </table:table-cell>
          <table:table-cell office:value-type="float" office:value="-0.1049" calcext:value-type="float">
            <text:p>-0.1049</text:p>
          </table:table-cell>
          <table:table-cell table:formula="of:=[.C516]+[.B516]^2/(3.14159*[$Settings.$B$18]*[$Settings.$B$19])" office:value-type="float" office:value="0.0226013699606118" calcext:value-type="float">
            <text:p>0.0226</text:p>
          </table:table-cell>
          <table:table-cell table:style-name="ce2" table:formula="of:=IF([.B516]&gt;0;[.B516]/[.E516];0)" office:value-type="float" office:value="43.5548819259872" calcext:value-type="float">
            <text:p>43.6</text:p>
          </table:table-cell>
          <table:table-cell table:formula="of:=SQRT(2*[$Settings.$B$15]*[$Settings.$B$17]/([$Settings.$B$14]*[.B516]*[$Settings.$B$16]))*3.6" office:value-type="float" office:value="92.790939601697" calcext:value-type="float">
            <text:p>92.7909</text:p>
          </table:table-cell>
          <table:table-cell table:formula="of:=-[.G516]/[.F516]/3.6" office:value-type="float" office:value="-0.591788104127369" calcext:value-type="float">
            <text:p>-0.5918</text:p>
          </table:table-cell>
          <table:table-cell table:formula="of:=[.F516]" office:value-type="float" office:value="43.5548819259872" calcext:value-type="float">
            <text:p>43.6</text:p>
          </table:table-cell>
          <table:table-cell table:style-name="ce1" office:value-type="float" office:value="0.9844" calcext:value-type="float">
            <text:p>0.9844</text:p>
          </table:table-cell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table:style-name="ce7" table:formula="of:=[.C518]-0.0001" office:value-type="float" office:value="0.0119" calcext:value-type="float">
            <text:p>0.0119</text:p>
          </table:table-cell>
          <table:table-cell office:value-type="float" office:value="-0.1052" calcext:value-type="float">
            <text:p>-0.1052</text:p>
          </table:table-cell>
          <table:table-cell table:formula="of:=[.C517]+[.B517]^2/(3.14159*[$Settings.$B$18]*[$Settings.$B$19])" office:value-type="float" office:value="0.0226781206965232" calcext:value-type="float">
            <text:p>0.0227</text:p>
          </table:table-cell>
          <table:table-cell table:style-name="ce2" table:formula="of:=IF([.B517]&gt;0;[.B517]/[.E517];0)" office:value-type="float" office:value="43.3607358016555" calcext:value-type="float">
            <text:p>43.4</text:p>
          </table:table-cell>
          <table:table-cell table:formula="of:=SQRT(2*[$Settings.$B$15]*[$Settings.$B$17]/([$Settings.$B$14]*[.B517]*[$Settings.$B$16]))*3.6" office:value-type="float" office:value="92.8409385357789" calcext:value-type="float">
            <text:p>92.8409</text:p>
          </table:table-cell>
          <table:table-cell table:formula="of:=-[.G517]/[.F517]/3.6" office:value-type="float" office:value="-0.594758117372337" calcext:value-type="float">
            <text:p>-0.5948</text:p>
          </table:table-cell>
          <table:table-cell table:formula="of:=[.F517]" office:value-type="float" office:value="43.3607358016555" calcext:value-type="float">
            <text:p>43.4</text:p>
          </table:table-cell>
          <table:table-cell table:style-name="ce1" office:value-type="float" office:value="0.98334" calcext:value-type="float">
            <text:p>0.9833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table:style-name="ce7" table:formula="of:=[.C519]-0.0001" office:value-type="float" office:value="0.012" calcext:value-type="float">
            <text:p>0.0120</text:p>
          </table:table-cell>
          <table:table-cell office:value-type="float" office:value="-0.1055" calcext:value-type="float">
            <text:p>-0.1055</text:p>
          </table:table-cell>
          <table:table-cell table:formula="of:=[.C518]+[.B518]^2/(3.14159*[$Settings.$B$18]*[$Settings.$B$19])" office:value-type="float" office:value="0.0227533636877342" calcext:value-type="float">
            <text:p>0.0228</text:p>
          </table:table-cell>
          <table:table-cell table:style-name="ce2" table:formula="of:=IF([.B518]&gt;0;[.B518]/[.E518];0)" office:value-type="float" office:value="43.1676834018825" calcext:value-type="float">
            <text:p>43.2</text:p>
          </table:table-cell>
          <table:table-cell table:formula="of:=SQRT(2*[$Settings.$B$15]*[$Settings.$B$17]/([$Settings.$B$14]*[.B518]*[$Settings.$B$16]))*3.6" office:value-type="float" office:value="92.8943283933181" calcext:value-type="float">
            <text:p>92.8943</text:p>
          </table:table-cell>
          <table:table-cell table:formula="of:=-[.G518]/[.F518]/3.6" office:value-type="float" office:value="-0.597761521484142" calcext:value-type="float">
            <text:p>-0.5978</text:p>
          </table:table-cell>
          <table:table-cell table:formula="of:=[.F518]" office:value-type="float" office:value="43.1676834018825" calcext:value-type="float">
            <text:p>43.2</text:p>
          </table:table-cell>
          <table:table-cell table:style-name="ce1" office:value-type="float" office:value="0.98221" calcext:value-type="float">
            <text:p>0.9822</text:p>
          </table:table-cell>
          <table:table-cell table:number-columns-repeated="1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table:style-name="ce7" table:formula="of:=[.C520]-0.0001" office:value-type="float" office:value="0.0121" calcext:value-type="float">
            <text:p>0.0121</text:p>
          </table:table-cell>
          <table:table-cell office:value-type="float" office:value="-0.1058" calcext:value-type="float">
            <text:p>-0.1058</text:p>
          </table:table-cell>
          <table:table-cell table:formula="of:=[.C519]+[.B519]^2/(3.14159*[$Settings.$B$18]*[$Settings.$B$19])" office:value-type="float" office:value="0.0228268855303485" calcext:value-type="float">
            <text:p>0.0228</text:p>
          </table:table-cell>
          <table:table-cell table:style-name="ce2" table:formula="of:=IF([.B519]&gt;0;[.B519]/[.E519];0)" office:value-type="float" office:value="42.9756393484233" calcext:value-type="float">
            <text:p>43.0</text:p>
          </table:table-cell>
          <table:table-cell table:formula="of:=SQRT(2*[$Settings.$B$15]*[$Settings.$B$17]/([$Settings.$B$14]*[.B519]*[$Settings.$B$16]))*3.6" office:value-type="float" office:value="92.951600308978" calcext:value-type="float">
            <text:p>92.9516</text:p>
          </table:table-cell>
          <table:table-cell table:formula="of:=-[.G519]/[.F519]/3.6" office:value-type="float" office:value="-0.600802905231552" calcext:value-type="float">
            <text:p>-0.6008</text:p>
          </table:table-cell>
          <table:table-cell table:formula="of:=[.F519]" office:value-type="float" office:value="42.9756393484233" calcext:value-type="float">
            <text:p>43.0</text:p>
          </table:table-cell>
          <table:table-cell table:style-name="ce1" office:value-type="float" office:value="0.981" calcext:value-type="float">
            <text:p>0.9810</text:p>
          </table:table-cell>
          <table:table-cell table:number-columns-repeated="16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table:style-name="ce7" table:formula="of:=[.C521]-0.0001" office:value-type="float" office:value="0.0122" calcext:value-type="float">
            <text:p>0.0122</text:p>
          </table:table-cell>
          <table:table-cell office:value-type="float" office:value="-0.1061" calcext:value-type="float">
            <text:p>-0.1061</text:p>
          </table:table-cell>
          <table:table-cell table:formula="of:=[.C520]+[.B520]^2/(3.14159*[$Settings.$B$18]*[$Settings.$B$19])" office:value-type="float" office:value="0.0228986926982103" calcext:value-type="float">
            <text:p>0.0229</text:p>
          </table:table-cell>
          <table:table-cell table:style-name="ce2" table:formula="of:=IF([.B520]&gt;0;[.B520]/[.E520];0)" office:value-type="float" office:value="42.7845385285499" calcext:value-type="float">
            <text:p>42.8</text:p>
          </table:table-cell>
          <table:table-cell table:formula="of:=SQRT(2*[$Settings.$B$15]*[$Settings.$B$17]/([$Settings.$B$14]*[.B520]*[$Settings.$B$16]))*3.6" office:value-type="float" office:value="93.0127756156024" calcext:value-type="float">
            <text:p>93.0128</text:p>
          </table:table-cell>
          <table:table-cell table:formula="of:=-[.G520]/[.F520]/3.6" office:value-type="float" office:value="-0.603883622542857" calcext:value-type="float">
            <text:p>-0.6039</text:p>
          </table:table-cell>
          <table:table-cell table:formula="of:=[.F520]" office:value-type="float" office:value="42.7845385285499" calcext:value-type="float">
            <text:p>42.8</text:p>
          </table:table-cell>
          <table:table-cell table:style-name="ce1" office:value-type="float" office:value="0.97971" calcext:value-type="float">
            <text:p>0.9797</text:p>
          </table:table-cell>
          <table:table-cell table:number-columns-repeated="1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table:style-name="ce7" table:formula="of:=[.C522]-0.0001" office:value-type="float" office:value="0.0123" calcext:value-type="float">
            <text:p>0.0123</text:p>
          </table:table-cell>
          <table:table-cell office:value-type="float" office:value="-0.1064" calcext:value-type="float">
            <text:p>-0.1064</text:p>
          </table:table-cell>
          <table:table-cell table:formula="of:=[.C521]+[.B521]^2/(3.14159*[$Settings.$B$18]*[$Settings.$B$19])" office:value-type="float" office:value="0.0229687920931864" calcext:value-type="float">
            <text:p>0.0230</text:p>
          </table:table-cell>
          <table:table-cell table:style-name="ce2" table:formula="of:=IF([.B521]&gt;0;[.B521]/[.E521];0)" office:value-type="float" office:value="42.5943164982638" calcext:value-type="float">
            <text:p>42.6</text:p>
          </table:table-cell>
          <table:table-cell table:formula="of:=SQRT(2*[$Settings.$B$15]*[$Settings.$B$17]/([$Settings.$B$14]*[.B521]*[$Settings.$B$16]))*3.6" office:value-type="float" office:value="93.0778771772398" calcext:value-type="float">
            <text:p>93.0779</text:p>
          </table:table-cell>
          <table:table-cell table:formula="of:=-[.G521]/[.F521]/3.6" office:value-type="float" office:value="-0.607005065655191" calcext:value-type="float">
            <text:p>-0.6070</text:p>
          </table:table-cell>
          <table:table-cell table:formula="of:=[.F521]" office:value-type="float" office:value="42.5943164982638" calcext:value-type="float">
            <text:p>42.6</text:p>
          </table:table-cell>
          <table:table-cell table:style-name="ce1" office:value-type="float" office:value="0.97834" calcext:value-type="float">
            <text:p>0.9783</text:p>
          </table:table-cell>
          <table:table-cell table:number-columns-repeated="16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table:style-name="ce7" table:formula="of:=[.C523]-0.0001" office:value-type="float" office:value="0.0124" calcext:value-type="float">
            <text:p>0.0124</text:p>
          </table:table-cell>
          <table:table-cell office:value-type="float" office:value="-0.1067" calcext:value-type="float">
            <text:p>-0.1067</text:p>
          </table:table-cell>
          <table:table-cell table:formula="of:=[.C522]+[.B522]^2/(3.14159*[$Settings.$B$18]*[$Settings.$B$19])" office:value-type="float" office:value="0.0230374088229201" calcext:value-type="float">
            <text:p>0.0230</text:p>
          </table:table-cell>
          <table:table-cell table:style-name="ce2" table:formula="of:=IF([.B522]&gt;0;[.B522]/[.E522];0)" office:value-type="float" office:value="42.4049426525813" calcext:value-type="float">
            <text:p>42.4</text:p>
          </table:table-cell>
          <table:table-cell table:formula="of:=SQRT(2*[$Settings.$B$15]*[$Settings.$B$17]/([$Settings.$B$14]*[.B522]*[$Settings.$B$16]))*3.6" office:value-type="float" office:value="93.146452664478" calcext:value-type="float">
            <text:p>93.1465</text:p>
          </table:table-cell>
          <table:table-cell table:formula="of:=-[.G522]/[.F522]/3.6" office:value-type="float" office:value="-0.610165065921782" calcext:value-type="float">
            <text:p>-0.6102</text:p>
          </table:table-cell>
          <table:table-cell table:formula="of:=[.F522]" office:value-type="float" office:value="42.4049426525813" calcext:value-type="float">
            <text:p>42.4</text:p>
          </table:table-cell>
          <table:table-cell table:style-name="ce1" office:value-type="float" office:value="0.9769" calcext:value-type="float">
            <text:p>0.976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.389" calcext:value-type="float">
            <text:p>1.3890</text:p>
          </table:table-cell>
          <table:table-cell table:style-name="ce7" office:value-type="float" office:value="0.0125" calcext:value-type="float">
            <text:p>0.0125</text:p>
          </table:table-cell>
          <table:table-cell office:value-type="float" office:value="-0.107" calcext:value-type="float">
            <text:p>-0.1070</text:p>
          </table:table-cell>
          <table:table-cell table:formula="of:=[.C523]+[.B523]^2/(3.14159*[$Settings.$B$18]*[$Settings.$B$19])" office:value-type="float" office:value="0.0340050334731951" calcext:value-type="float">
            <text:p>0.0340</text:p>
          </table:table-cell>
          <table:table-cell table:style-name="ce2" table:formula="of:=IF([.B523]&gt;0;[.B523]/[.E523];0)" office:value-type="float" office:value="40.8468940662828" calcext:value-type="float">
            <text:p>40.8</text:p>
          </table:table-cell>
          <table:table-cell table:formula="of:=SQRT(2*[$Settings.$B$15]*[$Settings.$B$17]/([$Settings.$B$14]*[.B523]*[$Settings.$B$16]))*3.6" office:value-type="float" office:value="78.116045923162" calcext:value-type="float">
            <text:p>78.1160</text:p>
          </table:table-cell>
          <table:table-cell table:formula="of:=-[.G523]/[.F523]/3.6" office:value-type="float" office:value="-0.531225253261893" calcext:value-type="float">
            <text:p>-0.5312</text:p>
          </table:table-cell>
          <table:table-cell table:formula="of:=[.F523]" office:value-type="float" office:value="40.8468940662828" calcext:value-type="float">
            <text:p>40.8</text:p>
          </table:table-cell>
          <table:table-cell table:style-name="ce1" office:value-type="float" office:value="0.97537" calcext:value-type="float">
            <text:p>0.9754</text:p>
          </table:table-cell>
          <table:table-cell table:number-columns-repeated="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(3.14159*[$Settings.$B$18]*[$Settings.$B$19])" office:value-type="float" office:value="0.0496093532375565" calcext:value-type="float">
            <text:p>0.0496</text:p>
          </table:table-cell>
          <table:table-cell table:style-name="ce2" table:formula="of:=IF([.B524]&gt;0;[.B524]/[.E524];0)" office:value-type="float" office:value="19.6287582169649" calcext:value-type="float">
            <text:p>19.6</text:p>
          </table:table-cell>
          <table:table-cell table:formula="of:=SQRT(2*[$Settings.$B$15]*[$Settings.$B$17]/([$Settings.$B$14]*[.B524]*[$Settings.$B$16]))*3.6" office:value-type="float" office:value="93.2960334128988" calcext:value-type="float">
            <text:p>93.2960</text:p>
          </table:table-cell>
          <table:table-cell table:formula="of:=-[.G524]/[.F524]/3.6" office:value-type="float" office:value="-1.32028549898372" calcext:value-type="float">
            <text:p>-1.3203</text:p>
          </table:table-cell>
          <table:table-cell table:formula="of:=[.F524]" office:value-type="float" office:value="19.6287582169649" calcext:value-type="float">
            <text:p>19.6</text:p>
          </table:table-cell>
          <table:table-cell table:style-name="ce1" office:value-type="float" office:value="0.97377" calcext:value-type="float">
            <text:p>0.9738</text:p>
          </table:table-cell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(3.14159*[$Settings.$B$18]*[$Settings.$B$19])" office:value-type="float" office:value="0.0511729150720831" calcext:value-type="float">
            <text:p>0.0512</text:p>
          </table:table-cell>
          <table:table-cell table:style-name="ce2" table:formula="of:=IF([.B525]&gt;0;[.B525]/[.E525];0)" office:value-type="float" office:value="18.9961818401531" calcext:value-type="float">
            <text:p>19.0</text:p>
          </table:table-cell>
          <table:table-cell table:formula="of:=SQRT(2*[$Settings.$B$15]*[$Settings.$B$17]/([$Settings.$B$14]*[.B525]*[$Settings.$B$16]))*3.6" office:value-type="float" office:value="93.3766173479508" calcext:value-type="float">
            <text:p>93.3766</text:p>
          </table:table-cell>
          <table:table-cell table:formula="of:=-[.G525]/[.F525]/3.6" office:value-type="float" office:value="-1.36542961536057" calcext:value-type="float">
            <text:p>-1.3654</text:p>
          </table:table-cell>
          <table:table-cell table:formula="of:=[.F525]" office:value-type="float" office:value="18.9961818401531" calcext:value-type="float">
            <text:p>19.0</text:p>
          </table:table-cell>
          <table:table-cell table:style-name="ce1" office:value-type="float" office:value="0.97209" calcext:value-type="float">
            <text:p>0.9721</text:p>
          </table:table-cell>
          <table:table-cell table:number-columns-repeated="16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(3.14159*[$Settings.$B$18]*[$Settings.$B$19])" office:value-type="float" office:value="0.0527450255561361" calcext:value-type="float">
            <text:p>0.0527</text:p>
          </table:table-cell>
          <table:table-cell table:style-name="ce2" table:formula="of:=IF([.B526]&gt;0;[.B526]/[.E526];0)" office:value-type="float" office:value="18.3968059503028" calcext:value-type="float">
            <text:p>18.4</text:p>
          </table:table-cell>
          <table:table-cell table:formula="of:=SQRT(2*[$Settings.$B$15]*[$Settings.$B$17]/([$Settings.$B$14]*[.B526]*[$Settings.$B$16]))*3.6" office:value-type="float" office:value="93.4607813883889" calcext:value-type="float">
            <text:p>93.4608</text:p>
          </table:table-cell>
          <table:table-cell table:formula="of:=-[.G526]/[.F526]/3.6" office:value-type="float" office:value="-1.41118671543165" calcext:value-type="float">
            <text:p>-1.4112</text:p>
          </table:table-cell>
          <table:table-cell table:formula="of:=[.F526]" office:value-type="float" office:value="18.3968059503028" calcext:value-type="float">
            <text:p>18.4</text:p>
          </table:table-cell>
          <table:table-cell table:style-name="ce1" office:value-type="float" office:value="0.97034" calcext:value-type="float">
            <text:p>0.9703</text:p>
          </table:table-cell>
          <table:table-cell table:number-columns-repeated="1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(3.14159*[$Settings.$B$18]*[$Settings.$B$19])" office:value-type="float" office:value="0.0543352610653425" calcext:value-type="float">
            <text:p>0.0543</text:p>
          </table:table-cell>
          <table:table-cell table:style-name="ce2" table:formula="of:=IF([.B527]&gt;0;[.B527]/[.E527];0)" office:value-type="float" office:value="17.8245209650378" calcext:value-type="float">
            <text:p>17.8</text:p>
          </table:table-cell>
          <table:table-cell table:formula="of:=SQRT(2*[$Settings.$B$15]*[$Settings.$B$17]/([$Settings.$B$14]*[.B527]*[$Settings.$B$16]))*3.6" office:value-type="float" office:value="93.5495197658727" calcext:value-type="float">
            <text:p>93.5495</text:p>
          </table:table-cell>
          <table:table-cell table:formula="of:=-[.G527]/[.F527]/3.6" office:value-type="float" office:value="-1.45787804136296" calcext:value-type="float">
            <text:p>-1.4579</text:p>
          </table:table-cell>
          <table:table-cell table:formula="of:=[.F527]" office:value-type="float" office:value="17.8245209650378" calcext:value-type="float">
            <text:p>17.8</text:p>
          </table:table-cell>
          <table:table-cell table:style-name="ce1" office:value-type="float" office:value="0.9685" calcext:value-type="float">
            <text:p>0.9685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(3.14159*[$Settings.$B$18]*[$Settings.$B$19])" office:value-type="float" office:value="0.0559440636312829" calcext:value-type="float">
            <text:p>0.0559</text:p>
          </table:table-cell>
          <table:table-cell table:style-name="ce2" table:formula="of:=IF([.B528]&gt;0;[.B528]/[.E528];0)" office:value-type="float" office:value="17.2777938758725" calcext:value-type="float">
            <text:p>17.3</text:p>
          </table:table-cell>
          <table:table-cell table:formula="of:=SQRT(2*[$Settings.$B$15]*[$Settings.$B$17]/([$Settings.$B$14]*[.B528]*[$Settings.$B$16]))*3.6" office:value-type="float" office:value="93.6419019554785" calcext:value-type="float">
            <text:p>93.6419</text:p>
          </table:table-cell>
          <table:table-cell table:formula="of:=-[.G528]/[.F528]/3.6" office:value-type="float" office:value="-1.50549541330049" calcext:value-type="float">
            <text:p>-1.5055</text:p>
          </table:table-cell>
          <table:table-cell table:formula="of:=[.F528]" office:value-type="float" office:value="17.2777938758725" calcext:value-type="float">
            <text:p>17.3</text:p>
          </table:table-cell>
          <table:table-cell table:style-name="ce1" office:value-type="float" office:value="0.96659" calcext:value-type="float">
            <text:p>0.9666</text:p>
          </table:table-cell>
          <table:table-cell table:number-columns-repeated="1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(3.14159*[$Settings.$B$18]*[$Settings.$B$19])" office:value-type="float" office:value="0.0575710121219252" calcext:value-type="float">
            <text:p>0.0576</text:p>
          </table:table-cell>
          <table:table-cell table:style-name="ce2" table:formula="of:=IF([.B529]&gt;0;[.B529]/[.E529];0)" office:value-type="float" office:value="16.7547862100664" calcext:value-type="float">
            <text:p>16.8</text:p>
          </table:table-cell>
          <table:table-cell table:formula="of:=SQRT(2*[$Settings.$B$15]*[$Settings.$B$17]/([$Settings.$B$14]*[.B529]*[$Settings.$B$16]))*3.6" office:value-type="float" office:value="93.7389311725228" calcext:value-type="float">
            <text:p>93.7389</text:p>
          </table:table-cell>
          <table:table-cell table:formula="of:=-[.G529]/[.F529]/3.6" office:value-type="float" office:value="-1.554098731306" calcext:value-type="float">
            <text:p>-1.5541</text:p>
          </table:table-cell>
          <table:table-cell table:formula="of:=[.F529]" office:value-type="float" office:value="16.7547862100664" calcext:value-type="float">
            <text:p>16.8</text:p>
          </table:table-cell>
          <table:table-cell table:style-name="ce1" office:value-type="float" office:value="0.96459" calcext:value-type="float">
            <text:p>0.9646</text:p>
          </table:table-cell>
          <table:table-cell table:number-columns-repeated="16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(3.14159*[$Settings.$B$18]*[$Settings.$B$19])" office:value-type="float" office:value="0.0592065477172632" calcext:value-type="float">
            <text:p>0.0592</text:p>
          </table:table-cell>
          <table:table-cell table:style-name="ce2" table:formula="of:=IF([.B530]&gt;0;[.B530]/[.E530];0)" office:value-type="float" office:value="16.2569857069939" calcext:value-type="float">
            <text:p>16.3</text:p>
          </table:table-cell>
          <table:table-cell table:formula="of:=SQRT(2*[$Settings.$B$15]*[$Settings.$B$17]/([$Settings.$B$14]*[.B530]*[$Settings.$B$16]))*3.6" office:value-type="float" office:value="93.8396747279542" calcext:value-type="float">
            <text:p>93.8397</text:p>
          </table:table-cell>
          <table:table-cell table:formula="of:=-[.G530]/[.F530]/3.6" office:value-type="float" office:value="-1.60340771549713" calcext:value-type="float">
            <text:p>-1.6034</text:p>
          </table:table-cell>
          <table:table-cell table:formula="of:=[.F530]" office:value-type="float" office:value="16.2569857069939" calcext:value-type="float">
            <text:p>16.3</text:p>
          </table:table-cell>
          <table:table-cell table:style-name="ce1" office:value-type="float" office:value="0.96252" calcext:value-type="float">
            <text:p>0.9625</text:p>
          </table:table-cell>
          <table:table-cell table:number-columns-repeated="16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(3.14159*[$Settings.$B$18]*[$Settings.$B$19])" office:value-type="float" office:value="0.0608604660130248" calcext:value-type="float">
            <text:p>0.0609</text:p>
          </table:table-cell>
          <table:table-cell table:style-name="ce2" table:formula="of:=IF([.B531]&gt;0;[.B531]/[.E531];0)" office:value-type="float" office:value="15.7798660265676" calcext:value-type="float">
            <text:p>15.8</text:p>
          </table:table-cell>
          <table:table-cell table:formula="of:=SQRT(2*[$Settings.$B$15]*[$Settings.$B$17]/([$Settings.$B$14]*[.B531]*[$Settings.$B$16]))*3.6" office:value-type="float" office:value="93.9446564060853" calcext:value-type="float">
            <text:p>93.9447</text:p>
          </table:table-cell>
          <table:table-cell table:formula="of:=-[.G531]/[.F531]/3.6" office:value-type="float" office:value="-1.65373634013391" calcext:value-type="float">
            <text:p>-1.6537</text:p>
          </table:table-cell>
          <table:table-cell table:formula="of:=[.F531]" office:value-type="float" office:value="15.7798660265676" calcext:value-type="float">
            <text:p>15.8</text:p>
          </table:table-cell>
          <table:table-cell table:style-name="ce1" office:value-type="float" office:value="0.96037" calcext:value-type="float">
            <text:p>0.9604</text:p>
          </table:table-cell>
          <table:table-cell table:number-columns-repeated="16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(3.14159*[$Settings.$B$18]*[$Settings.$B$19])" office:value-type="float" office:value="0.0625329921101656" calcext:value-type="float">
            <text:p>0.0625</text:p>
          </table:table-cell>
          <table:table-cell table:style-name="ce2" table:formula="of:=IF([.B532]&gt;0;[.B532]/[.E532];0)" office:value-type="float" office:value="15.3223117536421" calcext:value-type="float">
            <text:p>15.3</text:p>
          </table:table-cell>
          <table:table-cell table:formula="of:=SQRT(2*[$Settings.$B$15]*[$Settings.$B$17]/([$Settings.$B$14]*[.B532]*[$Settings.$B$16]))*3.6" office:value-type="float" office:value="94.0534266780017" calcext:value-type="float">
            <text:p>94.0534</text:p>
          </table:table-cell>
          <table:table-cell table:formula="of:=-[.G532]/[.F532]/3.6" office:value-type="float" office:value="-1.70509204322842" calcext:value-type="float">
            <text:p>-1.7051</text:p>
          </table:table-cell>
          <table:table-cell table:formula="of:=[.F532]" office:value-type="float" office:value="15.3223117536421" calcext:value-type="float">
            <text:p>15.3</text:p>
          </table:table-cell>
          <table:table-cell table:style-name="ce1" office:value-type="float" office:value="0.95815" calcext:value-type="float">
            <text:p>0.958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(3.14159*[$Settings.$B$18]*[$Settings.$B$19])" office:value-type="float" office:value="0.064223710229167" calcext:value-type="float">
            <text:p>0.0642</text:p>
          </table:table-cell>
          <table:table-cell table:style-name="ce2" table:formula="of:=IF([.B533]&gt;0;[.B533]/[.E533];0)" office:value-type="float" office:value="14.882976965817" calcext:value-type="float">
            <text:p>14.9</text:p>
          </table:table-cell>
          <table:table-cell table:formula="of:=SQRT(2*[$Settings.$B$15]*[$Settings.$B$17]/([$Settings.$B$14]*[.B533]*[$Settings.$B$16]))*3.6" office:value-type="float" office:value="94.1670086099463" calcext:value-type="float">
            <text:p>94.1670</text:p>
          </table:table-cell>
          <table:table-cell table:formula="of:=-[.G533]/[.F533]/3.6" office:value-type="float" office:value="-1.75754504301995" calcext:value-type="float">
            <text:p>-1.7575</text:p>
          </table:table-cell>
          <table:table-cell table:formula="of:=[.F533]" office:value-type="float" office:value="14.882976965817" calcext:value-type="float">
            <text:p>14.9</text:p>
          </table:table-cell>
          <table:table-cell table:style-name="ce1" office:value-type="float" office:value="0.95584" calcext:value-type="float">
            <text:p>0.9558</text:p>
          </table:table-cell>
          <table:table-cell table:number-columns-repeated="16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(3.14159*[$Settings.$B$18]*[$Settings.$B$19])" office:value-type="float" office:value="0.0659130593764698" calcext:value-type="float">
            <text:p>0.0659</text:p>
          </table:table-cell>
          <table:table-cell table:style-name="ce2" table:formula="of:=IF([.B534]&gt;0;[.B534]/[.E534];0)" office:value-type="float" office:value="14.4654186745332" calcext:value-type="float">
            <text:p>14.5</text:p>
          </table:table-cell>
          <table:table-cell table:formula="of:=SQRT(2*[$Settings.$B$15]*[$Settings.$B$17]/([$Settings.$B$14]*[.B534]*[$Settings.$B$16]))*3.6" office:value-type="float" office:value="94.2844638759459" calcext:value-type="float">
            <text:p>94.2845</text:p>
          </table:table-cell>
          <table:table-cell table:formula="of:=-[.G534]/[.F534]/3.6" office:value-type="float" office:value="-1.81053375942295" calcext:value-type="float">
            <text:p>-1.8105</text:p>
          </table:table-cell>
          <table:table-cell table:formula="of:=[.F534]" office:value-type="float" office:value="14.4654186745332" calcext:value-type="float">
            <text:p>14.5</text:p>
          </table:table-cell>
          <table:table-cell table:style-name="ce1" office:value-type="float" office:value="0.95346" calcext:value-type="float">
            <text:p>0.9535</text:p>
          </table:table-cell>
          <table:table-cell table:number-columns-repeated="16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(3.14159*[$Settings.$B$18]*[$Settings.$B$19])" office:value-type="float" office:value="0.0676208386879069" calcext:value-type="float">
            <text:p>0.0676</text:p>
          </table:table-cell>
          <table:table-cell table:style-name="ce2" table:formula="of:=IF([.B535]&gt;0;[.B535]/[.E535];0)" office:value-type="float" office:value="14.0637119925292" calcext:value-type="float">
            <text:p>14.1</text:p>
          </table:table-cell>
          <table:table-cell table:formula="of:=SQRT(2*[$Settings.$B$15]*[$Settings.$B$17]/([$Settings.$B$14]*[.B535]*[$Settings.$B$16]))*3.6" office:value-type="float" office:value="94.4063303229573" calcext:value-type="float">
            <text:p>94.4063</text:p>
          </table:table-cell>
          <table:table-cell table:formula="of:=-[.G535]/[.F535]/3.6" office:value-type="float" office:value="-1.86465569397299" calcext:value-type="float">
            <text:p>-1.8647</text:p>
          </table:table-cell>
          <table:table-cell table:formula="of:=[.F535]" office:value-type="float" office:value="14.0637119925292" calcext:value-type="float">
            <text:p>14.1</text:p>
          </table:table-cell>
          <table:table-cell table:style-name="ce1" office:value-type="float" office:value="0.951" calcext:value-type="float">
            <text:p>0.9510</text:p>
          </table:table-cell>
          <table:table-cell table:number-columns-repeated="16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(3.14159*[$Settings.$B$18]*[$Settings.$B$19])" office:value-type="float" office:value="0.0693370613251778" calcext:value-type="float">
            <text:p>0.0693</text:p>
          </table:table-cell>
          <table:table-cell table:style-name="ce2" table:formula="of:=IF([.B536]&gt;0;[.B536]/[.E536];0)" office:value-type="float" office:value="13.6789760320516" calcext:value-type="float">
            <text:p>13.7</text:p>
          </table:table-cell>
          <table:table-cell table:formula="of:=SQRT(2*[$Settings.$B$15]*[$Settings.$B$17]/([$Settings.$B$14]*[.B536]*[$Settings.$B$16]))*3.6" office:value-type="float" office:value="94.5326570796513" calcext:value-type="float">
            <text:p>94.5327</text:p>
          </table:table-cell>
          <table:table-cell table:formula="of:=-[.G536]/[.F536]/3.6" office:value-type="float" office:value="-1.91966645379638" calcext:value-type="float">
            <text:p>-1.9197</text:p>
          </table:table-cell>
          <table:table-cell table:formula="of:=[.F536]" office:value-type="float" office:value="13.6789760320516" calcext:value-type="float">
            <text:p>13.7</text:p>
          </table:table-cell>
          <table:table-cell table:style-name="ce1" office:value-type="float" office:value="0.94846" calcext:value-type="float">
            <text:p>0.948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(3.14159*[$Settings.$B$18]*[$Settings.$B$19])" office:value-type="float" office:value="0.0710617408780051" calcext:value-type="float">
            <text:p>0.0711</text:p>
          </table:table-cell>
          <table:table-cell table:style-name="ce2" table:formula="of:=IF([.B537]&gt;0;[.B537]/[.E537];0)" office:value-type="float" office:value="13.3101157994956" calcext:value-type="float">
            <text:p>13.3</text:p>
          </table:table-cell>
          <table:table-cell table:formula="of:=SQRT(2*[$Settings.$B$15]*[$Settings.$B$17]/([$Settings.$B$14]*[.B537]*[$Settings.$B$16]))*3.6" office:value-type="float" office:value="94.6634954253789" calcext:value-type="float">
            <text:p>94.6635</text:p>
          </table:table-cell>
          <table:table-cell table:formula="of:=-[.G537]/[.F537]/3.6" office:value-type="float" office:value="-1.97559629022424" calcext:value-type="float">
            <text:p>-1.9756</text:p>
          </table:table-cell>
          <table:table-cell table:formula="of:=[.F537]" office:value-type="float" office:value="13.3101157994956" calcext:value-type="float">
            <text:p>13.3</text:p>
          </table:table-cell>
          <table:table-cell table:style-name="ce1" office:value-type="float" office:value="0.94584" calcext:value-type="float">
            <text:p>0.9458</text:p>
          </table:table-cell>
          <table:table-cell table:number-columns-repeated="16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(3.14159*[$Settings.$B$18]*[$Settings.$B$19])" office:value-type="float" office:value="0.0727951016180501" calcext:value-type="float">
            <text:p>0.0728</text:p>
          </table:table-cell>
          <table:table-cell table:style-name="ce2" table:formula="of:=IF([.B538]&gt;0;[.B538]/[.E538];0)" office:value-type="float" office:value="12.9562289087613" calcext:value-type="float">
            <text:p>13.0</text:p>
          </table:table-cell>
          <table:table-cell table:formula="of:=SQRT(2*[$Settings.$B$15]*[$Settings.$B$17]/([$Settings.$B$14]*[.B538]*[$Settings.$B$16]))*3.6" office:value-type="float" office:value="94.7983962843245" calcext:value-type="float">
            <text:p>94.7984</text:p>
          </table:table-cell>
          <table:table-cell table:formula="of:=-[.G538]/[.F538]/3.6" office:value-type="float" office:value="-2.03245003173337" calcext:value-type="float">
            <text:p>-2.0325</text:p>
          </table:table-cell>
          <table:table-cell table:formula="of:=[.F538]" office:value-type="float" office:value="12.9562289087613" calcext:value-type="float">
            <text:p>13.0</text:p>
          </table:table-cell>
          <table:table-cell table:style-name="ce1" office:value-type="float" office:value="0.94315" calcext:value-type="float">
            <text:p>0.9432</text:p>
          </table:table-cell>
          <table:table-cell table:number-columns-repeated="16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(3.14159*[$Settings.$B$18]*[$Settings.$B$19])" office:value-type="float" office:value="0.074546736863507" calcext:value-type="float">
            <text:p>0.0745</text:p>
          </table:table-cell>
          <table:table-cell table:style-name="ce2" table:formula="of:=IF([.B539]&gt;0;[.B539]/[.E539];0)" office:value-type="float" office:value="12.6145025196984" calcext:value-type="float">
            <text:p>12.6</text:p>
          </table:table-cell>
          <table:table-cell table:formula="of:=SQRT(2*[$Settings.$B$15]*[$Settings.$B$17]/([$Settings.$B$14]*[.B539]*[$Settings.$B$16]))*3.6" office:value-type="float" office:value="94.9384183260029" calcext:value-type="float">
            <text:p>94.9384</text:p>
          </table:table-cell>
          <table:table-cell table:formula="of:=-[.G539]/[.F539]/3.6" office:value-type="float" office:value="-2.09059238183614" calcext:value-type="float">
            <text:p>-2.0906</text:p>
          </table:table-cell>
          <table:table-cell table:formula="of:=[.F539]" office:value-type="float" office:value="12.6145025196984" calcext:value-type="float">
            <text:p>12.6</text:p>
          </table:table-cell>
          <table:table-cell table:style-name="ce1" office:value-type="float" office:value="0.94037" calcext:value-type="float">
            <text:p>0.9404</text:p>
          </table:table-cell>
          <table:table-cell table:number-columns-repeated="16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(3.14159*[$Settings.$B$18]*[$Settings.$B$19])" office:value-type="float" office:value="0.0762970813428184" calcext:value-type="float">
            <text:p>0.0763</text:p>
          </table:table-cell>
          <table:table-cell table:style-name="ce2" table:formula="of:=IF([.B540]&gt;0;[.B540]/[.E540];0)" office:value-type="float" office:value="12.2877570609488" calcext:value-type="float">
            <text:p>12.3</text:p>
          </table:table-cell>
          <table:table-cell table:formula="of:=SQRT(2*[$Settings.$B$15]*[$Settings.$B$17]/([$Settings.$B$14]*[.B540]*[$Settings.$B$16]))*3.6" office:value-type="float" office:value="95.0826121415821" calcext:value-type="float">
            <text:p>95.0826</text:p>
          </table:table-cell>
          <table:table-cell table:formula="of:=-[.G540]/[.F540]/3.6" office:value-type="float" office:value="-2.14944326901883" calcext:value-type="float">
            <text:p>-2.1494</text:p>
          </table:table-cell>
          <table:table-cell table:formula="of:=[.F540]" office:value-type="float" office:value="12.2877570609488" calcext:value-type="float">
            <text:p>12.3</text:p>
          </table:table-cell>
          <table:table-cell table:style-name="ce1" office:value-type="float" office:value="0.93752" calcext:value-type="float">
            <text:p>0.9375</text:p>
          </table:table-cell>
          <table:table-cell table:number-columns-repeated="16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(3.14159*[$Settings.$B$18]*[$Settings.$B$19])" office:value-type="float" office:value="0.0780659400503785" calcext:value-type="float">
            <text:p>0.0781</text:p>
          </table:table-cell>
          <table:table-cell table:style-name="ce2" table:formula="of:=IF([.B541]&gt;0;[.B541]/[.E541];0)" office:value-type="float" office:value="11.9718022917149" calcext:value-type="float">
            <text:p>12.0</text:p>
          </table:table-cell>
          <table:table-cell table:formula="of:=SQRT(2*[$Settings.$B$15]*[$Settings.$B$17]/([$Settings.$B$14]*[.B541]*[$Settings.$B$16]))*3.6" office:value-type="float" office:value="95.2315405723156" calcext:value-type="float">
            <text:p>95.2315</text:p>
          </table:table-cell>
          <table:table-cell table:formula="of:=-[.G541]/[.F541]/3.6" office:value-type="float" office:value="-2.20962600867866" calcext:value-type="float">
            <text:p>-2.2096</text:p>
          </table:table-cell>
          <table:table-cell table:formula="of:=[.F541]" office:value-type="float" office:value="11.9718022917149" calcext:value-type="float">
            <text:p>12.0</text:p>
          </table:table-cell>
          <table:table-cell table:style-name="ce1" office:value-type="float" office:value="0.93459" calcext:value-type="float">
            <text:p>0.9346</text:p>
          </table:table-cell>
          <table:table-cell table:number-columns-repeated="16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(3.14159*[$Settings.$B$18]*[$Settings.$B$19])" office:value-type="float" office:value="0.0798435363393832" calcext:value-type="float">
            <text:p>0.0798</text:p>
          </table:table-cell>
          <table:table-cell table:style-name="ce2" table:formula="of:=IF([.B542]&gt;0;[.B542]/[.E542];0)" office:value-type="float" office:value="11.667694627655" calcext:value-type="float">
            <text:p>11.7</text:p>
          </table:table-cell>
          <table:table-cell table:formula="of:=SQRT(2*[$Settings.$B$15]*[$Settings.$B$17]/([$Settings.$B$14]*[.B542]*[$Settings.$B$16]))*3.6" office:value-type="float" office:value="95.3847544247957" calcext:value-type="float">
            <text:p>95.3848</text:p>
          </table:table-cell>
          <table:table-cell table:formula="of:=-[.G542]/[.F542]/3.6" office:value-type="float" office:value="-2.27086549344529" calcext:value-type="float">
            <text:p>-2.2709</text:p>
          </table:table-cell>
          <table:table-cell table:formula="of:=[.F542]" office:value-type="float" office:value="11.667694627655" calcext:value-type="float">
            <text:p>11.7</text:p>
          </table:table-cell>
          <table:table-cell table:style-name="ce1" office:value-type="float" office:value="0.93159" calcext:value-type="float">
            <text:p>0.9316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(3.14159*[$Settings.$B$18]*[$Settings.$B$19])" office:value-type="float" office:value="0.0816294702716145" calcext:value-type="float">
            <text:p>0.0816</text:p>
          </table:table-cell>
          <table:table-cell table:style-name="ce2" table:formula="of:=IF([.B543]&gt;0;[.B543]/[.E543];0)" office:value-type="float" office:value="11.3745684850153" calcext:value-type="float">
            <text:p>11.4</text:p>
          </table:table-cell>
          <table:table-cell table:formula="of:=SQRT(2*[$Settings.$B$15]*[$Settings.$B$17]/([$Settings.$B$14]*[.B543]*[$Settings.$B$16]))*3.6" office:value-type="float" office:value="95.5433403587837" calcext:value-type="float">
            <text:p>95.5433</text:p>
          </table:table-cell>
          <table:table-cell table:formula="of:=-[.G543]/[.F543]/3.6" office:value-type="float" office:value="-2.3332592178149" calcext:value-type="float">
            <text:p>-2.3333</text:p>
          </table:table-cell>
          <table:table-cell table:formula="of:=[.F543]" office:value-type="float" office:value="11.3745684850153" calcext:value-type="float">
            <text:p>11.4</text:p>
          </table:table-cell>
          <table:table-cell table:style-name="ce1" office:value-type="float" office:value="0.9285" calcext:value-type="float">
            <text:p>0.9285</text:p>
          </table:table-cell>
          <table:table-cell table:number-columns-repeated="16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(3.14159*[$Settings.$B$18]*[$Settings.$B$19])" office:value-type="float" office:value="0.0834241730108878" calcext:value-type="float">
            <text:p>0.0834</text:p>
          </table:table-cell>
          <table:table-cell table:style-name="ce2" table:formula="of:=IF([.B544]&gt;0;[.B544]/[.E544];0)" office:value-type="float" office:value="11.0919888876721" calcext:value-type="float">
            <text:p>11.1</text:p>
          </table:table-cell>
          <table:table-cell table:formula="of:=SQRT(2*[$Settings.$B$15]*[$Settings.$B$17]/([$Settings.$B$14]*[.B544]*[$Settings.$B$16]))*3.6" office:value-type="float" office:value="95.7063397082435" calcext:value-type="float">
            <text:p>95.7063</text:p>
          </table:table-cell>
          <table:table-cell table:formula="of:=-[.G544]/[.F544]/3.6" office:value-type="float" office:value="-2.39678335712618" calcext:value-type="float">
            <text:p>-2.3968</text:p>
          </table:table-cell>
          <table:table-cell table:formula="of:=[.F544]" office:value-type="float" office:value="11.0919888876721" calcext:value-type="float">
            <text:p>11.1</text:p>
          </table:table-cell>
          <table:table-cell table:style-name="ce1" office:value-type="float" office:value="0.92534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(3.14159*[$Settings.$B$18]*[$Settings.$B$19])" office:value-type="float" office:value="0.0852272482259684" calcext:value-type="float">
            <text:p>0.0852</text:p>
          </table:table-cell>
          <table:table-cell table:style-name="ce2" table:formula="of:=IF([.B545]&gt;0;[.B545]/[.E545];0)" office:value-type="float" office:value="10.8191924436561" calcext:value-type="float">
            <text:p>10.8</text:p>
          </table:table-cell>
          <table:table-cell table:formula="of:=SQRT(2*[$Settings.$B$15]*[$Settings.$B$17]/([$Settings.$B$14]*[.B545]*[$Settings.$B$16]))*3.6" office:value-type="float" office:value="95.8748547165564" calcext:value-type="float">
            <text:p>95.8749</text:p>
          </table:table-cell>
          <table:table-cell table:formula="of:=-[.G545]/[.F545]/3.6" office:value-type="float" office:value="-2.46154269152945" calcext:value-type="float">
            <text:p>-2.4615</text:p>
          </table:table-cell>
          <table:table-cell table:formula="of:=[.F545]" office:value-type="float" office:value="10.8191924436561" calcext:value-type="float">
            <text:p>10.8</text:p>
          </table:table-cell>
          <table:table-cell table:style-name="ce1" office:value-type="float" office:value="0.92209" calcext:value-type="float">
            <text:p>0.9221</text:p>
          </table:table-cell>
          <table:table-cell table:number-columns-repeated="16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(3.14159*[$Settings.$B$18]*[$Settings.$B$19])" office:value-type="float" office:value="0.0870491251144423" calcext:value-type="float">
            <text:p>0.0870</text:p>
          </table:table-cell>
          <table:table-cell table:style-name="ce2" table:formula="of:=IF([.B546]&gt;0;[.B546]/[.E546];0)" office:value-type="float" office:value="10.5546149808181" calcext:value-type="float">
            <text:p>10.6</text:p>
          </table:table-cell>
          <table:table-cell table:formula="of:=SQRT(2*[$Settings.$B$15]*[$Settings.$B$17]/([$Settings.$B$14]*[.B546]*[$Settings.$B$16]))*3.6" office:value-type="float" office:value="96.0479216895472" calcext:value-type="float">
            <text:p>96.0479</text:p>
          </table:table-cell>
          <table:table-cell table:formula="of:=-[.G546]/[.F546]/3.6" office:value-type="float" office:value="-2.52780213163479" calcext:value-type="float">
            <text:p>-2.5278</text:p>
          </table:table-cell>
          <table:table-cell table:formula="of:=[.F546]" office:value-type="float" office:value="10.5546149808181" calcext:value-type="float">
            <text:p>10.6</text:p>
          </table:table-cell>
          <table:table-cell table:style-name="ce1" office:value-type="float" office:value="0.91877" calcext:value-type="float">
            <text:p>0.9188</text:p>
          </table:table-cell>
          <table:table-cell table:number-columns-repeated="16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(3.14159*[$Settings.$B$18]*[$Settings.$B$19])" office:value-type="float" office:value="0.0888796151556944" calcext:value-type="float">
            <text:p>0.0889</text:p>
          </table:table-cell>
          <table:table-cell table:style-name="ce2" table:formula="of:=IF([.B547]&gt;0;[.B547]/[.E547];0)" office:value-type="float" office:value="10.2989869881469" calcext:value-type="float">
            <text:p>10.3</text:p>
          </table:table-cell>
          <table:table-cell table:formula="of:=SQRT(2*[$Settings.$B$15]*[$Settings.$B$17]/([$Settings.$B$14]*[.B547]*[$Settings.$B$16]))*3.6" office:value-type="float" office:value="96.2261339172591" calcext:value-type="float">
            <text:p>96.2261</text:p>
          </table:table-cell>
          <table:table-cell table:formula="of:=-[.G547]/[.F547]/3.6" office:value-type="float" office:value="-2.59535055966631" calcext:value-type="float">
            <text:p>-2.5954</text:p>
          </table:table-cell>
          <table:table-cell table:formula="of:=[.F547]" office:value-type="float" office:value="10.2989869881469" calcext:value-type="float">
            <text:p>10.3</text:p>
          </table:table-cell>
          <table:table-cell table:style-name="ce1" office:value-type="float" office:value="0.91537" calcext:value-type="float">
            <text:p>0.9154</text:p>
          </table:table-cell>
          <table:table-cell table:number-columns-repeated="16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(3.14159*[$Settings.$B$18]*[$Settings.$B$19])" office:value-type="float" office:value="0.0907189398280919" calcext:value-type="float">
            <text:p>0.0907</text:p>
          </table:table-cell>
          <table:table-cell table:style-name="ce2" table:formula="of:=IF([.B548]&gt;0;[.B548]/[.E548];0)" office:value-type="float" office:value="10.0519252289324" calcext:value-type="float">
            <text:p>10.1</text:p>
          </table:table-cell>
          <table:table-cell table:formula="of:=SQRT(2*[$Settings.$B$15]*[$Settings.$B$17]/([$Settings.$B$14]*[.B548]*[$Settings.$B$16]))*3.6" office:value-type="float" office:value="96.4090419338208" calcext:value-type="float">
            <text:p>96.4090</text:p>
          </table:table-cell>
          <table:table-cell table:formula="of:=-[.G548]/[.F548]/3.6" office:value-type="float" office:value="-2.66419504882305" calcext:value-type="float">
            <text:p>-2.6642</text:p>
          </table:table-cell>
          <table:table-cell table:formula="of:=[.F548]" office:value-type="float" office:value="10.0519252289324" calcext:value-type="float">
            <text:p>10.1</text:p>
          </table:table-cell>
          <table:table-cell table:style-name="ce1" office:value-type="float" office:value="0.9119" calcext:value-type="float">
            <text:p>0.9119</text:p>
          </table:table-cell>
          <table:table-cell table:number-columns-repeated="16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(3.14159*[$Settings.$B$18]*[$Settings.$B$19])" office:value-type="float" office:value="0.0925667103821987" calcext:value-type="float">
            <text:p>0.0926</text:p>
          </table:table-cell>
          <table:table-cell table:style-name="ce2" table:formula="of:=IF([.B549]&gt;0;[.B549]/[.E549];0)" office:value-type="float" office:value="9.81281495528528" calcext:value-type="float">
            <text:p>9.8</text:p>
          </table:table-cell>
          <table:table-cell table:formula="of:=SQRT(2*[$Settings.$B$15]*[$Settings.$B$17]/([$Settings.$B$14]*[.B549]*[$Settings.$B$16]))*3.6" office:value-type="float" office:value="96.5977821413674" calcext:value-type="float">
            <text:p>96.5978</text:p>
          </table:table-cell>
          <table:table-cell table:formula="of:=-[.G549]/[.F549]/3.6" office:value-type="float" office:value="-2.73445666546872" calcext:value-type="float">
            <text:p>-2.7345</text:p>
          </table:table-cell>
          <table:table-cell table:formula="of:=[.F549]" office:value-type="float" office:value="9.81281495528528" calcext:value-type="float">
            <text:p>9.8</text:p>
          </table:table-cell>
          <table:table-cell table:style-name="ce1" office:value-type="float" office:value="0.90834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(3.14159*[$Settings.$B$18]*[$Settings.$B$19])" office:value-type="float" office:value="0.0944233516127627" calcext:value-type="float">
            <text:p>0.0944</text:p>
          </table:table-cell>
          <table:table-cell table:style-name="ce2" table:formula="of:=IF([.B550]&gt;0;[.B550]/[.E550];0)" office:value-type="float" office:value="9.58142222816115" calcext:value-type="float">
            <text:p>9.6</text:p>
          </table:table-cell>
          <table:table-cell table:formula="of:=SQRT(2*[$Settings.$B$15]*[$Settings.$B$17]/([$Settings.$B$14]*[.B550]*[$Settings.$B$16]))*3.6" office:value-type="float" office:value="96.7913794939642" calcext:value-type="float">
            <text:p>96.7914</text:p>
          </table:table-cell>
          <table:table-cell table:formula="of:=-[.G550]/[.F550]/3.6" office:value-type="float" office:value="-2.80610682460645" calcext:value-type="float">
            <text:p>-2.8061</text:p>
          </table:table-cell>
          <table:table-cell table:formula="of:=[.F550]" office:value-type="float" office:value="9.58142222816115" calcext:value-type="float">
            <text:p>9.6</text:p>
          </table:table-cell>
          <table:table-cell table:style-name="ce1" office:value-type="float" office:value="0.90471" calcext:value-type="float">
            <text:p>0.9047</text:p>
          </table:table-cell>
          <table:table-cell table:number-columns-repeated="16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(3.14159*[$Settings.$B$18]*[$Settings.$B$19])" office:value-type="float" office:value="0.0962886796539162" calcext:value-type="float">
            <text:p>0.0963</text:p>
          </table:table-cell>
          <table:table-cell table:style-name="ce2" table:formula="of:=IF([.B551]&gt;0;[.B551]/[.E551];0)" office:value-type="float" office:value="9.35727858392495" calcext:value-type="float">
            <text:p>9.4</text:p>
          </table:table-cell>
          <table:table-cell table:formula="of:=SQRT(2*[$Settings.$B$15]*[$Settings.$B$17]/([$Settings.$B$14]*[.B551]*[$Settings.$B$16]))*3.6" office:value-type="float" office:value="96.9904511473294" calcext:value-type="float">
            <text:p>96.9905</text:p>
          </table:table-cell>
          <table:table-cell table:formula="of:=-[.G551]/[.F551]/3.6" office:value-type="float" office:value="-2.87923371562893" calcext:value-type="float">
            <text:p>-2.8792</text:p>
          </table:table-cell>
          <table:table-cell table:formula="of:=[.F551]" office:value-type="float" office:value="9.35727858392495" calcext:value-type="float">
            <text:p>9.4</text:p>
          </table:table-cell>
          <table:table-cell table:style-name="ce1" office:value-type="float" office:value="0.901" calcext:value-type="float">
            <text:p>0.9010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(3.14159*[$Settings.$B$18]*[$Settings.$B$19])" office:value-type="float" office:value="0.0981727143552145" calcext:value-type="float">
            <text:p>0.0982</text:p>
          </table:table-cell>
          <table:table-cell table:style-name="ce2" table:formula="of:=IF([.B552]&gt;0;[.B552]/[.E552];0)" office:value-type="float" office:value="9.13909741512963" calcext:value-type="float">
            <text:p>9.1</text:p>
          </table:table-cell>
          <table:table-cell table:formula="of:=SQRT(2*[$Settings.$B$15]*[$Settings.$B$17]/([$Settings.$B$14]*[.B552]*[$Settings.$B$16]))*3.6" office:value-type="float" office:value="97.1950890969712" calcext:value-type="float">
            <text:p>97.1951</text:p>
          </table:table-cell>
          <table:table-cell table:formula="of:=-[.G552]/[.F552]/3.6" office:value-type="float" office:value="-2.95419062013432" calcext:value-type="float">
            <text:p>-2.9542</text:p>
          </table:table-cell>
          <table:table-cell table:formula="of:=[.F552]" office:value-type="float" office:value="9.13909741512963" calcext:value-type="float">
            <text:p>9.1</text:p>
          </table:table-cell>
          <table:table-cell table:style-name="ce1" office:value-type="float" office:value="0.89721" calcext:value-type="float">
            <text:p>0.897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(3.14159*[$Settings.$B$18]*[$Settings.$B$19])" office:value-type="float" office:value="0.100065475994235" calcext:value-type="float">
            <text:p>0.1001</text:p>
          </table:table-cell>
          <table:table-cell table:style-name="ce2" table:formula="of:=IF([.B553]&gt;0;[.B553]/[.E553];0)" office:value-type="float" office:value="8.92755459486811" calcext:value-type="float">
            <text:p>8.9</text:p>
          </table:table-cell>
          <table:table-cell table:formula="of:=SQRT(2*[$Settings.$B$15]*[$Settings.$B$17]/([$Settings.$B$14]*[.B553]*[$Settings.$B$16]))*3.6" office:value-type="float" office:value="97.4053889292796" calcext:value-type="float">
            <text:p>97.4054</text:p>
          </table:table-cell>
          <table:table-cell table:formula="of:=-[.G553]/[.F553]/3.6" office:value-type="float" office:value="-3.03073503419501" calcext:value-type="float">
            <text:p>-3.0307</text:p>
          </table:table-cell>
          <table:table-cell table:formula="of:=[.F553]" office:value-type="float" office:value="8.92755459486811" calcext:value-type="float">
            <text:p>8.9</text:p>
          </table:table-cell>
          <table:table-cell table:style-name="ce1" office:value-type="float" office:value="0.89334" calcext:value-type="float">
            <text:p>0.8933</text:p>
          </table:table-cell>
          <table:table-cell table:number-columns-repeated="16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(3.14159*[$Settings.$B$18]*[$Settings.$B$19])" office:value-type="float" office:value="0.101967183548088" calcext:value-type="float">
            <text:p>0.1020</text:p>
          </table:table-cell>
          <table:table-cell table:style-name="ce2" table:formula="of:=IF([.B554]&gt;0;[.B554]/[.E554];0)" office:value-type="float" office:value="8.72241410473554" calcext:value-type="float">
            <text:p>8.7</text:p>
          </table:table-cell>
          <table:table-cell table:formula="of:=SQRT(2*[$Settings.$B$15]*[$Settings.$B$17]/([$Settings.$B$14]*[.B554]*[$Settings.$B$16]))*3.6" office:value-type="float" office:value="97.6209011523837" calcext:value-type="float">
            <text:p>97.6209</text:p>
          </table:table-cell>
          <table:table-cell table:formula="of:=-[.G554]/[.F554]/3.6" office:value-type="float" office:value="-3.10887750354011" calcext:value-type="float">
            <text:p>-3.1089</text:p>
          </table:table-cell>
          <table:table-cell table:formula="of:=[.F554]" office:value-type="float" office:value="8.72241410473554" calcext:value-type="float">
            <text:p>8.7</text:p>
          </table:table-cell>
          <table:table-cell table:style-name="ce1" office:value-type="float" office:value="0.8894" calcext:value-type="float">
            <text:p>0.8894</text:p>
          </table:table-cell>
          <table:table-cell table:number-columns-repeated="16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(3.14159*[$Settings.$B$18]*[$Settings.$B$19])" office:value-type="float" office:value="0.103877460708977" calcext:value-type="float">
            <text:p>0.1039</text:p>
          </table:table-cell>
          <table:table-cell table:style-name="ce2" table:formula="of:=IF([.B555]&gt;0;[.B555]/[.E555];0)" office:value-type="float" office:value="8.52321566158084" calcext:value-type="float">
            <text:p>8.5</text:p>
          </table:table-cell>
          <table:table-cell table:formula="of:=SQRT(2*[$Settings.$B$15]*[$Settings.$B$17]/([$Settings.$B$14]*[.B555]*[$Settings.$B$16]))*3.6" office:value-type="float" office:value="97.8428228163166" calcext:value-type="float">
            <text:p>97.8428</text:p>
          </table:table-cell>
          <table:table-cell table:formula="of:=-[.G555]/[.F555]/3.6" office:value-type="float" office:value="-3.18876853203786" calcext:value-type="float">
            <text:p>-3.1888</text:p>
          </table:table-cell>
          <table:table-cell table:formula="of:=[.F555]" office:value-type="float" office:value="8.52321566158084" calcext:value-type="float">
            <text:p>8.5</text:p>
          </table:table-cell>
          <table:table-cell table:style-name="ce1" office:value-type="float" office:value="0.88537" calcext:value-type="float">
            <text:p>0.8854</text:p>
          </table:table-cell>
          <table:table-cell table:number-columns-repeated="16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(3.14159*[$Settings.$B$18]*[$Settings.$B$19])" office:value-type="float" office:value="0.105796724649724" calcext:value-type="float">
            <text:p>0.1058</text:p>
          </table:table-cell>
          <table:table-cell table:style-name="ce2" table:formula="of:=IF([.B556]&gt;0;[.B556]/[.E556];0)" office:value-type="float" office:value="8.32984199574934" calcext:value-type="float">
            <text:p>8.3</text:p>
          </table:table-cell>
          <table:table-cell table:formula="of:=SQRT(2*[$Settings.$B$15]*[$Settings.$B$17]/([$Settings.$B$14]*[.B556]*[$Settings.$B$16]))*3.6" office:value-type="float" office:value="98.0701595428867" calcext:value-type="float">
            <text:p>98.0702</text:p>
          </table:table-cell>
          <table:table-cell table:formula="of:=-[.G556]/[.F556]/3.6" office:value-type="float" office:value="-3.27037547627391" calcext:value-type="float">
            <text:p>-3.2704</text:p>
          </table:table-cell>
          <table:table-cell table:formula="of:=[.F556]" office:value-type="float" office:value="8.32984199574934" calcext:value-type="float">
            <text:p>8.3</text:p>
          </table:table-cell>
          <table:table-cell table:style-name="ce1" office:value-type="float" office:value="0.88127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(3.14159*[$Settings.$B$18]*[$Settings.$B$19])" office:value-type="float" office:value="0.107734799034987" calcext:value-type="float">
            <text:p>0.1077</text:p>
          </table:table-cell>
          <table:table-cell table:style-name="ce2" table:formula="of:=IF([.B557]&gt;0;[.B557]/[.E557];0)" office:value-type="float" office:value="8.14119493289411" calcext:value-type="float">
            <text:p>8.1</text:p>
          </table:table-cell>
          <table:table-cell table:formula="of:=SQRT(2*[$Settings.$B$15]*[$Settings.$B$17]/([$Settings.$B$14]*[.B557]*[$Settings.$B$16]))*3.6" office:value-type="float" office:value="98.3035711747707" calcext:value-type="float">
            <text:p>98.3036</text:p>
          </table:table-cell>
          <table:table-cell table:formula="of:=-[.G557]/[.F557]/3.6" office:value-type="float" office:value="-3.35412034395794" calcext:value-type="float">
            <text:p>-3.3541</text:p>
          </table:table-cell>
          <table:table-cell table:formula="of:=[.F557]" office:value-type="float" office:value="8.14119493289411" calcext:value-type="float">
            <text:p>8.1</text:p>
          </table:table-cell>
          <table:table-cell table:style-name="ce1" office:value-type="float" office:value="0.87709" calcext:value-type="float">
            <text:p>0.8771</text:p>
          </table:table-cell>
          <table:table-cell table:number-columns-repeated="1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(3.14159*[$Settings.$B$18]*[$Settings.$B$19])" office:value-type="float" office:value="0.109671900808767" calcext:value-type="float">
            <text:p>0.1097</text:p>
          </table:table-cell>
          <table:table-cell table:style-name="ce2" table:formula="of:=IF([.B558]&gt;0;[.B558]/[.E558];0)" office:value-type="float" office:value="7.95864750736799" calcext:value-type="float">
            <text:p>8.0</text:p>
          </table:table-cell>
          <table:table-cell table:formula="of:=SQRT(2*[$Settings.$B$15]*[$Settings.$B$17]/([$Settings.$B$14]*[.B558]*[$Settings.$B$16]))*3.6" office:value-type="float" office:value="98.5426085927437" calcext:value-type="float">
            <text:p>98.5426</text:p>
          </table:table-cell>
          <table:table-cell table:formula="of:=-[.G558]/[.F558]/3.6" office:value-type="float" office:value="-3.4393968078089" calcext:value-type="float">
            <text:p>-3.4394</text:p>
          </table:table-cell>
          <table:table-cell table:formula="of:=[.F558]" office:value-type="float" office:value="7.95864750736799" calcext:value-type="float">
            <text:p>8.0</text:p>
          </table:table-cell>
          <table:table-cell table:style-name="ce1" office:value-type="float" office:value="0.87284" calcext:value-type="float">
            <text:p>0.8728</text:p>
          </table:table-cell>
          <table:table-cell table:number-columns-repeated="16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(3.14159*[$Settings.$B$18]*[$Settings.$B$19])" office:value-type="float" office:value="0.111627662636141" calcext:value-type="float">
            <text:p>0.1116</text:p>
          </table:table-cell>
          <table:table-cell table:style-name="ce2" table:formula="of:=IF([.B559]&gt;0;[.B559]/[.E559];0)" office:value-type="float" office:value="7.78032953024328" calcext:value-type="float">
            <text:p>7.8</text:p>
          </table:table-cell>
          <table:table-cell table:formula="of:=SQRT(2*[$Settings.$B$15]*[$Settings.$B$17]/([$Settings.$B$14]*[.B559]*[$Settings.$B$16]))*3.6" office:value-type="float" office:value="98.7885164604468" calcext:value-type="float">
            <text:p>98.7885</text:p>
          </table:table-cell>
          <table:table-cell table:formula="of:=-[.G559]/[.F559]/3.6" office:value-type="float" office:value="-3.52700415396008" calcext:value-type="float">
            <text:p>-3.5270</text:p>
          </table:table-cell>
          <table:table-cell table:formula="of:=[.F559]" office:value-type="float" office:value="7.78032953024328" calcext:value-type="float">
            <text:p>7.8</text:p>
          </table:table-cell>
          <table:table-cell table:style-name="ce1" office:value-type="float" office:value="0.8685" calcext:value-type="float">
            <text:p>0.8685</text:p>
          </table:table-cell>
          <table:table-cell table:number-columns-repeated="16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(3.14159*[$Settings.$B$18]*[$Settings.$B$19])" office:value-type="float" office:value="0.113592495896019" calcext:value-type="float">
            <text:p>0.1136</text:p>
          </table:table-cell>
          <table:table-cell table:style-name="ce2" table:formula="of:=IF([.B560]&gt;0;[.B560]/[.E560];0)" office:value-type="float" office:value="7.60692854914446" calcext:value-type="float">
            <text:p>7.6</text:p>
          </table:table-cell>
          <table:table-cell table:formula="of:=SQRT(2*[$Settings.$B$15]*[$Settings.$B$17]/([$Settings.$B$14]*[.B560]*[$Settings.$B$16]))*3.6" office:value-type="float" office:value="99.040285901416" calcext:value-type="float">
            <text:p>99.0403</text:p>
          </table:table-cell>
          <table:table-cell table:formula="of:=-[.G560]/[.F560]/3.6" office:value-type="float" office:value="-3.61659641607456" calcext:value-type="float">
            <text:p>-3.6166</text:p>
          </table:table-cell>
          <table:table-cell table:formula="of:=[.F560]" office:value-type="float" office:value="7.60692854914446" calcext:value-type="float">
            <text:p>7.6</text:p>
          </table:table-cell>
          <table:table-cell table:style-name="ce1" office:value-type="float" office:value="0.86409" calcext:value-type="float">
            <text:p>0.8641</text:p>
          </table:table-cell>
          <table:table-cell table:number-columns-repeated="16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(3.14159*[$Settings.$B$18]*[$Settings.$B$19])" office:value-type="float" office:value="0.115566037975104" calcext:value-type="float">
            <text:p>0.1156</text:p>
          </table:table-cell>
          <table:table-cell table:style-name="ce2" table:formula="of:=IF([.B561]&gt;0;[.B561]/[.E561];0)" office:value-type="float" office:value="7.4380848825602" calcext:value-type="float">
            <text:p>7.4</text:p>
          </table:table-cell>
          <table:table-cell table:formula="of:=SQRT(2*[$Settings.$B$15]*[$Settings.$B$17]/([$Settings.$B$14]*[.B561]*[$Settings.$B$16]))*3.6" office:value-type="float" office:value="99.2991881204788" calcext:value-type="float">
            <text:p>99.2992</text:p>
          </table:table-cell>
          <table:table-cell table:formula="of:=-[.G561]/[.F561]/3.6" office:value-type="float" office:value="-3.70836152675767" calcext:value-type="float">
            <text:p>-3.7084</text:p>
          </table:table-cell>
          <table:table-cell table:formula="of:=[.F561]" office:value-type="float" office:value="7.4380848825602" calcext:value-type="float">
            <text:p>7.4</text:p>
          </table:table-cell>
          <table:table-cell table:style-name="ce1" office:value-type="float" office:value="0.85959" calcext:value-type="float">
            <text:p>0.8596</text:p>
          </table:table-cell>
          <table:table-cell table:number-columns-repeated="16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(3.14159*[$Settings.$B$18]*[$Settings.$B$19])" office:value-type="float" office:value="0.117548697171435" calcext:value-type="float">
            <text:p>0.1175</text:p>
          </table:table-cell>
          <table:table-cell table:style-name="ce2" table:formula="of:=IF([.B562]&gt;0;[.B562]/[.E562];0)" office:value-type="float" office:value="7.27375139473497" calcext:value-type="float">
            <text:p>7.3</text:p>
          </table:table-cell>
          <table:table-cell table:formula="of:=SQRT(2*[$Settings.$B$15]*[$Settings.$B$17]/([$Settings.$B$14]*[.B562]*[$Settings.$B$16]))*3.6" office:value-type="float" office:value="99.5642067920106" calcext:value-type="float">
            <text:p>99.5642</text:p>
          </table:table-cell>
          <table:table-cell table:formula="of:=-[.G562]/[.F562]/3.6" office:value-type="float" office:value="-3.80226414239437" calcext:value-type="float">
            <text:p>-3.8023</text:p>
          </table:table-cell>
          <table:table-cell table:formula="of:=[.F562]" office:value-type="float" office:value="7.27375139473497" calcext:value-type="float">
            <text:p>7.3</text:p>
          </table:table-cell>
          <table:table-cell table:style-name="ce1" office:value-type="float" office:value="0.85502" calcext:value-type="float">
            <text:p>0.855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(3.14159*[$Settings.$B$18]*[$Settings.$B$19])" office:value-type="float" office:value="0.119550305306622" calcext:value-type="float">
            <text:p>0.1196</text:p>
          </table:table-cell>
          <table:table-cell table:style-name="ce2" table:formula="of:=IF([.B563]&gt;0;[.B563]/[.E563];0)" office:value-type="float" office:value="7.11307259165065" calcext:value-type="float">
            <text:p>7.1</text:p>
          </table:table-cell>
          <table:table-cell table:formula="of:=SQRT(2*[$Settings.$B$15]*[$Settings.$B$17]/([$Settings.$B$14]*[.B563]*[$Settings.$B$16]))*3.6" office:value-type="float" office:value="99.8360545625116" calcext:value-type="float">
            <text:p>99.8361</text:p>
          </table:table-cell>
          <table:table-cell table:formula="of:=-[.G563]/[.F563]/3.6" office:value-type="float" office:value="-3.89877047100962" calcext:value-type="float">
            <text:p>-3.8988</text:p>
          </table:table-cell>
          <table:table-cell table:formula="of:=[.F563]" office:value-type="float" office:value="7.11307259165065" calcext:value-type="float">
            <text:p>7.1</text:p>
          </table:table-cell>
          <table:table-cell table:style-name="ce1" office:value-type="float" office:value="0.85037" calcext:value-type="float">
            <text:p>0.8504</text:p>
          </table:table-cell>
          <table:table-cell table:number-columns-repeated="16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(3.14159*[$Settings.$B$18]*[$Settings.$B$19])" office:value-type="float" office:value="0.121551075777875" calcext:value-type="float">
            <text:p>0.1216</text:p>
          </table:table-cell>
          <table:table-cell table:style-name="ce2" table:formula="of:=IF([.B564]&gt;0;[.B564]/[.E564];0)" office:value-type="float" office:value="6.95715767703579" calcext:value-type="float">
            <text:p>7.0</text:p>
          </table:table-cell>
          <table:table-cell table:formula="of:=SQRT(2*[$Settings.$B$15]*[$Settings.$B$17]/([$Settings.$B$14]*[.B564]*[$Settings.$B$16]))*3.6" office:value-type="float" office:value="100.114284603502" calcext:value-type="float">
            <text:p>100.1143</text:p>
          </table:table-cell>
          <table:table-cell table:formula="of:=-[.G564]/[.F564]/3.6" office:value-type="float" office:value="-3.99725359003526" calcext:value-type="float">
            <text:p>-3.9973</text:p>
          </table:table-cell>
          <table:table-cell table:formula="of:=[.F564]" office:value-type="float" office:value="6.95715767703579" calcext:value-type="float">
            <text:p>7.0</text:p>
          </table:table-cell>
          <table:table-cell table:style-name="ce1" office:value-type="float" office:value="0.84565" calcext:value-type="float">
            <text:p>0.8457</text:p>
          </table:table-cell>
          <table:table-cell table:number-columns-repeated="1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(3.14159*[$Settings.$B$18]*[$Settings.$B$19])" office:value-type="float" office:value="0.12357065578298" calcext:value-type="float">
            <text:p>0.1236</text:p>
          </table:table-cell>
          <table:table-cell table:style-name="ce2" table:formula="of:=IF([.B565]&gt;0;[.B565]/[.E565];0)" office:value-type="float" office:value="6.80452810315028" calcext:value-type="float">
            <text:p>6.8</text:p>
          </table:table-cell>
          <table:table-cell table:formula="of:=SQRT(2*[$Settings.$B$15]*[$Settings.$B$17]/([$Settings.$B$14]*[.B565]*[$Settings.$B$16]))*3.6" office:value-type="float" office:value="100.40022663708" calcext:value-type="float">
            <text:p>100.4002</text:p>
          </table:table-cell>
          <table:table-cell table:formula="of:=-[.G565]/[.F565]/3.6" office:value-type="float" office:value="-4.09858720852685" calcext:value-type="float">
            <text:p>-4.0986</text:p>
          </table:table-cell>
          <table:table-cell table:formula="of:=[.F565]" office:value-type="float" office:value="6.80452810315028" calcext:value-type="float">
            <text:p>6.8</text:p>
          </table:table-cell>
          <table:table-cell table:style-name="ce1" office:value-type="float" office:value="0.84084" calcext:value-type="float">
            <text:p>0.8408</text:p>
          </table:table-cell>
          <table:table-cell table:number-columns-repeated="16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(3.14159*[$Settings.$B$18]*[$Settings.$B$19])" office:value-type="float" office:value="0.125599446987853" calcext:value-type="float">
            <text:p>0.1256</text:p>
          </table:table-cell>
          <table:table-cell table:style-name="ce2" table:formula="of:=IF([.B566]&gt;0;[.B566]/[.E566];0)" office:value-type="float" office:value="6.65576178914902" calcext:value-type="float">
            <text:p>6.7</text:p>
          </table:table-cell>
          <table:table-cell table:formula="of:=SQRT(2*[$Settings.$B$15]*[$Settings.$B$17]/([$Settings.$B$14]*[.B566]*[$Settings.$B$16]))*3.6" office:value-type="float" office:value="100.692848382084" calcext:value-type="float">
            <text:p>100.6928</text:p>
          </table:table-cell>
          <table:table-cell table:formula="of:=-[.G566]/[.F566]/3.6" office:value-type="float" office:value="-4.20240936316115" calcext:value-type="float">
            <text:p>-4.2024</text:p>
          </table:table-cell>
          <table:table-cell table:formula="of:=[.F566]" office:value-type="float" office:value="6.65576178914902" calcext:value-type="float">
            <text:p>6.7</text:p>
          </table:table-cell>
          <table:table-cell table:style-name="ce1" office:value-type="float" office:value="0.83596" calcext:value-type="float">
            <text:p>0.8360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(3.14159*[$Settings.$B$18]*[$Settings.$B$19])" office:value-type="float" office:value="0.127637286983495" calcext:value-type="float">
            <text:p>0.1276</text:p>
          </table:table-cell>
          <table:table-cell table:style-name="ce2" table:formula="of:=IF([.B567]&gt;0;[.B567]/[.E567];0)" office:value-type="float" office:value="6.51063666142841" calcext:value-type="float">
            <text:p>6.5</text:p>
          </table:table-cell>
          <table:table-cell table:formula="of:=SQRT(2*[$Settings.$B$15]*[$Settings.$B$17]/([$Settings.$B$14]*[.B567]*[$Settings.$B$16]))*3.6" office:value-type="float" office:value="100.992904636928" calcext:value-type="float">
            <text:p>100.9929</text:p>
          </table:table-cell>
          <table:table-cell table:formula="of:=-[.G567]/[.F567]/3.6" office:value-type="float" office:value="-4.3088849954674" calcext:value-type="float">
            <text:p>-4.3089</text:p>
          </table:table-cell>
          <table:table-cell table:formula="of:=[.F567]" office:value-type="float" office:value="6.51063666142841" calcext:value-type="float">
            <text:p>6.5</text:p>
          </table:table-cell>
          <table:table-cell table:style-name="ce1" office:value-type="float" office:value="0.831" calcext:value-type="float">
            <text:p>0.8310</text:p>
          </table:table-cell>
          <table:table-cell table:number-columns-repeated="1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(3.14159*[$Settings.$B$18]*[$Settings.$B$19])" office:value-type="float" office:value="0.129694202307316" calcext:value-type="float">
            <text:p>0.1297</text:p>
          </table:table-cell>
          <table:table-cell table:style-name="ce2" table:formula="of:=IF([.B568]&gt;0;[.B568]/[.E568];0)" office:value-type="float" office:value="6.3685190648912" calcext:value-type="float">
            <text:p>6.4</text:p>
          </table:table-cell>
          <table:table-cell table:formula="of:=SQRT(2*[$Settings.$B$15]*[$Settings.$B$17]/([$Settings.$B$14]*[.B568]*[$Settings.$B$16]))*3.6" office:value-type="float" office:value="101.300564883597" calcext:value-type="float">
            <text:p>101.3006</text:p>
          </table:table-cell>
          <table:table-cell table:formula="of:=-[.G568]/[.F568]/3.6" office:value-type="float" office:value="-4.41845985138461" calcext:value-type="float">
            <text:p>-4.4185</text:p>
          </table:table-cell>
          <table:table-cell table:formula="of:=[.F568]" office:value-type="float" office:value="6.3685190648912" calcext:value-type="float">
            <text:p>6.4</text:p>
          </table:table-cell>
          <table:table-cell table:style-name="ce1" office:value-type="float" office:value="0.82596" calcext:value-type="float">
            <text:p>0.8260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(3.14159*[$Settings.$B$18]*[$Settings.$B$19])" office:value-type="float" office:value="0.131750219924751" calcext:value-type="float">
            <text:p>0.1318</text:p>
          </table:table-cell>
          <table:table-cell table:style-name="ce2" table:formula="of:=IF([.B569]&gt;0;[.B569]/[.E569];0)" office:value-type="float" office:value="6.23027423004547" calcext:value-type="float">
            <text:p>6.2</text:p>
          </table:table-cell>
          <table:table-cell table:formula="of:=SQRT(2*[$Settings.$B$15]*[$Settings.$B$17]/([$Settings.$B$14]*[.B569]*[$Settings.$B$16]))*3.6" office:value-type="float" office:value="101.616005541612" calcext:value-type="float">
            <text:p>101.6160</text:p>
          </table:table-cell>
          <table:table-cell table:formula="of:=-[.G569]/[.F569]/3.6" office:value-type="float" office:value="-4.53056593719105" calcext:value-type="float">
            <text:p>-4.5306</text:p>
          </table:table-cell>
          <table:table-cell table:formula="of:=[.F569]" office:value-type="float" office:value="6.23027423004547" calcext:value-type="float">
            <text:p>6.2</text:p>
          </table:table-cell>
          <table:table-cell table:style-name="ce1" office:value-type="float" office:value="0.82084" calcext:value-type="float">
            <text:p>0.8208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(3.14159*[$Settings.$B$18]*[$Settings.$B$19])" office:value-type="float" office:value="0.133825549059786" calcext:value-type="float">
            <text:p>0.1338</text:p>
          </table:table-cell>
          <table:table-cell table:style-name="ce2" table:formula="of:=IF([.B570]&gt;0;[.B570]/[.E570];0)" office:value-type="float" office:value="6.09487504987269" calcext:value-type="float">
            <text:p>6.1</text:p>
          </table:table-cell>
          <table:table-cell table:formula="of:=SQRT(2*[$Settings.$B$15]*[$Settings.$B$17]/([$Settings.$B$14]*[.B570]*[$Settings.$B$16]))*3.6" office:value-type="float" office:value="101.938785400157" calcext:value-type="float">
            <text:p>101.9388</text:p>
          </table:table-cell>
          <table:table-cell table:formula="of:=-[.G570]/[.F570]/3.6" office:value-type="float" office:value="-4.64592449330242" calcext:value-type="float">
            <text:p>-4.6459</text:p>
          </table:table-cell>
          <table:table-cell table:formula="of:=[.F570]" office:value-type="float" office:value="6.09487504987269" calcext:value-type="float">
            <text:p>6.1</text:p>
          </table:table-cell>
          <table:table-cell table:style-name="ce1" office:value-type="float" office:value="0.81565" calcext:value-type="float">
            <text:p>0.8157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(3.14159*[$Settings.$B$18]*[$Settings.$B$19])" office:value-type="float" office:value="0.135899852695775" calcext:value-type="float">
            <text:p>0.1359</text:p>
          </table:table-cell>
          <table:table-cell table:style-name="ce2" table:formula="of:=IF([.B571]&gt;0;[.B571]/[.E571];0)" office:value-type="float" office:value="5.96299395418838" calcext:value-type="float">
            <text:p>6.0</text:p>
          </table:table-cell>
          <table:table-cell table:formula="of:=SQRT(2*[$Settings.$B$15]*[$Settings.$B$17]/([$Settings.$B$14]*[.B571]*[$Settings.$B$16]))*3.6" office:value-type="float" office:value="102.270339446686" calcext:value-type="float">
            <text:p>102.2703</text:p>
          </table:table-cell>
          <table:table-cell table:formula="of:=-[.G571]/[.F571]/3.6" office:value-type="float" office:value="-4.76412148701333" calcext:value-type="float">
            <text:p>-4.7641</text:p>
          </table:table-cell>
          <table:table-cell table:formula="of:=[.F571]" office:value-type="float" office:value="5.96299395418838" calcext:value-type="float">
            <text:p>6.0</text:p>
          </table:table-cell>
          <table:table-cell table:style-name="ce1" office:value-type="float" office:value="0.81037" calcext:value-type="float">
            <text:p>0.8104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(3.14159*[$Settings.$B$18]*[$Settings.$B$19])" office:value-type="float" office:value="0.137993521532781" calcext:value-type="float">
            <text:p>0.1380</text:p>
          </table:table-cell>
          <table:table-cell table:style-name="ce2" table:formula="of:=IF([.B572]&gt;0;[.B572]/[.E572];0)" office:value-type="float" office:value="5.83375212878209" calcext:value-type="float">
            <text:p>5.8</text:p>
          </table:table-cell>
          <table:table-cell table:formula="of:=SQRT(2*[$Settings.$B$15]*[$Settings.$B$17]/([$Settings.$B$14]*[.B572]*[$Settings.$B$16]))*3.6" office:value-type="float" office:value="102.609610687357" calcext:value-type="float">
            <text:p>102.6096</text:p>
          </table:table-cell>
          <table:table-cell table:formula="of:=-[.G572]/[.F572]/3.6" office:value-type="float" office:value="-4.88582116726436" calcext:value-type="float">
            <text:p>-4.8858</text:p>
          </table:table-cell>
          <table:table-cell table:formula="of:=[.F572]" office:value-type="float" office:value="5.83375212878209" calcext:value-type="float">
            <text:p>5.8</text:p>
          </table:table-cell>
          <table:table-cell table:style-name="ce1" office:value-type="float" office:value="0.80502" calcext:value-type="float">
            <text:p>0.80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(3.14159*[$Settings.$B$18]*[$Settings.$B$19])" office:value-type="float" office:value="0.140096402364294" calcext:value-type="float">
            <text:p>0.1401</text:p>
          </table:table-cell>
          <table:table-cell table:style-name="ce2" table:formula="of:=IF([.B573]&gt;0;[.B573]/[.E573];0)" office:value-type="float" office:value="5.70742707525649" calcext:value-type="float">
            <text:p>5.7</text:p>
          </table:table-cell>
          <table:table-cell table:formula="of:=SQRT(2*[$Settings.$B$15]*[$Settings.$B$17]/([$Settings.$B$14]*[.B573]*[$Settings.$B$16]))*3.6" office:value-type="float" office:value="102.957431102458" calcext:value-type="float">
            <text:p>102.9574</text:p>
          </table:table-cell>
          <table:table-cell table:formula="of:=-[.G573]/[.F573]/3.6" office:value-type="float" office:value="-5.01088950244085" calcext:value-type="float">
            <text:p>-5.0109</text:p>
          </table:table-cell>
          <table:table-cell table:formula="of:=[.F573]" office:value-type="float" office:value="5.70742707525649" calcext:value-type="float">
            <text:p>5.7</text:p>
          </table:table-cell>
          <table:table-cell table:style-name="ce1" office:value-type="float" office:value="0.79959" calcext:value-type="float">
            <text:p>0.7996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(3.14159*[$Settings.$B$18]*[$Settings.$B$19])" office:value-type="float" office:value="0.14221870126655" calcext:value-type="float">
            <text:p>0.1422</text:p>
          </table:table-cell>
          <table:table-cell table:style-name="ce2" table:formula="of:=IF([.B574]&gt;0;[.B574]/[.E574];0)" office:value-type="float" office:value="5.58358354371198" calcext:value-type="float">
            <text:p>5.6</text:p>
          </table:table-cell>
          <table:table-cell table:formula="of:=SQRT(2*[$Settings.$B$15]*[$Settings.$B$17]/([$Settings.$B$14]*[.B574]*[$Settings.$B$16]))*3.6" office:value-type="float" office:value="103.313366033655" calcext:value-type="float">
            <text:p>103.3134</text:p>
          </table:table-cell>
          <table:table-cell table:formula="of:=-[.G574]/[.F574]/3.6" office:value-type="float" office:value="-5.13973812819359" calcext:value-type="float">
            <text:p>-5.1397</text:p>
          </table:table-cell>
          <table:table-cell table:formula="of:=[.F574]" office:value-type="float" office:value="5.58358354371198" calcext:value-type="float">
            <text:p>5.6</text:p>
          </table:table-cell>
          <table:table-cell table:style-name="ce1" office:value-type="float" office:value="0.79409" calcext:value-type="float">
            <text:p>0.7941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(3.14159*[$Settings.$B$18]*[$Settings.$B$19])" office:value-type="float" office:value="0.144340092425063" calcext:value-type="float">
            <text:p>0.1443</text:p>
          </table:table-cell>
          <table:table-cell table:style-name="ce2" table:formula="of:=IF([.B575]&gt;0;[.B575]/[.E575];0)" office:value-type="float" office:value="5.46279267771264" calcext:value-type="float">
            <text:p>5.5</text:p>
          </table:table-cell>
          <table:table-cell table:formula="of:=SQRT(2*[$Settings.$B$15]*[$Settings.$B$17]/([$Settings.$B$14]*[.B575]*[$Settings.$B$16]))*3.6" office:value-type="float" office:value="103.67893468064" calcext:value-type="float">
            <text:p>103.6789</text:p>
          </table:table-cell>
          <table:table-cell table:formula="of:=-[.G575]/[.F575]/3.6" office:value-type="float" office:value="-5.27197456997661" calcext:value-type="float">
            <text:p>-5.2720</text:p>
          </table:table-cell>
          <table:table-cell table:formula="of:=[.F575]" office:value-type="float" office:value="5.46279267771264" calcext:value-type="float">
            <text:p>5.5</text:p>
          </table:table-cell>
          <table:table-cell table:style-name="ce1" office:value-type="float" office:value="0.7885" calcext:value-type="float">
            <text:p>0.7885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(3.14159*[$Settings.$B$18]*[$Settings.$B$19])" office:value-type="float" office:value="0.146480958516696" calcext:value-type="float">
            <text:p>0.1465</text:p>
          </table:table-cell>
          <table:table-cell table:style-name="ce2" table:formula="of:=IF([.B576]&gt;0;[.B576]/[.E576];0)" office:value-type="float" office:value="5.34431237976077" calcext:value-type="float">
            <text:p>5.3</text:p>
          </table:table-cell>
          <table:table-cell table:formula="of:=SQRT(2*[$Settings.$B$15]*[$Settings.$B$17]/([$Settings.$B$14]*[.B576]*[$Settings.$B$16]))*3.6" office:value-type="float" office:value="104.053063425232" calcext:value-type="float">
            <text:p>104.0531</text:p>
          </table:table-cell>
          <table:table-cell table:formula="of:=-[.G576]/[.F576]/3.6" office:value-type="float" office:value="-5.40829702221204" calcext:value-type="float">
            <text:p>-5.4083</text:p>
          </table:table-cell>
          <table:table-cell table:formula="of:=[.F576]" office:value-type="float" office:value="5.34431237976077" calcext:value-type="float">
            <text:p>5.3</text:p>
          </table:table-cell>
          <table:table-cell table:style-name="ce1" office:value-type="float" office:value="0.78284" calcext:value-type="float">
            <text:p>0.782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(3.14159*[$Settings.$B$18]*[$Settings.$B$19])" office:value-type="float" office:value="0.14862097956323" calcext:value-type="float">
            <text:p>0.1486</text:p>
          </table:table-cell>
          <table:table-cell table:style-name="ce2" table:formula="of:=IF([.B577]&gt;0;[.B577]/[.E577];0)" office:value-type="float" office:value="5.22866961504173" calcext:value-type="float">
            <text:p>5.2</text:p>
          </table:table-cell>
          <table:table-cell table:formula="of:=SQRT(2*[$Settings.$B$15]*[$Settings.$B$17]/([$Settings.$B$14]*[.B577]*[$Settings.$B$16]))*3.6" office:value-type="float" office:value="104.437319055742" calcext:value-type="float">
            <text:p>104.4373</text:p>
          </table:table-cell>
          <table:table-cell table:formula="of:=-[.G577]/[.F577]/3.6" office:value-type="float" office:value="-5.54832654197853" calcext:value-type="float">
            <text:p>-5.5483</text:p>
          </table:table-cell>
          <table:table-cell table:formula="of:=[.F577]" office:value-type="float" office:value="5.22866961504173" calcext:value-type="float">
            <text:p>5.2</text:p>
          </table:table-cell>
          <table:table-cell table:style-name="ce1" office:value-type="float" office:value="0.77709" calcext:value-type="float">
            <text:p>0.777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(3.14159*[$Settings.$B$18]*[$Settings.$B$19])" office:value-type="float" office:value="0.150780534046016" calcext:value-type="float">
            <text:p>0.1508</text:p>
          </table:table-cell>
          <table:table-cell table:style-name="ce2" table:formula="of:=IF([.B578]&gt;0;[.B578]/[.E578];0)" office:value-type="float" office:value="5.11518283762427" calcext:value-type="float">
            <text:p>5.1</text:p>
          </table:table-cell>
          <table:table-cell table:formula="of:=SQRT(2*[$Settings.$B$15]*[$Settings.$B$17]/([$Settings.$B$14]*[.B578]*[$Settings.$B$16]))*3.6" office:value-type="float" office:value="104.830620261155" calcext:value-type="float">
            <text:p>104.8306</text:p>
          </table:table-cell>
          <table:table-cell table:formula="of:=-[.G578]/[.F578]/3.6" office:value-type="float" office:value="-5.692781209114" calcext:value-type="float">
            <text:p>-5.6928</text:p>
          </table:table-cell>
          <table:table-cell table:formula="of:=[.F578]" office:value-type="float" office:value="5.11518283762427" calcext:value-type="float">
            <text:p>5.1</text:p>
          </table:table-cell>
          <table:table-cell table:style-name="ce1" office:value-type="float" office:value="0.77127" calcext:value-type="float">
            <text:p>0.7713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(3.14159*[$Settings.$B$18]*[$Settings.$B$19])" office:value-type="float" office:value="0.152949478587461" calcext:value-type="float">
            <text:p>0.1529</text:p>
          </table:table-cell>
          <table:table-cell table:style-name="ce2" table:formula="of:=IF([.B579]&gt;0;[.B579]/[.E579];0)" office:value-type="float" office:value="5.00407067136446" calcext:value-type="float">
            <text:p>5.0</text:p>
          </table:table-cell>
          <table:table-cell table:formula="of:=SQRT(2*[$Settings.$B$15]*[$Settings.$B$17]/([$Settings.$B$14]*[.B579]*[$Settings.$B$16]))*3.6" office:value-type="float" office:value="105.233897940115" calcext:value-type="float">
            <text:p>105.2339</text:p>
          </table:table-cell>
          <table:table-cell table:formula="of:=-[.G579]/[.F579]/3.6" office:value-type="float" office:value="-5.84157183949764" calcext:value-type="float">
            <text:p>-5.8416</text:p>
          </table:table-cell>
          <table:table-cell table:formula="of:=[.F579]" office:value-type="float" office:value="5.00407067136446" calcext:value-type="float">
            <text:p>5.0</text:p>
          </table:table-cell>
          <table:table-cell table:style-name="ce1" office:value-type="float" office:value="0.76537" calcext:value-type="float">
            <text:p>0.7654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(3.14159*[$Settings.$B$18]*[$Settings.$B$19])" office:value-type="float" office:value="0.155128014045046" calcext:value-type="float">
            <text:p>0.1551</text:p>
          </table:table-cell>
          <table:table-cell table:style-name="ce2" table:formula="of:=IF([.B580]&gt;0;[.B580]/[.E580];0)" office:value-type="float" office:value="4.89531181505029" calcext:value-type="float">
            <text:p>4.9</text:p>
          </table:table-cell>
          <table:table-cell table:formula="of:=SQRT(2*[$Settings.$B$15]*[$Settings.$B$17]/([$Settings.$B$14]*[.B580]*[$Settings.$B$16]))*3.6" office:value-type="float" office:value="105.646734696415" calcext:value-type="float">
            <text:p>105.6467</text:p>
          </table:table-cell>
          <table:table-cell table:formula="of:=-[.G580]/[.F580]/3.6" office:value-type="float" office:value="-5.99477955688656" calcext:value-type="float">
            <text:p>-5.9948</text:p>
          </table:table-cell>
          <table:table-cell table:formula="of:=[.F580]" office:value-type="float" office:value="4.89531181505029" calcext:value-type="float">
            <text:p>4.9</text:p>
          </table:table-cell>
          <table:table-cell table:style-name="ce1" office:value-type="float" office:value="0.7594" calcext:value-type="float">
            <text:p>0.7594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(3.14159*[$Settings.$B$18]*[$Settings.$B$19])" office:value-type="float" office:value="0.157325832480922" calcext:value-type="float">
            <text:p>0.1573</text:p>
          </table:table-cell>
          <table:table-cell table:style-name="ce2" table:formula="of:=IF([.B581]&gt;0;[.B581]/[.E581];0)" office:value-type="float" office:value="4.78840625293595" calcext:value-type="float">
            <text:p>4.8</text:p>
          </table:table-cell>
          <table:table-cell table:formula="of:=SQRT(2*[$Settings.$B$15]*[$Settings.$B$17]/([$Settings.$B$14]*[.B581]*[$Settings.$B$16]))*3.6" office:value-type="float" office:value="106.070804077932" calcext:value-type="float">
            <text:p>106.0708</text:p>
          </table:table-cell>
          <table:table-cell table:formula="of:=-[.G581]/[.F581]/3.6" office:value-type="float" office:value="-6.15321898090927" calcext:value-type="float">
            <text:p>-6.1532</text:p>
          </table:table-cell>
          <table:table-cell table:formula="of:=[.F581]" office:value-type="float" office:value="4.78840625293595" calcext:value-type="float">
            <text:p>4.8</text:p>
          </table:table-cell>
          <table:table-cell table:style-name="ce1" office:value-type="float" office:value="0.75334" calcext:value-type="float">
            <text:p>0.7533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(3.14159*[$Settings.$B$18]*[$Settings.$B$19])" office:value-type="float" office:value="0.159523303515028" calcext:value-type="float">
            <text:p>0.1595</text:p>
          </table:table-cell>
          <table:table-cell table:style-name="ce2" table:formula="of:=IF([.B582]&gt;0;[.B582]/[.E582];0)" office:value-type="float" office:value="4.68401784275742" calcext:value-type="float">
            <text:p>4.7</text:p>
          </table:table-cell>
          <table:table-cell table:formula="of:=SQRT(2*[$Settings.$B$15]*[$Settings.$B$17]/([$Settings.$B$14]*[.B582]*[$Settings.$B$16]))*3.6" office:value-type="float" office:value="106.505009927984" calcext:value-type="float">
            <text:p>106.5050</text:p>
          </table:table-cell>
          <table:table-cell table:formula="of:=-[.G582]/[.F582]/3.6" office:value-type="float" office:value="-6.31609997509731" calcext:value-type="float">
            <text:p>-6.3161</text:p>
          </table:table-cell>
          <table:table-cell table:formula="of:=[.F582]" office:value-type="float" office:value="4.68401784275742" calcext:value-type="float">
            <text:p>4.7</text:p>
          </table:table-cell>
          <table:table-cell table:style-name="ce1" office:value-type="float" office:value="0.74721" calcext:value-type="float">
            <text:p>0.747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(3.14159*[$Settings.$B$18]*[$Settings.$B$19])" office:value-type="float" office:value="0.161740290653808" calcext:value-type="float">
            <text:p>0.1617</text:p>
          </table:table-cell>
          <table:table-cell table:style-name="ce2" table:formula="of:=IF([.B583]&gt;0;[.B583]/[.E583];0)" office:value-type="float" office:value="4.5814187485668" calcext:value-type="float">
            <text:p>4.6</text:p>
          </table:table-cell>
          <table:table-cell table:formula="of:=SQRT(2*[$Settings.$B$15]*[$Settings.$B$17]/([$Settings.$B$14]*[.B583]*[$Settings.$B$16]))*3.6" office:value-type="float" office:value="106.950364968062" calcext:value-type="float">
            <text:p>106.9504</text:p>
          </table:table-cell>
          <table:table-cell table:formula="of:=-[.G583]/[.F583]/3.6" office:value-type="float" office:value="-6.48454907612279" calcext:value-type="float">
            <text:p>-6.4845</text:p>
          </table:table-cell>
          <table:table-cell table:formula="of:=[.F583]" office:value-type="float" office:value="4.5814187485668" calcext:value-type="float">
            <text:p>4.6</text:p>
          </table:table-cell>
          <table:table-cell table:style-name="ce1" office:value-type="float" office:value="0.741" calcext:value-type="float">
            <text:p>0.741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5"/>
          <table:table-cell table:style-name="ce1" office:value-type="float" office:value="0.76794" calcext:value-type="float">
            <text:p>0.7679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5"/>
          <table:table-cell table:style-name="ce1" office:value-type="float" office:value="0.79477" calcext:value-type="float">
            <text:p>0.79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5"/>
          <table:table-cell table:style-name="ce1" office:value-type="float" office:value="0.82139" calcext:value-type="float">
            <text:p>0.821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5"/>
          <table:table-cell table:style-name="ce1" office:value-type="float" office:value="0.84769" calcext:value-type="float">
            <text:p>0.8477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5"/>
          <table:table-cell table:style-name="ce1" office:value-type="float" office:value="0.87357" calcext:value-type="float">
            <text:p>0.8736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5"/>
          <table:table-cell table:style-name="ce1" office:value-type="float" office:value="0.89893" calcext:value-type="float">
            <text:p>0.898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5"/>
          <table:table-cell table:style-name="ce1" office:value-type="float" office:value="0.92366" calcext:value-type="float">
            <text:p>0.9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5"/>
          <table:table-cell table:style-name="ce1" office:value-type="float" office:value="0.94767" calcext:value-type="float">
            <text:p>0.947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5"/>
          <table:table-cell table:style-name="ce1" office:value-type="float" office:value="0.97087" calcext:value-type="float">
            <text:p>0.97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5"/>
          <table:table-cell table:style-name="ce1" office:value-type="float" office:value="0.99316" calcext:value-type="float">
            <text:p>0.99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5"/>
          <table:table-cell table:style-name="ce1" office:value-type="float" office:value="1.01445" calcext:value-type="float">
            <text:p>1.014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5"/>
          <table:table-cell table:style-name="ce1" office:value-type="float" office:value="1.03467" calcext:value-type="float">
            <text:p>1.034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5"/>
          <table:table-cell table:style-name="ce1" office:value-type="float" office:value="1.05373" calcext:value-type="float">
            <text:p>1.0537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5"/>
          <table:table-cell table:style-name="ce1" office:value-type="float" office:value="1.07155" calcext:value-type="float">
            <text:p>1.071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5"/>
          <table:table-cell table:style-name="ce1" office:value-type="float" office:value="1.08807" calcext:value-type="float">
            <text:p>1.088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5"/>
          <table:table-cell table:style-name="ce1" office:value-type="float" office:value="1.10322" calcext:value-type="float">
            <text:p>1.1032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5"/>
          <table:table-cell table:style-name="ce1" office:value-type="float" office:value="1.11694" calcext:value-type="float">
            <text:p>1.116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5"/>
          <table:table-cell table:style-name="ce1" office:value-type="float" office:value="1.12917" calcext:value-type="float">
            <text:p>1.12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5"/>
          <table:table-cell table:style-name="ce1" office:value-type="float" office:value="1.13987" calcext:value-type="float">
            <text:p>1.139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5"/>
          <table:table-cell table:style-name="ce1" office:value-type="float" office:value="1.149" calcext:value-type="float">
            <text:p>1.149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5"/>
          <table:table-cell table:style-name="ce1" office:value-type="float" office:value="1.15652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5"/>
          <table:table-cell table:style-name="ce1" office:value-type="float" office:value="1.1624" calcext:value-type="float">
            <text:p>1.162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5"/>
          <table:table-cell table:style-name="ce1" office:value-type="float" office:value="1.16662" calcext:value-type="float">
            <text:p>1.1666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5"/>
          <table:table-cell table:style-name="ce1" office:value-type="float" office:value="1.16915" calcext:value-type="float">
            <text:p>1.169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5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5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5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5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5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5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5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5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5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5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5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5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5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5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5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5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5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5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5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5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5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5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5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5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5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5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5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5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5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5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5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5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5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5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5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5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5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5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5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5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5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5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5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5"/>
          <table:table-cell table:style-name="ce1" office:value-type="float" office:value="0.08161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5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5"/>
          <table:table-cell table:style-name="ce1" office:value-type="float" office:value="-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5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5"/>
          <table:table-cell table:style-name="ce1" office:value-type="float" office:value="-0.08162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5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5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5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5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5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5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5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5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5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5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5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5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5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5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5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5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5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5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5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5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5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5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5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5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5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5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5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5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5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5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5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5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5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5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5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5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5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5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5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5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5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5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5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5"/>
          <table:table-cell table:style-name="ce1" office:value-type="float" office:value="-1.16837" calcext:value-type="float">
            <text:p>-1.16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5"/>
          <table:table-cell table:style-name="ce1" office:value-type="float" office:value="-1.16347" calcext:value-type="float">
            <text:p>-1.163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5"/>
          <table:table-cell table:style-name="ce1" office:value-type="float" office:value="-1.15533" calcext:value-type="float">
            <text:p>-1.1553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5"/>
          <table:table-cell table:style-name="ce1" office:value-type="float" office:value="-1.14397" calcext:value-type="float">
            <text:p>-1.1440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5"/>
          <table:table-cell table:style-name="ce1" office:value-type="float" office:value="-1.12945" calcext:value-type="float">
            <text:p>-1.1295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5"/>
          <table:table-cell table:style-name="ce1" office:value-type="float" office:value="-1.11182" calcext:value-type="float">
            <text:p>-1.1118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5"/>
          <table:table-cell table:style-name="ce1" office:value-type="float" office:value="-1.09115" calcext:value-type="float">
            <text:p>-1.091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5"/>
          <table:table-cell table:style-name="ce1" office:value-type="float" office:value="-1.06753" calcext:value-type="float">
            <text:p>-1.0675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5"/>
          <table:table-cell table:style-name="ce1" office:value-type="float" office:value="-1.04103" calcext:value-type="float">
            <text:p>-1.041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5"/>
          <table:table-cell table:style-name="ce1" office:value-type="float" office:value="-1.01178" calcext:value-type="float">
            <text:p>-1.0118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5"/>
          <table:table-cell table:style-name="ce1" office:value-type="float" office:value="-0.97988" calcext:value-type="float">
            <text:p>-0.9799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5"/>
          <table:table-cell table:style-name="ce1" office:value-type="float" office:value="-0.94546" calcext:value-type="float">
            <text:p>-0.945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5"/>
          <table:table-cell table:style-name="ce1" office:value-type="float" office:value="-0.90866" calcext:value-type="float">
            <text:p>-0.908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5"/>
          <table:table-cell table:style-name="ce1" office:value-type="float" office:value="-0.86962" calcext:value-type="float">
            <text:p>-0.8696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5"/>
          <table:table-cell table:style-name="ce1" office:value-type="float" office:value="-0.8285" calcext:value-type="float">
            <text:p>-0.8285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5"/>
          <table:table-cell table:style-name="ce1" office:value-type="float" office:value="-0.78546" calcext:value-type="float">
            <text:p>-0.7855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5"/>
          <table:table-cell table:style-name="ce1" office:value-type="float" office:value="-0.74066" calcext:value-type="float">
            <text:p>-0.740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5"/>
          <table:table-cell table:style-name="ce1" office:value-type="float" office:value="-0.69429" calcext:value-type="float">
            <text:p>-0.694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5"/>
          <table:table-cell table:style-name="ce1" office:value-type="float" office:value="-0.64652" calcext:value-type="float">
            <text:p>-0.6465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5"/>
          <table:table-cell table:style-name="ce1" office:value-type="float" office:value="-0.59756" calcext:value-type="float">
            <text:p>-0.597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5"/>
          <table:table-cell table:style-name="ce1" office:value-type="float" office:value="-0.54758" calcext:value-type="float">
            <text:p>-0.547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5"/>
          <table:table-cell table:style-name="ce1" office:value-type="float" office:value="-0.49679" calcext:value-type="float">
            <text:p>-0.4968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5"/>
          <table:table-cell table:style-name="ce1" office:value-type="float" office:value="-0.44538" calcext:value-type="float">
            <text:p>-0.4454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5"/>
          <table:table-cell table:style-name="ce1" office:value-type="float" office:value="-0.39357" calcext:value-type="float">
            <text:p>-0.3936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5"/>
          <table:table-cell table:style-name="ce1" office:value-type="float" office:value="-0.34155" calcext:value-type="float">
            <text:p>-0.341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5"/>
          <table:table-cell table:style-name="ce1" office:value-type="float" office:value="-0.37041" calcext:value-type="float">
            <text:p>-0.370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5"/>
          <table:table-cell table:style-name="ce1" office:value-type="float" office:value="-0.39587" calcext:value-type="float">
            <text:p>-0.3959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5"/>
          <table:table-cell table:style-name="ce1" office:value-type="float" office:value="-0.41794" calcext:value-type="float">
            <text:p>-0.4179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5"/>
          <table:table-cell table:style-name="ce1" office:value-type="float" office:value="-0.43661" calcext:value-type="float">
            <text:p>-0.436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5"/>
          <table:table-cell table:style-name="ce1" office:value-type="float" office:value="-0.45189" calcext:value-type="float">
            <text:p>-0.451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5"/>
          <table:table-cell table:style-name="ce1" office:value-type="float" office:value="-0.46377" calcext:value-type="float">
            <text:p>-0.463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5"/>
          <table:table-cell table:style-name="ce1" office:value-type="float" office:value="-0.47226" calcext:value-type="float">
            <text:p>-0.472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5"/>
          <table:table-cell table:style-name="ce1" office:value-type="float" office:value="-0.47735" calcext:value-type="float">
            <text:p>-0.4774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5"/>
          <table:table-cell table:style-name="ce1" office:value-type="float" office:value="-0.47905" calcext:value-type="float">
            <text:p>-0.4791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5"/>
          <table:table-cell table:style-name="ce1" office:value-type="float" office:value="-0.54273" calcext:value-type="float">
            <text:p>-0.5427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5"/>
          <table:table-cell table:style-name="ce1" office:value-type="float" office:value="-0.53278" calcext:value-type="float">
            <text:p>-0.532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5"/>
          <table:table-cell table:style-name="ce1" office:value-type="float" office:value="-0.51259" calcext:value-type="float">
            <text:p>-0.512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5"/>
          <table:table-cell table:style-name="ce1" office:value-type="float" office:value="-0.48031" calcext:value-type="float">
            <text:p>-0.480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5"/>
          <table:table-cell table:style-name="ce1" office:value-type="float" office:value="-0.43445" calcext:value-type="float">
            <text:p>-0.4345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5"/>
          <table:table-cell table:style-name="ce1" office:value-type="float" office:value="-0.37374" calcext:value-type="float">
            <text:p>-0.373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5"/>
          <table:table-cell table:style-name="ce1" office:value-type="float" office:value="-0.29705" calcext:value-type="float">
            <text:p>-0.2971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5"/>
          <table:table-cell table:style-name="ce1" office:value-type="float" office:value="-0.20336" calcext:value-type="float">
            <text:p>-0.2034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5"/>
          <table:table-cell table:style-name="ce1" office:value-type="float" office:value="-0.11" calcext:value-type="float">
            <text:p>-0.1100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5"/>
          <table:table-cell table:style-name="ce1" office:value-type="float" office:value="-0.0385" calcext:value-type="float">
            <text:p>-0.0385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5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 table:number-rows-repeated="104783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03.42mm" svg:height="170.66mm" svg:x="17.07mm" svg:y="7.84mm">
            <draw:object draw:notify-on-update-of-ranges="B21_ASG29.A183:B21_ASG29.A583 B21_ASG29.B22:B21_ASG29.B22 B21_ASG29.B183:B21_ASG29.B583 B21_ASG29.A183:B21_ASG29.A583 B21_ASG29.C22:B21_ASG29.C22 B21_ASG29.C183:B21_ASG29.C583 B21_ASG29.A183:B21_ASG29.A583 B21_ASG29.E22:B21_ASG29.E22 B21_ASG29.E183:B21_ASG29.E583 B21_ASG29.A183:B21_ASG29.A583 B21_ASG29.D22:B21_ASG29.D22 B21_ASG29.D183:B21_ASG29.D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26.55mm" svg:height="178.23mm" svg:x="33.32mm" svg:y="9.3mm">
            <draw:object draw:notify-on-update-of-ranges="B21_ASG29.G386:B21_ASG29.G583 B21_ASG29.I386:B21_ASG29.I583 Settings.A23:Settings.A33 Settings.B23:Settings.B33 Settings.A23:Settings.A33 Settings.C23:Settings.C33 B21_ASG29.G386:B21_ASG29.G583 B21_ASG29.H386:B21_ASG29.H5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lpha-speed" table:style-name="ta1">
        <table:shapes>
          <draw:frame draw:z-index="0" draw:style-name="gr1" draw:text-style-name="P1" svg:width="327.23mm" svg:height="184.06mm" svg:x="15.43mm" svg:y="33.75mm">
            <draw:object draw:notify-on-update-of-ranges="B21_ASG29.G386:B21_ASG29.G583 B21_ASG29.A386:B21_ASG29.A5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0:51:01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1T11:43:24.926000000</dc:date>
    <meta:editing-duration>PT1H2M55S</meta:editing-duration>
    <meta:editing-cycles>9</meta:editing-cycles>
    <meta:generator>LibreOffice/6.2.3.2$Windows_X86_64 LibreOffice_project/aecc05fe267cc68dde00352a451aa867b3b546ac</meta:generator>
    <meta:document-statistic meta:table-count="6" meta:cell-count="51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4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display-label="true" chart:logarithmic="false" chart:minimum="0" chart:maximum="0.13" chart:interval-major="0.0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43cm" svg:height="17.067cm" xlink:href=".." xlink:type="simple" chart:class="chart:scatter" chart:column-mapping="0 1 2 4 3" chart:style-name="ch1">
        <chart:title svg:x="14.453cm" svg:y="0.477cm" chart:style-name="ch2">
          <text:p>-20-20</text:p>
        </chart:title>
        <chart:legend chart:legend-position="end" svg:x="28.417cm" svg:y="7.487cm" style:legend-expansion="high" chart:style-name="ch3"/>
        <chart:plot-area chart:style-name="ch4" table:cell-range-address="B21_ASG29.A183:B21_ASG29.E583 B21_ASG29.B22:B21_ASG29.E22" chart:data-source-has-labels="row" svg:x="0.606cm" svg:y="1.597cm" svg:width="27.205cm" svg:height="15.129cm">
          <chartooo:coordinate-region svg:x="0.805cm" svg:y="1.797cm" svg:width="26.093cm" svg:height="14.7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second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second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1858518812389">
                <text:p>0.271858518812389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69505276560663">
                <text:p>0.26950527656066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67172009110213">
                <text:p>0.267172009110213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4838413980479">
                <text:p>0.264838413980479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2514609173099">
                <text:p>0.262514609173099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60200573260185">
                <text:p>0.26020057326018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57896139432128">
                <text:p>0.257896139432128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55601576837216">
                <text:p>0.255601576837216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3306572403556">
                <text:p>0.253306572403556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1021251328919">
                <text:p>0.251021251328919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48745593429356">
                <text:p>0.24874559342935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46479578761682">
                <text:p>0.246479578761682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4213035313139">
                <text:p>0.244213035313139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1956247174911">
                <text:p>0.241956247174911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39718889466584">
                <text:p>0.239718889466584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37481095558486">
                <text:p>0.23748109555848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35252846751373">
                <text:p>0.235252846751373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3023967082193">
                <text:p>0.233023967082193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081475234365">
                <text:p>0.23081475234365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28604868579907">
                <text:p>0.228604868579907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26414616055615">
                <text:p>0.226414616055615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4223657359543">
                <text:p>0.224223657359543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2041972408064">
                <text:p>0.222041972408064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19869868008778">
                <text:p>0.219869868008778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17707166016162">
                <text:p>0.217707166016162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1555368483599">
                <text:p>0.2155536848359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3399571542009">
                <text:p>0.213399571542009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1264810163619">
                <text:p>0.211264810163619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09139384970983">
                <text:p>0.2091393849709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07013111906516">
                <text:p>0.207013111906516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0489631202518">
                <text:p>0.20489631202518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2798632377629">
                <text:p>0.202798632377629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0700226805719">
                <text:p>0.200700226805719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198611080823555">
                <text:p>0.198611080823555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196531180186004">
                <text:p>0.196531180186004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194470510888697">
                <text:p>0.194470510888697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240888505974">
                <text:p>0.19240888505974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035646181102">
                <text:p>0.19035646181102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88313227900582">
                <text:p>0.188313227900582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86279170327234">
                <text:p>0.186279170327234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84254276330549">
                <text:p>0.184254276330549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2238533390861">
                <text:p>0.182238533390861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80231750909861">
                <text:p>0.18023175090986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78234093860226">
                <text:p>0.178234093860226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76245550484704">
                <text:p>0.176245550484704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74266109266809">
                <text:p>0.174266109266809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2295758930816">
                <text:p>0.17229575893081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0334306992442">
                <text:p>0.170334306992442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6838210496983">
                <text:p>0.16838210496983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66438778853579">
                <text:p>0.166438778853579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64504499820464">
                <text:p>0.16450449982046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2589257838703">
                <text:p>0.162589257838703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0672858881345">
                <text:p>0.160672858881345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58765661352798">
                <text:p>0.158765661352798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56877286983495">
                <text:p>0.156877286983495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54987910980759">
                <text:p>0.154987910980759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53117524556749">
                <text:p>0.153117524556749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1256119164386">
                <text:p>0.151256119164386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49393499372269">
                <text:p>0.149393499372269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47550030930301">
                <text:p>0.147550030930301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45715331357795">
                <text:p>0.145715331357795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43889580235932">
                <text:p>0.143889580235932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2082770261575">
                <text:p>0.142082770261575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40274894372348">
                <text:p>0.140274894372348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38475945746638">
                <text:p>0.138475945746638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36695727932033">
                <text:p>0.136695727932033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34924423784536">
                <text:p>0.134924423784536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33162027244949">
                <text:p>0.133162027244949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1408532494837">
                <text:p>0.131408532494837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2966393395653">
                <text:p>0.12966393395653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27928034874432">
                <text:p>0.127928034874432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26211212720026">
                <text:p>0.126211212720026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24493079559795">
                <text:p>0.124493079559795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2279382223793">
                <text:p>0.12279382223793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1103436420702">
                <text:p>0.121103436420702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19421918015144">
                <text:p>0.1194219180151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17759070345914">
                <text:p>0.117759070345914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16095082252416">
                <text:p>0.116095082252416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14450143583918">
                <text:p>0.11445014358391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12813865049269">
                <text:p>0.112813865049269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1186243324605">
                <text:p>0.111186243324605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09577662636141">
                <text:p>0.109577662636141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07967733547822">
                <text:p>0.107967733547822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06376841289042">
                <text:p>0.106376841289042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04794596437122">
                <text:p>0.104794596437122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03231191117431">
                <text:p>0.103231191117431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1666623965646">
                <text:p>0.101666623965646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100120699748775">
                <text:p>0.100120699748775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0985838057672173">
                <text:p>0.098583805767217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0970655531533858">
                <text:p>0.0970655531533858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0955461356555691">
                <text:p>0.0955461356555691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097136251208308">
                <text:p>0.097136251208308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0962347048390127">
                <text:p>0.0962347048390127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0953316124281269">
                <text:p>0.095331612428126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0944363121688766">
                <text:p>0.0944363121688766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0935390264090503">
                <text:p>0.0935390264090503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0926493158390242">
                <text:p>0.0926493158390242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0917669631737168">
                <text:p>0.0917669631737168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0908821932777792">
                <text:p>0.0908821932777792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0899943504972647">
                <text:p>0.0899943504972647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891134424162012">
                <text:p>0.08911344241620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882396976667321">
                <text:p>0.088239697666732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873626867057321">
                <text:p>0.0873626867057321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864922027168426">
                <text:p>0.0864922027168426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856184793837671">
                <text:p>0.0856184793837671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84751095291354">
                <text:p>0.084751095291354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838802878930279">
                <text:p>0.0838802878930279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830156420825144">
                <text:p>0.083015642082514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821473995979241">
                <text:p>0.0821473995979241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81285369152099">
                <text:p>0.081285369152099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80419579636575">
                <text:p>0.080419579636575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795598467752959">
                <text:p>0.0795598467752959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786962057664453">
                <text:p>0.0786962057664453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778384802523879">
                <text:p>0.0778384802523879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769869257214655">
                <text:p>0.0769869257214655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761311598802519">
                <text:p>0.0761311598802519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75271444316413">
                <text:p>0.07527144431641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744176186161611">
                <text:p>0.0744176186161611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735697385361476">
                <text:p>0.0735697385361476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727178627823682">
                <text:p>0.0727178627823682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718618452418997">
                <text:p>0.0718618452418997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710117537429726">
                <text:p>0.0710117537429726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701674537872393">
                <text:p>0.0701674537872393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693192275921708">
                <text:p>0.0693192275921708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68476949685795">
                <text:p>0.068476949685795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676307048233048">
                <text:p>0.0676307048233048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667903807523896">
                <text:p>0.0667903807523896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659462726159153">
                <text:p>0.0659462726159153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651082782134182">
                <text:p>0.0651082782134182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642663048434182">
                <text:p>0.0642663048434182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634308538899846">
                <text:p>0.0634308538899846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625914526989608">
                <text:p>0.0625914526989608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17584177140328">
                <text:p>0.0617584177140328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09220630381373">
                <text:p>0.0609220630381373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600919481188242">
                <text:p>0.0600919481188242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592685887257399">
                <text:p>0.0592685887257399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584421219599224">
                <text:p>0.0584421219599224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576123245339396">
                <text:p>0.057612324533939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567893539066618">
                <text:p>0.0567893539066618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559735506270355">
                <text:p>0.055973550627035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551550755379858">
                <text:p>0.0551550755379858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543337461725215">
                <text:p>0.054333746172521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35199175275864">
                <text:p>0.0535199175275864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27136018921149">
                <text:p>0.0527136018921149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1905159891996">
                <text:p>0.051905159891996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11046185405926">
                <text:p>0.0511046185405926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0302181763995">
                <text:p>0.050302181763995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494980587315723">
                <text:p>0.0494980587315723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487123069421621">
                <text:p>0.0487123069421621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479153083224732">
                <text:p>0.0479153083224732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471269849812816">
                <text:p>0.0471269849812816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463478814527003">
                <text:p>0.0463478814527003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455679420759372">
                <text:p>0.0455679420759372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47975685313967">
                <text:p>0.0447975685313967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40268767809202">
                <text:p>0.0440268767809202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32562742631559">
                <text:p>0.0432562742631559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24957609513523">
                <text:p>0.0424957609513523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17357593964818">
                <text:p>0.0417357593964818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09865583132668">
                <text:p>0.0409865583132668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02383286198867">
                <text:p>0.0402383286198867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395015017042001">
                <text:p>0.0395015017042001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387661506912194">
                <text:p>0.0387661506912194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38042836607309">
                <text:p>0.038042836607309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73216593556546">
                <text:p>0.0373216593556546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66030725523174">
                <text:p>0.0366030725523174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58973170147133">
                <text:p>0.0358973170147133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52047537800342">
                <text:p>0.0352047537800342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45058453012277">
                <text:p>0.0345058453012277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38207732026153">
                <text:p>0.0338207732026153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31500175373508">
                <text:p>0.0331500175373508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24838843071487">
                <text:p>0.0324838843071487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18228595998379">
                <text:p>0.0318228595998379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11772717835507">
                <text:p>0.0311772717835507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05376126909841">
                <text:p>0.0305376126909841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299041681209554">
                <text:p>0.0299041681209554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292874488104998">
                <text:p>0.0292874488104998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86778426273709">
                <text:p>0.0286778426273709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116694991151">
                <text:p>0.028116694991151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75693148468694">
                <text:p>0.0275693148468694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0257021945262">
                <text:p>0.027025702194526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4958570341212">
                <text:p>0.0264958570341212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59697793656546">
                <text:p>0.0259697793656546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4474691891264">
                <text:p>0.0254474691891264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49389265045364">
                <text:p>0.0249389265045364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4341513118848">
                <text:p>0.0244341513118848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39331436111715">
                <text:p>0.0239331436111715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4359034023965">
                <text:p>0.0234359034023965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29524306855599">
                <text:p>0.0229524306855599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4727254606615">
                <text:p>0.0224727254606615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067877277015">
                <text:p>0.0220067877277015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446174866798">
                <text:p>0.0215446174866798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0862147375965">
                <text:p>0.021086214737596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315794804515">
                <text:p>0.0206315794804515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1907117152448">
                <text:p>0.020190711715244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36114419764">
                <text:p>0.019743611441976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2786606463">
                <text:p>0.0193202786606463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07133712546">
                <text:p>0.0188907133712546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49155738012">
                <text:p>0.0184749155738012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628852682861">
                <text:p>0.0180628852682861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546224547093">
                <text:p>0.017654622454709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6012713307091">
                <text:p>0.00906012713307091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0.0090793993033708">
                <text:p>0.0090793993033708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0.00910243896560902">
                <text:p>0.0091024389656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0.00912924611978555">
                <text:p>0.00912924611978555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0.00915982076590042">
                <text:p>0.0091598207659004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0.00919416290395361">
                <text:p>0.00919416290395361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0.00923227253394512">
                <text:p>0.0092322725339451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0.00927414965587495">
                <text:p>0.00927414965587495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0.00931979426974312">
                <text:p>0.0093197942697431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0.0093692063755496">
                <text:p>0.0093692063755496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0.00942238597329441">
                <text:p>0.00942238597329441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0.00947933306297754">
                <text:p>0.00947933306297754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0.009540047644599">
                <text:p>0.009540047644599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0.00960452971815879">
                <text:p>0.00960452971815879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0.00967277928365689">
                <text:p>0.00967277928365689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0.00974479634109332">
                <text:p>0.0097447963410933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0.00982058089046808">
                <text:p>0.00982058089046808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0.00990013293178116">
                <text:p>0.00990013293178116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0.00998345246503257">
                <text:p>0.00998345246503257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0.0100705394902223">
                <text:p>0.0100705394902223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0.0101613940073503">
                <text:p>0.0101613940073503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0.0102560160164167">
                <text:p>0.0102560160164167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03544055174214">
                <text:p>0.0103544055174214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0.0104565625103645">
                <text:p>0.0104565625103645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0.0105424869952458">
                <text:p>0.0105424869952458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0.010698328692909">
                <text:p>0.0106983286929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0.0108592096551465">
                <text:p>0.0108592096551465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0.0110248986036535">
                <text:p>0.0110248986036535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0.0111949869227194">
                <text:p>0.0111949869227194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0.0113691578888828">
                <text:p>0.0113691578888828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0.0115472062217628">
                <text:p>0.0115472062217628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0.0117288361442614">
                <text:p>0.0117288361442614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0.0119137564002711">
                <text:p>0.0119137564002711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0.0121015626587674">
                <text:p>0.0121015626587674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0.0122922043372696">
                <text:p>0.0122922043372696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0.0124852897648638">
                <text:p>0.0124852897648638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0.0126805457694035">
                <text:p>0.0126805457694035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0.0128778351885456">
                <text:p>0.0128778351885456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0.0130767690621866">
                <text:p>0.0130767690621866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0.0132772257014516">
                <text:p>0.0132772257014516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0.0134789594948469">
                <text:p>0.013478959494846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0.0136817290107886">
                <text:p>0.0136817290107886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0.0138852969976023">
                <text:p>0.0138852969976023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0.0140894303835234">
                <text:p>0.0140894303835234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0.0142939002766972">
                <text:p>0.0142939002766972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0.0144986385401369">
                <text:p>0.014498638540136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0.0140036305654255">
                <text:p>0.0140036305654255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0.0149079142452057">
                <text:p>0.0149079142452057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0.0151120339388573">
                <text:p>0.0151120339388573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0.0153155922293952">
                <text:p>0.0153155922293952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0.0144617486679851">
                <text:p>0.0144617486679851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0.0157202432455943">
                <text:p>0.0157202432455943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0.0159211305883275">
                <text:p>0.0159211305883275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0.0161206994604737">
                <text:p>0.0161206994604737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0.0163189494507297">
                <text:p>0.0163189494507297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0.0165157105872477">
                <text:p>0.0165157105872477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0.0167108164360555">
                <text:p>0.0167108164360555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0.0169041041010564">
                <text:p>0.0169041041010564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0.0170954142240292">
                <text:p>0.0170954142240292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0.0172845909846284">
                <text:p>0.0172845909846284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0.017436729728159">
                <text:p>0.01743672972815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0.0176565281906244">
                <text:p>0.0176565281906244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0.0178388085070715">
                <text:p>0.0178388085070715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0.0180187764696094">
                <text:p>0.0180187764696094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0.0181959004204762">
                <text:p>0.0181959004204762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0.018370453944236">
                <text:p>0.018370453944236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0.0185423165391081">
                <text:p>0.0185423165391081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0.0187109544897005">
                <text:p>0.0187109544897005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0.0188768721238536">
                <text:p>0.0188768721238536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0.0190397516647686">
                <text:p>0.0190397516647686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0.0191992713006409">
                <text:p>0.01919927130064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0.0193557502829412">
                <text:p>0.0193557502829412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0.0195090908352219">
                <text:p>0.019509090835221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0.0196587618570426">
                <text:p>0.0196587618570426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0.0198053204367355">
                <text:p>0.0198053204367355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0.0199484604967907">
                <text:p>0.0199484604967907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0.0200878727517568">
                <text:p>0.0200878727517568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201464258530307">
                <text:p>0.0201464258530307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0.0203565135136244">
                <text:p>0.0203565135136244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0.020485363116728">
                <text:p>0.020485363116728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0.0206106162174097">
                <text:p>0.0206106162174097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0.0207322026734411">
                <text:p>0.0207322026734411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0.0208500547569092">
                <text:p>0.0208500547569092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0.0209641071542173">
                <text:p>0.0209641071542173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0.02107452898897">
                <text:p>0.02107452898897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0.0211812628392401">
                <text:p>0.0211812628392401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0.0212842534499651">
                <text:p>0.0212842534499651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0.0213834477329482">
                <text:p>0.0213834477329482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0.0214790306441774">
                <text:p>0.0214790306441774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0.021570719279562">
                <text:p>0.021570719279562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0.0216587045004666">
                <text:p>0.0216587045004666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0.0217429441265865">
                <text:p>0.0217429441265865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0.0218236370224199">
                <text:p>0.021823637022419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0.0219005071902017">
                <text:p>0.0219005071902017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0.0219735181343043">
                <text:p>0.0219735181343043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0.02204311758882">
                <text:p>0.02204311758882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0.0221090348014916">
                <text:p>0.0221090348014916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0.022171482893096">
                <text:p>0.022171482893096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0.0222301931065862">
                <text:p>0.0222301931065862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0.0222856263065443">
                <text:p>0.0222856263065443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0.0223648432584302">
                <text:p>0.0223648432584302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0.0223858446807783">
                <text:p>0.0223858446807783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0.0224308333319436">
                <text:p>0.0224308333319436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0.0224724660127545">
                <text:p>0.0224724660127545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0.0225112176813337">
                <text:p>0.0225112176813337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0.0225463383715959">
                <text:p>0.022546338371595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0.0226785518800479">
                <text:p>0.0226785518800479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0.0228078476933807">
                <text:p>0.0228078476933807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0.0229339697079701">
                <text:p>0.0229339697079701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0.0230574022315607">
                <text:p>0.0230574022315607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242411481906332">
                <text:p>0.024241148190633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0.023295924546823">
                <text:p>0.023295924546823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0.0234112497632698">
                <text:p>0.0234112497632698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0.0235241097782135">
                <text:p>0.0235241097782135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0.0236347485746549">
                <text:p>0.0236347485746549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0.0237431635643941">
                <text:p>0.023743163564394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0.0238493527009472">
                <text:p>0.0238493527009472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0.0239538097419988">
                <text:p>0.0239538097419988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0.0263508532283643">
                <text:p>0.026350853228364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0.0265848889992469">
                <text:p>0.0265848889992469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0.0268194820914223">
                <text:p>0.0268194820914223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0.0270546325048903">
                <text:p>0.0270546325048903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0.0272903402396509">
                <text:p>0.0272903402396509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0.0276634276730502">
                <text:p>0.0276634276730502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0.02803874439162">
                <text:p>0.0280387443916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0.0284162903953605">
                <text:p>0.0284162903953605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0.0287960656842716">
                <text:p>0.0287960656842716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0.0221045375788087">
                <text:p>0.0221045375788087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0.0221915321732301">
                <text:p>0.0221915321732301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0.0222769929492316">
                <text:p>0.0222769929492316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0.0303374596916219">
                <text:p>0.0303374596916219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0.0224424462441687">
                <text:p>0.0224424462441687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0.0225226671790067">
                <text:p>0.022522667179006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0.0226013699606118">
                <text:p>0.0226013699606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0.0226781206965232">
                <text:p>0.0226781206965232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0.0227533636877342">
                <text:p>0.022753363687734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0.0228268855303485">
                <text:p>0.0228268855303485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0.0228986926982103">
                <text:p>0.0228986926982103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0.0229687920931864">
                <text:p>0.0229687920931864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0.0230374088229201">
                <text:p>0.0230374088229201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0.0340050334731951">
                <text:p>0.0340050334731951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496093532375565">
                <text:p>0.0496093532375565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511729150720831">
                <text:p>0.0511729150720831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527450255561361">
                <text:p>0.0527450255561361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543352610653425">
                <text:p>0.0543352610653425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559440636312829">
                <text:p>0.0559440636312829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575710121219252">
                <text:p>0.057571012121925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592065477172632">
                <text:p>0.0592065477172632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608604660130248">
                <text:p>0.060860466013024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625329921101656">
                <text:p>0.0625329921101656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64223710229167">
                <text:p>0.06422371022916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659130593764698">
                <text:p>0.065913059376469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676208386879069">
                <text:p>0.0676208386879069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693370613251778">
                <text:p>0.0693370613251778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710617408780051">
                <text:p>0.0710617408780051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727951016180501">
                <text:p>0.0727951016180501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74546736863507">
                <text:p>0.074546736863507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762970813428184">
                <text:p>0.0762970813428184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780659400503785">
                <text:p>0.0780659400503785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798435363393832">
                <text:p>0.0798435363393832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816294702716145">
                <text:p>0.0816294702716145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834241730108878">
                <text:p>0.083424173010887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852272482259684">
                <text:p>0.0852272482259684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870491251144423">
                <text:p>0.0870491251144423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888796151556944">
                <text:p>0.088879615155694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07189398280919">
                <text:p>0.0907189398280919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0925667103821987">
                <text:p>0.092566710382198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0944233516127627">
                <text:p>0.0944233516127627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0962886796539162">
                <text:p>0.0962886796539162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0981727143552145">
                <text:p>0.0981727143552145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100065475994235">
                <text:p>0.100065475994235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01967183548088">
                <text:p>0.101967183548088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03877460708977">
                <text:p>0.103877460708977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05796724649724">
                <text:p>0.10579672464972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07734799034987">
                <text:p>0.107734799034987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09671900808767">
                <text:p>0.109671900808767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1627662636141">
                <text:p>0.111627662636141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13592495896019">
                <text:p>0.113592495896019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15566037975104">
                <text:p>0.115566037975104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17548697171435">
                <text:p>0.117548697171435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19550305306622">
                <text:p>0.119550305306622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1551075777875">
                <text:p>0.121551075777875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2357065578298">
                <text:p>0.12357065578298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25599446987853">
                <text:p>0.125599446987853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27637286983495">
                <text:p>0.127637286983495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29694202307316">
                <text:p>0.129694202307316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1750219924751">
                <text:p>0.131750219924751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33825549059786">
                <text:p>0.133825549059786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35899852695775">
                <text:p>0.135899852695775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37993521532781">
                <text:p>0.137993521532781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40096402364294">
                <text:p>0.140096402364294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221870126655">
                <text:p>0.14221870126655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44340092425063">
                <text:p>0.144340092425063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46480958516696">
                <text:p>0.146480958516696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4862097956323">
                <text:p>0.14862097956323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0780534046016">
                <text:p>0.150780534046016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2949478587461">
                <text:p>0.152949478587461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55128014045046">
                <text:p>0.155128014045046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57325832480922">
                <text:p>0.157325832480922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59523303515028">
                <text:p>0.159523303515028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1740290653808">
                <text:p>0.161740290653808</text:p>
              </table:table-cell>
              <table:table-cell office:value-type="float" office:value="-0.125">
                <text:p>-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false" chart:maximum="6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2">
      <style:chart-properties chart:display-label="true" chart:logarithmic="false" chart:minimum="-6" chart:maximum="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56cm" svg:height="17.824cm" xlink:href=".." xlink:type="simple" chart:class="chart:scatter" chart:column-mapping="0 1" chart:style-name="ch1">
        <chart:title svg:x="14.194cm" svg:y="0.492cm" chart:style-name="ch2">
          <text:p>L/D vs Speed (km/h)</text:p>
        </chart:title>
        <chart:plot-area chart:style-name="ch3" table:cell-range-address="B21_ASG29.G386:B21_ASG29.H583 B21_ASG29.I386:B21_ASG29.I583 Settings.B23:Settings.C33" svg:x="0.653cm" svg:y="1.627cm" svg:width="31.35cm" svg:height="15.841cm">
          <chartooo:coordinate-region svg:x="1.274cm" svg:y="1.826cm" svg:width="29.895cm" svg:height="14.9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B21_ASG29.I386:B21_ASG29.I583" chart:class="chart:scatter">
            <chart:domain table:cell-range-address="B21_ASG29.G386:B21_ASG29.G583"/>
            <chart:data-point chart:repeated="198"/>
          </chart:series>
          <chart:series chart:attached-axis="secondary-y" chart:style-name="ch10" chart:values-cell-range-address="Settings.B23:Settings.B33" chart:class="chart:scatter">
            <chart:domain table:cell-range-address="Settings.A23:Settings.A33"/>
            <chart:data-point chart:repeated="11"/>
          </chart:series>
          <chart:series chart:attached-axis="primary-y" chart:style-name="ch11" chart:values-cell-range-address="Settings.C23:Settings.C33" chart:class="chart:scatter">
            <chart:domain table:cell-range-address="Settings.A23:Settings.A33"/>
            <chart:data-point chart:repeated="11"/>
          </chart:series>
          <chart:series chart:attached-axis="secondary-y" chart:style-name="ch12" chart:values-cell-range-address="B21_ASG29.H386:B21_ASG29.H583" chart:class="chart:scatter">
            <chart:data-point chart:repeated="1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599633380743">
                <text:p>292.599633380743</text:p>
                <draw:g>
                  <svg:desc>B21_ASG29.G386:B21_ASG29.G583</svg:desc>
                </draw:g>
              </table:table-cell>
              <table:table-cell office:value-type="float" office:value="10.8442689244011">
                <text:p>10.8442689244011</text:p>
                <draw:g>
                  <svg:desc>B21_ASG29.I386:B21_ASG29.I583</svg:desc>
                </draw:g>
              </table:table-cell>
              <table:table-cell office:value-type="float" office:value="75">
                <text:p>75</text:p>
                <draw:g>
                  <svg:desc>Settings.A23:Settings.A33</svg:desc>
                </draw:g>
              </table:table-cell>
              <table:table-cell office:value-type="float" office:value="-0.5">
                <text:p>-0.5</text:p>
                <draw:g>
                  <svg:desc>Settings.B23:Settings.B33</svg:desc>
                </draw:g>
              </table:table-cell>
              <table:table-cell office:value-type="float" office:value="75">
                <text:p>75</text:p>
                <draw:g>
                  <svg:desc>Settings.A23:Settings.A33</svg:desc>
                </draw:g>
              </table:table-cell>
              <table:table-cell office:value-type="float" office:value="41.6666666666667">
                <text:p>41.6666666666667</text:p>
                <draw:g>
                  <svg:desc>Settings.C23:Settings.C33</svg:desc>
                </draw:g>
              </table:table-cell>
              <table:table-cell office:value-type="float" office:value="-7.49498896658762">
                <text:p>-7.49498896658762</text:p>
                <draw:g>
                  <svg:desc>B21_ASG29.H386:B21_ASG29.H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094788858573">
                <text:p>275.094788858573</text:p>
              </table:table-cell>
              <table:table-cell office:value-type="float" office:value="12.2273134881576">
                <text:p>12.2273134881576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  <table:table-cell office:value-type="float" office:value="80">
                <text:p>80</text:p>
              </table:table-cell>
              <table:table-cell office:value-type="float" office:value="46.2962962962963">
                <text:p>46.2962962962963</text:p>
              </table:table-cell>
              <table:table-cell office:value-type="float" office:value="-6.24955099101624">
                <text:p>-6.24955099101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397235008362">
                <text:p>260.397235008362</text:p>
              </table:table-cell>
              <table:table-cell office:value-type="float" office:value="13.5955824696393">
                <text:p>13.5955824696393</text:p>
              </table:table-cell>
              <table:table-cell office:value-type="float" office:value="85">
                <text:p>85</text:p>
              </table:table-cell>
              <table:table-cell office:value-type="float" office:value="-0.47">
                <text:p>-0.47</text:p>
              </table:table-cell>
              <table:table-cell office:value-type="float" office:value="85">
                <text:p>85</text:p>
              </table:table-cell>
              <table:table-cell office:value-type="float" office:value="50.2364066193853">
                <text:p>50.2364066193853</text:p>
              </table:table-cell>
              <table:table-cell office:value-type="float" office:value="-5.32029910756882">
                <text:p>-5.32029910756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828832936732">
                <text:p>247.828832936732</text:p>
              </table:table-cell>
              <table:table-cell office:value-type="float" office:value="14.9475656716809">
                <text:p>14.9475656716809</text:p>
              </table:table-cell>
              <table:table-cell office:value-type="float" office:value="90">
                <text:p>90</text:p>
              </table:table-cell>
              <table:table-cell office:value-type="float" office:value="-0.49">
                <text:p>-0.49</text:p>
              </table:table-cell>
              <table:table-cell office:value-type="float" office:value="90">
                <text:p>90</text:p>
              </table:table-cell>
              <table:table-cell office:value-type="float" office:value="51.0204081632653">
                <text:p>51.0204081632653</text:p>
              </table:table-cell>
              <table:table-cell office:value-type="float" office:value="-4.60552199565512">
                <text:p>-4.60552199565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.920642259126">
                <text:p>236.920642259126</text:p>
              </table:table-cell>
              <table:table-cell office:value-type="float" office:value="16.2818161883279">
                <text:p>16.2818161883279</text:p>
              </table:table-cell>
              <table:table-cell office:value-type="float" office:value="95">
                <text:p>95</text:p>
              </table:table-cell>
              <table:table-cell office:value-type="float" office:value="-0.52">
                <text:p>-0.52</text:p>
              </table:table-cell>
              <table:table-cell office:value-type="float" office:value="95">
                <text:p>95</text:p>
              </table:table-cell>
              <table:table-cell office:value-type="float" office:value="50.7478632478632">
                <text:p>50.7478632478632</text:p>
              </table:table-cell>
              <table:table-cell office:value-type="float" office:value="-4.04201157630086">
                <text:p>-4.0420115763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336647330588">
                <text:p>227.336647330588</text:p>
              </table:table-cell>
              <table:table-cell office:value-type="float" office:value="17.5969549598781">
                <text:p>17.5969549598781</text:p>
              </table:table-cell>
              <table:table-cell office:value-type="float" office:value="100">
                <text:p>100</text:p>
              </table:table-cell>
              <table:table-cell office:value-type="float" office:value="-0.55">
                <text:p>-0.55</text:p>
              </table:table-cell>
              <table:table-cell office:value-type="float" office:value="100">
                <text:p>100</text:p>
              </table:table-cell>
              <table:table-cell office:value-type="float" office:value="50.5050505050505">
                <text:p>50.5050505050505</text:p>
              </table:table-cell>
              <table:table-cell office:value-type="float" office:value="-3.58863615022735">
                <text:p>-3.5886361502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28932490462">
                <text:p>218.828932490462</text:p>
              </table:table-cell>
              <table:table-cell office:value-type="float" office:value="18.8916748020312">
                <text:p>18.8916748020312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05">
                <text:p>105</text:p>
              </table:table-cell>
              <table:table-cell office:value-type="float" office:value="49.8575498575499">
                <text:p>49.8575498575499</text:p>
              </table:table-cell>
              <table:table-cell office:value-type="float" office:value="-3.21759797464587">
                <text:p>-3.21759797464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.210047607888">
                <text:p>211.210047607888</text:p>
              </table:table-cell>
              <table:table-cell office:value-type="float" office:value="20.1647438916758">
                <text:p>20.1647438916758</text:p>
              </table:table-cell>
              <table:table-cell office:value-type="float" office:value="110">
                <text:p>110</text:p>
              </table:table-cell>
              <table:table-cell office:value-type="float" office:value="-0.63">
                <text:p>-0.63</text:p>
              </table:table-cell>
              <table:table-cell office:value-type="float" office:value="110">
                <text:p>110</text:p>
              </table:table-cell>
              <table:table-cell office:value-type="float" office:value="48.5008818342152">
                <text:p>48.5008818342152</text:p>
              </table:table-cell>
              <table:table-cell office:value-type="float" office:value="-2.90950671052545">
                <text:p>-2.90950671052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33527939135">
                <text:p>204.33527939135</text:p>
              </table:table-cell>
              <table:table-cell office:value-type="float" office:value="21.4150086985377">
                <text:p>21.4150086985377</text:p>
              </table:table-cell>
              <table:table-cell office:value-type="float" office:value="125">
                <text:p>125</text:p>
              </table:table-cell>
              <table:table-cell office:value-type="float" office:value="-0.8">
                <text:p>-0.8</text:p>
              </table:table-cell>
              <table:table-cell office:value-type="float" office:value="125">
                <text:p>125</text:p>
              </table:table-cell>
              <table:table-cell office:value-type="float" office:value="43.4027777777778">
                <text:p>43.4027777777778</text:p>
              </table:table-cell>
              <table:table-cell office:value-type="float" office:value="-2.6504682127356">
                <text:p>-2.6504682127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22.6413963584643">
                <text:p>22.6413963584643</text:p>
              </table:table-cell>
              <table:table-cell office:value-type="float" office:value="150">
                <text:p>150</text:p>
              </table:table-cell>
              <table:table-cell office:value-type="float" office:value="-1.2">
                <text:p>-1.2</text:p>
              </table:table-cell>
              <table:table-cell office:value-type="float" office:value="150">
                <text:p>150</text:p>
              </table:table-cell>
              <table:table-cell office:value-type="float" office:value="34.7222222222222">
                <text:p>34.7222222222222</text:p>
              </table:table-cell>
              <table:table-cell office:value-type="float" office:value="-2.43029386790271">
                <text:p>-2.43029386790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386074721444">
                <text:p>192.386074721444</text:p>
              </table:table-cell>
              <table:table-cell office:value-type="float" office:value="23.842916490439">
                <text:p>23.842916490439</text:p>
              </table:table-cell>
              <table:table-cell office:value-type="float" office:value="175">
                <text:p>175</text:p>
              </table:table-cell>
              <table:table-cell office:value-type="float" office:value="-1.9">
                <text:p>-1.9</text:p>
              </table:table-cell>
              <table:table-cell office:value-type="float" office:value="175">
                <text:p>175</text:p>
              </table:table-cell>
              <table:table-cell office:value-type="float" office:value="25.5847953216374">
                <text:p>25.5847953216374</text:p>
              </table:table-cell>
              <table:table-cell office:value-type="float" office:value="-2.24136071327271">
                <text:p>-2.2413607132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.14735432649">
                <text:p>187.14735432649</text:p>
              </table:table-cell>
              <table:table-cell office:value-type="float" office:value="25.018662465387">
                <text:p>25.01866246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786392552855">
                <text:p>-2.07786392552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314531059085">
                <text:p>182.314531059085</text:p>
              </table:table-cell>
              <table:table-cell office:value-type="float" office:value="26.1678121403808">
                <text:p>26.167812140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31369846701">
                <text:p>-1.93531369846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837759367116">
                <text:p>177.837759367116</text:p>
              </table:table-cell>
              <table:table-cell office:value-type="float" office:value="27.2896280769015">
                <text:p>27.289628076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018874507086">
                <text:p>-1.81018874507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675362883162">
                <text:p>173.675362883162</text:p>
              </table:table-cell>
              <table:table-cell office:value-type="float" office:value="28.3834572663101">
                <text:p>28.383457266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969274369181">
                <text:p>-1.69969274369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792189911969">
                <text:p>169.792189911969</text:p>
              </table:table-cell>
              <table:table-cell office:value-type="float" office:value="29.4487303895868">
                <text:p>29.448730389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1579985752">
                <text:p>-1.601579985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158356240468">
                <text:p>166.158356240468</text:p>
              </table:table-cell>
              <table:table-cell office:value-type="float" office:value="30.4849606416889">
                <text:p>30.484960641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02849090667">
                <text:p>-1.51402849090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48271880226">
                <text:p>162.748271880226</text:p>
              </table:table-cell>
              <table:table-cell office:value-type="float" office:value="31.4917421535396">
                <text:p>31.491742153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554628002635">
                <text:p>-1.43554628002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539878942454">
                <text:p>159.539878942454</text:p>
              </table:table-cell>
              <table:table-cell office:value-type="float" office:value="32.4687480467044">
                <text:p>32.468748046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490119593844">
                <text:p>-1.36490119593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14048567034">
                <text:p>156.514048567034</text:p>
              </table:table-cell>
              <table:table-cell office:value-type="float" office:value="33.4157281572419">
                <text:p>33.415728157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106770073576">
                <text:p>-1.30106770073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654099108035">
                <text:p>153.654099108035</text:p>
              </table:table-cell>
              <table:table-cell office:value-type="float" office:value="34.3325064660745">
                <text:p>34.332506466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318608193818">
                <text:p>-1.24318608193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945407777223">
                <text:p>150.945407777223</text:p>
              </table:table-cell>
              <table:table-cell office:value-type="float" office:value="35.2857916891674">
                <text:p>35.285791689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827658190222">
                <text:p>-1.18827658190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356686069011">
                <text:p>147.356686069011</text:p>
              </table:table-cell>
              <table:table-cell office:value-type="float" office:value="36.486072844137">
                <text:p>36.48607284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186403211452">
                <text:p>-1.1218640321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059927296686">
                <text:p>144.059927296686</text:p>
              </table:table-cell>
              <table:table-cell office:value-type="float" office:value="37.6095510603245">
                <text:p>37.609551060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400223728053">
                <text:p>-1.06400223728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017971293292">
                <text:p>141.017971293292</text:p>
              </table:table-cell>
              <table:table-cell office:value-type="float" office:value="38.6597659826782">
                <text:p>38.659765982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324096762853">
                <text:p>-1.01324096762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.202945277184">
                <text:p>138.202945277184</text:p>
              </table:table-cell>
              <table:table-cell office:value-type="float" office:value="39.6391709131363">
                <text:p>39.639170913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479060915921">
                <text:p>-0.968479060915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89725539937">
                <text:p>135.589725539937</text:p>
              </table:table-cell>
              <table:table-cell office:value-type="float" office:value="40.550936534254">
                <text:p>40.55093653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8802535008463">
                <text:p>-0.928802535008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155544870576">
                <text:p>133.155544870576</text:p>
              </table:table-cell>
              <table:table-cell office:value-type="float" office:value="41.3987583506605">
                <text:p>41.39875835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448326146421">
                <text:p>-0.893448326146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882299943457">
                <text:p>130.882299943457</text:p>
              </table:table-cell>
              <table:table-cell office:value-type="float" office:value="42.185771368465">
                <text:p>42.18577136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1811773244361">
                <text:p>-0.861811773244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754368364215">
                <text:p>128.754368364215</text:p>
              </table:table-cell>
              <table:table-cell office:value-type="float" office:value="42.9150960303641">
                <text:p>42.91509603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3392107478637">
                <text:p>-0.833392107478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.759390689456">
                <text:p>126.759390689456</text:p>
              </table:table-cell>
              <table:table-cell office:value-type="float" office:value="43.5894119523345">
                <text:p>43.589411952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786576627501">
                <text:p>-0.807786576627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883075938641">
                <text:p>124.883075938641</text:p>
              </table:table-cell>
              <table:table-cell office:value-type="float" office:value="44.2125744974979">
                <text:p>44.212574497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12606493937">
                <text:p>-0.784612606493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116301370782">
                <text:p>123.116301370782</text:p>
              </table:table-cell>
              <table:table-cell office:value-type="float" office:value="44.7871063091904">
                <text:p>44.787106309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3589689561552">
                <text:p>-0.763589689561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449918328037">
                <text:p>121.449918328037</text:p>
              </table:table-cell>
              <table:table-cell office:value-type="float" office:value="45.3158728693292">
                <text:p>45.315872869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4465157313299">
                <text:p>-0.744465157313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874813904321">
                <text:p>119.874813904321</text:p>
              </table:table-cell>
              <table:table-cell office:value-type="float" office:value="45.801952841005">
                <text:p>45.80195284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7011783394003">
                <text:p>-0.727011783394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384884600317">
                <text:p>118.384884600317</text:p>
              </table:table-cell>
              <table:table-cell office:value-type="float" office:value="46.2476623334109">
                <text:p>46.247662333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1056267659129">
                <text:p>-0.711056267659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972760948823">
                <text:p>116.972760948823</text:p>
              </table:table-cell>
              <table:table-cell office:value-type="float" office:value="46.6558311147994">
                <text:p>46.655831114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6428138145173">
                <text:p>-0.696428138145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632788554656">
                <text:p>115.632788554656</text:p>
              </table:table-cell>
              <table:table-cell office:value-type="float" office:value="47.0288526530808">
                <text:p>47.028852653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2989637869801">
                <text:p>-0.682989637869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.359886260931">
                <text:p>114.359886260931</text:p>
              </table:table-cell>
              <table:table-cell office:value-type="float" office:value="47.3690130457164">
                <text:p>47.369013045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0620581472164">
                <text:p>-0.670620581472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49474140762">
                <text:p>113.149474140762</text:p>
              </table:table-cell>
              <table:table-cell office:value-type="float" office:value="47.6784904287118">
                <text:p>47.678490428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9215700852342">
                <text:p>-0.65921570085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997412254145">
                <text:p>111.997412254145</text:p>
              </table:table-cell>
              <table:table-cell office:value-type="float" office:value="47.9593554605448">
                <text:p>47.959355460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8682451923525">
                <text:p>-0.648682451923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89994831987">
                <text:p>110.89994831987</text:p>
              </table:table-cell>
              <table:table-cell office:value-type="float" office:value="48.21357268901">
                <text:p>48.2135726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939192469049">
                <text:p>-0.638939192469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5289077435">
                <text:p>109.85289077435</text:p>
              </table:table-cell>
              <table:table-cell office:value-type="float" office:value="48.4431692021041">
                <text:p>48.443169202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907010304324">
                <text:p>-0.629907010304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74474716206">
                <text:p>112.474474716206</text:p>
              </table:table-cell>
              <table:table-cell office:value-type="float" office:value="47.8447354684012">
                <text:p>47.844735468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3006215574646">
                <text:p>-0.653006215574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.898830407913">
                <text:p>107.898830407913</text:p>
              </table:table-cell>
              <table:table-cell office:value-type="float" office:value="48.8351346825148">
                <text:p>48.835134682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736350485843">
                <text:p>-0.613736350485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86466358109">
                <text:p>106.986466358109</text:p>
              </table:table-cell>
              <table:table-cell office:value-type="float" office:value="49.0006840241381">
                <text:p>49.000684024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490775978002">
                <text:p>-0.606490775978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113774390791">
                <text:p>106.113774390791</text:p>
              </table:table-cell>
              <table:table-cell office:value-type="float" office:value="49.1479525391964">
                <text:p>49.147952539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741126924438">
                <text:p>-0.599741126924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037915543429">
                <text:p>110.037915543429</text:p>
              </table:table-cell>
              <table:table-cell office:value-type="float" office:value="48.4035517467979">
                <text:p>48.403551746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484396245254">
                <text:p>-0.631484396245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79006575712">
                <text:p>104.479006575712</text:p>
              </table:table-cell>
              <table:table-cell office:value-type="float" office:value="49.3930016138655">
                <text:p>49.393001613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757203091063">
                <text:p>-0.58757203091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.712480603723">
                <text:p>103.712480603723</text:p>
              </table:table-cell>
              <table:table-cell office:value-type="float" office:value="49.4933444348299">
                <text:p>49.493344434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207871621723">
                <text:p>-0.5820787162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978039333072">
                <text:p>102.978039333072</text:p>
              </table:table-cell>
              <table:table-cell office:value-type="float" office:value="49.58035486982">
                <text:p>49.58035486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6942440225764">
                <text:p>-0.576942440225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273494643456">
                <text:p>102.273494643456</text:p>
              </table:table-cell>
              <table:table-cell office:value-type="float" office:value="49.6551571807073">
                <text:p>49.655157180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131993545771">
                <text:p>-0.572131993545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97441358559">
                <text:p>101.597441358559</text:p>
              </table:table-cell>
              <table:table-cell office:value-type="float" office:value="49.7187205880216">
                <text:p>49.718720588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7623445549556">
                <text:p>-0.567623445549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948574743604">
                <text:p>100.948574743604</text:p>
              </table:table-cell>
              <table:table-cell office:value-type="float" office:value="49.7719547804645">
                <text:p>49.771954780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339500599881">
                <text:p>-0.56339500599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325681819358">
                <text:p>100.325681819358</text:p>
              </table:table-cell>
              <table:table-cell office:value-type="float" office:value="49.8157130934478">
                <text:p>49.815713093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9426799683556">
                <text:p>-0.559426799683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7276335885684">
                <text:p>99.7276335885684</text:p>
              </table:table-cell>
              <table:table-cell office:value-type="float" office:value="49.8507955895052">
                <text:p>49.850795589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5700668638896">
                <text:p>-0.555700668638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1533780643454">
                <text:p>99.1533780643454</text:p>
              </table:table-cell>
              <table:table-cell office:value-type="float" office:value="49.8779520306095">
                <text:p>49.877952030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2199998126851">
                <text:p>-0.552199998126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033172065975">
                <text:p>98.7033172065975</text:p>
              </table:table-cell>
              <table:table-cell office:value-type="float" office:value="49.8946771305985">
                <text:p>49.894677130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9509280141821">
                <text:p>-0.54950928014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0707159614314">
                <text:p>98.0707159614314</text:p>
              </table:table-cell>
              <table:table-cell office:value-type="float" office:value="49.9112843977986">
                <text:p>49.911284397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5805740596081">
                <text:p>-0.545805740596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5611366609928">
                <text:p>97.5611366609928</text:p>
              </table:table-cell>
              <table:table-cell office:value-type="float" office:value="49.9186927000758">
                <text:p>49.918692700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889131772546">
                <text:p>-0.542889131772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07481844214">
                <text:p>97.0707481844214</text:p>
              </table:table-cell>
              <table:table-cell office:value-type="float" office:value="49.9207036347402">
                <text:p>49.920703634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0138554840607">
                <text:p>-0.540138554840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5999091196492">
                <text:p>96.5999091196492</text:p>
              </table:table-cell>
              <table:table-cell office:value-type="float" office:value="49.917837480462">
                <text:p>49.91783748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7549490185629">
                <text:p>-0.537549490185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468643643248">
                <text:p>96.1468643643248</text:p>
              </table:table-cell>
              <table:table-cell office:value-type="float" office:value="49.910579389231">
                <text:p>49.91057938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5106236999247">
                <text:p>-0.535106236999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7109943211164">
                <text:p>95.7109943211164</text:p>
              </table:table-cell>
              <table:table-cell office:value-type="float" office:value="49.899374657343">
                <text:p>49.89937465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800009899701">
                <text:p>-0.532800009899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927374687591">
                <text:p>95.2927374687591</text:p>
              </table:table-cell>
              <table:table-cell office:value-type="float" office:value="49.8846812178281">
                <text:p>49.884681217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0627924369155">
                <text:p>-0.53062792436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8899952806395">
                <text:p>94.8899952806395</text:p>
              </table:table-cell>
              <table:table-cell office:value-type="float" office:value="49.8668420183076">
                <text:p>49.866842018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8574318235812">
                <text:p>-0.528574318235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5027703698129">
                <text:p>94.5027703698129</text:p>
              </table:table-cell>
              <table:table-cell office:value-type="float" office:value="49.8462383706481">
                <text:p>49.846238370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634915797939">
                <text:p>-0.526634915797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310702905994">
                <text:p>94.1310702905994</text:p>
              </table:table-cell>
              <table:table-cell office:value-type="float" office:value="49.8232451128532">
                <text:p>49.823245112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4805629700364">
                <text:p>-0.524805629700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.7734491568693">
                <text:p>93.7734491568693</text:p>
              </table:table-cell>
              <table:table-cell office:value-type="float" office:value="49.7981212771429">
                <text:p>49.79812127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075562959211">
                <text:p>-0.523075562959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.4294938993114">
                <text:p>93.4294938993114</text:p>
              </table:table-cell>
              <table:table-cell office:value-type="float" office:value="49.7711558268499">
                <text:p>49.771155826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1439310843823">
                <text:p>-0.521439310843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.0997667697701">
                <text:p>93.0997667697701</text:p>
              </table:table-cell>
              <table:table-cell office:value-type="float" office:value="49.7427054211801">
                <text:p>49.742705421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896256264434">
                <text:p>-0.519896256264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7824572373508">
                <text:p>92.7824572373508</text:p>
              </table:table-cell>
              <table:table-cell office:value-type="float" office:value="49.7129043251314">
                <text:p>49.712904325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434904136631">
                <text:p>-0.518434904136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4776997691605">
                <text:p>92.4776997691605</text:p>
              </table:table-cell>
              <table:table-cell office:value-type="float" office:value="49.6820293555709">
                <text:p>49.682029355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7053153204127">
                <text:p>-0.517053153204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856292506162">
                <text:p>92.1856292506162</text:p>
              </table:table-cell>
              <table:table-cell office:value-type="float" office:value="49.6503543369357">
                <text:p>49.6503543369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748972555322">
                <text:p>-0.515748972555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643253383198">
                <text:p>92.0643253383198</text:p>
              </table:table-cell>
              <table:table-cell office:value-type="float" office:value="49.6365959547889">
                <text:p>49.636595954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213084482711">
                <text:p>-0.515213084482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6355576861061">
                <text:p>91.6355576861061</text:p>
              </table:table-cell>
              <table:table-cell office:value-type="float" office:value="49.5851118770625">
                <text:p>49.585111877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346055214787">
                <text:p>-0.513346055214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3774638562859">
                <text:p>91.3774638562859</text:p>
              </table:table-cell>
              <table:table-cell office:value-type="float" office:value="49.5519651868458">
                <text:p>49.551965186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242627578097">
                <text:p>-0.512242627578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1300199395915">
                <text:p>91.1300199395915</text:p>
              </table:table-cell>
              <table:table-cell office:value-type="float" office:value="49.5186553004608">
                <text:p>49.518655300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1199148564697">
                <text:p>-0.511199148564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8929907216463">
                <text:p>90.8929907216463</text:p>
              </table:table-cell>
              <table:table-cell office:value-type="float" office:value="49.4853352612782">
                <text:p>49.485335261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12830628056">
                <text:p>-0.510212830628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6661539722631">
                <text:p>90.6661539722631</text:p>
              </table:table-cell>
              <table:table-cell office:value-type="float" office:value="49.45214830471">
                <text:p>49.4521483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281065301553">
                <text:p>-0.509281065301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492998180322">
                <text:p>90.4492998180322</text:p>
              </table:table-cell>
              <table:table-cell office:value-type="float" office:value="49.4192284163929">
                <text:p>49.419228416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401411962854">
                <text:p>-0.508401411962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24179663608">
                <text:p>90.24179663608</text:p>
              </table:table-cell>
              <table:table-cell office:value-type="float" office:value="49.3866316321818">
                <text:p>49.38663163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7569860583687">
                <text:p>-0.507569860583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0434661011289">
                <text:p>90.0434661011289</text:p>
              </table:table-cell>
              <table:table-cell office:value-type="float" office:value="49.3544699357268">
                <text:p>49.354469935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784369268942">
                <text:p>-0.5067843692689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8541397582842">
                <text:p>89.8541397582842</text:p>
              </table:table-cell>
              <table:table-cell office:value-type="float" office:value="49.3228481077742">
                <text:p>49.322848107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043025164558">
                <text:p>-0.506043025164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6736585990316">
                <text:p>89.6736585990316</text:p>
              </table:table-cell>
              <table:table-cell office:value-type="float" office:value="49.2918641167449">
                <text:p>49.291864116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5344037138579">
                <text:p>-0.50534403713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5014497255343">
                <text:p>89.5014497255343</text:p>
              </table:table-cell>
              <table:table-cell office:value-type="float" office:value="49.2615340761121">
                <text:p>49.261534076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684116703224">
                <text:p>-0.504684116703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3377994355">
                <text:p>89.3377994355</text:p>
              </table:table-cell>
              <table:table-cell office:value-type="float" office:value="49.2320161528505">
                <text:p>49.232016152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63358317557">
                <text:p>-0.504063358317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821559936549">
                <text:p>89.1821559936549</text:p>
              </table:table-cell>
              <table:table-cell office:value-type="float" office:value="49.203312228441">
                <text:p>49.20331222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3478729121597">
                <text:p>-0.503478729121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344003509752">
                <text:p>89.0344003509752</text:p>
              </table:table-cell>
              <table:table-cell office:value-type="float" office:value="49.1754931519415">
                <text:p>49.175493151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928924349678">
                <text:p>-0.502928924349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940061095669">
                <text:p>88.8940061095669</text:p>
              </table:table-cell>
              <table:table-cell office:value-type="float" office:value="49.1485447131518">
                <text:p>49.148544713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411202996863">
                <text:p>-0.502411202996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612861430792">
                <text:p>88.7612861430792</text:p>
              </table:table-cell>
              <table:table-cell office:value-type="float" office:value="49.1226066436178">
                <text:p>49.12260664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925986876053">
                <text:p>-0.501925986876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361414686711">
                <text:p>88.6361414686711</text:p>
              </table:table-cell>
              <table:table-cell office:value-type="float" office:value="49.0977363481789">
                <text:p>49.097736348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472211129291">
                <text:p>-0.501472211129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5176611650009">
                <text:p>88.5176611650009</text:p>
              </table:table-cell>
              <table:table-cell office:value-type="float" office:value="49.073820689894">
                <text:p>49.07382068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045952135613">
                <text:p>-0.50104595213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4061756058518">
                <text:p>88.4061756058518</text:p>
              </table:table-cell>
              <table:table-cell office:value-type="float" office:value="49.0509879665501">
                <text:p>49.050987966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647836458913">
                <text:p>-0.500647836458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3012018559576">
                <text:p>88.3012018559576</text:p>
              </table:table-cell>
              <table:table-cell office:value-type="float" office:value="49.0291968850897">
                <text:p>49.029196885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275615041007">
                <text:p>-0.500275615041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030772149333">
                <text:p>88.2030772149333</text:p>
              </table:table-cell>
              <table:table-cell office:value-type="float" office:value="49.0085711256021">
                <text:p>49.008571125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929996308884">
                <text:p>-0.499929996308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1109278578365">
                <text:p>88.1109278578365</text:p>
              </table:table-cell>
              <table:table-cell office:value-type="float" office:value="48.9889754491397">
                <text:p>48.988975449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607462983138">
                <text:p>-0.499607462983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800724635126">
                <text:p>87.9800724635126</text:p>
              </table:table-cell>
              <table:table-cell office:value-type="float" office:value="48.960772375959">
                <text:p>48.96077237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52848937541">
                <text:p>-0.499152848937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9455435489314">
                <text:p>87.9455435489314</text:p>
              </table:table-cell>
              <table:table-cell office:value-type="float" office:value="48.9532566506621">
                <text:p>48.95325665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033554127201">
                <text:p>-0.499033554127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718040623182">
                <text:p>87.8718040623182</text:p>
              </table:table-cell>
              <table:table-cell office:value-type="float" office:value="48.9371029491255">
                <text:p>48.937102949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779719084111">
                <text:p>-0.498779719084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.8038397823048">
                <text:p>87.8038397823048</text:p>
              </table:table-cell>
              <table:table-cell office:value-type="float" office:value="48.922089786498">
                <text:p>48.92208978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546885497439">
                <text:p>-0.498546885497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.7408141710471">
                <text:p>87.7408141710471</text:p>
              </table:table-cell>
              <table:table-cell office:value-type="float" office:value="48.9080606649249">
                <text:p>48.908060664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3193239505">
                <text:p>-0.49833193239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6838888533003">
                <text:p>87.6838888533003</text:p>
              </table:table-cell>
              <table:table-cell office:value-type="float" office:value="48.8953009500126">
                <text:p>48.89530095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138580177348">
                <text:p>-0.498138580177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6318376092868">
                <text:p>87.6318376092868</text:p>
              </table:table-cell>
              <table:table-cell office:value-type="float" office:value="48.6680104548927">
                <text:p>48.668010454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167910834407">
                <text:p>-0.500167910834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84634678702">
                <text:p>87.584634678702</text:p>
              </table:table-cell>
              <table:table-cell office:value-type="float" office:value="48.4442905290298">
                <text:p>48.444290529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207069663851">
                <text:p>-0.5022070696638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426525414713">
                <text:p>87.5426525414713</text:p>
              </table:table-cell>
              <table:table-cell office:value-type="float" office:value="48.2240978811291">
                <text:p>48.224097881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58338718614">
                <text:p>-0.504258338718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050782942299">
                <text:p>87.5050782942299</text:p>
              </table:table-cell>
              <table:table-cell office:value-type="float" office:value="48.0071427337491">
                <text:p>48.007142733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319785113014">
                <text:p>-0.5063197851130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8504260453838">
                <text:p>85.8504260453838</text:p>
              </table:table-cell>
              <table:table-cell office:value-type="float" office:value="47.4399971055976">
                <text:p>47.439997105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684275361145">
                <text:p>-0.502684275361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434822419892">
                <text:p>87.4434822419892</text:p>
              </table:table-cell>
              <table:table-cell office:value-type="float" office:value="47.5825716971242">
                <text:p>47.582571697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478003016352">
                <text:p>-0.510478003016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190378556358">
                <text:p>87.4190378556358</text:p>
              </table:table-cell>
              <table:table-cell office:value-type="float" office:value="47.3746600978168">
                <text:p>47.374660097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574993063201">
                <text:p>-0.512574993063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985519115042">
                <text:p>87.3985519115042</text:p>
              </table:table-cell>
              <table:table-cell office:value-type="float" office:value="47.1694789074509">
                <text:p>47.1694789074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4683988318101">
                <text:p>-0.514683988318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3816224860274">
                <text:p>87.3816224860274</text:p>
              </table:table-cell>
              <table:table-cell office:value-type="float" office:value="46.9668630700129">
                <text:p>46.9668630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6804217403288">
                <text:p>-0.516804217403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3682433911754">
                <text:p>87.3682433911754</text:p>
              </table:table-cell>
              <table:table-cell office:value-type="float" office:value="46.7667249559436">
                <text:p>46.7667249559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936413024671">
                <text:p>-0.5189364130246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3584097411523">
                <text:p>87.3584097411523</text:p>
              </table:table-cell>
              <table:table-cell office:value-type="float" office:value="46.5689787864092">
                <text:p>46.568978786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1081319807249">
                <text:p>-0.521081319807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3513315688046">
                <text:p>87.3513315688046</text:p>
              </table:table-cell>
              <table:table-cell office:value-type="float" office:value="46.3734166700161">
                <text:p>46.37341667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236382209488">
                <text:p>-0.523236382209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2846215487">
                <text:p>84.042846215487</text:p>
              </table:table-cell>
              <table:table-cell office:value-type="float" office:value="45.5393223741352">
                <text:p>45.539322374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639052203307">
                <text:p>-0.512639052203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683022135453">
                <text:p>83.8683022135453</text:p>
              </table:table-cell>
              <table:table-cell office:value-type="float" office:value="45.3265010824056">
                <text:p>45.326501082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976372729922">
                <text:p>-0.5139763727299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6948412166544">
                <text:p>83.6948412166544</text:p>
              </table:table-cell>
              <table:table-cell office:value-type="float" office:value="45.1164566070049">
                <text:p>45.116456607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301261513888">
                <text:p>-0.5153012615138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224520712844">
                <text:p>83.5224520712844</text:p>
              </table:table-cell>
              <table:table-cell office:value-type="float" office:value="44.9091296945313">
                <text:p>44.90912969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6613910995865">
                <text:p>-0.516613910995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511237840593">
                <text:p>83.3511237840593</text:p>
              </table:table-cell>
              <table:table-cell office:value-type="float" office:value="44.704462798431">
                <text:p>44.70446279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7914509887122">
                <text:p>-0.517914509887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0116065937065">
                <text:p>83.0116065937065</text:p>
              </table:table-cell>
              <table:table-cell office:value-type="float" office:value="44.4630367045321">
                <text:p>44.46303670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05595083265">
                <text:p>-0.518605595083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676204791401">
                <text:p>82.676204791401</text:p>
              </table:table-cell>
              <table:table-cell office:value-type="float" office:value="44.2245195676665">
                <text:p>44.224519567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29591698372">
                <text:p>-0.519295916983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448359036558">
                <text:p>82.3448359036558</text:p>
              </table:table-cell>
              <table:table-cell office:value-type="float" office:value="43.9888522607471">
                <text:p>43.988852260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985504354798">
                <text:p>-0.5199855043547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0174197524961">
                <text:p>82.0174197524961</text:p>
              </table:table-cell>
              <table:table-cell office:value-type="float" office:value="43.7559774246595">
                <text:p>43.7559774246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0674384137423">
                <text:p>-0.520674384137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2.5706832946343">
                <text:p>92.5706832946343</text:p>
              </table:table-cell>
              <table:table-cell office:value-type="float" office:value="44.7460163540461">
                <text:p>44.746016354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4667440549237">
                <text:p>-0.574667440549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5983052247759">
                <text:p>92.5983052247759</text:p>
              </table:table-cell>
              <table:table-cell office:value-type="float" office:value="44.5440176137292">
                <text:p>44.544017613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7445700438991">
                <text:p>-0.577445700438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6292336528469">
                <text:p>92.6292336528469</text:p>
              </table:table-cell>
              <table:table-cell office:value-type="float" office:value="44.3435073239574">
                <text:p>44.343507323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0250508679206">
                <text:p>-0.580250508679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7457548300647">
                <text:p>80.7457548300647</text:p>
              </table:table-cell>
              <table:table-cell office:value-type="float" office:value="42.8513136305546">
                <text:p>42.851313630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423308210828">
                <text:p>-0.523423308210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.7029305450667">
                <text:p>92.7029305450667</text:p>
              </table:table-cell>
              <table:table-cell office:value-type="float" office:value="43.9466352851916">
                <text:p>43.94663528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5956441788693">
                <text:p>-0.5859564417886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7452565724095">
                <text:p>92.7452565724095</text:p>
              </table:table-cell>
              <table:table-cell office:value-type="float" office:value="43.7501470038353">
                <text:p>43.750147003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8856793277867">
                <text:p>-0.5888567932778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790939601697">
                <text:p>92.790939601697</text:p>
              </table:table-cell>
              <table:table-cell office:value-type="float" office:value="43.5548819259872">
                <text:p>43.554881925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1788104127369">
                <text:p>-0.5917881041273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8409385357789">
                <text:p>92.8409385357789</text:p>
              </table:table-cell>
              <table:table-cell office:value-type="float" office:value="43.3607358016555">
                <text:p>43.360735801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4758117372337">
                <text:p>-0.594758117372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8943283933181">
                <text:p>92.8943283933181</text:p>
              </table:table-cell>
              <table:table-cell office:value-type="float" office:value="43.1676834018825">
                <text:p>43.16768340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7761521484142">
                <text:p>-0.597761521484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.951600308978">
                <text:p>92.951600308978</text:p>
              </table:table-cell>
              <table:table-cell office:value-type="float" office:value="42.9756393484233">
                <text:p>42.975639348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802905231552">
                <text:p>-0.600802905231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127756156024">
                <text:p>93.0127756156024</text:p>
              </table:table-cell>
              <table:table-cell office:value-type="float" office:value="42.7845385285499">
                <text:p>42.784538528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3883622542857">
                <text:p>-0.6038836225428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0778771772398">
                <text:p>93.0778771772398</text:p>
              </table:table-cell>
              <table:table-cell office:value-type="float" office:value="42.5943164982638">
                <text:p>42.594316498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7005065655191">
                <text:p>-0.607005065655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146452664478">
                <text:p>93.146452664478</text:p>
              </table:table-cell>
              <table:table-cell office:value-type="float" office:value="42.4049426525813">
                <text:p>42.404942652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0165065921782">
                <text:p>-0.610165065921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116045923162">
                <text:p>78.116045923162</text:p>
              </table:table-cell>
              <table:table-cell office:value-type="float" office:value="40.8468940662828">
                <text:p>40.846894066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225253261893">
                <text:p>-0.531225253261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2960334128988">
                <text:p>93.2960334128988</text:p>
              </table:table-cell>
              <table:table-cell office:value-type="float" office:value="19.6287582169649">
                <text:p>19.628758216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028549898372">
                <text:p>-1.320285498983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3766173479508">
                <text:p>93.3766173479508</text:p>
              </table:table-cell>
              <table:table-cell office:value-type="float" office:value="18.9961818401531">
                <text:p>18.996181840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542961536057">
                <text:p>-1.365429615360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607813883889">
                <text:p>93.4607813883889</text:p>
              </table:table-cell>
              <table:table-cell office:value-type="float" office:value="18.3968059503028">
                <text:p>18.396805950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118671543165">
                <text:p>-1.41118671543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5495197658727">
                <text:p>93.5495197658727</text:p>
              </table:table-cell>
              <table:table-cell office:value-type="float" office:value="17.8245209650378">
                <text:p>17.824520965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787804136296">
                <text:p>-1.45787804136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6419019554785">
                <text:p>93.6419019554785</text:p>
              </table:table-cell>
              <table:table-cell office:value-type="float" office:value="17.2777938758725">
                <text:p>17.277793875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549541330049">
                <text:p>-1.50549541330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389311725228">
                <text:p>93.7389311725228</text:p>
              </table:table-cell>
              <table:table-cell office:value-type="float" office:value="16.7547862100664">
                <text:p>16.7547862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4098731306">
                <text:p>-1.554098731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8396747279542">
                <text:p>93.8396747279542</text:p>
              </table:table-cell>
              <table:table-cell office:value-type="float" office:value="16.2569857069939">
                <text:p>16.256985706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340771549713">
                <text:p>-1.60340771549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9446564060853">
                <text:p>93.9446564060853</text:p>
              </table:table-cell>
              <table:table-cell office:value-type="float" office:value="15.7798660265676">
                <text:p>15.779866026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373634013391">
                <text:p>-1.65373634013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0534266780017">
                <text:p>94.0534266780017</text:p>
              </table:table-cell>
              <table:table-cell office:value-type="float" office:value="15.3223117536421">
                <text:p>15.322311753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509204322842">
                <text:p>-1.705092043228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.1670086099463">
                <text:p>94.1670086099463</text:p>
              </table:table-cell>
              <table:table-cell office:value-type="float" office:value="14.882976965817">
                <text:p>14.88297696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754504301995">
                <text:p>-1.75754504301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2844638759459">
                <text:p>94.2844638759459</text:p>
              </table:table-cell>
              <table:table-cell office:value-type="float" office:value="14.4654186745332">
                <text:p>14.465418674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053375942295">
                <text:p>-1.81053375942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063303229573">
                <text:p>94.4063303229573</text:p>
              </table:table-cell>
              <table:table-cell office:value-type="float" office:value="14.0637119925292">
                <text:p>14.06371199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465569397299">
                <text:p>-1.86465569397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5326570796513">
                <text:p>94.5326570796513</text:p>
              </table:table-cell>
              <table:table-cell office:value-type="float" office:value="13.6789760320516">
                <text:p>13.678976032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966645379638">
                <text:p>-1.919666453796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6634954253789">
                <text:p>94.6634954253789</text:p>
              </table:table-cell>
              <table:table-cell office:value-type="float" office:value="13.3101157994956">
                <text:p>13.310115799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559629022424">
                <text:p>-1.97559629022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7983962843245">
                <text:p>94.7983962843245</text:p>
              </table:table-cell>
              <table:table-cell office:value-type="float" office:value="12.9562289087613">
                <text:p>12.956228908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245003173337">
                <text:p>-2.032450031733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9384183260029">
                <text:p>94.9384183260029</text:p>
              </table:table-cell>
              <table:table-cell office:value-type="float" office:value="12.6145025196984">
                <text:p>12.614502519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059238183614">
                <text:p>-2.090592381836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26121415821">
                <text:p>95.0826121415821</text:p>
              </table:table-cell>
              <table:table-cell office:value-type="float" office:value="12.2877570609488">
                <text:p>12.2877570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944326901883">
                <text:p>-2.149443269018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2315405723156">
                <text:p>95.2315405723156</text:p>
              </table:table-cell>
              <table:table-cell office:value-type="float" office:value="11.9718022917149">
                <text:p>11.971802291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962600867866">
                <text:p>-2.20962600867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3847544247957">
                <text:p>95.3847544247957</text:p>
              </table:table-cell>
              <table:table-cell office:value-type="float" office:value="11.667694627655">
                <text:p>11.667694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086549344529">
                <text:p>-2.270865493445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5433403587837">
                <text:p>95.5433403587837</text:p>
              </table:table-cell>
              <table:table-cell office:value-type="float" office:value="11.3745684850153">
                <text:p>11.374568485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32592178149">
                <text:p>-2.3332592178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7063397082435">
                <text:p>95.7063397082435</text:p>
              </table:table-cell>
              <table:table-cell office:value-type="float" office:value="11.0919888876721">
                <text:p>11.091988887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678335712618">
                <text:p>-2.39678335712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8748547165564">
                <text:p>95.8748547165564</text:p>
              </table:table-cell>
              <table:table-cell office:value-type="float" office:value="10.8191924436561">
                <text:p>10.81919244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154269152945">
                <text:p>-2.46154269152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0479216895472">
                <text:p>96.0479216895472</text:p>
              </table:table-cell>
              <table:table-cell office:value-type="float" office:value="10.5546149808181">
                <text:p>10.554614980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780213163479">
                <text:p>-2.52780213163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261339172591">
                <text:p>96.2261339172591</text:p>
              </table:table-cell>
              <table:table-cell office:value-type="float" office:value="10.2989869881469">
                <text:p>10.298986988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35055966631">
                <text:p>-2.59535055966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4090419338208">
                <text:p>96.4090419338208</text:p>
              </table:table-cell>
              <table:table-cell office:value-type="float" office:value="10.0519252289324">
                <text:p>10.051925228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419504882305">
                <text:p>-2.664195048823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5977821413674">
                <text:p>96.5977821413674</text:p>
              </table:table-cell>
              <table:table-cell office:value-type="float" office:value="9.81281495528528">
                <text:p>9.8128149552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445666546872">
                <text:p>-2.73445666546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.7913794939642">
                <text:p>96.7913794939642</text:p>
              </table:table-cell>
              <table:table-cell office:value-type="float" office:value="9.58142222816115">
                <text:p>9.5814222281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610682460645">
                <text:p>-2.80610682460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9904511473294">
                <text:p>96.9904511473294</text:p>
              </table:table-cell>
              <table:table-cell office:value-type="float" office:value="9.35727858392495">
                <text:p>9.3572785839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923371562893">
                <text:p>-2.879233715628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950890969712">
                <text:p>97.1950890969712</text:p>
              </table:table-cell>
              <table:table-cell office:value-type="float" office:value="9.13909741512963">
                <text:p>9.139097415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419062013432">
                <text:p>-2.95419062013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4053889292796">
                <text:p>97.4053889292796</text:p>
              </table:table-cell>
              <table:table-cell office:value-type="float" office:value="8.92755459486811">
                <text:p>8.9275545948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073503419501">
                <text:p>-3.030735034195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6209011523837">
                <text:p>97.6209011523837</text:p>
              </table:table-cell>
              <table:table-cell office:value-type="float" office:value="8.72241410473554">
                <text:p>8.7224141047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887750354011">
                <text:p>-3.10887750354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428228163166">
                <text:p>97.8428228163166</text:p>
              </table:table-cell>
              <table:table-cell office:value-type="float" office:value="8.52321566158084">
                <text:p>8.5232156615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876853203786">
                <text:p>-3.1887685320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701595428867">
                <text:p>98.0701595428867</text:p>
              </table:table-cell>
              <table:table-cell office:value-type="float" office:value="8.32984199574934">
                <text:p>8.3298419957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037547627391">
                <text:p>-3.27037547627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3035711747707">
                <text:p>98.3035711747707</text:p>
              </table:table-cell>
              <table:table-cell office:value-type="float" office:value="8.14119493289411">
                <text:p>8.1411949328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412034395794">
                <text:p>-3.354120343957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5426085927437">
                <text:p>98.5426085927437</text:p>
              </table:table-cell>
              <table:table-cell office:value-type="float" office:value="7.95864750736799">
                <text:p>7.958647507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93968078089">
                <text:p>-3.43939680780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7885164604468">
                <text:p>98.7885164604468</text:p>
              </table:table-cell>
              <table:table-cell office:value-type="float" office:value="7.78032953024328">
                <text:p>7.7803295302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700415396008">
                <text:p>-3.52700415396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040285901416">
                <text:p>99.040285901416</text:p>
              </table:table-cell>
              <table:table-cell office:value-type="float" office:value="7.60692854914446">
                <text:p>7.6069285491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659641607456">
                <text:p>-3.61659641607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2991881204788">
                <text:p>99.2991881204788</text:p>
              </table:table-cell>
              <table:table-cell office:value-type="float" office:value="7.4380848825602">
                <text:p>7.438084882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836152675767">
                <text:p>-3.70836152675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5642067920106">
                <text:p>99.5642067920106</text:p>
              </table:table-cell>
              <table:table-cell office:value-type="float" office:value="7.27375139473497">
                <text:p>7.2737513947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226414239437">
                <text:p>-3.80226414239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8360545625116">
                <text:p>99.8360545625116</text:p>
              </table:table-cell>
              <table:table-cell office:value-type="float" office:value="7.11307259165065">
                <text:p>7.1130725916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877047100962">
                <text:p>-3.898770471009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114284603502">
                <text:p>100.114284603502</text:p>
              </table:table-cell>
              <table:table-cell office:value-type="float" office:value="6.95715767703579">
                <text:p>6.9571576770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725359003526">
                <text:p>-3.997253590035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0022663708">
                <text:p>100.40022663708</text:p>
              </table:table-cell>
              <table:table-cell office:value-type="float" office:value="6.80452810315028">
                <text:p>6.8045281031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858720852685">
                <text:p>-4.09858720852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692848382084">
                <text:p>100.692848382084</text:p>
              </table:table-cell>
              <table:table-cell office:value-type="float" office:value="6.65576178914902">
                <text:p>6.6557617891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240936316115">
                <text:p>-4.20240936316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992904636928">
                <text:p>100.992904636928</text:p>
              </table:table-cell>
              <table:table-cell office:value-type="float" office:value="6.51063666142841">
                <text:p>6.5106366614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88849954674">
                <text:p>-4.30888499546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.300564883597">
                <text:p>101.300564883597</text:p>
              </table:table-cell>
              <table:table-cell office:value-type="float" office:value="6.3685190648912">
                <text:p>6.368519064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845985138461">
                <text:p>-4.41845985138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.616005541612">
                <text:p>101.616005541612</text:p>
              </table:table-cell>
              <table:table-cell office:value-type="float" office:value="6.23027423004547">
                <text:p>6.230274230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056593719105">
                <text:p>-4.53056593719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938785400157">
                <text:p>101.938785400157</text:p>
              </table:table-cell>
              <table:table-cell office:value-type="float" office:value="6.09487504987269">
                <text:p>6.0948750498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592449330242">
                <text:p>-4.645924493302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270339446686">
                <text:p>102.270339446686</text:p>
              </table:table-cell>
              <table:table-cell office:value-type="float" office:value="5.96299395418838">
                <text:p>5.9629939541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412148701333">
                <text:p>-4.76412148701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609610687357">
                <text:p>102.609610687357</text:p>
              </table:table-cell>
              <table:table-cell office:value-type="float" office:value="5.83375212878209">
                <text:p>5.8337521287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582116726436">
                <text:p>-4.885821167264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957431102458">
                <text:p>102.957431102458</text:p>
              </table:table-cell>
              <table:table-cell office:value-type="float" office:value="5.70742707525649">
                <text:p>5.7074270752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088950244085">
                <text:p>-5.01088950244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.313366033655">
                <text:p>103.313366033655</text:p>
              </table:table-cell>
              <table:table-cell office:value-type="float" office:value="5.58358354371198">
                <text:p>5.5835835437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973812819359">
                <text:p>-5.139738128193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.67893468064">
                <text:p>103.67893468064</text:p>
              </table:table-cell>
              <table:table-cell office:value-type="float" office:value="5.46279267771264">
                <text:p>5.462792677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197456997661">
                <text:p>-5.27197456997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.053063425232">
                <text:p>104.053063425232</text:p>
              </table:table-cell>
              <table:table-cell office:value-type="float" office:value="5.34431237976077">
                <text:p>5.3443123797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0829702221204">
                <text:p>-5.40829702221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.437319055742">
                <text:p>104.437319055742</text:p>
              </table:table-cell>
              <table:table-cell office:value-type="float" office:value="5.22866961504173">
                <text:p>5.2286696150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832654197853">
                <text:p>-5.54832654197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830620261155">
                <text:p>104.830620261155</text:p>
              </table:table-cell>
              <table:table-cell office:value-type="float" office:value="5.11518283762427">
                <text:p>5.1151828376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92781209114">
                <text:p>-5.692781209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.233897940115">
                <text:p>105.233897940115</text:p>
              </table:table-cell>
              <table:table-cell office:value-type="float" office:value="5.00407067136446">
                <text:p>5.0040706713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4157183949764">
                <text:p>-5.84157183949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.646734696415">
                <text:p>105.646734696415</text:p>
              </table:table-cell>
              <table:table-cell office:value-type="float" office:value="4.89531181505029">
                <text:p>4.895311815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9477955688656">
                <text:p>-5.99477955688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.070804077932">
                <text:p>106.070804077932</text:p>
              </table:table-cell>
              <table:table-cell office:value-type="float" office:value="4.78840625293595">
                <text:p>4.7884062529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5321898090927">
                <text:p>-6.1532189809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.505009927984">
                <text:p>106.505009927984</text:p>
              </table:table-cell>
              <table:table-cell office:value-type="float" office:value="4.68401784275742">
                <text:p>4.6840178427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1609997509731">
                <text:p>-6.31609997509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.950364968062">
                <text:p>106.950364968062</text:p>
              </table:table-cell>
              <table:table-cell office:value-type="float" office:value="4.5814187485668">
                <text:p>4.581418748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8454907612279">
                <text:p>-6.48454907612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70" chart:maximum="300" chart:origin="0" chart:interval-major="10" chart:interval-minor-divisor="2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aximum="2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4cm" svg:height="18.407cm" xlink:href=".." xlink:type="simple" chart:class="chart:scatter" chart:column-mapping="1 0" chart:style-name="ch1">
        <chart:title svg:x="14.731cm" svg:y="0.504cm" chart:style-name="ch2">
          <text:p>Speed vs Alpha</text:p>
        </chart:title>
        <chart:plot-area chart:style-name="ch3" table:cell-range-address="B21_ASG29.G386:B21_ASG29.G583 B21_ASG29.A386:B21_ASG29.A583" svg:x="0.654cm" svg:y="1.651cm" svg:width="31.416cm" svg:height="16.388cm">
          <chartooo:coordinate-region svg:x="1.09cm" svg:y="1.651cm" svg:width="30.595cm" svg:height="15.3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21_ASG29.A386:B21_ASG29.A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599633380743">
                <text:p>292.599633380743</text:p>
                <draw:g>
                  <svg:desc>B21_ASG29.G386:B21_ASG29.G583</svg:desc>
                </draw:g>
              </table:table-cell>
              <table:table-cell office:value-type="float" office:value="0.3">
                <text:p>0.3</text:p>
                <draw:g>
                  <svg:desc>B21_ASG29.A386:B21_ASG29.A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094788858573">
                <text:p>275.0947888585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397235008362">
                <text:p>260.397235008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828832936732">
                <text:p>247.8288329367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.920642259126">
                <text:p>236.9206422591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336647330588">
                <text:p>227.3366473305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28932490462">
                <text:p>218.8289324904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.210047607888">
                <text:p>211.210047607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33527939135">
                <text:p>204.335279391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386074721444">
                <text:p>192.386074721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.14735432649">
                <text:p>187.1473543264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314531059085">
                <text:p>182.3145310590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837759367116">
                <text:p>177.83775936711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675362883162">
                <text:p>173.67536288316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792189911969">
                <text:p>169.79218991196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158356240468">
                <text:p>166.1583562404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48271880226">
                <text:p>162.748271880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539878942454">
                <text:p>159.53987894245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14048567034">
                <text:p>156.5140485670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654099108035">
                <text:p>153.6540991080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945407777223">
                <text:p>150.94540777722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356686069011">
                <text:p>147.3566860690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059927296686">
                <text:p>144.05992729668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017971293292">
                <text:p>141.01797129329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.202945277184">
                <text:p>138.2029452771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89725539937">
                <text:p>135.58972553993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155544870576">
                <text:p>133.155544870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882299943457">
                <text:p>130.8822999434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754368364215">
                <text:p>128.7543683642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.759390689456">
                <text:p>126.7593906894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883075938641">
                <text:p>124.8830759386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116301370782">
                <text:p>123.1163013707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449918328037">
                <text:p>121.44991832803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874813904321">
                <text:p>119.87481390432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384884600317">
                <text:p>118.3848846003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972760948823">
                <text:p>116.9727609488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632788554656">
                <text:p>115.632788554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.359886260931">
                <text:p>114.35988626093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49474140762">
                <text:p>113.14947414076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997412254145">
                <text:p>111.99741225414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89994831987">
                <text:p>110.8999483198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5289077435">
                <text:p>109.8528907743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74474716206">
                <text:p>112.4744747162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.898830407913">
                <text:p>107.89883040791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86466358109">
                <text:p>106.98646635810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113774390791">
                <text:p>106.11377439079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037915543429">
                <text:p>110.037915543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79006575712">
                <text:p>104.47900657571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.712480603723">
                <text:p>103.71248060372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978039333072">
                <text:p>102.9780393330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273494643456">
                <text:p>102.27349464345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97441358559">
                <text:p>101.5974413585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948574743604">
                <text:p>100.9485747436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325681819358">
                <text:p>100.32568181935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7276335885684">
                <text:p>99.727633588568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1533780643454">
                <text:p>99.153378064345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033172065975">
                <text:p>98.7033172065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0707159614314">
                <text:p>98.070715961431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5611366609928">
                <text:p>97.561136660992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07481844214">
                <text:p>97.070748184421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5999091196492">
                <text:p>96.599909119649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468643643248">
                <text:p>96.146864364324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7109943211164">
                <text:p>95.710994321116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927374687591">
                <text:p>95.29273746875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8899952806395">
                <text:p>94.889995280639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5027703698129">
                <text:p>94.502770369812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310702905994">
                <text:p>94.1310702905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.7734491568693">
                <text:p>93.77344915686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.4294938993114">
                <text:p>93.42949389931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.0997667697701">
                <text:p>93.099766769770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7824572373508">
                <text:p>92.782457237350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4776997691605">
                <text:p>92.47769976916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856292506162">
                <text:p>92.185629250616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643253383198">
                <text:p>92.064325338319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6355576861061">
                <text:p>91.63555768610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3774638562859">
                <text:p>91.377463856285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1300199395915">
                <text:p>91.1300199395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8929907216463">
                <text:p>90.892990721646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6661539722631">
                <text:p>90.666153972263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492998180322">
                <text:p>90.44929981803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24179663608">
                <text:p>90.2417966360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0434661011289">
                <text:p>90.043466101128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8541397582842">
                <text:p>89.85413975828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6736585990316">
                <text:p>89.67365859903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5014497255343">
                <text:p>89.50144972553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3377994355">
                <text:p>89.337799435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821559936549">
                <text:p>89.18215599365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344003509752">
                <text:p>89.034400350975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940061095669">
                <text:p>88.89400610956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612861430792">
                <text:p>88.761286143079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361414686711">
                <text:p>88.636141468671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5176611650009">
                <text:p>88.517661165000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4061756058518">
                <text:p>88.406175605851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3012018559576">
                <text:p>88.301201855957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030772149333">
                <text:p>88.203077214933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1109278578365">
                <text:p>88.110927857836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800724635126">
                <text:p>87.9800724635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9455435489314">
                <text:p>87.945543548931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718040623182">
                <text:p>87.871804062318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.8038397823048">
                <text:p>87.80383978230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.7408141710471">
                <text:p>87.740814171047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6838888533003">
                <text:p>87.683888853300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6318376092868">
                <text:p>87.631837609286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84634678702">
                <text:p>87.5846346787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426525414713">
                <text:p>87.542652541471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050782942299">
                <text:p>87.505078294229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8504260453838">
                <text:p>85.8504260453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434822419892">
                <text:p>87.443482241989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190378556358">
                <text:p>87.419037855635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985519115042">
                <text:p>87.398551911504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3816224860274">
                <text:p>87.381622486027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3682433911754">
                <text:p>87.36824339117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3584097411523">
                <text:p>87.358409741152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3513315688046">
                <text:p>87.351331568804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2846215487">
                <text:p>84.04284621548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683022135453">
                <text:p>83.868302213545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6948412166544">
                <text:p>83.69484121665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224520712844">
                <text:p>83.522452071284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511237840593">
                <text:p>83.351123784059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0116065937065">
                <text:p>83.01160659370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676204791401">
                <text:p>82.67620479140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448359036558">
                <text:p>82.344835903655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0174197524961">
                <text:p>82.017419752496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2.5706832946343">
                <text:p>92.570683294634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5983052247759">
                <text:p>92.598305224775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6292336528469">
                <text:p>92.629233652846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7457548300647">
                <text:p>80.74575483006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.7029305450667">
                <text:p>92.702930545066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7452565724095">
                <text:p>92.745256572409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790939601697">
                <text:p>92.79093960169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8409385357789">
                <text:p>92.840938535778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8943283933181">
                <text:p>92.894328393318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.951600308978">
                <text:p>92.95160030897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127756156024">
                <text:p>93.012775615602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0778771772398">
                <text:p>93.077877177239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146452664478">
                <text:p>93.14645266447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116045923162">
                <text:p>78.11604592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2960334128988">
                <text:p>93.296033412898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3766173479508">
                <text:p>93.376617347950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607813883889">
                <text:p>93.460781388388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5495197658727">
                <text:p>93.549519765872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6419019554785">
                <text:p>93.641901955478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389311725228">
                <text:p>93.738931172522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8396747279542">
                <text:p>93.839674727954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9446564060853">
                <text:p>93.944656406085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0534266780017">
                <text:p>94.053426678001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.1670086099463">
                <text:p>94.1670086099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2844638759459">
                <text:p>94.284463875945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063303229573">
                <text:p>94.406330322957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5326570796513">
                <text:p>94.532657079651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6634954253789">
                <text:p>94.663495425378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7983962843245">
                <text:p>94.798396284324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9384183260029">
                <text:p>94.938418326002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26121415821">
                <text:p>95.082612141582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2315405723156">
                <text:p>95.231540572315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3847544247957">
                <text:p>95.384754424795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5433403587837">
                <text:p>95.5433403587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7063397082435">
                <text:p>95.70633970824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8748547165564">
                <text:p>95.874854716556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0479216895472">
                <text:p>96.047921689547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261339172591">
                <text:p>96.226133917259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4090419338208">
                <text:p>96.409041933820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5977821413674">
                <text:p>96.597782141367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.7913794939642">
                <text:p>96.791379493964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9904511473294">
                <text:p>96.990451147329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950890969712">
                <text:p>97.195089096971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4053889292796">
                <text:p>97.4053889292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6209011523837">
                <text:p>97.620901152383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428228163166">
                <text:p>97.842822816316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701595428867">
                <text:p>98.070159542886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3035711747707">
                <text:p>98.303571174770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5426085927437">
                <text:p>98.54260859274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7885164604468">
                <text:p>98.788516460446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040285901416">
                <text:p>99.040285901416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2991881204788">
                <text:p>99.299188120478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5642067920106">
                <text:p>99.564206792010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8360545625116">
                <text:p>99.8360545625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114284603502">
                <text:p>100.11428460350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0022663708">
                <text:p>100.4002266370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692848382084">
                <text:p>100.69284838208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992904636928">
                <text:p>100.99290463692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.300564883597">
                <text:p>101.30056488359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.616005541612">
                <text:p>101.61600554161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938785400157">
                <text:p>101.938785400157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270339446686">
                <text:p>102.2703394466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609610687357">
                <text:p>102.60961068735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957431102458">
                <text:p>102.9574311024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.313366033655">
                <text:p>103.31336603365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.67893468064">
                <text:p>103.6789346806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.053063425232">
                <text:p>104.05306342523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.437319055742">
                <text:p>104.43731905574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830620261155">
                <text:p>104.83062026115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.233897940115">
                <text:p>105.23389794011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.646734696415">
                <text:p>105.64673469641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.070804077932">
                <text:p>106.07080407793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.505009927984">
                <text:p>106.50500992798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.950364968062">
                <text:p>106.95036496806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